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Verb" svg:font-family="Verb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55.25pt"/>
    </style:style>
    <style:style style:name="co23" style:family="table-column">
      <style:table-column-properties fo:break-before="auto" style:column-width="27.01pt"/>
    </style:style>
    <style:style style:name="co24" style:family="table-column">
      <style:table-column-properties fo:break-before="auto" style:column-width="117.01pt"/>
    </style:style>
    <style:style style:name="co16" style:family="table-column">
      <style:table-column-properties fo:break-before="auto" style:column-width="63.01pt"/>
    </style:style>
    <style:style style:name="co25" style:family="table-column">
      <style:table-column-properties fo:break-before="auto" style:column-width="57pt"/>
    </style:style>
    <style:style style:name="co26" style:family="table-column">
      <style:table-column-properties fo:break-before="auto" style:column-width="111pt"/>
    </style:style>
    <style:style style:name="co27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90pt"/>
    </style:style>
    <style:style style:name="co9" style:family="table-column">
      <style:table-column-properties fo:break-before="auto" style:column-width="324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12.51pt"/>
    </style:style>
    <style:style style:name="co12" style:family="table-column">
      <style:table-column-properties fo:break-before="auto" style:column-width="194.26pt"/>
    </style:style>
    <style:style style:name="co13" style:family="table-column">
      <style:table-column-properties fo:break-before="auto" style:column-width="48.76pt"/>
    </style:style>
    <style:style style:name="co14" style:family="table-column">
      <style:table-column-properties fo:break-before="auto" style:column-width="60.75pt"/>
    </style:style>
    <style:style style:name="co15" style:family="table-column">
      <style:table-column-properties fo:break-before="auto" style:column-width="60.01pt"/>
    </style:style>
    <style:style style:name="co17" style:family="table-column">
      <style:table-column-properties fo:break-before="auto" style:column-width="58.51pt"/>
    </style:style>
    <style:style style:name="co18" style:family="table-column">
      <style:table-column-properties fo:break-before="auto" style:column-width="85.49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87pt"/>
    </style:style>
    <style:style style:name="co21" style:family="table-column">
      <style:table-column-properties fo:break-before="auto" style:column-width="105.76pt"/>
    </style:style>
    <style:style style:name="co28" style:family="table-column">
      <style:table-column-properties fo:break-before="auto" style:column-width="63.75pt"/>
    </style:style>
    <style:style style:name="co29" style:family="table-column">
      <style:table-column-properties fo:break-before="auto" style:column-width="98.25pt"/>
    </style:style>
    <style:style style:name="co30" style:family="table-column">
      <style:table-column-properties fo:break-before="auto" style:column-width="110.24pt"/>
    </style:style>
    <style:style style:name="co31" style:family="table-column">
      <style:table-column-properties fo:break-before="auto" style:column-width="54pt"/>
    </style:style>
    <style:style style:name="co32" style:family="table-column">
      <style:table-column-properties fo:break-before="auto" style:column-width="81.01pt"/>
    </style:style>
    <style:style style:name="co33" style:family="table-column">
      <style:table-column-properties fo:break-before="auto" style:column-width="68.26pt"/>
    </style:style>
    <style:style style:name="co34" style:family="table-column">
      <style:table-column-properties fo:break-before="auto" style:column-width="70.5pt"/>
    </style:style>
    <style:style style:name="ro3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1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46pt" fo:break-before="auto" style:use-optimal-row-height="false"/>
    </style:style>
    <style:style style:name="ta3" style:family="table" style:master-page-name="PageStyle_5f_viscosity_20_calculator">
      <style:table-properties table:display="true" style:writing-mode="lr-tb"/>
    </style:style>
    <style:style style:name="ta2" style:family="table" style:master-page-name="PageStyle_5f_sample_20_metadata">
      <style:table-properties table:display="true" style:writing-mode="lr-tb"/>
    </style:style>
    <style:style style:name="ta4" style:family="table" style:master-page-name="PageStyle_5f_sample_20_particle_20_data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://excelcalculations.blogspot.com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dbe5f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eeec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2db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be5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dbe5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2db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2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6">
      <style:table-cell-properties fo:border-bottom="1.76pt solid #000000" fo:background-color="#dbe5f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eeec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2db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e2023" style:text-outline="false" style:text-line-through-style="none" style:text-line-through-type="none" style:font-name="Verb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61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61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://excelcalculations.blogspot.com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dbe5f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eeec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f2dbd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be5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dbe5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2db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2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26">
      <style:table-cell-properties fo:border-bottom="1.76pt solid #000000" fo:background-color="#dbe5f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eeec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f2db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2db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3.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 metadata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21" table:default-cell-style-name="Default"/>
        <table:table-row table:style-name="ro5">
          <table:table-cell table:style-name="ce52" office:value-type="string" calcext:value-type="string">
            <text:p>Sample start (date)</text:p>
          </table:table-cell>
          <table:table-cell table:style-name="ce56" office:value-type="date" office:date-value="2015-11-30" calcext:value-type="date">
            <text:p>11/30/201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ample end (date)</text:p>
          </table:table-cell>
          <table:table-cell table:style-name="ce56" office:value-type="date" office:date-value="2015-12-07" calcext:value-type="date">
            <text:p>12/7/2015</text:p>
          </table:table-cell>
          <table:table-cell>
            <office:annotation office:display="true" draw:style-name="gr1" draw:text-style-name="P2" svg:width="360pt" svg:height="40.9pt" svg:x="540pt" svg:y="30.1pt" draw:caption-point-x="-11.54pt" draw:caption-point-y="-16.04pt">
              <dc:date>2016-12-06T00:00:00</dc:date>
              <text:p text:style-name="P1"><text:span text:style-name="T1">Maybe add a field for cutting out "noise" particles-- circularity 1, very small, likely 1 pixel</text:span></text:p>
              <text:p text:style-name="P1"><text:span text:style-name="T1"><text:tab/></text:span><text:span text:style-name="T1">-Mathew Lippincott</text:span></text:p>
            </office:annotation>
          </table:table-cell>
          <table:table-cell table:number-columns-repeated="1021"/>
        </table:table-row>
        <table:table-row table:style-name="ro1">
          <table:table-cell table:style-name="ce53"/>
          <table:table-cell table:number-columns-repeated="2"/>
          <table:table-cell table:style-name="ce58"/>
          <table:table-cell table:number-columns-repeated="1020"/>
        </table:table-row>
        <table:table-row table:style-name="ro1">
          <table:table-cell table:style-name="ce53" office:value-type="string" calcext:value-type="string">
            <text:p>sample time (seconds):</text:p>
          </table:table-cell>
          <table:table-cell table:style-name="ce57" table:formula="of:=([.B2]-[.B1])*24*60*60" office:value-type="float" office:value="604800" calcext:value-type="float">
            <text:p>604800</text:p>
          </table:table-cell>
          <table:table-cell/>
          <table:table-cell table:style-name="ce58"/>
          <table:table-cell table:number-columns-repeated="1020"/>
        </table:table-row>
        <table:table-row table:style-name="ro1">
          <table:table-cell table:style-name="ce52"/>
          <table:table-cell table:style-name="ce58"/>
          <table:table-cell table:number-columns-repeated="1022"/>
        </table:table-row>
        <table:table-row table:style-name="ro1">
          <table:table-cell table:style-name="ce52" office:value-type="string" calcext:value-type="string">
            <text:p>average temp over sample period (degrees F)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verage pressure over sample period (inches of mercury)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53"/>
          <table:table-cell table:style-name="ce57"/>
          <table:table-cell table:style-name="ce58"/>
          <table:table-cell table:number-columns-repeated="1021"/>
        </table:table-row>
        <table:table-row table:style-name="ro1">
          <table:table-cell table:style-name="ce53" office:value-type="string" calcext:value-type="string">
            <text:p><text:s/>average temp (degrees C)</text:p>
          </table:table-cell>
          <table:table-cell table:style-name="ce57" table:formula="of:=([.B6]-32)*(5/9)" office:value-type="string" office:string-value="13.33333333" calcext:value-type="string">
            <text:p>13.33333333</text:p>
          </table:table-cell>
          <table:table-cell table:style-name="ce58"/>
          <table:table-cell table:number-columns-repeated="1021"/>
        </table:table-row>
        <table:table-row table:style-name="ro1">
          <table:table-cell table:style-name="ce53" office:value-type="string" calcext:value-type="string">
            <text:p>average temp (degrees K)</text:p>
          </table:table-cell>
          <table:table-cell table:style-name="ce57" table:formula="of:=[.B9]+273.15" office:value-type="string" office:string-value="286.4833333" calcext:value-type="string">
            <text:p>286.4833333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avg pressure (Pascals, Pa)</text:p>
          </table:table-cell>
          <table:table-cell table:style-name="ce57" table:formula="of:=[.B7]*3386.389" office:value-type="string" office:string-value="101591.67" calcext:value-type="string">
            <text:p>101591.67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60"/>
          <table:table-cell table:number-columns-repeated="1022"/>
        </table:table-row>
        <table:table-row table:style-name="ro1">
          <table:table-cell table:style-name="ce54" office:value-type="string" calcext:value-type="string">
            <text:p>number of photos in sampl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height of image in μm</text:p>
          </table:table-cell>
          <table:table-cell table:style-name="ce61"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width of image in μm</text:p>
          </table:table-cell>
          <table:table-cell table:style-name="ce61"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height of image in pixels</text:p>
          </table:table-cell>
          <table:table-cell table:style-name="ce61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width of image in pixels</text:p>
          </table:table-cell>
          <table:table-cell table:style-name="ce61" office:value-type="float" office:value="1536" calcext:value-type="float">
            <text:p>1536</text:p>
          </table:table-cell>
          <table:table-cell table:number-columns-repeated="1022"/>
        </table:table-row>
        <table:table-row table:style-name="ro1">
          <table:table-cell table:style-name="ce53"/>
          <table:table-cell table:style-name="ce61"/>
          <table:table-cell table:number-columns-repeated="1022"/>
        </table:table-row>
        <table:table-row table:style-name="ro1">
          <table:table-cell table:style-name="ce53" office:value-type="string" calcext:value-type="string">
            <text:p>sample resolution (pixels/μm^2):</text:p>
          </table:table-cell>
          <table:table-cell table:style-name="ce60" table:formula="of:=([.B16]*[.B17])/[.B20]" office:value-type="string" office:string-value="24.16073733" calcext:value-type="string">
            <text:p>24.16073733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sample area (μm^2):</text:p>
          </table:table-cell>
          <table:table-cell table:style-name="ce60" table:formula="of:=[.B13]*[.B14]*[.B15]" office:value-type="string" office:string-value="130200" calcext:value-type="string">
            <text:p>130200</text:p>
          </table:table-cell>
          <table:table-cell table:number-columns-repeated="1022"/>
        </table:table-row>
        <table:table-row table:style-name="ro1">
          <table:table-cell table:style-name="ce53"/>
          <table:table-cell table:style-name="ce60"/>
          <table:table-cell table:number-columns-repeated="1022"/>
        </table:table-row>
        <table:table-row table:style-name="ro1">
          <table:table-cell table:style-name="ce54" office:value-type="string" calcext:value-type="string">
            <text:p>assumed particle density (g/cm^3) <text:span text:style-name="T2">(named range Pd)</text:span>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particle density g/um^3</text:p>
          </table:table-cell>
          <table:table-cell table:style-name="ce62" table:formula="of:=[.B22]*(10^(0-12))" office:value-type="string" office:string-value="2.00E-12" calcext:value-type="string">
            <text:p>2.00E-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2" office:value-type="string" calcext:value-type="string">
            <text:p>PM2.5 avg. mass concentration (um/m^3)</text:p>
          </table:table-cell>
          <table:table-cell table:style-name="ce63" table:formula="of:=SUMIF([$'sample particle data'.S$1:.S$1048576]; &quot;&gt;0&quot;)" office:value-type="float" office:value="0" calcext:value-type="float">
            <text:p>0.00E+00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M10 avg. mass concentration (um/m^3)</text:p>
          </table:table-cell>
          <table:table-cell table:style-name="ce63" table:formula="of:=SUMIF([$'sample particle data'.T$1:.T$1048576]; &quot;&gt;0&quot;)" office:value-type="float" office:value="0" calcext:value-type="float">
            <text:p>0.00E+00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PM2.5-10 avg. mass concentration (um/m^3)</text:p>
          </table:table-cell>
          <table:table-cell table:style-name="ce63" table:formula="of:=SUMIF([$'sample particle data'.U$1:.U$1048576]; &quot;&gt;0&quot;)" office:value-type="float" office:value="0" calcext:value-type="float">
            <text:p>0.00E+00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 particle data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number-columns-repeated="1006" table:default-cell-style-name="Default"/>
        <table:table-row table:style-name="ro6">
          <table:table-cell table:style-name="ce64" office:value-type="string" calcext:value-type="string">
            <text:p>image name</text:p>
          </table:table-cell>
          <table:table-cell table:style-name="ce66" office:value-type="string" calcext:value-type="string">
            <text:p>particle number</text:p>
          </table:table-cell>
          <table:table-cell table:style-name="ce66" office:value-type="string" calcext:value-type="string">
            <text:p>Area</text:p>
          </table:table-cell>
          <table:table-cell table:style-name="ce66" office:value-type="string" calcext:value-type="string">
            <office:annotation office:display="true" draw:style-name="gr2" draw:text-style-name="P2" svg:width="307.5pt" svg:height="52.64pt" svg:x="375pt" svg:y="10.43pt" draw:caption-point-x="-11.54pt" draw:caption-point-y="-10.15pt">
              <dc:date>2016-12-06T00:00:00</dc:date>
              <text:p text:style-name="P1"><text:span text:style-name="T1">What sort of cutoff should we include for "noise" particles. <text:s/>they usually have a circularity of 1 and are of similar small sizes (i.e. 1 pixel).</text:span></text:p>
              <text:p text:style-name="P1"><text:span text:style-name="T1"><text:tab/></text:span><text:span text:style-name="T1">-Mathew Lippincott</text:span></text:p>
            </office:annotation>
            <text:p>Perimeter</text:p>
          </table:table-cell>
          <table:table-cell table:style-name="ce66" office:value-type="string" calcext:value-type="string">
            <text:p>Circularity</text:p>
          </table:table-cell>
          <table:table-cell table:style-name="ce67" office:value-type="string" calcext:value-type="string">
            <text:p>projected-area Diameter (um)</text:p>
          </table:table-cell>
          <table:table-cell table:style-name="ce67" office:value-type="string" calcext:value-type="string">
            <text:p>particle mass (g)</text:p>
          </table:table-cell>
          <table:table-cell table:style-name="ce67" office:value-type="string" calcext:value-type="string">
            <text:p>mass Flux (g/um^2/s)</text:p>
          </table:table-cell>
          <table:table-cell table:style-name="ce67" office:value-type="string" calcext:value-type="string">
            <text:p>relaxation Time (s)</text:p>
          </table:table-cell>
          <table:table-cell table:style-name="ce67" office:value-type="string" calcext:value-type="string">
            <text:p>Ambient deposition (um/s)</text:p>
          </table:table-cell>
          <table:table-cell table:style-name="ce67" office:value-type="string" calcext:value-type="string">
            <text:p>mesh factor</text:p>
          </table:table-cell>
          <table:table-cell table:style-name="ce67" office:value-type="string" calcext:value-type="string">
            <text:p>deposition Value um/s</text:p>
          </table:table-cell>
          <table:table-cell table:style-name="ce67" office:value-type="string" calcext:value-type="string">
            <text:p>Ci contribution to mass concentration (g/um^3)</text:p>
          </table:table-cell>
          <table:table-cell table:style-name="ce67" office:value-type="string" calcext:value-type="string">
            <text:p>Ci (ug/m^3)</text:p>
          </table:table-cell>
          <table:table-cell table:style-name="ce67" office:value-type="string" calcext:value-type="string">
            <text:p>size fraction?</text:p>
          </table:table-cell>
          <table:table-cell table:style-name="ce67" office:value-type="string" calcext:value-type="string">
            <office:annotation office:display="true" draw:style-name="gr1" draw:text-style-name="P2" svg:width="318.76pt" svg:height="40.9pt" svg:x="1368.74pt" svg:y="16.3pt" draw:caption-point-x="-11.54pt" draw:caption-point-y="-16.02pt">
              <dc:date>2016-12-06T00:00:00</dc:date>
              <text:p text:style-name="P1"><text:span text:style-name="T1">in Hinds 1999, what are the time units? Amber is believes we may have an extra seconds unit</text:span></text:p>
              <text:p text:style-name="P1"><text:span text:style-name="T1"><text:tab/></text:span><text:span text:style-name="T1">-Mathew Lippincott</text:span></text:p>
            </office:annotation>
            <text:p>E individual PM10</text:p>
          </table:table-cell>
          <table:table-cell table:style-name="ce70" office:value-type="string" calcext:value-type="string">
            <text:p>E individual PM2.5</text:p>
          </table:table-cell>
          <table:table-cell table:style-name="ce67" office:value-type="string" calcext:value-type="string">
            <text:p>E individual big</text:p>
          </table:table-cell>
          <table:table-cell table:style-name="ce71" office:value-type="string" calcext:value-type="string">
            <text:p>C x E PM2.5</text:p>
          </table:table-cell>
          <table:table-cell table:style-name="ce71" office:value-type="string" calcext:value-type="string">
            <text:p>C x E PM10</text:p>
          </table:table-cell>
          <table:table-cell table:style-name="ce67" office:value-type="string" calcext:value-type="string">
            <office:annotation office:display="true" draw:style-name="gr3" draw:text-style-name="P2" svg:width="360pt" svg:height="29.17pt" svg:x="1777.49pt" svg:y="22.17pt" draw:caption-point-x="-11.54pt" draw:caption-point-y="-21.88pt">
              <dc:date>2016-12-06T00:00:00</dc:date>
              <text:p text:style-name="P1"><text:span text:style-name="T1">are we doing this subtraction right? coming out negative</text:span></text:p>
              <text:p text:style-name="P1"><text:span text:style-name="T1"><text:tab/></text:span><text:span text:style-name="T1">-Mathew Lippincott</text:span></text:p>
            </office:annotation>
            <text:p>C x E PM2.5-PM10</text:p>
          </table:table-cell>
          <table:table-cell table:style-name="ce67" table:number-columns-repeated="10"/>
          <table:table-cell table:number-columns-repeated="993"/>
        </table:table-row>
        <table:table-row table:style-name="ro1">
          <table:table-cell table:style-name="ce65"/>
          <table:table-cell table:style-name="ce58" table:number-columns-repeated="4"/>
          <table:table-cell table:number-columns-repeated="4"/>
          <table:table-cell table:style-name="ce58"/>
          <table:table-cell table:number-columns-repeated="6"/>
          <table:table-cell table:style-name="ce68"/>
          <table:table-cell/>
          <table:table-cell table:formula="of:=SUM([.S3:.S393])" office:value-type="string" office:string-value="" calcext:value-type="error">
            <text:p>#DIV/0!</text:p>
          </table:table-cell>
          <table:table-cell table:formula="of:=SUM([.T3:.T393])" office:value-type="string" office:string-value="" calcext:value-type="error">
            <text:p>#DIV/0!</text:p>
          </table:table-cell>
          <table:table-cell table:number-columns-repeated="2"/>
          <table:table-cell table:style-name="ce68"/>
          <table:table-cell table:number-columns-repeated="1001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]/PI()))" office:value-type="float" office:value="0" calcext:value-type="float">
            <text:p>0</text:p>
          </table:table-cell>
          <table:table-cell table:style-name="ce68" table:formula="of:=(PI()/6)*density*(([.F3]/[.E3])^3)" office:value-type="string" office:string-value="" calcext:value-type="error">
            <text:p>#DIV/0!</text:p>
          </table:table-cell>
          <table:table-cell table:style-name="ce68" table:formula="of:=[.G3]/(Area*Time)" office:value-type="string" office:string-value="" calcext:value-type="error">
            <text:p>#DIV/0!</text:p>
          </table:table-cell>
          <table:table-cell table:style-name="ce68" table:formula="of:=(density*([.F3]^2))/(18*dynamicV)" office:value-type="float" office:value="0" calcext:value-type="float">
            <text:p>0.00E+00</text:p>
          </table:table-cell>
          <table:table-cell table:style-name="ce69" table:formula="of:=[.I3]*gravity" office:value-type="float" office:value="0" calcext:value-type="float">
            <text:p>0.00E+00</text:p>
          </table:table-cell>
          <table:table-cell table:formula="of:=0.00595*((([.F3]*[.I3]*gravity)/KinematicV)^(0-0.439))" office:value-type="string" office:string-value="" calcext:value-type="error">
            <text:p>#NUM!</text:p>
          </table:table-cell>
          <table:table-cell table:style-name="ce68" table:formula="of:=[.J3]*[.K3]" office:value-type="string" office:string-value="" calcext:value-type="error">
            <text:p>#NUM!</text:p>
          </table:table-cell>
          <table:table-cell table:style-name="ce68" table:formula="of:=[.H3]/[.L3]" office:value-type="string" office:string-value="" calcext:value-type="error">
            <text:p>#DIV/0!</text:p>
          </table:table-cell>
          <table:table-cell table:style-name="ce68" table:formula="of:=[.M3]*10^24" office:value-type="string" office:string-value="" calcext:value-type="error">
            <text:p>#DIV/0!</text:p>
          </table:table-cell>
          <table:table-cell/>
          <table:table-cell table:formula="of:=0.9585-(0.00408*[.F3]^2)" office:value-type="float" office:value="0.9585" calcext:value-type="float">
            <text:p>0.9585</text:p>
          </table:table-cell>
          <table:table-cell table:style-name="ce68" table:formula="of:=(1+(EXP((3.233*[.F3])-9.495)))^(0-3.368)" office:value-type="float" office:value="0.99974667699675" calcext:value-type="float">
            <text:p>1.00E+00</text:p>
          </table:table-cell>
          <table:table-cell/>
          <table:table-cell table:formula="of:=IF([.F3]&lt;2.5;[.N3]*[.Q3];0)" office:value-type="string" office:string-value="" calcext:value-type="error">
            <text:p>#DIV/0!</text:p>
          </table:table-cell>
          <table:table-cell table:formula="of:=IF([.F3]&lt;10;[.N3]*[.P3];0)" office:value-type="string" office:string-value="" calcext:value-type="error">
            <text:p>#DIV/0!</text:p>
          </table:table-cell>
          <table:table-cell table:formula="of:=[.T3]-[.S3]" office:value-type="string" office:string-value="" calcext:value-type="error">
            <text:p>#DIV/0!</text:p>
          </table:table-cell>
          <table:table-cell/>
          <table:table-cell table:style-name="ce68"/>
          <table:table-cell table:number-columns-repeated="1001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]/PI()))" office:value-type="float" office:value="0" calcext:value-type="float">
            <text:p>0</text:p>
          </table:table-cell>
          <table:table-cell table:style-name="ce68" table:formula="of:=(PI()/6)*density*(([.F4]/[.E4])^3)" office:value-type="string" office:string-value="" calcext:value-type="error">
            <text:p>#DIV/0!</text:p>
          </table:table-cell>
          <table:table-cell table:style-name="ce68" table:formula="of:=[.G4]/(Area*Time)" office:value-type="string" office:string-value="" calcext:value-type="error">
            <text:p>#DIV/0!</text:p>
          </table:table-cell>
          <table:table-cell table:style-name="ce68" table:formula="of:=(density*([.F4]^2))/(18*dynamicV)" office:value-type="float" office:value="0" calcext:value-type="float">
            <text:p>0.00E+00</text:p>
          </table:table-cell>
          <table:table-cell table:style-name="ce69" table:formula="of:=[.I4]*gravity" office:value-type="float" office:value="0" calcext:value-type="float">
            <text:p>0.00E+00</text:p>
          </table:table-cell>
          <table:table-cell table:formula="of:=0.00595*((([.F4]*[.I4]*gravity)/KinematicV)^(0-0.439))" office:value-type="string" office:string-value="" calcext:value-type="error">
            <text:p>#NUM!</text:p>
          </table:table-cell>
          <table:table-cell table:style-name="ce68" table:formula="of:=[.J4]*[.K4]" office:value-type="string" office:string-value="" calcext:value-type="error">
            <text:p>#NUM!</text:p>
          </table:table-cell>
          <table:table-cell table:style-name="ce68" table:formula="of:=[.H4]/[.L4]" office:value-type="string" office:string-value="" calcext:value-type="error">
            <text:p>#DIV/0!</text:p>
          </table:table-cell>
          <table:table-cell table:style-name="ce68" table:formula="of:=[.M4]*10^24" office:value-type="string" office:string-value="" calcext:value-type="error">
            <text:p>#DIV/0!</text:p>
          </table:table-cell>
          <table:table-cell/>
          <table:table-cell table:formula="of:=0.9585-(0.00408*[.F4]^2)" office:value-type="float" office:value="0.9585" calcext:value-type="float">
            <text:p>0.9585</text:p>
          </table:table-cell>
          <table:table-cell table:style-name="ce68" table:formula="of:=(1+(EXP((3.233*[.F4])-9.495)))^(0-3.368)" office:value-type="float" office:value="0.99974667699675" calcext:value-type="float">
            <text:p>1.00E+00</text:p>
          </table:table-cell>
          <table:table-cell/>
          <table:table-cell table:formula="of:=IF([.F4]&lt;2.5;[.N4]*[.Q4];0)" office:value-type="string" office:string-value="" calcext:value-type="error">
            <text:p>#DIV/0!</text:p>
          </table:table-cell>
          <table:table-cell table:formula="of:=IF([.F4]&lt;10;[.N4]*[.P4];0)" office:value-type="string" office:string-value="" calcext:value-type="error">
            <text:p>#DIV/0!</text:p>
          </table:table-cell>
          <table:table-cell table:formula="of:=[.T4]-[.S4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]/PI()))" office:value-type="float" office:value="0" calcext:value-type="float">
            <text:p>0</text:p>
          </table:table-cell>
          <table:table-cell table:style-name="ce68" table:formula="of:=(PI()/6)*density*(([.F5]/[.E5])^3)" office:value-type="string" office:string-value="" calcext:value-type="error">
            <text:p>#DIV/0!</text:p>
          </table:table-cell>
          <table:table-cell table:style-name="ce68" table:formula="of:=[.G5]/(Area*Time)" office:value-type="string" office:string-value="" calcext:value-type="error">
            <text:p>#DIV/0!</text:p>
          </table:table-cell>
          <table:table-cell table:style-name="ce68" table:formula="of:=(density*([.F5]^2))/(18*dynamicV)" office:value-type="float" office:value="0" calcext:value-type="float">
            <text:p>0.00E+00</text:p>
          </table:table-cell>
          <table:table-cell table:style-name="ce69" table:formula="of:=[.I5]*gravity" office:value-type="float" office:value="0" calcext:value-type="float">
            <text:p>0.00E+00</text:p>
          </table:table-cell>
          <table:table-cell table:formula="of:=0.00595*((([.F5]*[.I5]*gravity)/KinematicV)^(0-0.439))" office:value-type="string" office:string-value="" calcext:value-type="error">
            <text:p>#NUM!</text:p>
          </table:table-cell>
          <table:table-cell table:style-name="ce68" table:formula="of:=[.J5]*[.K5]" office:value-type="string" office:string-value="" calcext:value-type="error">
            <text:p>#NUM!</text:p>
          </table:table-cell>
          <table:table-cell table:style-name="ce68" table:formula="of:=[.H5]/[.L5]" office:value-type="string" office:string-value="" calcext:value-type="error">
            <text:p>#DIV/0!</text:p>
          </table:table-cell>
          <table:table-cell table:style-name="ce68" table:formula="of:=[.M5]*10^24" office:value-type="string" office:string-value="" calcext:value-type="error">
            <text:p>#DIV/0!</text:p>
          </table:table-cell>
          <table:table-cell/>
          <table:table-cell table:formula="of:=0.9585-(0.00408*[.F5]^2)" office:value-type="float" office:value="0.9585" calcext:value-type="float">
            <text:p>0.9585</text:p>
          </table:table-cell>
          <table:table-cell table:style-name="ce68" table:formula="of:=(1+(EXP((3.233*[.F5])-9.495)))^(0-3.368)" office:value-type="float" office:value="0.99974667699675" calcext:value-type="float">
            <text:p>1.00E+00</text:p>
          </table:table-cell>
          <table:table-cell/>
          <table:table-cell table:formula="of:=IF([.F5]&lt;2.5;[.N5]*[.Q5];0)" office:value-type="string" office:string-value="" calcext:value-type="error">
            <text:p>#DIV/0!</text:p>
          </table:table-cell>
          <table:table-cell table:style-name="ce68" table:formula="of:=IF([.F5]&lt;10;[.N5]*[.P5];0)" office:value-type="string" office:string-value="" calcext:value-type="error">
            <text:p>#DIV/0!</text:p>
          </table:table-cell>
          <table:table-cell table:style-name="ce68" table:formula="of:=[.T5]-[.S5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]/PI()))" office:value-type="float" office:value="0" calcext:value-type="float">
            <text:p>0</text:p>
          </table:table-cell>
          <table:table-cell table:style-name="ce68" table:formula="of:=(PI()/6)*density*(([.F6]/[.E6])^3)" office:value-type="string" office:string-value="" calcext:value-type="error">
            <text:p>#DIV/0!</text:p>
          </table:table-cell>
          <table:table-cell table:style-name="ce68" table:formula="of:=[.G6]/(Area*Time)" office:value-type="string" office:string-value="" calcext:value-type="error">
            <text:p>#DIV/0!</text:p>
          </table:table-cell>
          <table:table-cell table:style-name="ce68" table:formula="of:=(density*([.F6]^2))/(18*dynamicV)" office:value-type="float" office:value="0" calcext:value-type="float">
            <text:p>0.00E+00</text:p>
          </table:table-cell>
          <table:table-cell table:style-name="ce69" table:formula="of:=[.I6]*gravity" office:value-type="float" office:value="0" calcext:value-type="float">
            <text:p>0.00E+00</text:p>
          </table:table-cell>
          <table:table-cell table:formula="of:=0.00595*((([.F6]*[.I6]*gravity)/KinematicV)^(0-0.439))" office:value-type="string" office:string-value="" calcext:value-type="error">
            <text:p>#NUM!</text:p>
          </table:table-cell>
          <table:table-cell table:style-name="ce68" table:formula="of:=[.J6]*[.K6]" office:value-type="string" office:string-value="" calcext:value-type="error">
            <text:p>#NUM!</text:p>
          </table:table-cell>
          <table:table-cell table:style-name="ce68" table:formula="of:=[.H6]/[.L6]" office:value-type="string" office:string-value="" calcext:value-type="error">
            <text:p>#DIV/0!</text:p>
          </table:table-cell>
          <table:table-cell table:style-name="ce68" table:formula="of:=[.M6]*10^24" office:value-type="string" office:string-value="" calcext:value-type="error">
            <text:p>#DIV/0!</text:p>
          </table:table-cell>
          <table:table-cell/>
          <table:table-cell table:formula="of:=0.9585-(0.00408*[.F6]^2)" office:value-type="float" office:value="0.9585" calcext:value-type="float">
            <text:p>0.9585</text:p>
          </table:table-cell>
          <table:table-cell table:style-name="ce68" table:formula="of:=(1+(EXP((3.233*[.F6])-9.495)))^(0-3.368)" office:value-type="float" office:value="0.99974667699675" calcext:value-type="float">
            <text:p>1.00E+00</text:p>
          </table:table-cell>
          <table:table-cell/>
          <table:table-cell table:formula="of:=IF([.F6]&lt;2.5;[.N6]*[.Q6];0)" office:value-type="string" office:string-value="" calcext:value-type="error">
            <text:p>#DIV/0!</text:p>
          </table:table-cell>
          <table:table-cell table:style-name="ce68" table:formula="of:=IF([.F6]&lt;10;[.N6]*[.P6];0)" office:value-type="string" office:string-value="" calcext:value-type="error">
            <text:p>#DIV/0!</text:p>
          </table:table-cell>
          <table:table-cell table:style-name="ce68" table:formula="of:=[.T6]-[.S6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7]/PI()))" office:value-type="float" office:value="0" calcext:value-type="float">
            <text:p>0</text:p>
          </table:table-cell>
          <table:table-cell table:style-name="ce68" table:formula="of:=(PI()/6)*density*(([.F7]/[.E7])^3)" office:value-type="string" office:string-value="" calcext:value-type="error">
            <text:p>#DIV/0!</text:p>
          </table:table-cell>
          <table:table-cell table:style-name="ce68" table:formula="of:=[.G7]/(Area*Time)" office:value-type="string" office:string-value="" calcext:value-type="error">
            <text:p>#DIV/0!</text:p>
          </table:table-cell>
          <table:table-cell table:style-name="ce68" table:formula="of:=(density*([.F7]^2))/(18*dynamicV)" office:value-type="float" office:value="0" calcext:value-type="float">
            <text:p>0.00E+00</text:p>
          </table:table-cell>
          <table:table-cell table:style-name="ce69" table:formula="of:=[.I7]*gravity" office:value-type="float" office:value="0" calcext:value-type="float">
            <text:p>0.00E+00</text:p>
          </table:table-cell>
          <table:table-cell table:formula="of:=0.00595*((([.F7]*[.I7]*gravity)/KinematicV)^(0-0.439))" office:value-type="string" office:string-value="" calcext:value-type="error">
            <text:p>#NUM!</text:p>
          </table:table-cell>
          <table:table-cell table:style-name="ce68" table:formula="of:=[.J7]*[.K7]" office:value-type="string" office:string-value="" calcext:value-type="error">
            <text:p>#NUM!</text:p>
          </table:table-cell>
          <table:table-cell table:style-name="ce68" table:formula="of:=[.H7]/[.L7]" office:value-type="string" office:string-value="" calcext:value-type="error">
            <text:p>#DIV/0!</text:p>
          </table:table-cell>
          <table:table-cell table:style-name="ce68" table:formula="of:=[.M7]*10^24" office:value-type="string" office:string-value="" calcext:value-type="error">
            <text:p>#DIV/0!</text:p>
          </table:table-cell>
          <table:table-cell/>
          <table:table-cell table:formula="of:=0.9585-(0.00408*[.F7]^2)" office:value-type="float" office:value="0.9585" calcext:value-type="float">
            <text:p>0.9585</text:p>
          </table:table-cell>
          <table:table-cell table:style-name="ce68" table:formula="of:=(1+(EXP((3.233*[.F7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7]&lt;2.5;[.N7]*[.Q7];0)" office:value-type="string" office:string-value="" calcext:value-type="error">
            <text:p>#DIV/0!</text:p>
          </table:table-cell>
          <table:table-cell table:style-name="ce68" table:formula="of:=IF([.F7]&lt;10;[.N7]*[.P7];0)" office:value-type="string" office:string-value="" calcext:value-type="error">
            <text:p>#DIV/0!</text:p>
          </table:table-cell>
          <table:table-cell table:style-name="ce68" table:formula="of:=[.T7]-[.S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8]/PI()))" office:value-type="float" office:value="0" calcext:value-type="float">
            <text:p>0</text:p>
          </table:table-cell>
          <table:table-cell table:style-name="ce68" table:formula="of:=(PI()/6)*density*(([.F8]/[.E8])^3)" office:value-type="string" office:string-value="" calcext:value-type="error">
            <text:p>#DIV/0!</text:p>
          </table:table-cell>
          <table:table-cell table:style-name="ce68" table:formula="of:=[.G8]/(Area*Time)" office:value-type="string" office:string-value="" calcext:value-type="error">
            <text:p>#DIV/0!</text:p>
          </table:table-cell>
          <table:table-cell table:style-name="ce68" table:formula="of:=(density*([.F8]^2))/(18*dynamicV)" office:value-type="float" office:value="0" calcext:value-type="float">
            <text:p>0.00E+00</text:p>
          </table:table-cell>
          <table:table-cell table:style-name="ce69" table:formula="of:=[.I8]*gravity" office:value-type="float" office:value="0" calcext:value-type="float">
            <text:p>0.00E+00</text:p>
          </table:table-cell>
          <table:table-cell table:formula="of:=0.00595*((([.F8]*[.I8]*gravity)/KinematicV)^(0-0.439))" office:value-type="string" office:string-value="" calcext:value-type="error">
            <text:p>#NUM!</text:p>
          </table:table-cell>
          <table:table-cell table:style-name="ce68" table:formula="of:=[.J8]*[.K8]" office:value-type="string" office:string-value="" calcext:value-type="error">
            <text:p>#NUM!</text:p>
          </table:table-cell>
          <table:table-cell table:style-name="ce68" table:formula="of:=[.H8]/[.L8]" office:value-type="string" office:string-value="" calcext:value-type="error">
            <text:p>#DIV/0!</text:p>
          </table:table-cell>
          <table:table-cell table:style-name="ce68" table:formula="of:=[.M8]*10^24" office:value-type="string" office:string-value="" calcext:value-type="error">
            <text:p>#DIV/0!</text:p>
          </table:table-cell>
          <table:table-cell/>
          <table:table-cell table:formula="of:=0.9585-(0.00408*[.F8]^2)" office:value-type="float" office:value="0.9585" calcext:value-type="float">
            <text:p>0.9585</text:p>
          </table:table-cell>
          <table:table-cell table:style-name="ce68" table:formula="of:=(1+(EXP((3.233*[.F8])-9.495)))^(0-3.368)" office:value-type="float" office:value="0.99974667699675" calcext:value-type="float">
            <text:p>1.00E+00</text:p>
          </table:table-cell>
          <table:table-cell/>
          <table:table-cell table:formula="of:=IF([.F8]&lt;2.5;[.N8]*[.Q8];0)" office:value-type="string" office:string-value="" calcext:value-type="error">
            <text:p>#DIV/0!</text:p>
          </table:table-cell>
          <table:table-cell table:style-name="ce68" table:formula="of:=IF([.F8]&lt;10;[.N8]*[.P8];0)" office:value-type="string" office:string-value="" calcext:value-type="error">
            <text:p>#DIV/0!</text:p>
          </table:table-cell>
          <table:table-cell table:style-name="ce68" table:formula="of:=[.T8]-[.S8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9]/PI()))" office:value-type="float" office:value="0" calcext:value-type="float">
            <text:p>0</text:p>
          </table:table-cell>
          <table:table-cell table:style-name="ce68" table:formula="of:=(PI()/6)*density*(([.F9]/[.E9])^3)" office:value-type="string" office:string-value="" calcext:value-type="error">
            <text:p>#DIV/0!</text:p>
          </table:table-cell>
          <table:table-cell table:style-name="ce68" table:formula="of:=[.G9]/(Area*Time)" office:value-type="string" office:string-value="" calcext:value-type="error">
            <text:p>#DIV/0!</text:p>
          </table:table-cell>
          <table:table-cell table:style-name="ce68" table:formula="of:=(density*([.F9]^2))/(18*dynamicV)" office:value-type="float" office:value="0" calcext:value-type="float">
            <text:p>0.00E+00</text:p>
          </table:table-cell>
          <table:table-cell table:style-name="ce69" table:formula="of:=[.I9]*gravity" office:value-type="float" office:value="0" calcext:value-type="float">
            <text:p>0.00E+00</text:p>
          </table:table-cell>
          <table:table-cell table:formula="of:=0.00595*((([.F9]*[.I9]*gravity)/KinematicV)^(0-0.439))" office:value-type="string" office:string-value="" calcext:value-type="error">
            <text:p>#NUM!</text:p>
          </table:table-cell>
          <table:table-cell table:style-name="ce68" table:formula="of:=[.J9]*[.K9]" office:value-type="string" office:string-value="" calcext:value-type="error">
            <text:p>#NUM!</text:p>
          </table:table-cell>
          <table:table-cell table:style-name="ce68" table:formula="of:=[.H9]/[.L9]" office:value-type="string" office:string-value="" calcext:value-type="error">
            <text:p>#DIV/0!</text:p>
          </table:table-cell>
          <table:table-cell table:style-name="ce68" table:formula="of:=[.M9]*10^24" office:value-type="string" office:string-value="" calcext:value-type="error">
            <text:p>#DIV/0!</text:p>
          </table:table-cell>
          <table:table-cell/>
          <table:table-cell table:formula="of:=0.9585-(0.00408*[.F9]^2)" office:value-type="float" office:value="0.9585" calcext:value-type="float">
            <text:p>0.9585</text:p>
          </table:table-cell>
          <table:table-cell table:style-name="ce68" table:formula="of:=(1+(EXP((3.233*[.F9])-9.495)))^(0-3.368)" office:value-type="float" office:value="0.99974667699675" calcext:value-type="float">
            <text:p>1.00E+00</text:p>
          </table:table-cell>
          <table:table-cell/>
          <table:table-cell table:formula="of:=IF([.F9]&lt;2.5;[.N9]*[.Q9];0)" office:value-type="string" office:string-value="" calcext:value-type="error">
            <text:p>#DIV/0!</text:p>
          </table:table-cell>
          <table:table-cell table:formula="of:=IF([.F9]&lt;10;[.N9]*[.P9];0)" office:value-type="string" office:string-value="" calcext:value-type="error">
            <text:p>#DIV/0!</text:p>
          </table:table-cell>
          <table:table-cell table:formula="of:=[.T9]-[.S9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0]/PI()))" office:value-type="float" office:value="0" calcext:value-type="float">
            <text:p>0</text:p>
          </table:table-cell>
          <table:table-cell table:style-name="ce68" table:formula="of:=(PI()/6)*density*(([.F10]/[.E10])^3)" office:value-type="string" office:string-value="" calcext:value-type="error">
            <text:p>#DIV/0!</text:p>
          </table:table-cell>
          <table:table-cell table:style-name="ce68" table:formula="of:=[.G10]/(Area*Time)" office:value-type="string" office:string-value="" calcext:value-type="error">
            <text:p>#DIV/0!</text:p>
          </table:table-cell>
          <table:table-cell table:style-name="ce68" table:formula="of:=(density*([.F10]^2))/(18*dynamicV)" office:value-type="float" office:value="0" calcext:value-type="float">
            <text:p>0.00E+00</text:p>
          </table:table-cell>
          <table:table-cell table:style-name="ce69" table:formula="of:=[.I10]*gravity" office:value-type="float" office:value="0" calcext:value-type="float">
            <text:p>0.00E+00</text:p>
          </table:table-cell>
          <table:table-cell table:formula="of:=0.00595*((([.F10]*[.I10]*gravity)/KinematicV)^(0-0.439))" office:value-type="string" office:string-value="" calcext:value-type="error">
            <text:p>#NUM!</text:p>
          </table:table-cell>
          <table:table-cell table:style-name="ce68" table:formula="of:=[.J10]*[.K10]" office:value-type="string" office:string-value="" calcext:value-type="error">
            <text:p>#NUM!</text:p>
          </table:table-cell>
          <table:table-cell table:style-name="ce68" table:formula="of:=[.H10]/[.L10]" office:value-type="string" office:string-value="" calcext:value-type="error">
            <text:p>#DIV/0!</text:p>
          </table:table-cell>
          <table:table-cell table:style-name="ce68" table:formula="of:=[.M10]*10^24" office:value-type="string" office:string-value="" calcext:value-type="error">
            <text:p>#DIV/0!</text:p>
          </table:table-cell>
          <table:table-cell/>
          <table:table-cell table:formula="of:=0.9585-(0.00408*[.F10]^2)" office:value-type="float" office:value="0.9585" calcext:value-type="float">
            <text:p>0.9585</text:p>
          </table:table-cell>
          <table:table-cell table:style-name="ce68" table:formula="of:=(1+(EXP((3.233*[.F10])-9.495)))^(0-3.368)" office:value-type="float" office:value="0.99974667699675" calcext:value-type="float">
            <text:p>1.00E+00</text:p>
          </table:table-cell>
          <table:table-cell/>
          <table:table-cell table:formula="of:=IF([.F10]&lt;2.5;[.N10]*[.Q10];0)" office:value-type="string" office:string-value="" calcext:value-type="error">
            <text:p>#DIV/0!</text:p>
          </table:table-cell>
          <table:table-cell table:formula="of:=IF([.F10]&lt;10;[.N10]*[.P10];0)" office:value-type="string" office:string-value="" calcext:value-type="error">
            <text:p>#DIV/0!</text:p>
          </table:table-cell>
          <table:table-cell table:formula="of:=[.T10]-[.S10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1]/PI()))" office:value-type="float" office:value="0" calcext:value-type="float">
            <text:p>0</text:p>
          </table:table-cell>
          <table:table-cell table:style-name="ce68" table:formula="of:=(PI()/6)*density*(([.F11]/[.E11])^3)" office:value-type="string" office:string-value="" calcext:value-type="error">
            <text:p>#DIV/0!</text:p>
          </table:table-cell>
          <table:table-cell table:style-name="ce68" table:formula="of:=[.G11]/(Area*Time)" office:value-type="string" office:string-value="" calcext:value-type="error">
            <text:p>#DIV/0!</text:p>
          </table:table-cell>
          <table:table-cell table:style-name="ce68" table:formula="of:=(density*([.F11]^2))/(18*dynamicV)" office:value-type="float" office:value="0" calcext:value-type="float">
            <text:p>0.00E+00</text:p>
          </table:table-cell>
          <table:table-cell table:style-name="ce69" table:formula="of:=[.I11]*gravity" office:value-type="float" office:value="0" calcext:value-type="float">
            <text:p>0.00E+00</text:p>
          </table:table-cell>
          <table:table-cell table:formula="of:=0.00595*((([.F11]*[.I11]*gravity)/KinematicV)^(0-0.439))" office:value-type="string" office:string-value="" calcext:value-type="error">
            <text:p>#NUM!</text:p>
          </table:table-cell>
          <table:table-cell table:style-name="ce68" table:formula="of:=[.J11]*[.K11]" office:value-type="string" office:string-value="" calcext:value-type="error">
            <text:p>#NUM!</text:p>
          </table:table-cell>
          <table:table-cell table:style-name="ce68" table:formula="of:=[.H11]/[.L11]" office:value-type="string" office:string-value="" calcext:value-type="error">
            <text:p>#DIV/0!</text:p>
          </table:table-cell>
          <table:table-cell table:style-name="ce68" table:formula="of:=[.M11]*10^24" office:value-type="string" office:string-value="" calcext:value-type="error">
            <text:p>#DIV/0!</text:p>
          </table:table-cell>
          <table:table-cell/>
          <table:table-cell table:formula="of:=0.9585-(0.00408*[.F11]^2)" office:value-type="float" office:value="0.9585" calcext:value-type="float">
            <text:p>0.9585</text:p>
          </table:table-cell>
          <table:table-cell table:style-name="ce68" table:formula="of:=(1+(EXP((3.233*[.F11])-9.495)))^(0-3.368)" office:value-type="float" office:value="0.99974667699675" calcext:value-type="float">
            <text:p>1.00E+00</text:p>
          </table:table-cell>
          <table:table-cell/>
          <table:table-cell table:formula="of:=IF([.F11]&lt;2.5;[.N11]*[.Q11];0)" office:value-type="string" office:string-value="" calcext:value-type="error">
            <text:p>#DIV/0!</text:p>
          </table:table-cell>
          <table:table-cell table:formula="of:=IF([.F11]&lt;10;[.N11]*[.P11];0)" office:value-type="string" office:string-value="" calcext:value-type="error">
            <text:p>#DIV/0!</text:p>
          </table:table-cell>
          <table:table-cell table:formula="of:=[.T11]-[.S11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2]/PI()))" office:value-type="float" office:value="0" calcext:value-type="float">
            <text:p>0</text:p>
          </table:table-cell>
          <table:table-cell table:style-name="ce68" table:formula="of:=(PI()/6)*density*(([.F12]/[.E12])^3)" office:value-type="string" office:string-value="" calcext:value-type="error">
            <text:p>#DIV/0!</text:p>
          </table:table-cell>
          <table:table-cell table:style-name="ce68" table:formula="of:=[.G12]/(Area*Time)" office:value-type="string" office:string-value="" calcext:value-type="error">
            <text:p>#DIV/0!</text:p>
          </table:table-cell>
          <table:table-cell table:style-name="ce68" table:formula="of:=(density*([.F12]^2))/(18*dynamicV)" office:value-type="float" office:value="0" calcext:value-type="float">
            <text:p>0.00E+00</text:p>
          </table:table-cell>
          <table:table-cell table:style-name="ce69" table:formula="of:=[.I12]*gravity" office:value-type="float" office:value="0" calcext:value-type="float">
            <text:p>0.00E+00</text:p>
          </table:table-cell>
          <table:table-cell table:formula="of:=0.00595*((([.F12]*[.I12]*gravity)/KinematicV)^(0-0.439))" office:value-type="string" office:string-value="" calcext:value-type="error">
            <text:p>#NUM!</text:p>
          </table:table-cell>
          <table:table-cell table:style-name="ce68" table:formula="of:=[.J12]*[.K12]" office:value-type="string" office:string-value="" calcext:value-type="error">
            <text:p>#NUM!</text:p>
          </table:table-cell>
          <table:table-cell table:style-name="ce68" table:formula="of:=[.H12]/[.L12]" office:value-type="string" office:string-value="" calcext:value-type="error">
            <text:p>#DIV/0!</text:p>
          </table:table-cell>
          <table:table-cell table:style-name="ce68" table:formula="of:=[.M12]*10^24" office:value-type="string" office:string-value="" calcext:value-type="error">
            <text:p>#DIV/0!</text:p>
          </table:table-cell>
          <table:table-cell/>
          <table:table-cell table:formula="of:=0.9585-(0.00408*[.F12]^2)" office:value-type="float" office:value="0.9585" calcext:value-type="float">
            <text:p>0.9585</text:p>
          </table:table-cell>
          <table:table-cell table:style-name="ce68" table:formula="of:=(1+(EXP((3.233*[.F12])-9.495)))^(0-3.368)" office:value-type="float" office:value="0.99974667699675" calcext:value-type="float">
            <text:p>1.00E+00</text:p>
          </table:table-cell>
          <table:table-cell/>
          <table:table-cell table:formula="of:=IF([.F12]&lt;2.5;[.N12]*[.Q12];0)" office:value-type="string" office:string-value="" calcext:value-type="error">
            <text:p>#DIV/0!</text:p>
          </table:table-cell>
          <table:table-cell table:style-name="ce68" table:formula="of:=IF([.F12]&lt;10;[.N12]*[.P12];0)" office:value-type="string" office:string-value="" calcext:value-type="error">
            <text:p>#DIV/0!</text:p>
          </table:table-cell>
          <table:table-cell table:style-name="ce68" table:formula="of:=[.T12]-[.S12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3]/PI()))" office:value-type="float" office:value="0" calcext:value-type="float">
            <text:p>0</text:p>
          </table:table-cell>
          <table:table-cell table:style-name="ce68" table:formula="of:=(PI()/6)*density*(([.F13]/[.E13])^3)" office:value-type="string" office:string-value="" calcext:value-type="error">
            <text:p>#DIV/0!</text:p>
          </table:table-cell>
          <table:table-cell table:style-name="ce68" table:formula="of:=[.G13]/(Area*Time)" office:value-type="string" office:string-value="" calcext:value-type="error">
            <text:p>#DIV/0!</text:p>
          </table:table-cell>
          <table:table-cell table:style-name="ce68" table:formula="of:=(density*([.F13]^2))/(18*dynamicV)" office:value-type="float" office:value="0" calcext:value-type="float">
            <text:p>0.00E+00</text:p>
          </table:table-cell>
          <table:table-cell table:style-name="ce69" table:formula="of:=[.I13]*gravity" office:value-type="float" office:value="0" calcext:value-type="float">
            <text:p>0.00E+00</text:p>
          </table:table-cell>
          <table:table-cell table:formula="of:=0.00595*((([.F13]*[.I13]*gravity)/KinematicV)^(0-0.439))" office:value-type="string" office:string-value="" calcext:value-type="error">
            <text:p>#NUM!</text:p>
          </table:table-cell>
          <table:table-cell table:style-name="ce68" table:formula="of:=[.J13]*[.K13]" office:value-type="string" office:string-value="" calcext:value-type="error">
            <text:p>#NUM!</text:p>
          </table:table-cell>
          <table:table-cell table:style-name="ce68" table:formula="of:=[.H13]/[.L13]" office:value-type="string" office:string-value="" calcext:value-type="error">
            <text:p>#DIV/0!</text:p>
          </table:table-cell>
          <table:table-cell table:style-name="ce68" table:formula="of:=[.M13]*10^24" office:value-type="string" office:string-value="" calcext:value-type="error">
            <text:p>#DIV/0!</text:p>
          </table:table-cell>
          <table:table-cell/>
          <table:table-cell table:formula="of:=0.9585-(0.00408*[.F13]^2)" office:value-type="float" office:value="0.9585" calcext:value-type="float">
            <text:p>0.9585</text:p>
          </table:table-cell>
          <table:table-cell table:style-name="ce68" table:formula="of:=(1+(EXP((3.233*[.F13])-9.495)))^(0-3.368)" office:value-type="float" office:value="0.99974667699675" calcext:value-type="float">
            <text:p>1.00E+00</text:p>
          </table:table-cell>
          <table:table-cell/>
          <table:table-cell table:formula="of:=IF([.F13]&lt;2.5;[.N13]*[.Q13];0)" office:value-type="string" office:string-value="" calcext:value-type="error">
            <text:p>#DIV/0!</text:p>
          </table:table-cell>
          <table:table-cell table:formula="of:=IF([.F13]&lt;10;[.N13]*[.P13];0)" office:value-type="string" office:string-value="" calcext:value-type="error">
            <text:p>#DIV/0!</text:p>
          </table:table-cell>
          <table:table-cell table:formula="of:=[.T13]-[.S13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4]/PI()))" office:value-type="float" office:value="0" calcext:value-type="float">
            <text:p>0</text:p>
          </table:table-cell>
          <table:table-cell table:style-name="ce68" table:formula="of:=(PI()/6)*density*(([.F14]/[.E14])^3)" office:value-type="string" office:string-value="" calcext:value-type="error">
            <text:p>#DIV/0!</text:p>
          </table:table-cell>
          <table:table-cell table:style-name="ce68" table:formula="of:=[.G14]/(Area*Time)" office:value-type="string" office:string-value="" calcext:value-type="error">
            <text:p>#DIV/0!</text:p>
          </table:table-cell>
          <table:table-cell table:style-name="ce68" table:formula="of:=(density*([.F14]^2))/(18*dynamicV)" office:value-type="float" office:value="0" calcext:value-type="float">
            <text:p>0.00E+00</text:p>
          </table:table-cell>
          <table:table-cell table:style-name="ce69" table:formula="of:=[.I14]*gravity" office:value-type="float" office:value="0" calcext:value-type="float">
            <text:p>0.00E+00</text:p>
          </table:table-cell>
          <table:table-cell table:formula="of:=0.00595*((([.F14]*[.I14]*gravity)/KinematicV)^(0-0.439))" office:value-type="string" office:string-value="" calcext:value-type="error">
            <text:p>#NUM!</text:p>
          </table:table-cell>
          <table:table-cell table:style-name="ce68" table:formula="of:=[.J14]*[.K14]" office:value-type="string" office:string-value="" calcext:value-type="error">
            <text:p>#NUM!</text:p>
          </table:table-cell>
          <table:table-cell table:style-name="ce68" table:formula="of:=[.H14]/[.L14]" office:value-type="string" office:string-value="" calcext:value-type="error">
            <text:p>#DIV/0!</text:p>
          </table:table-cell>
          <table:table-cell table:style-name="ce68" table:formula="of:=[.M14]*10^24" office:value-type="string" office:string-value="" calcext:value-type="error">
            <text:p>#DIV/0!</text:p>
          </table:table-cell>
          <table:table-cell/>
          <table:table-cell table:formula="of:=0.9585-(0.00408*[.F14]^2)" office:value-type="float" office:value="0.9585" calcext:value-type="float">
            <text:p>0.9585</text:p>
          </table:table-cell>
          <table:table-cell table:style-name="ce68" table:formula="of:=(1+(EXP((3.233*[.F14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14]&lt;2.5;[.N14]*[.Q14];0)" office:value-type="string" office:string-value="" calcext:value-type="error">
            <text:p>#DIV/0!</text:p>
          </table:table-cell>
          <table:table-cell table:style-name="ce68" table:formula="of:=IF([.F14]&lt;10;[.N14]*[.P14];0)" office:value-type="string" office:string-value="" calcext:value-type="error">
            <text:p>#DIV/0!</text:p>
          </table:table-cell>
          <table:table-cell table:style-name="ce68" table:formula="of:=[.T14]-[.S14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5]/PI()))" office:value-type="float" office:value="0" calcext:value-type="float">
            <text:p>0</text:p>
          </table:table-cell>
          <table:table-cell table:style-name="ce68" table:formula="of:=(PI()/6)*density*(([.F15]/[.E15])^3)" office:value-type="string" office:string-value="" calcext:value-type="error">
            <text:p>#DIV/0!</text:p>
          </table:table-cell>
          <table:table-cell table:style-name="ce68" table:formula="of:=[.G15]/(Area*Time)" office:value-type="string" office:string-value="" calcext:value-type="error">
            <text:p>#DIV/0!</text:p>
          </table:table-cell>
          <table:table-cell table:style-name="ce68" table:formula="of:=(density*([.F15]^2))/(18*dynamicV)" office:value-type="float" office:value="0" calcext:value-type="float">
            <text:p>0.00E+00</text:p>
          </table:table-cell>
          <table:table-cell table:style-name="ce69" table:formula="of:=[.I15]*gravity" office:value-type="float" office:value="0" calcext:value-type="float">
            <text:p>0.00E+00</text:p>
          </table:table-cell>
          <table:table-cell table:formula="of:=0.00595*((([.F15]*[.I15]*gravity)/KinematicV)^(0-0.439))" office:value-type="string" office:string-value="" calcext:value-type="error">
            <text:p>#NUM!</text:p>
          </table:table-cell>
          <table:table-cell table:style-name="ce68" table:formula="of:=[.J15]*[.K15]" office:value-type="string" office:string-value="" calcext:value-type="error">
            <text:p>#NUM!</text:p>
          </table:table-cell>
          <table:table-cell table:style-name="ce68" table:formula="of:=[.H15]/[.L15]" office:value-type="string" office:string-value="" calcext:value-type="error">
            <text:p>#DIV/0!</text:p>
          </table:table-cell>
          <table:table-cell table:style-name="ce68" table:formula="of:=[.M15]*10^24" office:value-type="string" office:string-value="" calcext:value-type="error">
            <text:p>#DIV/0!</text:p>
          </table:table-cell>
          <table:table-cell/>
          <table:table-cell table:formula="of:=0.9585-(0.00408*[.F15]^2)" office:value-type="float" office:value="0.9585" calcext:value-type="float">
            <text:p>0.9585</text:p>
          </table:table-cell>
          <table:table-cell table:style-name="ce68" table:formula="of:=(1+(EXP((3.233*[.F15])-9.495)))^(0-3.368)" office:value-type="float" office:value="0.99974667699675" calcext:value-type="float">
            <text:p>1.00E+00</text:p>
          </table:table-cell>
          <table:table-cell/>
          <table:table-cell table:formula="of:=IF([.F15]&lt;2.5;[.N15]*[.Q15];0)" office:value-type="string" office:string-value="" calcext:value-type="error">
            <text:p>#DIV/0!</text:p>
          </table:table-cell>
          <table:table-cell table:style-name="ce68" table:formula="of:=IF([.F15]&lt;10;[.N15]*[.P15];0)" office:value-type="string" office:string-value="" calcext:value-type="error">
            <text:p>#DIV/0!</text:p>
          </table:table-cell>
          <table:table-cell table:style-name="ce68" table:formula="of:=[.T15]-[.S15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6]/PI()))" office:value-type="float" office:value="0" calcext:value-type="float">
            <text:p>0</text:p>
          </table:table-cell>
          <table:table-cell table:style-name="ce68" table:formula="of:=(PI()/6)*density*(([.F16]/[.E16])^3)" office:value-type="string" office:string-value="" calcext:value-type="error">
            <text:p>#DIV/0!</text:p>
          </table:table-cell>
          <table:table-cell table:style-name="ce68" table:formula="of:=[.G16]/(Area*Time)" office:value-type="string" office:string-value="" calcext:value-type="error">
            <text:p>#DIV/0!</text:p>
          </table:table-cell>
          <table:table-cell table:style-name="ce68" table:formula="of:=(density*([.F16]^2))/(18*dynamicV)" office:value-type="float" office:value="0" calcext:value-type="float">
            <text:p>0.00E+00</text:p>
          </table:table-cell>
          <table:table-cell table:style-name="ce69" table:formula="of:=[.I16]*gravity" office:value-type="float" office:value="0" calcext:value-type="float">
            <text:p>0.00E+00</text:p>
          </table:table-cell>
          <table:table-cell table:formula="of:=0.00595*((([.F16]*[.I16]*gravity)/KinematicV)^(0-0.439))" office:value-type="string" office:string-value="" calcext:value-type="error">
            <text:p>#NUM!</text:p>
          </table:table-cell>
          <table:table-cell table:style-name="ce68" table:formula="of:=[.J16]*[.K16]" office:value-type="string" office:string-value="" calcext:value-type="error">
            <text:p>#NUM!</text:p>
          </table:table-cell>
          <table:table-cell table:style-name="ce68" table:formula="of:=[.H16]/[.L16]" office:value-type="string" office:string-value="" calcext:value-type="error">
            <text:p>#DIV/0!</text:p>
          </table:table-cell>
          <table:table-cell table:style-name="ce68" table:formula="of:=[.M16]*10^24" office:value-type="string" office:string-value="" calcext:value-type="error">
            <text:p>#DIV/0!</text:p>
          </table:table-cell>
          <table:table-cell/>
          <table:table-cell table:formula="of:=0.9585-(0.00408*[.F16]^2)" office:value-type="float" office:value="0.9585" calcext:value-type="float">
            <text:p>0.9585</text:p>
          </table:table-cell>
          <table:table-cell table:style-name="ce68" table:formula="of:=(1+(EXP((3.233*[.F16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16]&lt;2.5;[.N16]*[.Q16];0)" office:value-type="string" office:string-value="" calcext:value-type="error">
            <text:p>#DIV/0!</text:p>
          </table:table-cell>
          <table:table-cell table:style-name="ce68" table:formula="of:=IF([.F16]&lt;10;[.N16]*[.P16];0)" office:value-type="string" office:string-value="" calcext:value-type="error">
            <text:p>#DIV/0!</text:p>
          </table:table-cell>
          <table:table-cell table:style-name="ce68" table:formula="of:=[.T16]-[.S16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7]/PI()))" office:value-type="float" office:value="0" calcext:value-type="float">
            <text:p>0</text:p>
          </table:table-cell>
          <table:table-cell table:style-name="ce68" table:formula="of:=(PI()/6)*density*(([.F17]/[.E17])^3)" office:value-type="string" office:string-value="" calcext:value-type="error">
            <text:p>#DIV/0!</text:p>
          </table:table-cell>
          <table:table-cell table:style-name="ce68" table:formula="of:=[.G17]/(Area*Time)" office:value-type="string" office:string-value="" calcext:value-type="error">
            <text:p>#DIV/0!</text:p>
          </table:table-cell>
          <table:table-cell table:style-name="ce68" table:formula="of:=(density*([.F17]^2))/(18*dynamicV)" office:value-type="float" office:value="0" calcext:value-type="float">
            <text:p>0.00E+00</text:p>
          </table:table-cell>
          <table:table-cell table:style-name="ce69" table:formula="of:=[.I17]*gravity" office:value-type="float" office:value="0" calcext:value-type="float">
            <text:p>0.00E+00</text:p>
          </table:table-cell>
          <table:table-cell table:formula="of:=0.00595*((([.F17]*[.I17]*gravity)/KinematicV)^(0-0.439))" office:value-type="string" office:string-value="" calcext:value-type="error">
            <text:p>#NUM!</text:p>
          </table:table-cell>
          <table:table-cell table:style-name="ce68" table:formula="of:=[.J17]*[.K17]" office:value-type="string" office:string-value="" calcext:value-type="error">
            <text:p>#NUM!</text:p>
          </table:table-cell>
          <table:table-cell table:style-name="ce68" table:formula="of:=[.H17]/[.L17]" office:value-type="string" office:string-value="" calcext:value-type="error">
            <text:p>#DIV/0!</text:p>
          </table:table-cell>
          <table:table-cell table:style-name="ce68" table:formula="of:=[.M17]*10^24" office:value-type="string" office:string-value="" calcext:value-type="error">
            <text:p>#DIV/0!</text:p>
          </table:table-cell>
          <table:table-cell/>
          <table:table-cell table:formula="of:=0.9585-(0.00408*[.F17]^2)" office:value-type="float" office:value="0.9585" calcext:value-type="float">
            <text:p>0.9585</text:p>
          </table:table-cell>
          <table:table-cell table:style-name="ce68" table:formula="of:=(1+(EXP((3.233*[.F17])-9.495)))^(0-3.368)" office:value-type="float" office:value="0.99974667699675" calcext:value-type="float">
            <text:p>1.00E+00</text:p>
          </table:table-cell>
          <table:table-cell/>
          <table:table-cell table:formula="of:=IF([.F17]&lt;2.5;[.N17]*[.Q17];0)" office:value-type="string" office:string-value="" calcext:value-type="error">
            <text:p>#DIV/0!</text:p>
          </table:table-cell>
          <table:table-cell table:style-name="ce68" table:formula="of:=IF([.F17]&lt;10;[.N17]*[.P17];0)" office:value-type="string" office:string-value="" calcext:value-type="error">
            <text:p>#DIV/0!</text:p>
          </table:table-cell>
          <table:table-cell table:style-name="ce68" table:formula="of:=[.T17]-[.S1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8]/PI()))" office:value-type="float" office:value="0" calcext:value-type="float">
            <text:p>0</text:p>
          </table:table-cell>
          <table:table-cell table:style-name="ce68" table:formula="of:=(PI()/6)*density*(([.F18]/[.E18])^3)" office:value-type="string" office:string-value="" calcext:value-type="error">
            <text:p>#DIV/0!</text:p>
          </table:table-cell>
          <table:table-cell table:style-name="ce68" table:formula="of:=[.G18]/(Area*Time)" office:value-type="string" office:string-value="" calcext:value-type="error">
            <text:p>#DIV/0!</text:p>
          </table:table-cell>
          <table:table-cell table:style-name="ce68" table:formula="of:=(density*([.F18]^2))/(18*dynamicV)" office:value-type="float" office:value="0" calcext:value-type="float">
            <text:p>0.00E+00</text:p>
          </table:table-cell>
          <table:table-cell table:style-name="ce69" table:formula="of:=[.I18]*gravity" office:value-type="float" office:value="0" calcext:value-type="float">
            <text:p>0.00E+00</text:p>
          </table:table-cell>
          <table:table-cell table:formula="of:=0.00595*((([.F18]*[.I18]*gravity)/KinematicV)^(0-0.439))" office:value-type="string" office:string-value="" calcext:value-type="error">
            <text:p>#NUM!</text:p>
          </table:table-cell>
          <table:table-cell table:style-name="ce68" table:formula="of:=[.J18]*[.K18]" office:value-type="string" office:string-value="" calcext:value-type="error">
            <text:p>#NUM!</text:p>
          </table:table-cell>
          <table:table-cell table:style-name="ce68" table:formula="of:=[.H18]/[.L18]" office:value-type="string" office:string-value="" calcext:value-type="error">
            <text:p>#DIV/0!</text:p>
          </table:table-cell>
          <table:table-cell table:style-name="ce68" table:formula="of:=[.M18]*10^24" office:value-type="string" office:string-value="" calcext:value-type="error">
            <text:p>#DIV/0!</text:p>
          </table:table-cell>
          <table:table-cell/>
          <table:table-cell table:formula="of:=0.9585-(0.00408*[.F18]^2)" office:value-type="float" office:value="0.9585" calcext:value-type="float">
            <text:p>0.9585</text:p>
          </table:table-cell>
          <table:table-cell table:style-name="ce68" table:formula="of:=(1+(EXP((3.233*[.F18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18]&lt;2.5;[.N18]*[.Q18];0)" office:value-type="string" office:string-value="" calcext:value-type="error">
            <text:p>#DIV/0!</text:p>
          </table:table-cell>
          <table:table-cell table:style-name="ce68" table:formula="of:=IF([.F18]&lt;10;[.N18]*[.P18];0)" office:value-type="string" office:string-value="" calcext:value-type="error">
            <text:p>#DIV/0!</text:p>
          </table:table-cell>
          <table:table-cell table:style-name="ce68" table:formula="of:=[.T18]-[.S18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19]/PI()))" office:value-type="float" office:value="0" calcext:value-type="float">
            <text:p>0</text:p>
          </table:table-cell>
          <table:table-cell table:style-name="ce68" table:formula="of:=(PI()/6)*density*(([.F19]/[.E19])^3)" office:value-type="string" office:string-value="" calcext:value-type="error">
            <text:p>#DIV/0!</text:p>
          </table:table-cell>
          <table:table-cell table:style-name="ce68" table:formula="of:=[.G19]/(Area*Time)" office:value-type="string" office:string-value="" calcext:value-type="error">
            <text:p>#DIV/0!</text:p>
          </table:table-cell>
          <table:table-cell table:style-name="ce68" table:formula="of:=(density*([.F19]^2))/(18*dynamicV)" office:value-type="float" office:value="0" calcext:value-type="float">
            <text:p>0.00E+00</text:p>
          </table:table-cell>
          <table:table-cell table:style-name="ce69" table:formula="of:=[.I19]*gravity" office:value-type="float" office:value="0" calcext:value-type="float">
            <text:p>0.00E+00</text:p>
          </table:table-cell>
          <table:table-cell table:formula="of:=0.00595*((([.F19]*[.I19]*gravity)/KinematicV)^(0-0.439))" office:value-type="string" office:string-value="" calcext:value-type="error">
            <text:p>#NUM!</text:p>
          </table:table-cell>
          <table:table-cell table:style-name="ce68" table:formula="of:=[.J19]*[.K19]" office:value-type="string" office:string-value="" calcext:value-type="error">
            <text:p>#NUM!</text:p>
          </table:table-cell>
          <table:table-cell table:style-name="ce68" table:formula="of:=[.H19]/[.L19]" office:value-type="string" office:string-value="" calcext:value-type="error">
            <text:p>#DIV/0!</text:p>
          </table:table-cell>
          <table:table-cell table:style-name="ce68" table:formula="of:=[.M19]*10^24" office:value-type="string" office:string-value="" calcext:value-type="error">
            <text:p>#DIV/0!</text:p>
          </table:table-cell>
          <table:table-cell/>
          <table:table-cell table:formula="of:=0.9585-(0.00408*[.F19]^2)" office:value-type="float" office:value="0.9585" calcext:value-type="float">
            <text:p>0.9585</text:p>
          </table:table-cell>
          <table:table-cell table:style-name="ce68" table:formula="of:=(1+(EXP((3.233*[.F19])-9.495)))^(0-3.368)" office:value-type="float" office:value="0.99974667699675" calcext:value-type="float">
            <text:p>1.00E+00</text:p>
          </table:table-cell>
          <table:table-cell/>
          <table:table-cell table:formula="of:=IF([.F19]&lt;2.5;[.N19]*[.Q19];0)" office:value-type="string" office:string-value="" calcext:value-type="error">
            <text:p>#DIV/0!</text:p>
          </table:table-cell>
          <table:table-cell table:style-name="ce68" table:formula="of:=IF([.F19]&lt;10;[.N19]*[.P19];0)" office:value-type="string" office:string-value="" calcext:value-type="error">
            <text:p>#DIV/0!</text:p>
          </table:table-cell>
          <table:table-cell table:style-name="ce68" table:formula="of:=[.T19]-[.S19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0]/PI()))" office:value-type="float" office:value="0" calcext:value-type="float">
            <text:p>0</text:p>
          </table:table-cell>
          <table:table-cell table:style-name="ce68" table:formula="of:=(PI()/6)*density*(([.F20]/[.E20])^3)" office:value-type="string" office:string-value="" calcext:value-type="error">
            <text:p>#DIV/0!</text:p>
          </table:table-cell>
          <table:table-cell table:style-name="ce68" table:formula="of:=[.G20]/(Area*Time)" office:value-type="string" office:string-value="" calcext:value-type="error">
            <text:p>#DIV/0!</text:p>
          </table:table-cell>
          <table:table-cell table:style-name="ce68" table:formula="of:=(density*([.F20]^2))/(18*dynamicV)" office:value-type="float" office:value="0" calcext:value-type="float">
            <text:p>0.00E+00</text:p>
          </table:table-cell>
          <table:table-cell table:style-name="ce69" table:formula="of:=[.I20]*gravity" office:value-type="float" office:value="0" calcext:value-type="float">
            <text:p>0.00E+00</text:p>
          </table:table-cell>
          <table:table-cell table:formula="of:=0.00595*((([.F20]*[.I20]*gravity)/KinematicV)^(0-0.439))" office:value-type="string" office:string-value="" calcext:value-type="error">
            <text:p>#NUM!</text:p>
          </table:table-cell>
          <table:table-cell table:style-name="ce68" table:formula="of:=[.J20]*[.K20]" office:value-type="string" office:string-value="" calcext:value-type="error">
            <text:p>#NUM!</text:p>
          </table:table-cell>
          <table:table-cell table:style-name="ce68" table:formula="of:=[.H20]/[.L20]" office:value-type="string" office:string-value="" calcext:value-type="error">
            <text:p>#DIV/0!</text:p>
          </table:table-cell>
          <table:table-cell table:style-name="ce68" table:formula="of:=[.M20]*10^24" office:value-type="string" office:string-value="" calcext:value-type="error">
            <text:p>#DIV/0!</text:p>
          </table:table-cell>
          <table:table-cell/>
          <table:table-cell table:formula="of:=0.9585-(0.00408*[.F20]^2)" office:value-type="float" office:value="0.9585" calcext:value-type="float">
            <text:p>0.9585</text:p>
          </table:table-cell>
          <table:table-cell table:style-name="ce68" table:formula="of:=(1+(EXP((3.233*[.F20])-9.495)))^(0-3.368)" office:value-type="float" office:value="0.99974667699675" calcext:value-type="float">
            <text:p>1.00E+00</text:p>
          </table:table-cell>
          <table:table-cell/>
          <table:table-cell table:formula="of:=IF([.F20]&lt;2.5;[.N20]*[.Q20];0)" office:value-type="string" office:string-value="" calcext:value-type="error">
            <text:p>#DIV/0!</text:p>
          </table:table-cell>
          <table:table-cell table:style-name="ce68" table:formula="of:=IF([.F20]&lt;10;[.N20]*[.P20];0)" office:value-type="string" office:string-value="" calcext:value-type="error">
            <text:p>#DIV/0!</text:p>
          </table:table-cell>
          <table:table-cell table:style-name="ce68" table:formula="of:=[.T20]-[.S20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1]/PI()))" office:value-type="float" office:value="0" calcext:value-type="float">
            <text:p>0</text:p>
          </table:table-cell>
          <table:table-cell table:style-name="ce68" table:formula="of:=(PI()/6)*density*(([.F21]/[.E21])^3)" office:value-type="string" office:string-value="" calcext:value-type="error">
            <text:p>#DIV/0!</text:p>
          </table:table-cell>
          <table:table-cell table:style-name="ce68" table:formula="of:=[.G21]/(Area*Time)" office:value-type="string" office:string-value="" calcext:value-type="error">
            <text:p>#DIV/0!</text:p>
          </table:table-cell>
          <table:table-cell table:style-name="ce68" table:formula="of:=(density*([.F21]^2))/(18*dynamicV)" office:value-type="float" office:value="0" calcext:value-type="float">
            <text:p>0.00E+00</text:p>
          </table:table-cell>
          <table:table-cell table:style-name="ce69" table:formula="of:=[.I21]*gravity" office:value-type="float" office:value="0" calcext:value-type="float">
            <text:p>0.00E+00</text:p>
          </table:table-cell>
          <table:table-cell table:formula="of:=0.00595*((([.F21]*[.I21]*gravity)/KinematicV)^(0-0.439))" office:value-type="string" office:string-value="" calcext:value-type="error">
            <text:p>#NUM!</text:p>
          </table:table-cell>
          <table:table-cell table:style-name="ce68" table:formula="of:=[.J21]*[.K21]" office:value-type="string" office:string-value="" calcext:value-type="error">
            <text:p>#NUM!</text:p>
          </table:table-cell>
          <table:table-cell table:style-name="ce68" table:formula="of:=[.H21]/[.L21]" office:value-type="string" office:string-value="" calcext:value-type="error">
            <text:p>#DIV/0!</text:p>
          </table:table-cell>
          <table:table-cell table:style-name="ce68" table:formula="of:=[.M21]*10^24" office:value-type="string" office:string-value="" calcext:value-type="error">
            <text:p>#DIV/0!</text:p>
          </table:table-cell>
          <table:table-cell/>
          <table:table-cell table:formula="of:=0.9585-(0.00408*[.F21]^2)" office:value-type="float" office:value="0.9585" calcext:value-type="float">
            <text:p>0.9585</text:p>
          </table:table-cell>
          <table:table-cell table:style-name="ce68" table:formula="of:=(1+(EXP((3.233*[.F21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21]&lt;2.5;[.N21]*[.Q21];0)" office:value-type="string" office:string-value="" calcext:value-type="error">
            <text:p>#DIV/0!</text:p>
          </table:table-cell>
          <table:table-cell table:style-name="ce68" table:formula="of:=IF([.F21]&lt;10;[.N21]*[.P21];0)" office:value-type="string" office:string-value="" calcext:value-type="error">
            <text:p>#DIV/0!</text:p>
          </table:table-cell>
          <table:table-cell table:style-name="ce68" table:formula="of:=[.T21]-[.S21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2]/PI()))" office:value-type="float" office:value="0" calcext:value-type="float">
            <text:p>0</text:p>
          </table:table-cell>
          <table:table-cell table:style-name="ce68" table:formula="of:=(PI()/6)*density*(([.F22]/[.E22])^3)" office:value-type="string" office:string-value="" calcext:value-type="error">
            <text:p>#DIV/0!</text:p>
          </table:table-cell>
          <table:table-cell table:style-name="ce68" table:formula="of:=[.G22]/(Area*Time)" office:value-type="string" office:string-value="" calcext:value-type="error">
            <text:p>#DIV/0!</text:p>
          </table:table-cell>
          <table:table-cell table:style-name="ce68" table:formula="of:=(density*([.F22]^2))/(18*dynamicV)" office:value-type="float" office:value="0" calcext:value-type="float">
            <text:p>0.00E+00</text:p>
          </table:table-cell>
          <table:table-cell table:style-name="ce69" table:formula="of:=[.I22]*gravity" office:value-type="float" office:value="0" calcext:value-type="float">
            <text:p>0.00E+00</text:p>
          </table:table-cell>
          <table:table-cell table:formula="of:=0.00595*((([.F22]*[.I22]*gravity)/KinematicV)^(0-0.439))" office:value-type="string" office:string-value="" calcext:value-type="error">
            <text:p>#NUM!</text:p>
          </table:table-cell>
          <table:table-cell table:style-name="ce68" table:formula="of:=[.J22]*[.K22]" office:value-type="string" office:string-value="" calcext:value-type="error">
            <text:p>#NUM!</text:p>
          </table:table-cell>
          <table:table-cell table:style-name="ce68" table:formula="of:=[.H22]/[.L22]" office:value-type="string" office:string-value="" calcext:value-type="error">
            <text:p>#DIV/0!</text:p>
          </table:table-cell>
          <table:table-cell table:style-name="ce68" table:formula="of:=[.M22]*10^24" office:value-type="string" office:string-value="" calcext:value-type="error">
            <text:p>#DIV/0!</text:p>
          </table:table-cell>
          <table:table-cell/>
          <table:table-cell table:formula="of:=0.9585-(0.00408*[.F22]^2)" office:value-type="float" office:value="0.9585" calcext:value-type="float">
            <text:p>0.9585</text:p>
          </table:table-cell>
          <table:table-cell table:style-name="ce68" table:formula="of:=(1+(EXP((3.233*[.F22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22]&lt;2.5;[.N22]*[.Q22];0)" office:value-type="string" office:string-value="" calcext:value-type="error">
            <text:p>#DIV/0!</text:p>
          </table:table-cell>
          <table:table-cell table:style-name="ce68" table:formula="of:=IF([.F22]&lt;10;[.N22]*[.P22];0)" office:value-type="string" office:string-value="" calcext:value-type="error">
            <text:p>#DIV/0!</text:p>
          </table:table-cell>
          <table:table-cell table:style-name="ce68" table:formula="of:=[.T22]-[.S22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3]/PI()))" office:value-type="float" office:value="0" calcext:value-type="float">
            <text:p>0</text:p>
          </table:table-cell>
          <table:table-cell table:style-name="ce68" table:formula="of:=(PI()/6)*density*(([.F23]/[.E23])^3)" office:value-type="string" office:string-value="" calcext:value-type="error">
            <text:p>#DIV/0!</text:p>
          </table:table-cell>
          <table:table-cell table:style-name="ce68" table:formula="of:=[.G23]/(Area*Time)" office:value-type="string" office:string-value="" calcext:value-type="error">
            <text:p>#DIV/0!</text:p>
          </table:table-cell>
          <table:table-cell table:style-name="ce68" table:formula="of:=(density*([.F23]^2))/(18*dynamicV)" office:value-type="float" office:value="0" calcext:value-type="float">
            <text:p>0.00E+00</text:p>
          </table:table-cell>
          <table:table-cell table:style-name="ce69" table:formula="of:=[.I23]*gravity" office:value-type="float" office:value="0" calcext:value-type="float">
            <text:p>0.00E+00</text:p>
          </table:table-cell>
          <table:table-cell table:formula="of:=0.00595*((([.F23]*[.I23]*gravity)/KinematicV)^(0-0.439))" office:value-type="string" office:string-value="" calcext:value-type="error">
            <text:p>#NUM!</text:p>
          </table:table-cell>
          <table:table-cell table:style-name="ce68" table:formula="of:=[.J23]*[.K23]" office:value-type="string" office:string-value="" calcext:value-type="error">
            <text:p>#NUM!</text:p>
          </table:table-cell>
          <table:table-cell table:style-name="ce68" table:formula="of:=[.H23]/[.L23]" office:value-type="string" office:string-value="" calcext:value-type="error">
            <text:p>#DIV/0!</text:p>
          </table:table-cell>
          <table:table-cell table:style-name="ce68" table:formula="of:=[.M23]*10^24" office:value-type="string" office:string-value="" calcext:value-type="error">
            <text:p>#DIV/0!</text:p>
          </table:table-cell>
          <table:table-cell/>
          <table:table-cell table:formula="of:=0.9585-(0.00408*[.F23]^2)" office:value-type="float" office:value="0.9585" calcext:value-type="float">
            <text:p>0.9585</text:p>
          </table:table-cell>
          <table:table-cell table:style-name="ce68" table:formula="of:=(1+(EXP((3.233*[.F23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23]&lt;2.5;[.N23]*[.Q23];0)" office:value-type="string" office:string-value="" calcext:value-type="error">
            <text:p>#DIV/0!</text:p>
          </table:table-cell>
          <table:table-cell table:style-name="ce68" table:formula="of:=IF([.F23]&lt;10;[.N23]*[.P23];0)" office:value-type="string" office:string-value="" calcext:value-type="error">
            <text:p>#DIV/0!</text:p>
          </table:table-cell>
          <table:table-cell table:style-name="ce68" table:formula="of:=[.T23]-[.S23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4]/PI()))" office:value-type="float" office:value="0" calcext:value-type="float">
            <text:p>0</text:p>
          </table:table-cell>
          <table:table-cell table:style-name="ce68" table:formula="of:=(PI()/6)*density*(([.F24]/[.E24])^3)" office:value-type="string" office:string-value="" calcext:value-type="error">
            <text:p>#DIV/0!</text:p>
          </table:table-cell>
          <table:table-cell table:style-name="ce68" table:formula="of:=[.G24]/(Area*Time)" office:value-type="string" office:string-value="" calcext:value-type="error">
            <text:p>#DIV/0!</text:p>
          </table:table-cell>
          <table:table-cell table:style-name="ce68" table:formula="of:=(density*([.F24]^2))/(18*dynamicV)" office:value-type="float" office:value="0" calcext:value-type="float">
            <text:p>0.00E+00</text:p>
          </table:table-cell>
          <table:table-cell table:style-name="ce69" table:formula="of:=[.I24]*gravity" office:value-type="float" office:value="0" calcext:value-type="float">
            <text:p>0.00E+00</text:p>
          </table:table-cell>
          <table:table-cell table:formula="of:=0.00595*((([.F24]*[.I24]*gravity)/KinematicV)^(0-0.439))" office:value-type="string" office:string-value="" calcext:value-type="error">
            <text:p>#NUM!</text:p>
          </table:table-cell>
          <table:table-cell table:style-name="ce68" table:formula="of:=[.J24]*[.K24]" office:value-type="string" office:string-value="" calcext:value-type="error">
            <text:p>#NUM!</text:p>
          </table:table-cell>
          <table:table-cell table:style-name="ce68" table:formula="of:=[.H24]/[.L24]" office:value-type="string" office:string-value="" calcext:value-type="error">
            <text:p>#DIV/0!</text:p>
          </table:table-cell>
          <table:table-cell table:style-name="ce68" table:formula="of:=[.M24]*10^24" office:value-type="string" office:string-value="" calcext:value-type="error">
            <text:p>#DIV/0!</text:p>
          </table:table-cell>
          <table:table-cell/>
          <table:table-cell table:formula="of:=0.9585-(0.00408*[.F24]^2)" office:value-type="float" office:value="0.9585" calcext:value-type="float">
            <text:p>0.9585</text:p>
          </table:table-cell>
          <table:table-cell table:style-name="ce68" table:formula="of:=(1+(EXP((3.233*[.F24])-9.495)))^(0-3.368)" office:value-type="float" office:value="0.99974667699675" calcext:value-type="float">
            <text:p>1.00E+00</text:p>
          </table:table-cell>
          <table:table-cell/>
          <table:table-cell table:formula="of:=IF([.F24]&lt;2.5;[.N24]*[.Q24];0)" office:value-type="string" office:string-value="" calcext:value-type="error">
            <text:p>#DIV/0!</text:p>
          </table:table-cell>
          <table:table-cell table:formula="of:=IF([.F24]&lt;10;[.N24]*[.P24];0)" office:value-type="string" office:string-value="" calcext:value-type="error">
            <text:p>#DIV/0!</text:p>
          </table:table-cell>
          <table:table-cell table:formula="of:=[.T24]-[.S24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5]/PI()))" office:value-type="float" office:value="0" calcext:value-type="float">
            <text:p>0</text:p>
          </table:table-cell>
          <table:table-cell table:style-name="ce68" table:formula="of:=(PI()/6)*density*(([.F25]/[.E25])^3)" office:value-type="string" office:string-value="" calcext:value-type="error">
            <text:p>#DIV/0!</text:p>
          </table:table-cell>
          <table:table-cell table:style-name="ce68" table:formula="of:=[.G25]/(Area*Time)" office:value-type="string" office:string-value="" calcext:value-type="error">
            <text:p>#DIV/0!</text:p>
          </table:table-cell>
          <table:table-cell table:style-name="ce68" table:formula="of:=(density*([.F25]^2))/(18*dynamicV)" office:value-type="float" office:value="0" calcext:value-type="float">
            <text:p>0.00E+00</text:p>
          </table:table-cell>
          <table:table-cell table:style-name="ce69" table:formula="of:=[.I25]*gravity" office:value-type="float" office:value="0" calcext:value-type="float">
            <text:p>0.00E+00</text:p>
          </table:table-cell>
          <table:table-cell table:formula="of:=0.00595*((([.F25]*[.I25]*gravity)/KinematicV)^(0-0.439))" office:value-type="string" office:string-value="" calcext:value-type="error">
            <text:p>#NUM!</text:p>
          </table:table-cell>
          <table:table-cell table:style-name="ce68" table:formula="of:=[.J25]*[.K25]" office:value-type="string" office:string-value="" calcext:value-type="error">
            <text:p>#NUM!</text:p>
          </table:table-cell>
          <table:table-cell table:style-name="ce68" table:formula="of:=[.H25]/[.L25]" office:value-type="string" office:string-value="" calcext:value-type="error">
            <text:p>#DIV/0!</text:p>
          </table:table-cell>
          <table:table-cell table:style-name="ce68" table:formula="of:=[.M25]*10^24" office:value-type="string" office:string-value="" calcext:value-type="error">
            <text:p>#DIV/0!</text:p>
          </table:table-cell>
          <table:table-cell/>
          <table:table-cell table:formula="of:=0.9585-(0.00408*[.F25]^2)" office:value-type="float" office:value="0.9585" calcext:value-type="float">
            <text:p>0.9585</text:p>
          </table:table-cell>
          <table:table-cell table:style-name="ce68" table:formula="of:=(1+(EXP((3.233*[.F25])-9.495)))^(0-3.368)" office:value-type="float" office:value="0.99974667699675" calcext:value-type="float">
            <text:p>1.00E+00</text:p>
          </table:table-cell>
          <table:table-cell/>
          <table:table-cell table:formula="of:=IF([.F25]&lt;2.5;[.N25]*[.Q25];0)" office:value-type="string" office:string-value="" calcext:value-type="error">
            <text:p>#DIV/0!</text:p>
          </table:table-cell>
          <table:table-cell table:style-name="ce68" table:formula="of:=IF([.F25]&lt;10;[.N25]*[.P25];0)" office:value-type="string" office:string-value="" calcext:value-type="error">
            <text:p>#DIV/0!</text:p>
          </table:table-cell>
          <table:table-cell table:style-name="ce68" table:formula="of:=[.T25]-[.S25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6]/PI()))" office:value-type="float" office:value="0" calcext:value-type="float">
            <text:p>0</text:p>
          </table:table-cell>
          <table:table-cell table:style-name="ce68" table:formula="of:=(PI()/6)*density*(([.F26]/[.E26])^3)" office:value-type="string" office:string-value="" calcext:value-type="error">
            <text:p>#DIV/0!</text:p>
          </table:table-cell>
          <table:table-cell table:style-name="ce68" table:formula="of:=[.G26]/(Area*Time)" office:value-type="string" office:string-value="" calcext:value-type="error">
            <text:p>#DIV/0!</text:p>
          </table:table-cell>
          <table:table-cell table:style-name="ce68" table:formula="of:=(density*([.F26]^2))/(18*dynamicV)" office:value-type="float" office:value="0" calcext:value-type="float">
            <text:p>0.00E+00</text:p>
          </table:table-cell>
          <table:table-cell table:style-name="ce69" table:formula="of:=[.I26]*gravity" office:value-type="float" office:value="0" calcext:value-type="float">
            <text:p>0.00E+00</text:p>
          </table:table-cell>
          <table:table-cell table:formula="of:=0.00595*((([.F26]*[.I26]*gravity)/KinematicV)^(0-0.439))" office:value-type="string" office:string-value="" calcext:value-type="error">
            <text:p>#NUM!</text:p>
          </table:table-cell>
          <table:table-cell table:style-name="ce68" table:formula="of:=[.J26]*[.K26]" office:value-type="string" office:string-value="" calcext:value-type="error">
            <text:p>#NUM!</text:p>
          </table:table-cell>
          <table:table-cell table:style-name="ce68" table:formula="of:=[.H26]/[.L26]" office:value-type="string" office:string-value="" calcext:value-type="error">
            <text:p>#DIV/0!</text:p>
          </table:table-cell>
          <table:table-cell table:style-name="ce68" table:formula="of:=[.M26]*10^24" office:value-type="string" office:string-value="" calcext:value-type="error">
            <text:p>#DIV/0!</text:p>
          </table:table-cell>
          <table:table-cell/>
          <table:table-cell table:formula="of:=0.9585-(0.00408*[.F26]^2)" office:value-type="float" office:value="0.9585" calcext:value-type="float">
            <text:p>0.9585</text:p>
          </table:table-cell>
          <table:table-cell table:style-name="ce68" table:formula="of:=(1+(EXP((3.233*[.F26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26]&lt;2.5;[.N26]*[.Q26];0)" office:value-type="string" office:string-value="" calcext:value-type="error">
            <text:p>#DIV/0!</text:p>
          </table:table-cell>
          <table:table-cell table:style-name="ce68" table:formula="of:=IF([.F26]&lt;10;[.N26]*[.P26];0)" office:value-type="string" office:string-value="" calcext:value-type="error">
            <text:p>#DIV/0!</text:p>
          </table:table-cell>
          <table:table-cell table:style-name="ce68" table:formula="of:=[.T26]-[.S26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7]/PI()))" office:value-type="float" office:value="0" calcext:value-type="float">
            <text:p>0</text:p>
          </table:table-cell>
          <table:table-cell table:style-name="ce68" table:formula="of:=(PI()/6)*density*(([.F27]/[.E27])^3)" office:value-type="string" office:string-value="" calcext:value-type="error">
            <text:p>#DIV/0!</text:p>
          </table:table-cell>
          <table:table-cell table:style-name="ce68" table:formula="of:=[.G27]/(Area*Time)" office:value-type="string" office:string-value="" calcext:value-type="error">
            <text:p>#DIV/0!</text:p>
          </table:table-cell>
          <table:table-cell table:style-name="ce68" table:formula="of:=(density*([.F27]^2))/(18*dynamicV)" office:value-type="float" office:value="0" calcext:value-type="float">
            <text:p>0.00E+00</text:p>
          </table:table-cell>
          <table:table-cell table:style-name="ce69" table:formula="of:=[.I27]*gravity" office:value-type="float" office:value="0" calcext:value-type="float">
            <text:p>0.00E+00</text:p>
          </table:table-cell>
          <table:table-cell table:formula="of:=0.00595*((([.F27]*[.I27]*gravity)/KinematicV)^(0-0.439))" office:value-type="string" office:string-value="" calcext:value-type="error">
            <text:p>#NUM!</text:p>
          </table:table-cell>
          <table:table-cell table:style-name="ce68" table:formula="of:=[.J27]*[.K27]" office:value-type="string" office:string-value="" calcext:value-type="error">
            <text:p>#NUM!</text:p>
          </table:table-cell>
          <table:table-cell table:style-name="ce68" table:formula="of:=[.H27]/[.L27]" office:value-type="string" office:string-value="" calcext:value-type="error">
            <text:p>#DIV/0!</text:p>
          </table:table-cell>
          <table:table-cell table:style-name="ce68" table:formula="of:=[.M27]*10^24" office:value-type="string" office:string-value="" calcext:value-type="error">
            <text:p>#DIV/0!</text:p>
          </table:table-cell>
          <table:table-cell/>
          <table:table-cell table:formula="of:=0.9585-(0.00408*[.F27]^2)" office:value-type="float" office:value="0.9585" calcext:value-type="float">
            <text:p>0.9585</text:p>
          </table:table-cell>
          <table:table-cell table:style-name="ce68" table:formula="of:=(1+(EXP((3.233*[.F27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27]&lt;2.5;[.N27]*[.Q27];0)" office:value-type="string" office:string-value="" calcext:value-type="error">
            <text:p>#DIV/0!</text:p>
          </table:table-cell>
          <table:table-cell table:style-name="ce68" table:formula="of:=IF([.F27]&lt;10;[.N27]*[.P27];0)" office:value-type="string" office:string-value="" calcext:value-type="error">
            <text:p>#DIV/0!</text:p>
          </table:table-cell>
          <table:table-cell table:style-name="ce68" table:formula="of:=[.T27]-[.S2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8]/PI()))" office:value-type="float" office:value="0" calcext:value-type="float">
            <text:p>0</text:p>
          </table:table-cell>
          <table:table-cell table:style-name="ce68" table:formula="of:=(PI()/6)*density*(([.F28]/[.E28])^3)" office:value-type="string" office:string-value="" calcext:value-type="error">
            <text:p>#DIV/0!</text:p>
          </table:table-cell>
          <table:table-cell table:style-name="ce68" table:formula="of:=[.G28]/(Area*Time)" office:value-type="string" office:string-value="" calcext:value-type="error">
            <text:p>#DIV/0!</text:p>
          </table:table-cell>
          <table:table-cell table:style-name="ce68" table:formula="of:=(density*([.F28]^2))/(18*dynamicV)" office:value-type="float" office:value="0" calcext:value-type="float">
            <text:p>0.00E+00</text:p>
          </table:table-cell>
          <table:table-cell table:style-name="ce69" table:formula="of:=[.I28]*gravity" office:value-type="float" office:value="0" calcext:value-type="float">
            <text:p>0.00E+00</text:p>
          </table:table-cell>
          <table:table-cell table:formula="of:=0.00595*((([.F28]*[.I28]*gravity)/KinematicV)^(0-0.439))" office:value-type="string" office:string-value="" calcext:value-type="error">
            <text:p>#NUM!</text:p>
          </table:table-cell>
          <table:table-cell table:style-name="ce68" table:formula="of:=[.J28]*[.K28]" office:value-type="string" office:string-value="" calcext:value-type="error">
            <text:p>#NUM!</text:p>
          </table:table-cell>
          <table:table-cell table:style-name="ce68" table:formula="of:=[.H28]/[.L28]" office:value-type="string" office:string-value="" calcext:value-type="error">
            <text:p>#DIV/0!</text:p>
          </table:table-cell>
          <table:table-cell table:style-name="ce68" table:formula="of:=[.M28]*10^24" office:value-type="string" office:string-value="" calcext:value-type="error">
            <text:p>#DIV/0!</text:p>
          </table:table-cell>
          <table:table-cell/>
          <table:table-cell table:formula="of:=0.9585-(0.00408*[.F28]^2)" office:value-type="float" office:value="0.9585" calcext:value-type="float">
            <text:p>0.9585</text:p>
          </table:table-cell>
          <table:table-cell table:style-name="ce68" table:formula="of:=(1+(EXP((3.233*[.F28])-9.495)))^(0-3.368)" office:value-type="float" office:value="0.99974667699675" calcext:value-type="float">
            <text:p>1.00E+00</text:p>
          </table:table-cell>
          <table:table-cell/>
          <table:table-cell table:formula="of:=IF([.F28]&lt;2.5;[.N28]*[.Q28];0)" office:value-type="string" office:string-value="" calcext:value-type="error">
            <text:p>#DIV/0!</text:p>
          </table:table-cell>
          <table:table-cell table:style-name="ce68" table:formula="of:=IF([.F28]&lt;10;[.N28]*[.P28];0)" office:value-type="string" office:string-value="" calcext:value-type="error">
            <text:p>#DIV/0!</text:p>
          </table:table-cell>
          <table:table-cell table:style-name="ce68" table:formula="of:=[.T28]-[.S28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29]/PI()))" office:value-type="float" office:value="0" calcext:value-type="float">
            <text:p>0</text:p>
          </table:table-cell>
          <table:table-cell table:style-name="ce68" table:formula="of:=(PI()/6)*density*(([.F29]/[.E29])^3)" office:value-type="string" office:string-value="" calcext:value-type="error">
            <text:p>#DIV/0!</text:p>
          </table:table-cell>
          <table:table-cell table:style-name="ce68" table:formula="of:=[.G29]/(Area*Time)" office:value-type="string" office:string-value="" calcext:value-type="error">
            <text:p>#DIV/0!</text:p>
          </table:table-cell>
          <table:table-cell table:style-name="ce68" table:formula="of:=(density*([.F29]^2))/(18*dynamicV)" office:value-type="float" office:value="0" calcext:value-type="float">
            <text:p>0.00E+00</text:p>
          </table:table-cell>
          <table:table-cell table:style-name="ce69" table:formula="of:=[.I29]*gravity" office:value-type="float" office:value="0" calcext:value-type="float">
            <text:p>0.00E+00</text:p>
          </table:table-cell>
          <table:table-cell table:formula="of:=0.00595*((([.F29]*[.I29]*gravity)/KinematicV)^(0-0.439))" office:value-type="string" office:string-value="" calcext:value-type="error">
            <text:p>#NUM!</text:p>
          </table:table-cell>
          <table:table-cell table:style-name="ce68" table:formula="of:=[.J29]*[.K29]" office:value-type="string" office:string-value="" calcext:value-type="error">
            <text:p>#NUM!</text:p>
          </table:table-cell>
          <table:table-cell table:style-name="ce68" table:formula="of:=[.H29]/[.L29]" office:value-type="string" office:string-value="" calcext:value-type="error">
            <text:p>#DIV/0!</text:p>
          </table:table-cell>
          <table:table-cell table:style-name="ce68" table:formula="of:=[.M29]*10^24" office:value-type="string" office:string-value="" calcext:value-type="error">
            <text:p>#DIV/0!</text:p>
          </table:table-cell>
          <table:table-cell/>
          <table:table-cell table:formula="of:=0.9585-(0.00408*[.F29]^2)" office:value-type="float" office:value="0.9585" calcext:value-type="float">
            <text:p>0.9585</text:p>
          </table:table-cell>
          <table:table-cell table:style-name="ce68" table:formula="of:=(1+(EXP((3.233*[.F29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29]&lt;2.5;[.N29]*[.Q29];0)" office:value-type="string" office:string-value="" calcext:value-type="error">
            <text:p>#DIV/0!</text:p>
          </table:table-cell>
          <table:table-cell table:style-name="ce68" table:formula="of:=IF([.F29]&lt;10;[.N29]*[.P29];0)" office:value-type="string" office:string-value="" calcext:value-type="error">
            <text:p>#DIV/0!</text:p>
          </table:table-cell>
          <table:table-cell table:style-name="ce68" table:formula="of:=[.T29]-[.S29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0]/PI()))" office:value-type="float" office:value="0" calcext:value-type="float">
            <text:p>0</text:p>
          </table:table-cell>
          <table:table-cell table:style-name="ce68" table:formula="of:=(PI()/6)*density*(([.F30]/[.E30])^3)" office:value-type="string" office:string-value="" calcext:value-type="error">
            <text:p>#DIV/0!</text:p>
          </table:table-cell>
          <table:table-cell table:style-name="ce68" table:formula="of:=[.G30]/(Area*Time)" office:value-type="string" office:string-value="" calcext:value-type="error">
            <text:p>#DIV/0!</text:p>
          </table:table-cell>
          <table:table-cell table:style-name="ce68" table:formula="of:=(density*([.F30]^2))/(18*dynamicV)" office:value-type="float" office:value="0" calcext:value-type="float">
            <text:p>0.00E+00</text:p>
          </table:table-cell>
          <table:table-cell table:style-name="ce69" table:formula="of:=[.I30]*gravity" office:value-type="float" office:value="0" calcext:value-type="float">
            <text:p>0.00E+00</text:p>
          </table:table-cell>
          <table:table-cell table:formula="of:=0.00595*((([.F30]*[.I30]*gravity)/KinematicV)^(0-0.439))" office:value-type="string" office:string-value="" calcext:value-type="error">
            <text:p>#NUM!</text:p>
          </table:table-cell>
          <table:table-cell table:style-name="ce68" table:formula="of:=[.J30]*[.K30]" office:value-type="string" office:string-value="" calcext:value-type="error">
            <text:p>#NUM!</text:p>
          </table:table-cell>
          <table:table-cell table:style-name="ce68" table:formula="of:=[.H30]/[.L30]" office:value-type="string" office:string-value="" calcext:value-type="error">
            <text:p>#DIV/0!</text:p>
          </table:table-cell>
          <table:table-cell table:style-name="ce68" table:formula="of:=[.M30]*10^24" office:value-type="string" office:string-value="" calcext:value-type="error">
            <text:p>#DIV/0!</text:p>
          </table:table-cell>
          <table:table-cell/>
          <table:table-cell table:formula="of:=0.9585-(0.00408*[.F30]^2)" office:value-type="float" office:value="0.9585" calcext:value-type="float">
            <text:p>0.9585</text:p>
          </table:table-cell>
          <table:table-cell table:style-name="ce68" table:formula="of:=(1+(EXP((3.233*[.F30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30]&lt;2.5;[.N30]*[.Q30];0)" office:value-type="string" office:string-value="" calcext:value-type="error">
            <text:p>#DIV/0!</text:p>
          </table:table-cell>
          <table:table-cell table:style-name="ce68" table:formula="of:=IF([.F30]&lt;10;[.N30]*[.P30];0)" office:value-type="string" office:string-value="" calcext:value-type="error">
            <text:p>#DIV/0!</text:p>
          </table:table-cell>
          <table:table-cell table:style-name="ce68" table:formula="of:=[.T30]-[.S30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1]/PI()))" office:value-type="float" office:value="0" calcext:value-type="float">
            <text:p>0</text:p>
          </table:table-cell>
          <table:table-cell table:style-name="ce68" table:formula="of:=(PI()/6)*density*(([.F31]/[.E31])^3)" office:value-type="string" office:string-value="" calcext:value-type="error">
            <text:p>#DIV/0!</text:p>
          </table:table-cell>
          <table:table-cell table:style-name="ce68" table:formula="of:=[.G31]/(Area*Time)" office:value-type="string" office:string-value="" calcext:value-type="error">
            <text:p>#DIV/0!</text:p>
          </table:table-cell>
          <table:table-cell table:style-name="ce68" table:formula="of:=(density*([.F31]^2))/(18*dynamicV)" office:value-type="float" office:value="0" calcext:value-type="float">
            <text:p>0.00E+00</text:p>
          </table:table-cell>
          <table:table-cell table:style-name="ce69" table:formula="of:=[.I31]*gravity" office:value-type="float" office:value="0" calcext:value-type="float">
            <text:p>0.00E+00</text:p>
          </table:table-cell>
          <table:table-cell table:formula="of:=0.00595*((([.F31]*[.I31]*gravity)/KinematicV)^(0-0.439))" office:value-type="string" office:string-value="" calcext:value-type="error">
            <text:p>#NUM!</text:p>
          </table:table-cell>
          <table:table-cell table:style-name="ce68" table:formula="of:=[.J31]*[.K31]" office:value-type="string" office:string-value="" calcext:value-type="error">
            <text:p>#NUM!</text:p>
          </table:table-cell>
          <table:table-cell table:style-name="ce68" table:formula="of:=[.H31]/[.L31]" office:value-type="string" office:string-value="" calcext:value-type="error">
            <text:p>#DIV/0!</text:p>
          </table:table-cell>
          <table:table-cell table:style-name="ce68" table:formula="of:=[.M31]*10^24" office:value-type="string" office:string-value="" calcext:value-type="error">
            <text:p>#DIV/0!</text:p>
          </table:table-cell>
          <table:table-cell/>
          <table:table-cell table:formula="of:=0.9585-(0.00408*[.F31]^2)" office:value-type="float" office:value="0.9585" calcext:value-type="float">
            <text:p>0.9585</text:p>
          </table:table-cell>
          <table:table-cell table:style-name="ce68" table:formula="of:=(1+(EXP((3.233*[.F31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31]&lt;2.5;[.N31]*[.Q31];0)" office:value-type="string" office:string-value="" calcext:value-type="error">
            <text:p>#DIV/0!</text:p>
          </table:table-cell>
          <table:table-cell table:style-name="ce68" table:formula="of:=IF([.F31]&lt;10;[.N31]*[.P31];0)" office:value-type="string" office:string-value="" calcext:value-type="error">
            <text:p>#DIV/0!</text:p>
          </table:table-cell>
          <table:table-cell table:style-name="ce68" table:formula="of:=[.T31]-[.S31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2]/PI()))" office:value-type="float" office:value="0" calcext:value-type="float">
            <text:p>0</text:p>
          </table:table-cell>
          <table:table-cell table:style-name="ce68" table:formula="of:=(PI()/6)*density*(([.F32]/[.E32])^3)" office:value-type="string" office:string-value="" calcext:value-type="error">
            <text:p>#DIV/0!</text:p>
          </table:table-cell>
          <table:table-cell table:style-name="ce68" table:formula="of:=[.G32]/(Area*Time)" office:value-type="string" office:string-value="" calcext:value-type="error">
            <text:p>#DIV/0!</text:p>
          </table:table-cell>
          <table:table-cell table:style-name="ce68" table:formula="of:=(density*([.F32]^2))/(18*dynamicV)" office:value-type="float" office:value="0" calcext:value-type="float">
            <text:p>0.00E+00</text:p>
          </table:table-cell>
          <table:table-cell table:style-name="ce69" table:formula="of:=[.I32]*gravity" office:value-type="float" office:value="0" calcext:value-type="float">
            <text:p>0.00E+00</text:p>
          </table:table-cell>
          <table:table-cell table:formula="of:=0.00595*((([.F32]*[.I32]*gravity)/KinematicV)^(0-0.439))" office:value-type="string" office:string-value="" calcext:value-type="error">
            <text:p>#NUM!</text:p>
          </table:table-cell>
          <table:table-cell table:style-name="ce68" table:formula="of:=[.J32]*[.K32]" office:value-type="string" office:string-value="" calcext:value-type="error">
            <text:p>#NUM!</text:p>
          </table:table-cell>
          <table:table-cell table:style-name="ce68" table:formula="of:=[.H32]/[.L32]" office:value-type="string" office:string-value="" calcext:value-type="error">
            <text:p>#DIV/0!</text:p>
          </table:table-cell>
          <table:table-cell table:style-name="ce68" table:formula="of:=[.M32]*10^24" office:value-type="string" office:string-value="" calcext:value-type="error">
            <text:p>#DIV/0!</text:p>
          </table:table-cell>
          <table:table-cell/>
          <table:table-cell table:formula="of:=0.9585-(0.00408*[.F32]^2)" office:value-type="float" office:value="0.9585" calcext:value-type="float">
            <text:p>0.9585</text:p>
          </table:table-cell>
          <table:table-cell table:style-name="ce68" table:formula="of:=(1+(EXP((3.233*[.F32])-9.495)))^(0-3.368)" office:value-type="float" office:value="0.99974667699675" calcext:value-type="float">
            <text:p>1.00E+00</text:p>
          </table:table-cell>
          <table:table-cell/>
          <table:table-cell table:formula="of:=IF([.F32]&lt;2.5;[.N32]*[.Q32];0)" office:value-type="string" office:string-value="" calcext:value-type="error">
            <text:p>#DIV/0!</text:p>
          </table:table-cell>
          <table:table-cell table:style-name="ce68" table:formula="of:=IF([.F32]&lt;10;[.N32]*[.P32];0)" office:value-type="string" office:string-value="" calcext:value-type="error">
            <text:p>#DIV/0!</text:p>
          </table:table-cell>
          <table:table-cell table:style-name="ce68" table:formula="of:=[.T32]-[.S32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3]/PI()))" office:value-type="float" office:value="0" calcext:value-type="float">
            <text:p>0</text:p>
          </table:table-cell>
          <table:table-cell table:style-name="ce68" table:formula="of:=(PI()/6)*density*(([.F33]/[.E33])^3)" office:value-type="string" office:string-value="" calcext:value-type="error">
            <text:p>#DIV/0!</text:p>
          </table:table-cell>
          <table:table-cell table:style-name="ce68" table:formula="of:=[.G33]/(Area*Time)" office:value-type="string" office:string-value="" calcext:value-type="error">
            <text:p>#DIV/0!</text:p>
          </table:table-cell>
          <table:table-cell table:style-name="ce68" table:formula="of:=(density*([.F33]^2))/(18*dynamicV)" office:value-type="float" office:value="0" calcext:value-type="float">
            <text:p>0.00E+00</text:p>
          </table:table-cell>
          <table:table-cell table:style-name="ce69" table:formula="of:=[.I33]*gravity" office:value-type="float" office:value="0" calcext:value-type="float">
            <text:p>0.00E+00</text:p>
          </table:table-cell>
          <table:table-cell table:formula="of:=0.00595*((([.F33]*[.I33]*gravity)/KinematicV)^(0-0.439))" office:value-type="string" office:string-value="" calcext:value-type="error">
            <text:p>#NUM!</text:p>
          </table:table-cell>
          <table:table-cell table:style-name="ce68" table:formula="of:=[.J33]*[.K33]" office:value-type="string" office:string-value="" calcext:value-type="error">
            <text:p>#NUM!</text:p>
          </table:table-cell>
          <table:table-cell table:style-name="ce68" table:formula="of:=[.H33]/[.L33]" office:value-type="string" office:string-value="" calcext:value-type="error">
            <text:p>#DIV/0!</text:p>
          </table:table-cell>
          <table:table-cell table:style-name="ce68" table:formula="of:=[.M33]*10^24" office:value-type="string" office:string-value="" calcext:value-type="error">
            <text:p>#DIV/0!</text:p>
          </table:table-cell>
          <table:table-cell/>
          <table:table-cell table:formula="of:=0.9585-(0.00408*[.F33]^2)" office:value-type="float" office:value="0.9585" calcext:value-type="float">
            <text:p>0.9585</text:p>
          </table:table-cell>
          <table:table-cell table:style-name="ce68" table:formula="of:=(1+(EXP((3.233*[.F33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33]&lt;2.5;[.N33]*[.Q33];0)" office:value-type="string" office:string-value="" calcext:value-type="error">
            <text:p>#DIV/0!</text:p>
          </table:table-cell>
          <table:table-cell table:style-name="ce68" table:formula="of:=IF([.F33]&lt;10;[.N33]*[.P33];0)" office:value-type="string" office:string-value="" calcext:value-type="error">
            <text:p>#DIV/0!</text:p>
          </table:table-cell>
          <table:table-cell table:style-name="ce68" table:formula="of:=[.T33]-[.S33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4]/PI()))" office:value-type="float" office:value="0" calcext:value-type="float">
            <text:p>0</text:p>
          </table:table-cell>
          <table:table-cell table:style-name="ce68" table:formula="of:=(PI()/6)*density*(([.F34]/[.E34])^3)" office:value-type="string" office:string-value="" calcext:value-type="error">
            <text:p>#DIV/0!</text:p>
          </table:table-cell>
          <table:table-cell table:style-name="ce68" table:formula="of:=[.G34]/(Area*Time)" office:value-type="string" office:string-value="" calcext:value-type="error">
            <text:p>#DIV/0!</text:p>
          </table:table-cell>
          <table:table-cell table:style-name="ce68" table:formula="of:=(density*([.F34]^2))/(18*dynamicV)" office:value-type="float" office:value="0" calcext:value-type="float">
            <text:p>0.00E+00</text:p>
          </table:table-cell>
          <table:table-cell table:style-name="ce69" table:formula="of:=[.I34]*gravity" office:value-type="float" office:value="0" calcext:value-type="float">
            <text:p>0.00E+00</text:p>
          </table:table-cell>
          <table:table-cell table:formula="of:=0.00595*((([.F34]*[.I34]*gravity)/KinematicV)^(0-0.439))" office:value-type="string" office:string-value="" calcext:value-type="error">
            <text:p>#NUM!</text:p>
          </table:table-cell>
          <table:table-cell table:style-name="ce68" table:formula="of:=[.J34]*[.K34]" office:value-type="string" office:string-value="" calcext:value-type="error">
            <text:p>#NUM!</text:p>
          </table:table-cell>
          <table:table-cell table:style-name="ce68" table:formula="of:=[.H34]/[.L34]" office:value-type="string" office:string-value="" calcext:value-type="error">
            <text:p>#DIV/0!</text:p>
          </table:table-cell>
          <table:table-cell table:style-name="ce68" table:formula="of:=[.M34]*10^24" office:value-type="string" office:string-value="" calcext:value-type="error">
            <text:p>#DIV/0!</text:p>
          </table:table-cell>
          <table:table-cell/>
          <table:table-cell table:formula="of:=0.9585-(0.00408*[.F34]^2)" office:value-type="float" office:value="0.9585" calcext:value-type="float">
            <text:p>0.9585</text:p>
          </table:table-cell>
          <table:table-cell table:style-name="ce68" table:formula="of:=(1+(EXP((3.233*[.F34])-9.495)))^(0-3.368)" office:value-type="float" office:value="0.99974667699675" calcext:value-type="float">
            <text:p>1.00E+00</text:p>
          </table:table-cell>
          <table:table-cell/>
          <table:table-cell table:formula="of:=IF([.F34]&lt;2.5;[.N34]*[.Q34];0)" office:value-type="string" office:string-value="" calcext:value-type="error">
            <text:p>#DIV/0!</text:p>
          </table:table-cell>
          <table:table-cell table:formula="of:=IF([.F34]&lt;10;[.N34]*[.P34];0)" office:value-type="string" office:string-value="" calcext:value-type="error">
            <text:p>#DIV/0!</text:p>
          </table:table-cell>
          <table:table-cell table:formula="of:=[.T34]-[.S34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5]/PI()))" office:value-type="float" office:value="0" calcext:value-type="float">
            <text:p>0</text:p>
          </table:table-cell>
          <table:table-cell table:style-name="ce68" table:formula="of:=(PI()/6)*density*(([.F35]/[.E35])^3)" office:value-type="string" office:string-value="" calcext:value-type="error">
            <text:p>#DIV/0!</text:p>
          </table:table-cell>
          <table:table-cell table:style-name="ce68" table:formula="of:=[.G35]/(Area*Time)" office:value-type="string" office:string-value="" calcext:value-type="error">
            <text:p>#DIV/0!</text:p>
          </table:table-cell>
          <table:table-cell table:style-name="ce68" table:formula="of:=(density*([.F35]^2))/(18*dynamicV)" office:value-type="float" office:value="0" calcext:value-type="float">
            <text:p>0.00E+00</text:p>
          </table:table-cell>
          <table:table-cell table:style-name="ce69" table:formula="of:=[.I35]*gravity" office:value-type="float" office:value="0" calcext:value-type="float">
            <text:p>0.00E+00</text:p>
          </table:table-cell>
          <table:table-cell table:formula="of:=0.00595*((([.F35]*[.I35]*gravity)/KinematicV)^(0-0.439))" office:value-type="string" office:string-value="" calcext:value-type="error">
            <text:p>#NUM!</text:p>
          </table:table-cell>
          <table:table-cell table:style-name="ce68" table:formula="of:=[.J35]*[.K35]" office:value-type="string" office:string-value="" calcext:value-type="error">
            <text:p>#NUM!</text:p>
          </table:table-cell>
          <table:table-cell table:style-name="ce68" table:formula="of:=[.H35]/[.L35]" office:value-type="string" office:string-value="" calcext:value-type="error">
            <text:p>#DIV/0!</text:p>
          </table:table-cell>
          <table:table-cell table:style-name="ce68" table:formula="of:=[.M35]*10^24" office:value-type="string" office:string-value="" calcext:value-type="error">
            <text:p>#DIV/0!</text:p>
          </table:table-cell>
          <table:table-cell/>
          <table:table-cell table:formula="of:=0.9585-(0.00408*[.F35]^2)" office:value-type="float" office:value="0.9585" calcext:value-type="float">
            <text:p>0.9585</text:p>
          </table:table-cell>
          <table:table-cell table:style-name="ce68" table:formula="of:=(1+(EXP((3.233*[.F35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35]&lt;2.5;[.N35]*[.Q35];0)" office:value-type="string" office:string-value="" calcext:value-type="error">
            <text:p>#DIV/0!</text:p>
          </table:table-cell>
          <table:table-cell table:style-name="ce68" table:formula="of:=IF([.F35]&lt;10;[.N35]*[.P35];0)" office:value-type="string" office:string-value="" calcext:value-type="error">
            <text:p>#DIV/0!</text:p>
          </table:table-cell>
          <table:table-cell table:style-name="ce68" table:formula="of:=[.T35]-[.S35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6]/PI()))" office:value-type="float" office:value="0" calcext:value-type="float">
            <text:p>0</text:p>
          </table:table-cell>
          <table:table-cell table:style-name="ce68" table:formula="of:=(PI()/6)*density*(([.F36]/[.E36])^3)" office:value-type="string" office:string-value="" calcext:value-type="error">
            <text:p>#DIV/0!</text:p>
          </table:table-cell>
          <table:table-cell table:style-name="ce68" table:formula="of:=[.G36]/(Area*Time)" office:value-type="string" office:string-value="" calcext:value-type="error">
            <text:p>#DIV/0!</text:p>
          </table:table-cell>
          <table:table-cell table:style-name="ce68" table:formula="of:=(density*([.F36]^2))/(18*dynamicV)" office:value-type="float" office:value="0" calcext:value-type="float">
            <text:p>0.00E+00</text:p>
          </table:table-cell>
          <table:table-cell table:style-name="ce69" table:formula="of:=[.I36]*gravity" office:value-type="float" office:value="0" calcext:value-type="float">
            <text:p>0.00E+00</text:p>
          </table:table-cell>
          <table:table-cell table:formula="of:=0.00595*((([.F36]*[.I36]*gravity)/KinematicV)^(0-0.439))" office:value-type="string" office:string-value="" calcext:value-type="error">
            <text:p>#NUM!</text:p>
          </table:table-cell>
          <table:table-cell table:style-name="ce68" table:formula="of:=[.J36]*[.K36]" office:value-type="string" office:string-value="" calcext:value-type="error">
            <text:p>#NUM!</text:p>
          </table:table-cell>
          <table:table-cell table:style-name="ce68" table:formula="of:=[.H36]/[.L36]" office:value-type="string" office:string-value="" calcext:value-type="error">
            <text:p>#DIV/0!</text:p>
          </table:table-cell>
          <table:table-cell table:style-name="ce68" table:formula="of:=[.M36]*10^24" office:value-type="string" office:string-value="" calcext:value-type="error">
            <text:p>#DIV/0!</text:p>
          </table:table-cell>
          <table:table-cell/>
          <table:table-cell table:formula="of:=0.9585-(0.00408*[.F36]^2)" office:value-type="float" office:value="0.9585" calcext:value-type="float">
            <text:p>0.9585</text:p>
          </table:table-cell>
          <table:table-cell table:style-name="ce68" table:formula="of:=(1+(EXP((3.233*[.F36])-9.495)))^(0-3.368)" office:value-type="float" office:value="0.99974667699675" calcext:value-type="float">
            <text:p>1.00E+00</text:p>
          </table:table-cell>
          <table:table-cell/>
          <table:table-cell table:formula="of:=IF([.F36]&lt;2.5;[.N36]*[.Q36];0)" office:value-type="string" office:string-value="" calcext:value-type="error">
            <text:p>#DIV/0!</text:p>
          </table:table-cell>
          <table:table-cell table:formula="of:=IF([.F36]&lt;10;[.N36]*[.P36];0)" office:value-type="string" office:string-value="" calcext:value-type="error">
            <text:p>#DIV/0!</text:p>
          </table:table-cell>
          <table:table-cell table:formula="of:=[.T36]-[.S36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7]/PI()))" office:value-type="float" office:value="0" calcext:value-type="float">
            <text:p>0</text:p>
          </table:table-cell>
          <table:table-cell table:style-name="ce68" table:formula="of:=(PI()/6)*density*(([.F37]/[.E37])^3)" office:value-type="string" office:string-value="" calcext:value-type="error">
            <text:p>#DIV/0!</text:p>
          </table:table-cell>
          <table:table-cell table:style-name="ce68" table:formula="of:=[.G37]/(Area*Time)" office:value-type="string" office:string-value="" calcext:value-type="error">
            <text:p>#DIV/0!</text:p>
          </table:table-cell>
          <table:table-cell table:style-name="ce68" table:formula="of:=(density*([.F37]^2))/(18*dynamicV)" office:value-type="float" office:value="0" calcext:value-type="float">
            <text:p>0.00E+00</text:p>
          </table:table-cell>
          <table:table-cell table:style-name="ce69" table:formula="of:=[.I37]*gravity" office:value-type="float" office:value="0" calcext:value-type="float">
            <text:p>0.00E+00</text:p>
          </table:table-cell>
          <table:table-cell table:formula="of:=0.00595*((([.F37]*[.I37]*gravity)/KinematicV)^(0-0.439))" office:value-type="string" office:string-value="" calcext:value-type="error">
            <text:p>#NUM!</text:p>
          </table:table-cell>
          <table:table-cell table:style-name="ce68" table:formula="of:=[.J37]*[.K37]" office:value-type="string" office:string-value="" calcext:value-type="error">
            <text:p>#NUM!</text:p>
          </table:table-cell>
          <table:table-cell table:style-name="ce68" table:formula="of:=[.H37]/[.L37]" office:value-type="string" office:string-value="" calcext:value-type="error">
            <text:p>#DIV/0!</text:p>
          </table:table-cell>
          <table:table-cell table:style-name="ce68" table:formula="of:=[.M37]*10^24" office:value-type="string" office:string-value="" calcext:value-type="error">
            <text:p>#DIV/0!</text:p>
          </table:table-cell>
          <table:table-cell/>
          <table:table-cell table:formula="of:=0.9585-(0.00408*[.F37]^2)" office:value-type="float" office:value="0.9585" calcext:value-type="float">
            <text:p>0.9585</text:p>
          </table:table-cell>
          <table:table-cell table:style-name="ce68" table:formula="of:=(1+(EXP((3.233*[.F37])-9.495)))^(0-3.368)" office:value-type="float" office:value="0.99974667699675" calcext:value-type="float">
            <text:p>1.00E+00</text:p>
          </table:table-cell>
          <table:table-cell/>
          <table:table-cell table:formula="of:=IF([.F37]&lt;2.5;[.N37]*[.Q37];0)" office:value-type="string" office:string-value="" calcext:value-type="error">
            <text:p>#DIV/0!</text:p>
          </table:table-cell>
          <table:table-cell table:style-name="ce68" table:formula="of:=IF([.F37]&lt;10;[.N37]*[.P37];0)" office:value-type="string" office:string-value="" calcext:value-type="error">
            <text:p>#DIV/0!</text:p>
          </table:table-cell>
          <table:table-cell table:style-name="ce68" table:formula="of:=[.T37]-[.S3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8]/PI()))" office:value-type="float" office:value="0" calcext:value-type="float">
            <text:p>0</text:p>
          </table:table-cell>
          <table:table-cell table:style-name="ce68" table:formula="of:=(PI()/6)*density*(([.F38]/[.E38])^3)" office:value-type="string" office:string-value="" calcext:value-type="error">
            <text:p>#DIV/0!</text:p>
          </table:table-cell>
          <table:table-cell table:style-name="ce68" table:formula="of:=[.G38]/(Area*Time)" office:value-type="string" office:string-value="" calcext:value-type="error">
            <text:p>#DIV/0!</text:p>
          </table:table-cell>
          <table:table-cell table:style-name="ce68" table:formula="of:=(density*([.F38]^2))/(18*dynamicV)" office:value-type="float" office:value="0" calcext:value-type="float">
            <text:p>0.00E+00</text:p>
          </table:table-cell>
          <table:table-cell table:style-name="ce69" table:formula="of:=[.I38]*gravity" office:value-type="float" office:value="0" calcext:value-type="float">
            <text:p>0.00E+00</text:p>
          </table:table-cell>
          <table:table-cell table:formula="of:=0.00595*((([.F38]*[.I38]*gravity)/KinematicV)^(0-0.439))" office:value-type="string" office:string-value="" calcext:value-type="error">
            <text:p>#NUM!</text:p>
          </table:table-cell>
          <table:table-cell table:style-name="ce68" table:formula="of:=[.J38]*[.K38]" office:value-type="string" office:string-value="" calcext:value-type="error">
            <text:p>#NUM!</text:p>
          </table:table-cell>
          <table:table-cell table:style-name="ce68" table:formula="of:=[.H38]/[.L38]" office:value-type="string" office:string-value="" calcext:value-type="error">
            <text:p>#DIV/0!</text:p>
          </table:table-cell>
          <table:table-cell table:style-name="ce68" table:formula="of:=[.M38]*10^24" office:value-type="string" office:string-value="" calcext:value-type="error">
            <text:p>#DIV/0!</text:p>
          </table:table-cell>
          <table:table-cell/>
          <table:table-cell table:formula="of:=0.9585-(0.00408*[.F38]^2)" office:value-type="float" office:value="0.9585" calcext:value-type="float">
            <text:p>0.9585</text:p>
          </table:table-cell>
          <table:table-cell table:style-name="ce68" table:formula="of:=(1+(EXP((3.233*[.F38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38]&lt;2.5;[.N38]*[.Q38];0)" office:value-type="string" office:string-value="" calcext:value-type="error">
            <text:p>#DIV/0!</text:p>
          </table:table-cell>
          <table:table-cell table:style-name="ce68" table:formula="of:=IF([.F38]&lt;10;[.N38]*[.P38];0)" office:value-type="string" office:string-value="" calcext:value-type="error">
            <text:p>#DIV/0!</text:p>
          </table:table-cell>
          <table:table-cell table:style-name="ce68" table:formula="of:=[.T38]-[.S38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39]/PI()))" office:value-type="float" office:value="0" calcext:value-type="float">
            <text:p>0</text:p>
          </table:table-cell>
          <table:table-cell table:style-name="ce68" table:formula="of:=(PI()/6)*density*(([.F39]/[.E39])^3)" office:value-type="string" office:string-value="" calcext:value-type="error">
            <text:p>#DIV/0!</text:p>
          </table:table-cell>
          <table:table-cell table:style-name="ce68" table:formula="of:=[.G39]/(Area*Time)" office:value-type="string" office:string-value="" calcext:value-type="error">
            <text:p>#DIV/0!</text:p>
          </table:table-cell>
          <table:table-cell table:style-name="ce68" table:formula="of:=(density*([.F39]^2))/(18*dynamicV)" office:value-type="float" office:value="0" calcext:value-type="float">
            <text:p>0.00E+00</text:p>
          </table:table-cell>
          <table:table-cell table:style-name="ce69" table:formula="of:=[.I39]*gravity" office:value-type="float" office:value="0" calcext:value-type="float">
            <text:p>0.00E+00</text:p>
          </table:table-cell>
          <table:table-cell table:formula="of:=0.00595*((([.F39]*[.I39]*gravity)/KinematicV)^(0-0.439))" office:value-type="string" office:string-value="" calcext:value-type="error">
            <text:p>#NUM!</text:p>
          </table:table-cell>
          <table:table-cell table:style-name="ce68" table:formula="of:=[.J39]*[.K39]" office:value-type="string" office:string-value="" calcext:value-type="error">
            <text:p>#NUM!</text:p>
          </table:table-cell>
          <table:table-cell table:style-name="ce68" table:formula="of:=[.H39]/[.L39]" office:value-type="string" office:string-value="" calcext:value-type="error">
            <text:p>#DIV/0!</text:p>
          </table:table-cell>
          <table:table-cell table:style-name="ce68" table:formula="of:=[.M39]*10^24" office:value-type="string" office:string-value="" calcext:value-type="error">
            <text:p>#DIV/0!</text:p>
          </table:table-cell>
          <table:table-cell/>
          <table:table-cell table:formula="of:=0.9585-(0.00408*[.F39]^2)" office:value-type="float" office:value="0.9585" calcext:value-type="float">
            <text:p>0.9585</text:p>
          </table:table-cell>
          <table:table-cell table:style-name="ce68" table:formula="of:=(1+(EXP((3.233*[.F39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39]&lt;2.5;[.N39]*[.Q39];0)" office:value-type="string" office:string-value="" calcext:value-type="error">
            <text:p>#DIV/0!</text:p>
          </table:table-cell>
          <table:table-cell table:style-name="ce68" table:formula="of:=IF([.F39]&lt;10;[.N39]*[.P39];0)" office:value-type="string" office:string-value="" calcext:value-type="error">
            <text:p>#DIV/0!</text:p>
          </table:table-cell>
          <table:table-cell table:style-name="ce68" table:formula="of:=[.T39]-[.S39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0]/PI()))" office:value-type="float" office:value="0" calcext:value-type="float">
            <text:p>0</text:p>
          </table:table-cell>
          <table:table-cell table:style-name="ce68" table:formula="of:=(PI()/6)*density*(([.F40]/[.E40])^3)" office:value-type="string" office:string-value="" calcext:value-type="error">
            <text:p>#DIV/0!</text:p>
          </table:table-cell>
          <table:table-cell table:style-name="ce68" table:formula="of:=[.G40]/(Area*Time)" office:value-type="string" office:string-value="" calcext:value-type="error">
            <text:p>#DIV/0!</text:p>
          </table:table-cell>
          <table:table-cell table:style-name="ce68" table:formula="of:=(density*([.F40]^2))/(18*dynamicV)" office:value-type="float" office:value="0" calcext:value-type="float">
            <text:p>0.00E+00</text:p>
          </table:table-cell>
          <table:table-cell table:style-name="ce69" table:formula="of:=[.I40]*gravity" office:value-type="float" office:value="0" calcext:value-type="float">
            <text:p>0.00E+00</text:p>
          </table:table-cell>
          <table:table-cell table:formula="of:=0.00595*((([.F40]*[.I40]*gravity)/KinematicV)^(0-0.439))" office:value-type="string" office:string-value="" calcext:value-type="error">
            <text:p>#NUM!</text:p>
          </table:table-cell>
          <table:table-cell table:style-name="ce68" table:formula="of:=[.J40]*[.K40]" office:value-type="string" office:string-value="" calcext:value-type="error">
            <text:p>#NUM!</text:p>
          </table:table-cell>
          <table:table-cell table:style-name="ce68" table:formula="of:=[.H40]/[.L40]" office:value-type="string" office:string-value="" calcext:value-type="error">
            <text:p>#DIV/0!</text:p>
          </table:table-cell>
          <table:table-cell table:style-name="ce68" table:formula="of:=[.M40]*10^24" office:value-type="string" office:string-value="" calcext:value-type="error">
            <text:p>#DIV/0!</text:p>
          </table:table-cell>
          <table:table-cell/>
          <table:table-cell table:formula="of:=0.9585-(0.00408*[.F40]^2)" office:value-type="float" office:value="0.9585" calcext:value-type="float">
            <text:p>0.9585</text:p>
          </table:table-cell>
          <table:table-cell table:style-name="ce68" table:formula="of:=(1+(EXP((3.233*[.F40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40]&lt;2.5;[.N40]*[.Q40];0)" office:value-type="string" office:string-value="" calcext:value-type="error">
            <text:p>#DIV/0!</text:p>
          </table:table-cell>
          <table:table-cell table:style-name="ce68" table:formula="of:=IF([.F40]&lt;10;[.N40]*[.P40];0)" office:value-type="string" office:string-value="" calcext:value-type="error">
            <text:p>#DIV/0!</text:p>
          </table:table-cell>
          <table:table-cell table:style-name="ce68" table:formula="of:=[.T40]-[.S40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1]/PI()))" office:value-type="float" office:value="0" calcext:value-type="float">
            <text:p>0</text:p>
          </table:table-cell>
          <table:table-cell table:style-name="ce68" table:formula="of:=(PI()/6)*density*(([.F41]/[.E41])^3)" office:value-type="string" office:string-value="" calcext:value-type="error">
            <text:p>#DIV/0!</text:p>
          </table:table-cell>
          <table:table-cell table:style-name="ce68" table:formula="of:=[.G41]/(Area*Time)" office:value-type="string" office:string-value="" calcext:value-type="error">
            <text:p>#DIV/0!</text:p>
          </table:table-cell>
          <table:table-cell table:style-name="ce68" table:formula="of:=(density*([.F41]^2))/(18*dynamicV)" office:value-type="float" office:value="0" calcext:value-type="float">
            <text:p>0.00E+00</text:p>
          </table:table-cell>
          <table:table-cell table:style-name="ce69" table:formula="of:=[.I41]*gravity" office:value-type="float" office:value="0" calcext:value-type="float">
            <text:p>0.00E+00</text:p>
          </table:table-cell>
          <table:table-cell table:formula="of:=0.00595*((([.F41]*[.I41]*gravity)/KinematicV)^(0-0.439))" office:value-type="string" office:string-value="" calcext:value-type="error">
            <text:p>#NUM!</text:p>
          </table:table-cell>
          <table:table-cell table:style-name="ce68" table:formula="of:=[.J41]*[.K41]" office:value-type="string" office:string-value="" calcext:value-type="error">
            <text:p>#NUM!</text:p>
          </table:table-cell>
          <table:table-cell table:style-name="ce68" table:formula="of:=[.H41]/[.L41]" office:value-type="string" office:string-value="" calcext:value-type="error">
            <text:p>#DIV/0!</text:p>
          </table:table-cell>
          <table:table-cell table:style-name="ce68" table:formula="of:=[.M41]*10^24" office:value-type="string" office:string-value="" calcext:value-type="error">
            <text:p>#DIV/0!</text:p>
          </table:table-cell>
          <table:table-cell/>
          <table:table-cell table:formula="of:=0.9585-(0.00408*[.F41]^2)" office:value-type="float" office:value="0.9585" calcext:value-type="float">
            <text:p>0.9585</text:p>
          </table:table-cell>
          <table:table-cell table:style-name="ce68" table:formula="of:=(1+(EXP((3.233*[.F41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41]&lt;2.5;[.N41]*[.Q41];0)" office:value-type="string" office:string-value="" calcext:value-type="error">
            <text:p>#DIV/0!</text:p>
          </table:table-cell>
          <table:table-cell table:style-name="ce68" table:formula="of:=IF([.F41]&lt;10;[.N41]*[.P41];0)" office:value-type="string" office:string-value="" calcext:value-type="error">
            <text:p>#DIV/0!</text:p>
          </table:table-cell>
          <table:table-cell table:style-name="ce68" table:formula="of:=[.T41]-[.S41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2]/PI()))" office:value-type="float" office:value="0" calcext:value-type="float">
            <text:p>0</text:p>
          </table:table-cell>
          <table:table-cell table:style-name="ce68" table:formula="of:=(PI()/6)*density*(([.F42]/[.E42])^3)" office:value-type="string" office:string-value="" calcext:value-type="error">
            <text:p>#DIV/0!</text:p>
          </table:table-cell>
          <table:table-cell table:style-name="ce68" table:formula="of:=[.G42]/(Area*Time)" office:value-type="string" office:string-value="" calcext:value-type="error">
            <text:p>#DIV/0!</text:p>
          </table:table-cell>
          <table:table-cell table:style-name="ce68" table:formula="of:=(density*([.F42]^2))/(18*dynamicV)" office:value-type="float" office:value="0" calcext:value-type="float">
            <text:p>0.00E+00</text:p>
          </table:table-cell>
          <table:table-cell table:style-name="ce69" table:formula="of:=[.I42]*gravity" office:value-type="float" office:value="0" calcext:value-type="float">
            <text:p>0.00E+00</text:p>
          </table:table-cell>
          <table:table-cell table:formula="of:=0.00595*((([.F42]*[.I42]*gravity)/KinematicV)^(0-0.439))" office:value-type="string" office:string-value="" calcext:value-type="error">
            <text:p>#NUM!</text:p>
          </table:table-cell>
          <table:table-cell table:style-name="ce68" table:formula="of:=[.J42]*[.K42]" office:value-type="string" office:string-value="" calcext:value-type="error">
            <text:p>#NUM!</text:p>
          </table:table-cell>
          <table:table-cell table:style-name="ce68" table:formula="of:=[.H42]/[.L42]" office:value-type="string" office:string-value="" calcext:value-type="error">
            <text:p>#DIV/0!</text:p>
          </table:table-cell>
          <table:table-cell table:style-name="ce68" table:formula="of:=[.M42]*10^24" office:value-type="string" office:string-value="" calcext:value-type="error">
            <text:p>#DIV/0!</text:p>
          </table:table-cell>
          <table:table-cell/>
          <table:table-cell table:formula="of:=0.9585-(0.00408*[.F42]^2)" office:value-type="float" office:value="0.9585" calcext:value-type="float">
            <text:p>0.9585</text:p>
          </table:table-cell>
          <table:table-cell table:style-name="ce68" table:formula="of:=(1+(EXP((3.233*[.F42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42]&lt;2.5;[.N42]*[.Q42];0)" office:value-type="string" office:string-value="" calcext:value-type="error">
            <text:p>#DIV/0!</text:p>
          </table:table-cell>
          <table:table-cell table:style-name="ce68" table:formula="of:=IF([.F42]&lt;10;[.N42]*[.P42];0)" office:value-type="string" office:string-value="" calcext:value-type="error">
            <text:p>#DIV/0!</text:p>
          </table:table-cell>
          <table:table-cell table:style-name="ce68" table:formula="of:=[.T42]-[.S42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3]/PI()))" office:value-type="float" office:value="0" calcext:value-type="float">
            <text:p>0</text:p>
          </table:table-cell>
          <table:table-cell table:style-name="ce68" table:formula="of:=(PI()/6)*density*(([.F43]/[.E43])^3)" office:value-type="string" office:string-value="" calcext:value-type="error">
            <text:p>#DIV/0!</text:p>
          </table:table-cell>
          <table:table-cell table:style-name="ce68" table:formula="of:=[.G43]/(Area*Time)" office:value-type="string" office:string-value="" calcext:value-type="error">
            <text:p>#DIV/0!</text:p>
          </table:table-cell>
          <table:table-cell table:style-name="ce68" table:formula="of:=(density*([.F43]^2))/(18*dynamicV)" office:value-type="float" office:value="0" calcext:value-type="float">
            <text:p>0.00E+00</text:p>
          </table:table-cell>
          <table:table-cell table:style-name="ce69" table:formula="of:=[.I43]*gravity" office:value-type="float" office:value="0" calcext:value-type="float">
            <text:p>0.00E+00</text:p>
          </table:table-cell>
          <table:table-cell table:formula="of:=0.00595*((([.F43]*[.I43]*gravity)/KinematicV)^(0-0.439))" office:value-type="string" office:string-value="" calcext:value-type="error">
            <text:p>#NUM!</text:p>
          </table:table-cell>
          <table:table-cell table:style-name="ce68" table:formula="of:=[.J43]*[.K43]" office:value-type="string" office:string-value="" calcext:value-type="error">
            <text:p>#NUM!</text:p>
          </table:table-cell>
          <table:table-cell table:style-name="ce68" table:formula="of:=[.H43]/[.L43]" office:value-type="string" office:string-value="" calcext:value-type="error">
            <text:p>#DIV/0!</text:p>
          </table:table-cell>
          <table:table-cell table:style-name="ce68" table:formula="of:=[.M43]*10^24" office:value-type="string" office:string-value="" calcext:value-type="error">
            <text:p>#DIV/0!</text:p>
          </table:table-cell>
          <table:table-cell/>
          <table:table-cell table:formula="of:=0.9585-(0.00408*[.F43]^2)" office:value-type="float" office:value="0.9585" calcext:value-type="float">
            <text:p>0.9585</text:p>
          </table:table-cell>
          <table:table-cell table:style-name="ce68" table:formula="of:=(1+(EXP((3.233*[.F43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43]&lt;2.5;[.N43]*[.Q43];0)" office:value-type="string" office:string-value="" calcext:value-type="error">
            <text:p>#DIV/0!</text:p>
          </table:table-cell>
          <table:table-cell table:style-name="ce68" table:formula="of:=IF([.F43]&lt;10;[.N43]*[.P43];0)" office:value-type="string" office:string-value="" calcext:value-type="error">
            <text:p>#DIV/0!</text:p>
          </table:table-cell>
          <table:table-cell table:style-name="ce68" table:formula="of:=[.T43]-[.S43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4]/PI()))" office:value-type="float" office:value="0" calcext:value-type="float">
            <text:p>0</text:p>
          </table:table-cell>
          <table:table-cell table:style-name="ce68" table:formula="of:=(PI()/6)*density*(([.F44]/[.E44])^3)" office:value-type="string" office:string-value="" calcext:value-type="error">
            <text:p>#DIV/0!</text:p>
          </table:table-cell>
          <table:table-cell table:style-name="ce68" table:formula="of:=[.G44]/(Area*Time)" office:value-type="string" office:string-value="" calcext:value-type="error">
            <text:p>#DIV/0!</text:p>
          </table:table-cell>
          <table:table-cell table:style-name="ce68" table:formula="of:=(density*([.F44]^2))/(18*dynamicV)" office:value-type="float" office:value="0" calcext:value-type="float">
            <text:p>0.00E+00</text:p>
          </table:table-cell>
          <table:table-cell table:style-name="ce69" table:formula="of:=[.I44]*gravity" office:value-type="float" office:value="0" calcext:value-type="float">
            <text:p>0.00E+00</text:p>
          </table:table-cell>
          <table:table-cell table:formula="of:=0.00595*((([.F44]*[.I44]*gravity)/KinematicV)^(0-0.439))" office:value-type="string" office:string-value="" calcext:value-type="error">
            <text:p>#NUM!</text:p>
          </table:table-cell>
          <table:table-cell table:style-name="ce68" table:formula="of:=[.J44]*[.K44]" office:value-type="string" office:string-value="" calcext:value-type="error">
            <text:p>#NUM!</text:p>
          </table:table-cell>
          <table:table-cell table:style-name="ce68" table:formula="of:=[.H44]/[.L44]" office:value-type="string" office:string-value="" calcext:value-type="error">
            <text:p>#DIV/0!</text:p>
          </table:table-cell>
          <table:table-cell table:style-name="ce68" table:formula="of:=[.M44]*10^24" office:value-type="string" office:string-value="" calcext:value-type="error">
            <text:p>#DIV/0!</text:p>
          </table:table-cell>
          <table:table-cell/>
          <table:table-cell table:formula="of:=0.9585-(0.00408*[.F44]^2)" office:value-type="float" office:value="0.9585" calcext:value-type="float">
            <text:p>0.9585</text:p>
          </table:table-cell>
          <table:table-cell table:style-name="ce68" table:formula="of:=(1+(EXP((3.233*[.F44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44]&lt;2.5;[.N44]*[.Q44];0)" office:value-type="string" office:string-value="" calcext:value-type="error">
            <text:p>#DIV/0!</text:p>
          </table:table-cell>
          <table:table-cell table:style-name="ce68" table:formula="of:=IF([.F44]&lt;10;[.N44]*[.P44];0)" office:value-type="string" office:string-value="" calcext:value-type="error">
            <text:p>#DIV/0!</text:p>
          </table:table-cell>
          <table:table-cell table:style-name="ce68" table:formula="of:=[.T44]-[.S44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5]/PI()))" office:value-type="float" office:value="0" calcext:value-type="float">
            <text:p>0</text:p>
          </table:table-cell>
          <table:table-cell table:style-name="ce68" table:formula="of:=(PI()/6)*density*(([.F45]/[.E45])^3)" office:value-type="string" office:string-value="" calcext:value-type="error">
            <text:p>#DIV/0!</text:p>
          </table:table-cell>
          <table:table-cell table:style-name="ce68" table:formula="of:=[.G45]/(Area*Time)" office:value-type="string" office:string-value="" calcext:value-type="error">
            <text:p>#DIV/0!</text:p>
          </table:table-cell>
          <table:table-cell table:style-name="ce68" table:formula="of:=(density*([.F45]^2))/(18*dynamicV)" office:value-type="float" office:value="0" calcext:value-type="float">
            <text:p>0.00E+00</text:p>
          </table:table-cell>
          <table:table-cell table:style-name="ce69" table:formula="of:=[.I45]*gravity" office:value-type="float" office:value="0" calcext:value-type="float">
            <text:p>0.00E+00</text:p>
          </table:table-cell>
          <table:table-cell table:formula="of:=0.00595*((([.F45]*[.I45]*gravity)/KinematicV)^(0-0.439))" office:value-type="string" office:string-value="" calcext:value-type="error">
            <text:p>#NUM!</text:p>
          </table:table-cell>
          <table:table-cell table:style-name="ce68" table:formula="of:=[.J45]*[.K45]" office:value-type="string" office:string-value="" calcext:value-type="error">
            <text:p>#NUM!</text:p>
          </table:table-cell>
          <table:table-cell table:style-name="ce68" table:formula="of:=[.H45]/[.L45]" office:value-type="string" office:string-value="" calcext:value-type="error">
            <text:p>#DIV/0!</text:p>
          </table:table-cell>
          <table:table-cell table:style-name="ce68" table:formula="of:=[.M45]*10^24" office:value-type="string" office:string-value="" calcext:value-type="error">
            <text:p>#DIV/0!</text:p>
          </table:table-cell>
          <table:table-cell/>
          <table:table-cell table:formula="of:=0.9585-(0.00408*[.F45]^2)" office:value-type="float" office:value="0.9585" calcext:value-type="float">
            <text:p>0.9585</text:p>
          </table:table-cell>
          <table:table-cell table:style-name="ce68" table:formula="of:=(1+(EXP((3.233*[.F45])-9.495)))^(0-3.368)" office:value-type="float" office:value="0.99974667699675" calcext:value-type="float">
            <text:p>1.00E+00</text:p>
          </table:table-cell>
          <table:table-cell/>
          <table:table-cell table:formula="of:=IF([.F45]&lt;2.5;[.N45]*[.Q45];0)" office:value-type="string" office:string-value="" calcext:value-type="error">
            <text:p>#DIV/0!</text:p>
          </table:table-cell>
          <table:table-cell table:style-name="ce68" table:formula="of:=IF([.F45]&lt;10;[.N45]*[.P45];0)" office:value-type="string" office:string-value="" calcext:value-type="error">
            <text:p>#DIV/0!</text:p>
          </table:table-cell>
          <table:table-cell table:style-name="ce68" table:formula="of:=[.T45]-[.S45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6]/PI()))" office:value-type="float" office:value="0" calcext:value-type="float">
            <text:p>0</text:p>
          </table:table-cell>
          <table:table-cell table:style-name="ce68" table:formula="of:=(PI()/6)*density*(([.F46]/[.E46])^3)" office:value-type="string" office:string-value="" calcext:value-type="error">
            <text:p>#DIV/0!</text:p>
          </table:table-cell>
          <table:table-cell table:style-name="ce68" table:formula="of:=[.G46]/(Area*Time)" office:value-type="string" office:string-value="" calcext:value-type="error">
            <text:p>#DIV/0!</text:p>
          </table:table-cell>
          <table:table-cell table:style-name="ce68" table:formula="of:=(density*([.F46]^2))/(18*dynamicV)" office:value-type="float" office:value="0" calcext:value-type="float">
            <text:p>0.00E+00</text:p>
          </table:table-cell>
          <table:table-cell table:style-name="ce69" table:formula="of:=[.I46]*gravity" office:value-type="float" office:value="0" calcext:value-type="float">
            <text:p>0.00E+00</text:p>
          </table:table-cell>
          <table:table-cell table:formula="of:=0.00595*((([.F46]*[.I46]*gravity)/KinematicV)^(0-0.439))" office:value-type="string" office:string-value="" calcext:value-type="error">
            <text:p>#NUM!</text:p>
          </table:table-cell>
          <table:table-cell table:style-name="ce68" table:formula="of:=[.J46]*[.K46]" office:value-type="string" office:string-value="" calcext:value-type="error">
            <text:p>#NUM!</text:p>
          </table:table-cell>
          <table:table-cell table:style-name="ce68" table:formula="of:=[.H46]/[.L46]" office:value-type="string" office:string-value="" calcext:value-type="error">
            <text:p>#DIV/0!</text:p>
          </table:table-cell>
          <table:table-cell table:style-name="ce68" table:formula="of:=[.M46]*10^24" office:value-type="string" office:string-value="" calcext:value-type="error">
            <text:p>#DIV/0!</text:p>
          </table:table-cell>
          <table:table-cell/>
          <table:table-cell table:formula="of:=0.9585-(0.00408*[.F46]^2)" office:value-type="float" office:value="0.9585" calcext:value-type="float">
            <text:p>0.9585</text:p>
          </table:table-cell>
          <table:table-cell table:style-name="ce68" table:formula="of:=(1+(EXP((3.233*[.F46])-9.495)))^(0-3.368)" office:value-type="float" office:value="0.99974667699675" calcext:value-type="float">
            <text:p>1.00E+00</text:p>
          </table:table-cell>
          <table:table-cell/>
          <table:table-cell table:formula="of:=IF([.F46]&lt;2.5;[.N46]*[.Q46];0)" office:value-type="string" office:string-value="" calcext:value-type="error">
            <text:p>#DIV/0!</text:p>
          </table:table-cell>
          <table:table-cell table:formula="of:=IF([.F46]&lt;10;[.N46]*[.P46];0)" office:value-type="string" office:string-value="" calcext:value-type="error">
            <text:p>#DIV/0!</text:p>
          </table:table-cell>
          <table:table-cell table:formula="of:=[.T46]-[.S46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7]/PI()))" office:value-type="float" office:value="0" calcext:value-type="float">
            <text:p>0</text:p>
          </table:table-cell>
          <table:table-cell table:style-name="ce68" table:formula="of:=(PI()/6)*density*(([.F47]/[.E47])^3)" office:value-type="string" office:string-value="" calcext:value-type="error">
            <text:p>#DIV/0!</text:p>
          </table:table-cell>
          <table:table-cell table:style-name="ce68" table:formula="of:=[.G47]/(Area*Time)" office:value-type="string" office:string-value="" calcext:value-type="error">
            <text:p>#DIV/0!</text:p>
          </table:table-cell>
          <table:table-cell table:style-name="ce68" table:formula="of:=(density*([.F47]^2))/(18*dynamicV)" office:value-type="float" office:value="0" calcext:value-type="float">
            <text:p>0.00E+00</text:p>
          </table:table-cell>
          <table:table-cell table:style-name="ce69" table:formula="of:=[.I47]*gravity" office:value-type="float" office:value="0" calcext:value-type="float">
            <text:p>0.00E+00</text:p>
          </table:table-cell>
          <table:table-cell table:formula="of:=0.00595*((([.F47]*[.I47]*gravity)/KinematicV)^(0-0.439))" office:value-type="string" office:string-value="" calcext:value-type="error">
            <text:p>#NUM!</text:p>
          </table:table-cell>
          <table:table-cell table:style-name="ce68" table:formula="of:=[.J47]*[.K47]" office:value-type="string" office:string-value="" calcext:value-type="error">
            <text:p>#NUM!</text:p>
          </table:table-cell>
          <table:table-cell table:style-name="ce68" table:formula="of:=[.H47]/[.L47]" office:value-type="string" office:string-value="" calcext:value-type="error">
            <text:p>#DIV/0!</text:p>
          </table:table-cell>
          <table:table-cell table:style-name="ce68" table:formula="of:=[.M47]*10^24" office:value-type="string" office:string-value="" calcext:value-type="error">
            <text:p>#DIV/0!</text:p>
          </table:table-cell>
          <table:table-cell/>
          <table:table-cell table:formula="of:=0.9585-(0.00408*[.F47]^2)" office:value-type="float" office:value="0.9585" calcext:value-type="float">
            <text:p>0.9585</text:p>
          </table:table-cell>
          <table:table-cell table:style-name="ce68" table:formula="of:=(1+(EXP((3.233*[.F47])-9.495)))^(0-3.368)" office:value-type="float" office:value="0.99974667699675" calcext:value-type="float">
            <text:p>1.00E+00</text:p>
          </table:table-cell>
          <table:table-cell/>
          <table:table-cell table:formula="of:=IF([.F47]&lt;2.5;[.N47]*[.Q47];0)" office:value-type="string" office:string-value="" calcext:value-type="error">
            <text:p>#DIV/0!</text:p>
          </table:table-cell>
          <table:table-cell table:style-name="ce68" table:formula="of:=IF([.F47]&lt;10;[.N47]*[.P47];0)" office:value-type="string" office:string-value="" calcext:value-type="error">
            <text:p>#DIV/0!</text:p>
          </table:table-cell>
          <table:table-cell table:style-name="ce68" table:formula="of:=[.T47]-[.S4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8]/PI()))" office:value-type="float" office:value="0" calcext:value-type="float">
            <text:p>0</text:p>
          </table:table-cell>
          <table:table-cell table:style-name="ce68" table:formula="of:=(PI()/6)*density*(([.F48]/[.E48])^3)" office:value-type="string" office:string-value="" calcext:value-type="error">
            <text:p>#DIV/0!</text:p>
          </table:table-cell>
          <table:table-cell table:style-name="ce68" table:formula="of:=[.G48]/(Area*Time)" office:value-type="string" office:string-value="" calcext:value-type="error">
            <text:p>#DIV/0!</text:p>
          </table:table-cell>
          <table:table-cell table:style-name="ce68" table:formula="of:=(density*([.F48]^2))/(18*dynamicV)" office:value-type="float" office:value="0" calcext:value-type="float">
            <text:p>0.00E+00</text:p>
          </table:table-cell>
          <table:table-cell table:style-name="ce69" table:formula="of:=[.I48]*gravity" office:value-type="float" office:value="0" calcext:value-type="float">
            <text:p>0.00E+00</text:p>
          </table:table-cell>
          <table:table-cell table:formula="of:=0.00595*((([.F48]*[.I48]*gravity)/KinematicV)^(0-0.439))" office:value-type="string" office:string-value="" calcext:value-type="error">
            <text:p>#NUM!</text:p>
          </table:table-cell>
          <table:table-cell table:style-name="ce68" table:formula="of:=[.J48]*[.K48]" office:value-type="string" office:string-value="" calcext:value-type="error">
            <text:p>#NUM!</text:p>
          </table:table-cell>
          <table:table-cell table:style-name="ce68" table:formula="of:=[.H48]/[.L48]" office:value-type="string" office:string-value="" calcext:value-type="error">
            <text:p>#DIV/0!</text:p>
          </table:table-cell>
          <table:table-cell table:style-name="ce68" table:formula="of:=[.M48]*10^24" office:value-type="string" office:string-value="" calcext:value-type="error">
            <text:p>#DIV/0!</text:p>
          </table:table-cell>
          <table:table-cell/>
          <table:table-cell table:formula="of:=0.9585-(0.00408*[.F48]^2)" office:value-type="float" office:value="0.9585" calcext:value-type="float">
            <text:p>0.9585</text:p>
          </table:table-cell>
          <table:table-cell table:style-name="ce68" table:formula="of:=(1+(EXP((3.233*[.F48])-9.495)))^(0-3.368)" office:value-type="float" office:value="0.99974667699675" calcext:value-type="float">
            <text:p>1.00E+00</text:p>
          </table:table-cell>
          <table:table-cell/>
          <table:table-cell table:formula="of:=IF([.F48]&lt;2.5;[.N48]*[.Q48];0)" office:value-type="string" office:string-value="" calcext:value-type="error">
            <text:p>#DIV/0!</text:p>
          </table:table-cell>
          <table:table-cell table:style-name="ce68" table:formula="of:=IF([.F48]&lt;10;[.N48]*[.P48];0)" office:value-type="string" office:string-value="" calcext:value-type="error">
            <text:p>#DIV/0!</text:p>
          </table:table-cell>
          <table:table-cell table:style-name="ce68" table:formula="of:=[.T48]-[.S48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49]/PI()))" office:value-type="float" office:value="0" calcext:value-type="float">
            <text:p>0</text:p>
          </table:table-cell>
          <table:table-cell table:style-name="ce68" table:formula="of:=(PI()/6)*density*(([.F49]/[.E49])^3)" office:value-type="string" office:string-value="" calcext:value-type="error">
            <text:p>#DIV/0!</text:p>
          </table:table-cell>
          <table:table-cell table:style-name="ce68" table:formula="of:=[.G49]/(Area*Time)" office:value-type="string" office:string-value="" calcext:value-type="error">
            <text:p>#DIV/0!</text:p>
          </table:table-cell>
          <table:table-cell table:style-name="ce68" table:formula="of:=(density*([.F49]^2))/(18*dynamicV)" office:value-type="float" office:value="0" calcext:value-type="float">
            <text:p>0.00E+00</text:p>
          </table:table-cell>
          <table:table-cell table:style-name="ce69" table:formula="of:=[.I49]*gravity" office:value-type="float" office:value="0" calcext:value-type="float">
            <text:p>0.00E+00</text:p>
          </table:table-cell>
          <table:table-cell table:formula="of:=0.00595*((([.F49]*[.I49]*gravity)/KinematicV)^(0-0.439))" office:value-type="string" office:string-value="" calcext:value-type="error">
            <text:p>#NUM!</text:p>
          </table:table-cell>
          <table:table-cell table:style-name="ce68" table:formula="of:=[.J49]*[.K49]" office:value-type="string" office:string-value="" calcext:value-type="error">
            <text:p>#NUM!</text:p>
          </table:table-cell>
          <table:table-cell table:style-name="ce68" table:formula="of:=[.H49]/[.L49]" office:value-type="string" office:string-value="" calcext:value-type="error">
            <text:p>#DIV/0!</text:p>
          </table:table-cell>
          <table:table-cell table:style-name="ce68" table:formula="of:=[.M49]*10^24" office:value-type="string" office:string-value="" calcext:value-type="error">
            <text:p>#DIV/0!</text:p>
          </table:table-cell>
          <table:table-cell/>
          <table:table-cell table:formula="of:=0.9585-(0.00408*[.F49]^2)" office:value-type="float" office:value="0.9585" calcext:value-type="float">
            <text:p>0.9585</text:p>
          </table:table-cell>
          <table:table-cell table:style-name="ce68" table:formula="of:=(1+(EXP((3.233*[.F49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49]&lt;2.5;[.N49]*[.Q49];0)" office:value-type="string" office:string-value="" calcext:value-type="error">
            <text:p>#DIV/0!</text:p>
          </table:table-cell>
          <table:table-cell table:style-name="ce68" table:formula="of:=IF([.F49]&lt;10;[.N49]*[.P49];0)" office:value-type="string" office:string-value="" calcext:value-type="error">
            <text:p>#DIV/0!</text:p>
          </table:table-cell>
          <table:table-cell table:style-name="ce68" table:formula="of:=[.T49]-[.S49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0]/PI()))" office:value-type="float" office:value="0" calcext:value-type="float">
            <text:p>0</text:p>
          </table:table-cell>
          <table:table-cell table:style-name="ce68" table:formula="of:=(PI()/6)*density*(([.F50]/[.E50])^3)" office:value-type="string" office:string-value="" calcext:value-type="error">
            <text:p>#DIV/0!</text:p>
          </table:table-cell>
          <table:table-cell table:style-name="ce68" table:formula="of:=[.G50]/(Area*Time)" office:value-type="string" office:string-value="" calcext:value-type="error">
            <text:p>#DIV/0!</text:p>
          </table:table-cell>
          <table:table-cell table:style-name="ce68" table:formula="of:=(density*([.F50]^2))/(18*dynamicV)" office:value-type="float" office:value="0" calcext:value-type="float">
            <text:p>0.00E+00</text:p>
          </table:table-cell>
          <table:table-cell table:style-name="ce69" table:formula="of:=[.I50]*gravity" office:value-type="float" office:value="0" calcext:value-type="float">
            <text:p>0.00E+00</text:p>
          </table:table-cell>
          <table:table-cell table:formula="of:=0.00595*((([.F50]*[.I50]*gravity)/KinematicV)^(0-0.439))" office:value-type="string" office:string-value="" calcext:value-type="error">
            <text:p>#NUM!</text:p>
          </table:table-cell>
          <table:table-cell table:style-name="ce68" table:formula="of:=[.J50]*[.K50]" office:value-type="string" office:string-value="" calcext:value-type="error">
            <text:p>#NUM!</text:p>
          </table:table-cell>
          <table:table-cell table:style-name="ce68" table:formula="of:=[.H50]/[.L50]" office:value-type="string" office:string-value="" calcext:value-type="error">
            <text:p>#DIV/0!</text:p>
          </table:table-cell>
          <table:table-cell table:style-name="ce68" table:formula="of:=[.M50]*10^24" office:value-type="string" office:string-value="" calcext:value-type="error">
            <text:p>#DIV/0!</text:p>
          </table:table-cell>
          <table:table-cell/>
          <table:table-cell table:formula="of:=0.9585-(0.00408*[.F50]^2)" office:value-type="float" office:value="0.9585" calcext:value-type="float">
            <text:p>0.9585</text:p>
          </table:table-cell>
          <table:table-cell table:style-name="ce68" table:formula="of:=(1+(EXP((3.233*[.F50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50]&lt;2.5;[.N50]*[.Q50];0)" office:value-type="string" office:string-value="" calcext:value-type="error">
            <text:p>#DIV/0!</text:p>
          </table:table-cell>
          <table:table-cell table:style-name="ce68" table:formula="of:=IF([.F50]&lt;10;[.N50]*[.P50];0)" office:value-type="string" office:string-value="" calcext:value-type="error">
            <text:p>#DIV/0!</text:p>
          </table:table-cell>
          <table:table-cell table:style-name="ce68" table:formula="of:=[.T50]-[.S50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1]/PI()))" office:value-type="float" office:value="0" calcext:value-type="float">
            <text:p>0</text:p>
          </table:table-cell>
          <table:table-cell table:style-name="ce68" table:formula="of:=(PI()/6)*density*(([.F51]/[.E51])^3)" office:value-type="string" office:string-value="" calcext:value-type="error">
            <text:p>#DIV/0!</text:p>
          </table:table-cell>
          <table:table-cell table:style-name="ce68" table:formula="of:=[.G51]/(Area*Time)" office:value-type="string" office:string-value="" calcext:value-type="error">
            <text:p>#DIV/0!</text:p>
          </table:table-cell>
          <table:table-cell table:style-name="ce68" table:formula="of:=(density*([.F51]^2))/(18*dynamicV)" office:value-type="float" office:value="0" calcext:value-type="float">
            <text:p>0.00E+00</text:p>
          </table:table-cell>
          <table:table-cell table:style-name="ce69" table:formula="of:=[.I51]*gravity" office:value-type="float" office:value="0" calcext:value-type="float">
            <text:p>0.00E+00</text:p>
          </table:table-cell>
          <table:table-cell table:formula="of:=0.00595*((([.F51]*[.I51]*gravity)/KinematicV)^(0-0.439))" office:value-type="string" office:string-value="" calcext:value-type="error">
            <text:p>#NUM!</text:p>
          </table:table-cell>
          <table:table-cell table:style-name="ce68" table:formula="of:=[.J51]*[.K51]" office:value-type="string" office:string-value="" calcext:value-type="error">
            <text:p>#NUM!</text:p>
          </table:table-cell>
          <table:table-cell table:style-name="ce68" table:formula="of:=[.H51]/[.L51]" office:value-type="string" office:string-value="" calcext:value-type="error">
            <text:p>#DIV/0!</text:p>
          </table:table-cell>
          <table:table-cell table:style-name="ce68" table:formula="of:=[.M51]*10^24" office:value-type="string" office:string-value="" calcext:value-type="error">
            <text:p>#DIV/0!</text:p>
          </table:table-cell>
          <table:table-cell/>
          <table:table-cell table:formula="of:=0.9585-(0.00408*[.F51]^2)" office:value-type="float" office:value="0.9585" calcext:value-type="float">
            <text:p>0.9585</text:p>
          </table:table-cell>
          <table:table-cell table:style-name="ce68" table:formula="of:=(1+(EXP((3.233*[.F51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51]&lt;2.5;[.N51]*[.Q51];0)" office:value-type="string" office:string-value="" calcext:value-type="error">
            <text:p>#DIV/0!</text:p>
          </table:table-cell>
          <table:table-cell table:style-name="ce68" table:formula="of:=IF([.F51]&lt;10;[.N51]*[.P51];0)" office:value-type="string" office:string-value="" calcext:value-type="error">
            <text:p>#DIV/0!</text:p>
          </table:table-cell>
          <table:table-cell table:style-name="ce68" table:formula="of:=[.T51]-[.S51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2]/PI()))" office:value-type="float" office:value="0" calcext:value-type="float">
            <text:p>0</text:p>
          </table:table-cell>
          <table:table-cell table:style-name="ce68" table:formula="of:=(PI()/6)*density*(([.F52]/[.E52])^3)" office:value-type="string" office:string-value="" calcext:value-type="error">
            <text:p>#DIV/0!</text:p>
          </table:table-cell>
          <table:table-cell table:style-name="ce68" table:formula="of:=[.G52]/(Area*Time)" office:value-type="string" office:string-value="" calcext:value-type="error">
            <text:p>#DIV/0!</text:p>
          </table:table-cell>
          <table:table-cell table:style-name="ce68" table:formula="of:=(density*([.F52]^2))/(18*dynamicV)" office:value-type="float" office:value="0" calcext:value-type="float">
            <text:p>0.00E+00</text:p>
          </table:table-cell>
          <table:table-cell table:style-name="ce69" table:formula="of:=[.I52]*gravity" office:value-type="float" office:value="0" calcext:value-type="float">
            <text:p>0.00E+00</text:p>
          </table:table-cell>
          <table:table-cell table:formula="of:=0.00595*((([.F52]*[.I52]*gravity)/KinematicV)^(0-0.439))" office:value-type="string" office:string-value="" calcext:value-type="error">
            <text:p>#NUM!</text:p>
          </table:table-cell>
          <table:table-cell table:style-name="ce68" table:formula="of:=[.J52]*[.K52]" office:value-type="string" office:string-value="" calcext:value-type="error">
            <text:p>#NUM!</text:p>
          </table:table-cell>
          <table:table-cell table:style-name="ce68" table:formula="of:=[.H52]/[.L52]" office:value-type="string" office:string-value="" calcext:value-type="error">
            <text:p>#DIV/0!</text:p>
          </table:table-cell>
          <table:table-cell table:style-name="ce68" table:formula="of:=[.M52]*10^24" office:value-type="string" office:string-value="" calcext:value-type="error">
            <text:p>#DIV/0!</text:p>
          </table:table-cell>
          <table:table-cell/>
          <table:table-cell table:formula="of:=0.9585-(0.00408*[.F52]^2)" office:value-type="float" office:value="0.9585" calcext:value-type="float">
            <text:p>0.9585</text:p>
          </table:table-cell>
          <table:table-cell table:style-name="ce68" table:formula="of:=(1+(EXP((3.233*[.F52])-9.495)))^(0-3.368)" office:value-type="float" office:value="0.99974667699675" calcext:value-type="float">
            <text:p>1.00E+00</text:p>
          </table:table-cell>
          <table:table-cell/>
          <table:table-cell table:formula="of:=IF([.F52]&lt;2.5;[.N52]*[.Q52];0)" office:value-type="string" office:string-value="" calcext:value-type="error">
            <text:p>#DIV/0!</text:p>
          </table:table-cell>
          <table:table-cell table:style-name="ce68" table:formula="of:=IF([.F52]&lt;10;[.N52]*[.P52];0)" office:value-type="string" office:string-value="" calcext:value-type="error">
            <text:p>#DIV/0!</text:p>
          </table:table-cell>
          <table:table-cell table:style-name="ce68" table:formula="of:=[.T52]-[.S52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3]/PI()))" office:value-type="float" office:value="0" calcext:value-type="float">
            <text:p>0</text:p>
          </table:table-cell>
          <table:table-cell table:style-name="ce68" table:formula="of:=(PI()/6)*density*(([.F53]/[.E53])^3)" office:value-type="string" office:string-value="" calcext:value-type="error">
            <text:p>#DIV/0!</text:p>
          </table:table-cell>
          <table:table-cell table:style-name="ce68" table:formula="of:=[.G53]/(Area*Time)" office:value-type="string" office:string-value="" calcext:value-type="error">
            <text:p>#DIV/0!</text:p>
          </table:table-cell>
          <table:table-cell table:style-name="ce68" table:formula="of:=(density*([.F53]^2))/(18*dynamicV)" office:value-type="float" office:value="0" calcext:value-type="float">
            <text:p>0.00E+00</text:p>
          </table:table-cell>
          <table:table-cell table:style-name="ce69" table:formula="of:=[.I53]*gravity" office:value-type="float" office:value="0" calcext:value-type="float">
            <text:p>0.00E+00</text:p>
          </table:table-cell>
          <table:table-cell table:formula="of:=0.00595*((([.F53]*[.I53]*gravity)/KinematicV)^(0-0.439))" office:value-type="string" office:string-value="" calcext:value-type="error">
            <text:p>#NUM!</text:p>
          </table:table-cell>
          <table:table-cell table:style-name="ce68" table:formula="of:=[.J53]*[.K53]" office:value-type="string" office:string-value="" calcext:value-type="error">
            <text:p>#NUM!</text:p>
          </table:table-cell>
          <table:table-cell table:style-name="ce68" table:formula="of:=[.H53]/[.L53]" office:value-type="string" office:string-value="" calcext:value-type="error">
            <text:p>#DIV/0!</text:p>
          </table:table-cell>
          <table:table-cell table:style-name="ce68" table:formula="of:=[.M53]*10^24" office:value-type="string" office:string-value="" calcext:value-type="error">
            <text:p>#DIV/0!</text:p>
          </table:table-cell>
          <table:table-cell/>
          <table:table-cell table:formula="of:=0.9585-(0.00408*[.F53]^2)" office:value-type="float" office:value="0.9585" calcext:value-type="float">
            <text:p>0.9585</text:p>
          </table:table-cell>
          <table:table-cell table:style-name="ce68" table:formula="of:=(1+(EXP((3.233*[.F53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53]&lt;2.5;[.N53]*[.Q53];0)" office:value-type="string" office:string-value="" calcext:value-type="error">
            <text:p>#DIV/0!</text:p>
          </table:table-cell>
          <table:table-cell table:style-name="ce68" table:formula="of:=IF([.F53]&lt;10;[.N53]*[.P53];0)" office:value-type="string" office:string-value="" calcext:value-type="error">
            <text:p>#DIV/0!</text:p>
          </table:table-cell>
          <table:table-cell table:style-name="ce68" table:formula="of:=[.T53]-[.S53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4]/PI()))" office:value-type="float" office:value="0" calcext:value-type="float">
            <text:p>0</text:p>
          </table:table-cell>
          <table:table-cell table:style-name="ce68" table:formula="of:=(PI()/6)*density*(([.F54]/[.E54])^3)" office:value-type="string" office:string-value="" calcext:value-type="error">
            <text:p>#DIV/0!</text:p>
          </table:table-cell>
          <table:table-cell table:style-name="ce68" table:formula="of:=[.G54]/(Area*Time)" office:value-type="string" office:string-value="" calcext:value-type="error">
            <text:p>#DIV/0!</text:p>
          </table:table-cell>
          <table:table-cell table:style-name="ce68" table:formula="of:=(density*([.F54]^2))/(18*dynamicV)" office:value-type="float" office:value="0" calcext:value-type="float">
            <text:p>0.00E+00</text:p>
          </table:table-cell>
          <table:table-cell table:style-name="ce69" table:formula="of:=[.I54]*gravity" office:value-type="float" office:value="0" calcext:value-type="float">
            <text:p>0.00E+00</text:p>
          </table:table-cell>
          <table:table-cell table:formula="of:=0.00595*((([.F54]*[.I54]*gravity)/KinematicV)^(0-0.439))" office:value-type="string" office:string-value="" calcext:value-type="error">
            <text:p>#NUM!</text:p>
          </table:table-cell>
          <table:table-cell table:style-name="ce68" table:formula="of:=[.J54]*[.K54]" office:value-type="string" office:string-value="" calcext:value-type="error">
            <text:p>#NUM!</text:p>
          </table:table-cell>
          <table:table-cell table:style-name="ce68" table:formula="of:=[.H54]/[.L54]" office:value-type="string" office:string-value="" calcext:value-type="error">
            <text:p>#DIV/0!</text:p>
          </table:table-cell>
          <table:table-cell table:style-name="ce68" table:formula="of:=[.M54]*10^24" office:value-type="string" office:string-value="" calcext:value-type="error">
            <text:p>#DIV/0!</text:p>
          </table:table-cell>
          <table:table-cell/>
          <table:table-cell table:formula="of:=0.9585-(0.00408*[.F54]^2)" office:value-type="float" office:value="0.9585" calcext:value-type="float">
            <text:p>0.9585</text:p>
          </table:table-cell>
          <table:table-cell table:style-name="ce68" table:formula="of:=(1+(EXP((3.233*[.F54])-9.495)))^(0-3.368)" office:value-type="float" office:value="0.99974667699675" calcext:value-type="float">
            <text:p>1.00E+00</text:p>
          </table:table-cell>
          <table:table-cell/>
          <table:table-cell table:formula="of:=IF([.F54]&lt;2.5;[.N54]*[.Q54];0)" office:value-type="string" office:string-value="" calcext:value-type="error">
            <text:p>#DIV/0!</text:p>
          </table:table-cell>
          <table:table-cell table:style-name="ce68" table:formula="of:=IF([.F54]&lt;10;[.N54]*[.P54];0)" office:value-type="string" office:string-value="" calcext:value-type="error">
            <text:p>#DIV/0!</text:p>
          </table:table-cell>
          <table:table-cell table:style-name="ce68" table:formula="of:=[.T54]-[.S54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5]/PI()))" office:value-type="float" office:value="0" calcext:value-type="float">
            <text:p>0</text:p>
          </table:table-cell>
          <table:table-cell table:style-name="ce68" table:formula="of:=(PI()/6)*density*(([.F55]/[.E55])^3)" office:value-type="string" office:string-value="" calcext:value-type="error">
            <text:p>#DIV/0!</text:p>
          </table:table-cell>
          <table:table-cell table:style-name="ce68" table:formula="of:=[.G55]/(Area*Time)" office:value-type="string" office:string-value="" calcext:value-type="error">
            <text:p>#DIV/0!</text:p>
          </table:table-cell>
          <table:table-cell table:style-name="ce68" table:formula="of:=(density*([.F55]^2))/(18*dynamicV)" office:value-type="float" office:value="0" calcext:value-type="float">
            <text:p>0.00E+00</text:p>
          </table:table-cell>
          <table:table-cell table:style-name="ce69" table:formula="of:=[.I55]*gravity" office:value-type="float" office:value="0" calcext:value-type="float">
            <text:p>0.00E+00</text:p>
          </table:table-cell>
          <table:table-cell table:formula="of:=0.00595*((([.F55]*[.I55]*gravity)/KinematicV)^(0-0.439))" office:value-type="string" office:string-value="" calcext:value-type="error">
            <text:p>#NUM!</text:p>
          </table:table-cell>
          <table:table-cell table:style-name="ce68" table:formula="of:=[.J55]*[.K55]" office:value-type="string" office:string-value="" calcext:value-type="error">
            <text:p>#NUM!</text:p>
          </table:table-cell>
          <table:table-cell table:style-name="ce68" table:formula="of:=[.H55]/[.L55]" office:value-type="string" office:string-value="" calcext:value-type="error">
            <text:p>#DIV/0!</text:p>
          </table:table-cell>
          <table:table-cell table:style-name="ce68" table:formula="of:=[.M55]*10^24" office:value-type="string" office:string-value="" calcext:value-type="error">
            <text:p>#DIV/0!</text:p>
          </table:table-cell>
          <table:table-cell/>
          <table:table-cell table:formula="of:=0.9585-(0.00408*[.F55]^2)" office:value-type="float" office:value="0.9585" calcext:value-type="float">
            <text:p>0.9585</text:p>
          </table:table-cell>
          <table:table-cell table:style-name="ce68" table:formula="of:=(1+(EXP((3.233*[.F55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55]&lt;2.5;[.N55]*[.Q55];0)" office:value-type="string" office:string-value="" calcext:value-type="error">
            <text:p>#DIV/0!</text:p>
          </table:table-cell>
          <table:table-cell table:style-name="ce68" table:formula="of:=IF([.F55]&lt;10;[.N55]*[.P55];0)" office:value-type="string" office:string-value="" calcext:value-type="error">
            <text:p>#DIV/0!</text:p>
          </table:table-cell>
          <table:table-cell table:style-name="ce68" table:formula="of:=[.T55]-[.S55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6]/PI()))" office:value-type="float" office:value="0" calcext:value-type="float">
            <text:p>0</text:p>
          </table:table-cell>
          <table:table-cell table:style-name="ce68" table:formula="of:=(PI()/6)*density*(([.F56]/[.E56])^3)" office:value-type="string" office:string-value="" calcext:value-type="error">
            <text:p>#DIV/0!</text:p>
          </table:table-cell>
          <table:table-cell table:style-name="ce68" table:formula="of:=[.G56]/(Area*Time)" office:value-type="string" office:string-value="" calcext:value-type="error">
            <text:p>#DIV/0!</text:p>
          </table:table-cell>
          <table:table-cell table:style-name="ce68" table:formula="of:=(density*([.F56]^2))/(18*dynamicV)" office:value-type="float" office:value="0" calcext:value-type="float">
            <text:p>0.00E+00</text:p>
          </table:table-cell>
          <table:table-cell table:style-name="ce69" table:formula="of:=[.I56]*gravity" office:value-type="float" office:value="0" calcext:value-type="float">
            <text:p>0.00E+00</text:p>
          </table:table-cell>
          <table:table-cell table:formula="of:=0.00595*((([.F56]*[.I56]*gravity)/KinematicV)^(0-0.439))" office:value-type="string" office:string-value="" calcext:value-type="error">
            <text:p>#NUM!</text:p>
          </table:table-cell>
          <table:table-cell table:style-name="ce68" table:formula="of:=[.J56]*[.K56]" office:value-type="string" office:string-value="" calcext:value-type="error">
            <text:p>#NUM!</text:p>
          </table:table-cell>
          <table:table-cell table:style-name="ce68" table:formula="of:=[.H56]/[.L56]" office:value-type="string" office:string-value="" calcext:value-type="error">
            <text:p>#DIV/0!</text:p>
          </table:table-cell>
          <table:table-cell table:style-name="ce68" table:formula="of:=[.M56]*10^24" office:value-type="string" office:string-value="" calcext:value-type="error">
            <text:p>#DIV/0!</text:p>
          </table:table-cell>
          <table:table-cell/>
          <table:table-cell table:formula="of:=0.9585-(0.00408*[.F56]^2)" office:value-type="float" office:value="0.9585" calcext:value-type="float">
            <text:p>0.9585</text:p>
          </table:table-cell>
          <table:table-cell table:style-name="ce68" table:formula="of:=(1+(EXP((3.233*[.F56])-9.495)))^(0-3.368)" office:value-type="float" office:value="0.99974667699675" calcext:value-type="float">
            <text:p>1.00E+00</text:p>
          </table:table-cell>
          <table:table-cell/>
          <table:table-cell table:formula="of:=IF([.F56]&lt;2.5;[.N56]*[.Q56];0)" office:value-type="string" office:string-value="" calcext:value-type="error">
            <text:p>#DIV/0!</text:p>
          </table:table-cell>
          <table:table-cell table:style-name="ce68" table:formula="of:=IF([.F56]&lt;10;[.N56]*[.P56];0)" office:value-type="string" office:string-value="" calcext:value-type="error">
            <text:p>#DIV/0!</text:p>
          </table:table-cell>
          <table:table-cell table:style-name="ce68" table:formula="of:=[.T56]-[.S56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7]/PI()))" office:value-type="float" office:value="0" calcext:value-type="float">
            <text:p>0</text:p>
          </table:table-cell>
          <table:table-cell table:style-name="ce68" table:formula="of:=(PI()/6)*density*(([.F57]/[.E57])^3)" office:value-type="string" office:string-value="" calcext:value-type="error">
            <text:p>#DIV/0!</text:p>
          </table:table-cell>
          <table:table-cell table:style-name="ce68" table:formula="of:=[.G57]/(Area*Time)" office:value-type="string" office:string-value="" calcext:value-type="error">
            <text:p>#DIV/0!</text:p>
          </table:table-cell>
          <table:table-cell table:style-name="ce68" table:formula="of:=(density*([.F57]^2))/(18*dynamicV)" office:value-type="float" office:value="0" calcext:value-type="float">
            <text:p>0.00E+00</text:p>
          </table:table-cell>
          <table:table-cell table:style-name="ce69" table:formula="of:=[.I57]*gravity" office:value-type="float" office:value="0" calcext:value-type="float">
            <text:p>0.00E+00</text:p>
          </table:table-cell>
          <table:table-cell table:formula="of:=0.00595*((([.F57]*[.I57]*gravity)/KinematicV)^(0-0.439))" office:value-type="string" office:string-value="" calcext:value-type="error">
            <text:p>#NUM!</text:p>
          </table:table-cell>
          <table:table-cell table:style-name="ce68" table:formula="of:=[.J57]*[.K57]" office:value-type="string" office:string-value="" calcext:value-type="error">
            <text:p>#NUM!</text:p>
          </table:table-cell>
          <table:table-cell table:style-name="ce68" table:formula="of:=[.H57]/[.L57]" office:value-type="string" office:string-value="" calcext:value-type="error">
            <text:p>#DIV/0!</text:p>
          </table:table-cell>
          <table:table-cell table:style-name="ce68" table:formula="of:=[.M57]*10^24" office:value-type="string" office:string-value="" calcext:value-type="error">
            <text:p>#DIV/0!</text:p>
          </table:table-cell>
          <table:table-cell/>
          <table:table-cell table:formula="of:=0.9585-(0.00408*[.F57]^2)" office:value-type="float" office:value="0.9585" calcext:value-type="float">
            <text:p>0.9585</text:p>
          </table:table-cell>
          <table:table-cell table:style-name="ce68" table:formula="of:=(1+(EXP((3.233*[.F57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57]&lt;2.5;[.N57]*[.Q57];0)" office:value-type="string" office:string-value="" calcext:value-type="error">
            <text:p>#DIV/0!</text:p>
          </table:table-cell>
          <table:table-cell table:style-name="ce68" table:formula="of:=IF([.F57]&lt;10;[.N57]*[.P57];0)" office:value-type="string" office:string-value="" calcext:value-type="error">
            <text:p>#DIV/0!</text:p>
          </table:table-cell>
          <table:table-cell table:style-name="ce68" table:formula="of:=[.T57]-[.S5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8]/PI()))" office:value-type="float" office:value="0" calcext:value-type="float">
            <text:p>0</text:p>
          </table:table-cell>
          <table:table-cell table:style-name="ce68" table:formula="of:=(PI()/6)*density*(([.F58]/[.E58])^3)" office:value-type="string" office:string-value="" calcext:value-type="error">
            <text:p>#DIV/0!</text:p>
          </table:table-cell>
          <table:table-cell table:style-name="ce68" table:formula="of:=[.G58]/(Area*Time)" office:value-type="string" office:string-value="" calcext:value-type="error">
            <text:p>#DIV/0!</text:p>
          </table:table-cell>
          <table:table-cell table:style-name="ce68" table:formula="of:=(density*([.F58]^2))/(18*dynamicV)" office:value-type="float" office:value="0" calcext:value-type="float">
            <text:p>0.00E+00</text:p>
          </table:table-cell>
          <table:table-cell table:style-name="ce69" table:formula="of:=[.I58]*gravity" office:value-type="float" office:value="0" calcext:value-type="float">
            <text:p>0.00E+00</text:p>
          </table:table-cell>
          <table:table-cell table:formula="of:=0.00595*((([.F58]*[.I58]*gravity)/KinematicV)^(0-0.439))" office:value-type="string" office:string-value="" calcext:value-type="error">
            <text:p>#NUM!</text:p>
          </table:table-cell>
          <table:table-cell table:style-name="ce68" table:formula="of:=[.J58]*[.K58]" office:value-type="string" office:string-value="" calcext:value-type="error">
            <text:p>#NUM!</text:p>
          </table:table-cell>
          <table:table-cell table:style-name="ce68" table:formula="of:=[.H58]/[.L58]" office:value-type="string" office:string-value="" calcext:value-type="error">
            <text:p>#DIV/0!</text:p>
          </table:table-cell>
          <table:table-cell table:style-name="ce68" table:formula="of:=[.M58]*10^24" office:value-type="string" office:string-value="" calcext:value-type="error">
            <text:p>#DIV/0!</text:p>
          </table:table-cell>
          <table:table-cell/>
          <table:table-cell table:formula="of:=0.9585-(0.00408*[.F58]^2)" office:value-type="float" office:value="0.9585" calcext:value-type="float">
            <text:p>0.9585</text:p>
          </table:table-cell>
          <table:table-cell table:style-name="ce68" table:formula="of:=(1+(EXP((3.233*[.F58])-9.495)))^(0-3.368)" office:value-type="float" office:value="0.99974667699675" calcext:value-type="float">
            <text:p>1.00E+00</text:p>
          </table:table-cell>
          <table:table-cell/>
          <table:table-cell table:formula="of:=IF([.F58]&lt;2.5;[.N58]*[.Q58];0)" office:value-type="string" office:string-value="" calcext:value-type="error">
            <text:p>#DIV/0!</text:p>
          </table:table-cell>
          <table:table-cell table:style-name="ce68" table:formula="of:=IF([.F58]&lt;10;[.N58]*[.P58];0)" office:value-type="string" office:string-value="" calcext:value-type="error">
            <text:p>#DIV/0!</text:p>
          </table:table-cell>
          <table:table-cell table:style-name="ce68" table:formula="of:=[.T58]-[.S58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59]/PI()))" office:value-type="float" office:value="0" calcext:value-type="float">
            <text:p>0</text:p>
          </table:table-cell>
          <table:table-cell table:style-name="ce68" table:formula="of:=(PI()/6)*density*(([.F59]/[.E59])^3)" office:value-type="string" office:string-value="" calcext:value-type="error">
            <text:p>#DIV/0!</text:p>
          </table:table-cell>
          <table:table-cell table:style-name="ce68" table:formula="of:=[.G59]/(Area*Time)" office:value-type="string" office:string-value="" calcext:value-type="error">
            <text:p>#DIV/0!</text:p>
          </table:table-cell>
          <table:table-cell table:style-name="ce68" table:formula="of:=(density*([.F59]^2))/(18*dynamicV)" office:value-type="float" office:value="0" calcext:value-type="float">
            <text:p>0.00E+00</text:p>
          </table:table-cell>
          <table:table-cell table:style-name="ce69" table:formula="of:=[.I59]*gravity" office:value-type="float" office:value="0" calcext:value-type="float">
            <text:p>0.00E+00</text:p>
          </table:table-cell>
          <table:table-cell table:formula="of:=0.00595*((([.F59]*[.I59]*gravity)/KinematicV)^(0-0.439))" office:value-type="string" office:string-value="" calcext:value-type="error">
            <text:p>#NUM!</text:p>
          </table:table-cell>
          <table:table-cell table:style-name="ce68" table:formula="of:=[.J59]*[.K59]" office:value-type="string" office:string-value="" calcext:value-type="error">
            <text:p>#NUM!</text:p>
          </table:table-cell>
          <table:table-cell table:style-name="ce68" table:formula="of:=[.H59]/[.L59]" office:value-type="string" office:string-value="" calcext:value-type="error">
            <text:p>#DIV/0!</text:p>
          </table:table-cell>
          <table:table-cell table:style-name="ce68" table:formula="of:=[.M59]*10^24" office:value-type="string" office:string-value="" calcext:value-type="error">
            <text:p>#DIV/0!</text:p>
          </table:table-cell>
          <table:table-cell/>
          <table:table-cell table:formula="of:=0.9585-(0.00408*[.F59]^2)" office:value-type="float" office:value="0.9585" calcext:value-type="float">
            <text:p>0.9585</text:p>
          </table:table-cell>
          <table:table-cell table:style-name="ce68" table:formula="of:=(1+(EXP((3.233*[.F59])-9.495)))^(0-3.368)" office:value-type="float" office:value="0.99974667699675" calcext:value-type="float">
            <text:p>1.00E+00</text:p>
          </table:table-cell>
          <table:table-cell/>
          <table:table-cell table:formula="of:=IF([.F59]&lt;2.5;[.N59]*[.Q59];0)" office:value-type="string" office:string-value="" calcext:value-type="error">
            <text:p>#DIV/0!</text:p>
          </table:table-cell>
          <table:table-cell table:formula="of:=IF([.F59]&lt;10;[.N59]*[.P59];0)" office:value-type="string" office:string-value="" calcext:value-type="error">
            <text:p>#DIV/0!</text:p>
          </table:table-cell>
          <table:table-cell table:formula="of:=[.T59]-[.S59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0]/PI()))" office:value-type="float" office:value="0" calcext:value-type="float">
            <text:p>0</text:p>
          </table:table-cell>
          <table:table-cell table:style-name="ce68" table:formula="of:=(PI()/6)*density*(([.F60]/[.E60])^3)" office:value-type="string" office:string-value="" calcext:value-type="error">
            <text:p>#DIV/0!</text:p>
          </table:table-cell>
          <table:table-cell table:style-name="ce68" table:formula="of:=[.G60]/(Area*Time)" office:value-type="string" office:string-value="" calcext:value-type="error">
            <text:p>#DIV/0!</text:p>
          </table:table-cell>
          <table:table-cell table:style-name="ce68" table:formula="of:=(density*([.F60]^2))/(18*dynamicV)" office:value-type="float" office:value="0" calcext:value-type="float">
            <text:p>0.00E+00</text:p>
          </table:table-cell>
          <table:table-cell table:style-name="ce69" table:formula="of:=[.I60]*gravity" office:value-type="float" office:value="0" calcext:value-type="float">
            <text:p>0.00E+00</text:p>
          </table:table-cell>
          <table:table-cell table:formula="of:=0.00595*((([.F60]*[.I60]*gravity)/KinematicV)^(0-0.439))" office:value-type="string" office:string-value="" calcext:value-type="error">
            <text:p>#NUM!</text:p>
          </table:table-cell>
          <table:table-cell table:style-name="ce68" table:formula="of:=[.J60]*[.K60]" office:value-type="string" office:string-value="" calcext:value-type="error">
            <text:p>#NUM!</text:p>
          </table:table-cell>
          <table:table-cell table:style-name="ce68" table:formula="of:=[.H60]/[.L60]" office:value-type="string" office:string-value="" calcext:value-type="error">
            <text:p>#DIV/0!</text:p>
          </table:table-cell>
          <table:table-cell table:style-name="ce68" table:formula="of:=[.M60]*10^24" office:value-type="string" office:string-value="" calcext:value-type="error">
            <text:p>#DIV/0!</text:p>
          </table:table-cell>
          <table:table-cell/>
          <table:table-cell table:formula="of:=0.9585-(0.00408*[.F60]^2)" office:value-type="float" office:value="0.9585" calcext:value-type="float">
            <text:p>0.9585</text:p>
          </table:table-cell>
          <table:table-cell table:style-name="ce68" table:formula="of:=(1+(EXP((3.233*[.F60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60]&lt;2.5;[.N60]*[.Q60];0)" office:value-type="string" office:string-value="" calcext:value-type="error">
            <text:p>#DIV/0!</text:p>
          </table:table-cell>
          <table:table-cell table:style-name="ce68" table:formula="of:=IF([.F60]&lt;10;[.N60]*[.P60];0)" office:value-type="string" office:string-value="" calcext:value-type="error">
            <text:p>#DIV/0!</text:p>
          </table:table-cell>
          <table:table-cell table:style-name="ce68" table:formula="of:=[.T60]-[.S60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1]/PI()))" office:value-type="float" office:value="0" calcext:value-type="float">
            <text:p>0</text:p>
          </table:table-cell>
          <table:table-cell table:style-name="ce68" table:formula="of:=(PI()/6)*density*(([.F61]/[.E61])^3)" office:value-type="string" office:string-value="" calcext:value-type="error">
            <text:p>#DIV/0!</text:p>
          </table:table-cell>
          <table:table-cell table:style-name="ce68" table:formula="of:=[.G61]/(Area*Time)" office:value-type="string" office:string-value="" calcext:value-type="error">
            <text:p>#DIV/0!</text:p>
          </table:table-cell>
          <table:table-cell table:style-name="ce68" table:formula="of:=(density*([.F61]^2))/(18*dynamicV)" office:value-type="float" office:value="0" calcext:value-type="float">
            <text:p>0.00E+00</text:p>
          </table:table-cell>
          <table:table-cell table:style-name="ce69" table:formula="of:=[.I61]*gravity" office:value-type="float" office:value="0" calcext:value-type="float">
            <text:p>0.00E+00</text:p>
          </table:table-cell>
          <table:table-cell table:formula="of:=0.00595*((([.F61]*[.I61]*gravity)/KinematicV)^(0-0.439))" office:value-type="string" office:string-value="" calcext:value-type="error">
            <text:p>#NUM!</text:p>
          </table:table-cell>
          <table:table-cell table:style-name="ce68" table:formula="of:=[.J61]*[.K61]" office:value-type="string" office:string-value="" calcext:value-type="error">
            <text:p>#NUM!</text:p>
          </table:table-cell>
          <table:table-cell table:style-name="ce68" table:formula="of:=[.H61]/[.L61]" office:value-type="string" office:string-value="" calcext:value-type="error">
            <text:p>#DIV/0!</text:p>
          </table:table-cell>
          <table:table-cell table:style-name="ce68" table:formula="of:=[.M61]*10^24" office:value-type="string" office:string-value="" calcext:value-type="error">
            <text:p>#DIV/0!</text:p>
          </table:table-cell>
          <table:table-cell/>
          <table:table-cell table:formula="of:=0.9585-(0.00408*[.F61]^2)" office:value-type="float" office:value="0.9585" calcext:value-type="float">
            <text:p>0.9585</text:p>
          </table:table-cell>
          <table:table-cell table:style-name="ce68" table:formula="of:=(1+(EXP((3.233*[.F61])-9.495)))^(0-3.368)" office:value-type="float" office:value="0.99974667699675" calcext:value-type="float">
            <text:p>1.00E+00</text:p>
          </table:table-cell>
          <table:table-cell/>
          <table:table-cell table:formula="of:=IF([.F61]&lt;2.5;[.N61]*[.Q61];0)" office:value-type="string" office:string-value="" calcext:value-type="error">
            <text:p>#DIV/0!</text:p>
          </table:table-cell>
          <table:table-cell table:formula="of:=IF([.F61]&lt;10;[.N61]*[.P61];0)" office:value-type="string" office:string-value="" calcext:value-type="error">
            <text:p>#DIV/0!</text:p>
          </table:table-cell>
          <table:table-cell table:formula="of:=[.T61]-[.S61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2]/PI()))" office:value-type="float" office:value="0" calcext:value-type="float">
            <text:p>0</text:p>
          </table:table-cell>
          <table:table-cell table:style-name="ce68" table:formula="of:=(PI()/6)*density*(([.F62]/[.E62])^3)" office:value-type="string" office:string-value="" calcext:value-type="error">
            <text:p>#DIV/0!</text:p>
          </table:table-cell>
          <table:table-cell table:style-name="ce68" table:formula="of:=[.G62]/(Area*Time)" office:value-type="string" office:string-value="" calcext:value-type="error">
            <text:p>#DIV/0!</text:p>
          </table:table-cell>
          <table:table-cell table:style-name="ce68" table:formula="of:=(density*([.F62]^2))/(18*dynamicV)" office:value-type="float" office:value="0" calcext:value-type="float">
            <text:p>0.00E+00</text:p>
          </table:table-cell>
          <table:table-cell table:style-name="ce69" table:formula="of:=[.I62]*gravity" office:value-type="float" office:value="0" calcext:value-type="float">
            <text:p>0.00E+00</text:p>
          </table:table-cell>
          <table:table-cell table:formula="of:=0.00595*((([.F62]*[.I62]*gravity)/KinematicV)^(0-0.439))" office:value-type="string" office:string-value="" calcext:value-type="error">
            <text:p>#NUM!</text:p>
          </table:table-cell>
          <table:table-cell table:style-name="ce68" table:formula="of:=[.J62]*[.K62]" office:value-type="string" office:string-value="" calcext:value-type="error">
            <text:p>#NUM!</text:p>
          </table:table-cell>
          <table:table-cell table:style-name="ce68" table:formula="of:=[.H62]/[.L62]" office:value-type="string" office:string-value="" calcext:value-type="error">
            <text:p>#DIV/0!</text:p>
          </table:table-cell>
          <table:table-cell table:style-name="ce68" table:formula="of:=[.M62]*10^24" office:value-type="string" office:string-value="" calcext:value-type="error">
            <text:p>#DIV/0!</text:p>
          </table:table-cell>
          <table:table-cell/>
          <table:table-cell table:formula="of:=0.9585-(0.00408*[.F62]^2)" office:value-type="float" office:value="0.9585" calcext:value-type="float">
            <text:p>0.9585</text:p>
          </table:table-cell>
          <table:table-cell table:style-name="ce68" table:formula="of:=(1+(EXP((3.233*[.F62])-9.495)))^(0-3.368)" office:value-type="float" office:value="0.99974667699675" calcext:value-type="float">
            <text:p>1.00E+00</text:p>
          </table:table-cell>
          <table:table-cell/>
          <table:table-cell table:formula="of:=IF([.F62]&lt;2.5;[.N62]*[.Q62];0)" office:value-type="string" office:string-value="" calcext:value-type="error">
            <text:p>#DIV/0!</text:p>
          </table:table-cell>
          <table:table-cell table:style-name="ce68" table:formula="of:=IF([.F62]&lt;10;[.N62]*[.P62];0)" office:value-type="string" office:string-value="" calcext:value-type="error">
            <text:p>#DIV/0!</text:p>
          </table:table-cell>
          <table:table-cell table:style-name="ce68" table:formula="of:=[.T62]-[.S62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3]/PI()))" office:value-type="float" office:value="0" calcext:value-type="float">
            <text:p>0</text:p>
          </table:table-cell>
          <table:table-cell table:style-name="ce68" table:formula="of:=(PI()/6)*density*(([.F63]/[.E63])^3)" office:value-type="string" office:string-value="" calcext:value-type="error">
            <text:p>#DIV/0!</text:p>
          </table:table-cell>
          <table:table-cell table:style-name="ce68" table:formula="of:=[.G63]/(Area*Time)" office:value-type="string" office:string-value="" calcext:value-type="error">
            <text:p>#DIV/0!</text:p>
          </table:table-cell>
          <table:table-cell table:style-name="ce68" table:formula="of:=(density*([.F63]^2))/(18*dynamicV)" office:value-type="float" office:value="0" calcext:value-type="float">
            <text:p>0.00E+00</text:p>
          </table:table-cell>
          <table:table-cell table:style-name="ce69" table:formula="of:=[.I63]*gravity" office:value-type="float" office:value="0" calcext:value-type="float">
            <text:p>0.00E+00</text:p>
          </table:table-cell>
          <table:table-cell table:formula="of:=0.00595*((([.F63]*[.I63]*gravity)/KinematicV)^(0-0.439))" office:value-type="string" office:string-value="" calcext:value-type="error">
            <text:p>#NUM!</text:p>
          </table:table-cell>
          <table:table-cell table:style-name="ce68" table:formula="of:=[.J63]*[.K63]" office:value-type="string" office:string-value="" calcext:value-type="error">
            <text:p>#NUM!</text:p>
          </table:table-cell>
          <table:table-cell table:style-name="ce68" table:formula="of:=[.H63]/[.L63]" office:value-type="string" office:string-value="" calcext:value-type="error">
            <text:p>#DIV/0!</text:p>
          </table:table-cell>
          <table:table-cell table:style-name="ce68" table:formula="of:=[.M63]*10^24" office:value-type="string" office:string-value="" calcext:value-type="error">
            <text:p>#DIV/0!</text:p>
          </table:table-cell>
          <table:table-cell/>
          <table:table-cell table:formula="of:=0.9585-(0.00408*[.F63]^2)" office:value-type="float" office:value="0.9585" calcext:value-type="float">
            <text:p>0.9585</text:p>
          </table:table-cell>
          <table:table-cell table:style-name="ce68" table:formula="of:=(1+(EXP((3.233*[.F63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63]&lt;2.5;[.N63]*[.Q63];0)" office:value-type="string" office:string-value="" calcext:value-type="error">
            <text:p>#DIV/0!</text:p>
          </table:table-cell>
          <table:table-cell table:style-name="ce68" table:formula="of:=IF([.F63]&lt;10;[.N63]*[.P63];0)" office:value-type="string" office:string-value="" calcext:value-type="error">
            <text:p>#DIV/0!</text:p>
          </table:table-cell>
          <table:table-cell table:style-name="ce68" table:formula="of:=[.T63]-[.S63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4]/PI()))" office:value-type="float" office:value="0" calcext:value-type="float">
            <text:p>0</text:p>
          </table:table-cell>
          <table:table-cell table:style-name="ce68" table:formula="of:=(PI()/6)*density*(([.F64]/[.E64])^3)" office:value-type="string" office:string-value="" calcext:value-type="error">
            <text:p>#DIV/0!</text:p>
          </table:table-cell>
          <table:table-cell table:style-name="ce68" table:formula="of:=[.G64]/(Area*Time)" office:value-type="string" office:string-value="" calcext:value-type="error">
            <text:p>#DIV/0!</text:p>
          </table:table-cell>
          <table:table-cell table:style-name="ce68" table:formula="of:=(density*([.F64]^2))/(18*dynamicV)" office:value-type="float" office:value="0" calcext:value-type="float">
            <text:p>0.00E+00</text:p>
          </table:table-cell>
          <table:table-cell table:style-name="ce69" table:formula="of:=[.I64]*gravity" office:value-type="float" office:value="0" calcext:value-type="float">
            <text:p>0.00E+00</text:p>
          </table:table-cell>
          <table:table-cell table:formula="of:=0.00595*((([.F64]*[.I64]*gravity)/KinematicV)^(0-0.439))" office:value-type="string" office:string-value="" calcext:value-type="error">
            <text:p>#NUM!</text:p>
          </table:table-cell>
          <table:table-cell table:style-name="ce68" table:formula="of:=[.J64]*[.K64]" office:value-type="string" office:string-value="" calcext:value-type="error">
            <text:p>#NUM!</text:p>
          </table:table-cell>
          <table:table-cell table:style-name="ce68" table:formula="of:=[.H64]/[.L64]" office:value-type="string" office:string-value="" calcext:value-type="error">
            <text:p>#DIV/0!</text:p>
          </table:table-cell>
          <table:table-cell table:style-name="ce68" table:formula="of:=[.M64]*10^24" office:value-type="string" office:string-value="" calcext:value-type="error">
            <text:p>#DIV/0!</text:p>
          </table:table-cell>
          <table:table-cell/>
          <table:table-cell table:formula="of:=0.9585-(0.00408*[.F64]^2)" office:value-type="float" office:value="0.9585" calcext:value-type="float">
            <text:p>0.9585</text:p>
          </table:table-cell>
          <table:table-cell table:style-name="ce68" table:formula="of:=(1+(EXP((3.233*[.F64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64]&lt;2.5;[.N64]*[.Q64];0)" office:value-type="string" office:string-value="" calcext:value-type="error">
            <text:p>#DIV/0!</text:p>
          </table:table-cell>
          <table:table-cell table:style-name="ce68" table:formula="of:=IF([.F64]&lt;10;[.N64]*[.P64];0)" office:value-type="string" office:string-value="" calcext:value-type="error">
            <text:p>#DIV/0!</text:p>
          </table:table-cell>
          <table:table-cell table:style-name="ce68" table:formula="of:=[.T64]-[.S64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5]/PI()))" office:value-type="float" office:value="0" calcext:value-type="float">
            <text:p>0</text:p>
          </table:table-cell>
          <table:table-cell table:style-name="ce68" table:formula="of:=(PI()/6)*density*(([.F65]/[.E65])^3)" office:value-type="string" office:string-value="" calcext:value-type="error">
            <text:p>#DIV/0!</text:p>
          </table:table-cell>
          <table:table-cell table:style-name="ce68" table:formula="of:=[.G65]/(Area*Time)" office:value-type="string" office:string-value="" calcext:value-type="error">
            <text:p>#DIV/0!</text:p>
          </table:table-cell>
          <table:table-cell table:style-name="ce68" table:formula="of:=(density*([.F65]^2))/(18*dynamicV)" office:value-type="float" office:value="0" calcext:value-type="float">
            <text:p>0.00E+00</text:p>
          </table:table-cell>
          <table:table-cell table:style-name="ce69" table:formula="of:=[.I65]*gravity" office:value-type="float" office:value="0" calcext:value-type="float">
            <text:p>0.00E+00</text:p>
          </table:table-cell>
          <table:table-cell table:formula="of:=0.00595*((([.F65]*[.I65]*gravity)/KinematicV)^(0-0.439))" office:value-type="string" office:string-value="" calcext:value-type="error">
            <text:p>#NUM!</text:p>
          </table:table-cell>
          <table:table-cell table:style-name="ce68" table:formula="of:=[.J65]*[.K65]" office:value-type="string" office:string-value="" calcext:value-type="error">
            <text:p>#NUM!</text:p>
          </table:table-cell>
          <table:table-cell table:style-name="ce68" table:formula="of:=[.H65]/[.L65]" office:value-type="string" office:string-value="" calcext:value-type="error">
            <text:p>#DIV/0!</text:p>
          </table:table-cell>
          <table:table-cell table:style-name="ce68" table:formula="of:=[.M65]*10^24" office:value-type="string" office:string-value="" calcext:value-type="error">
            <text:p>#DIV/0!</text:p>
          </table:table-cell>
          <table:table-cell/>
          <table:table-cell table:formula="of:=0.9585-(0.00408*[.F65]^2)" office:value-type="float" office:value="0.9585" calcext:value-type="float">
            <text:p>0.9585</text:p>
          </table:table-cell>
          <table:table-cell table:style-name="ce68" table:formula="of:=(1+(EXP((3.233*[.F65])-9.495)))^(0-3.368)" office:value-type="float" office:value="0.99974667699675" calcext:value-type="float">
            <text:p>1.00E+00</text:p>
          </table:table-cell>
          <table:table-cell/>
          <table:table-cell table:formula="of:=IF([.F65]&lt;2.5;[.N65]*[.Q65];0)" office:value-type="string" office:string-value="" calcext:value-type="error">
            <text:p>#DIV/0!</text:p>
          </table:table-cell>
          <table:table-cell table:formula="of:=IF([.F65]&lt;10;[.N65]*[.P65];0)" office:value-type="string" office:string-value="" calcext:value-type="error">
            <text:p>#DIV/0!</text:p>
          </table:table-cell>
          <table:table-cell table:formula="of:=[.T65]-[.S65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6]/PI()))" office:value-type="float" office:value="0" calcext:value-type="float">
            <text:p>0</text:p>
          </table:table-cell>
          <table:table-cell table:style-name="ce68" table:formula="of:=(PI()/6)*density*(([.F66]/[.E66])^3)" office:value-type="string" office:string-value="" calcext:value-type="error">
            <text:p>#DIV/0!</text:p>
          </table:table-cell>
          <table:table-cell table:style-name="ce68" table:formula="of:=[.G66]/(Area*Time)" office:value-type="string" office:string-value="" calcext:value-type="error">
            <text:p>#DIV/0!</text:p>
          </table:table-cell>
          <table:table-cell table:style-name="ce68" table:formula="of:=(density*([.F66]^2))/(18*dynamicV)" office:value-type="float" office:value="0" calcext:value-type="float">
            <text:p>0.00E+00</text:p>
          </table:table-cell>
          <table:table-cell table:style-name="ce69" table:formula="of:=[.I66]*gravity" office:value-type="float" office:value="0" calcext:value-type="float">
            <text:p>0.00E+00</text:p>
          </table:table-cell>
          <table:table-cell table:formula="of:=0.00595*((([.F66]*[.I66]*gravity)/KinematicV)^(0-0.439))" office:value-type="string" office:string-value="" calcext:value-type="error">
            <text:p>#NUM!</text:p>
          </table:table-cell>
          <table:table-cell table:style-name="ce68" table:formula="of:=[.J66]*[.K66]" office:value-type="string" office:string-value="" calcext:value-type="error">
            <text:p>#NUM!</text:p>
          </table:table-cell>
          <table:table-cell table:style-name="ce68" table:formula="of:=[.H66]/[.L66]" office:value-type="string" office:string-value="" calcext:value-type="error">
            <text:p>#DIV/0!</text:p>
          </table:table-cell>
          <table:table-cell table:style-name="ce68" table:formula="of:=[.M66]*10^24" office:value-type="string" office:string-value="" calcext:value-type="error">
            <text:p>#DIV/0!</text:p>
          </table:table-cell>
          <table:table-cell/>
          <table:table-cell table:formula="of:=0.9585-(0.00408*[.F66]^2)" office:value-type="float" office:value="0.9585" calcext:value-type="float">
            <text:p>0.9585</text:p>
          </table:table-cell>
          <table:table-cell table:style-name="ce68" table:formula="of:=(1+(EXP((3.233*[.F66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66]&lt;2.5;[.N66]*[.Q66];0)" office:value-type="string" office:string-value="" calcext:value-type="error">
            <text:p>#DIV/0!</text:p>
          </table:table-cell>
          <table:table-cell table:style-name="ce68" table:formula="of:=IF([.F66]&lt;10;[.N66]*[.P66];0)" office:value-type="string" office:string-value="" calcext:value-type="error">
            <text:p>#DIV/0!</text:p>
          </table:table-cell>
          <table:table-cell table:style-name="ce68" table:formula="of:=[.T66]-[.S66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7]/PI()))" office:value-type="float" office:value="0" calcext:value-type="float">
            <text:p>0</text:p>
          </table:table-cell>
          <table:table-cell table:style-name="ce68" table:formula="of:=(PI()/6)*density*(([.F67]/[.E67])^3)" office:value-type="string" office:string-value="" calcext:value-type="error">
            <text:p>#DIV/0!</text:p>
          </table:table-cell>
          <table:table-cell table:style-name="ce68" table:formula="of:=[.G67]/(Area*Time)" office:value-type="string" office:string-value="" calcext:value-type="error">
            <text:p>#DIV/0!</text:p>
          </table:table-cell>
          <table:table-cell table:style-name="ce68" table:formula="of:=(density*([.F67]^2))/(18*dynamicV)" office:value-type="float" office:value="0" calcext:value-type="float">
            <text:p>0.00E+00</text:p>
          </table:table-cell>
          <table:table-cell table:style-name="ce69" table:formula="of:=[.I67]*gravity" office:value-type="float" office:value="0" calcext:value-type="float">
            <text:p>0.00E+00</text:p>
          </table:table-cell>
          <table:table-cell table:formula="of:=0.00595*((([.F67]*[.I67]*gravity)/KinematicV)^(0-0.439))" office:value-type="string" office:string-value="" calcext:value-type="error">
            <text:p>#NUM!</text:p>
          </table:table-cell>
          <table:table-cell table:style-name="ce68" table:formula="of:=[.J67]*[.K67]" office:value-type="string" office:string-value="" calcext:value-type="error">
            <text:p>#NUM!</text:p>
          </table:table-cell>
          <table:table-cell table:style-name="ce68" table:formula="of:=[.H67]/[.L67]" office:value-type="string" office:string-value="" calcext:value-type="error">
            <text:p>#DIV/0!</text:p>
          </table:table-cell>
          <table:table-cell table:style-name="ce68" table:formula="of:=[.M67]*10^24" office:value-type="string" office:string-value="" calcext:value-type="error">
            <text:p>#DIV/0!</text:p>
          </table:table-cell>
          <table:table-cell/>
          <table:table-cell table:formula="of:=0.9585-(0.00408*[.F67]^2)" office:value-type="float" office:value="0.9585" calcext:value-type="float">
            <text:p>0.9585</text:p>
          </table:table-cell>
          <table:table-cell table:style-name="ce68" table:formula="of:=(1+(EXP((3.233*[.F67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67]&lt;2.5;[.N67]*[.Q67];0)" office:value-type="string" office:string-value="" calcext:value-type="error">
            <text:p>#DIV/0!</text:p>
          </table:table-cell>
          <table:table-cell table:style-name="ce68" table:formula="of:=IF([.F67]&lt;10;[.N67]*[.P67];0)" office:value-type="string" office:string-value="" calcext:value-type="error">
            <text:p>#DIV/0!</text:p>
          </table:table-cell>
          <table:table-cell table:style-name="ce68" table:formula="of:=[.T67]-[.S67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8]/PI()))" office:value-type="float" office:value="0" calcext:value-type="float">
            <text:p>0</text:p>
          </table:table-cell>
          <table:table-cell table:style-name="ce68" table:formula="of:=(PI()/6)*density*(([.F68]/[.E68])^3)" office:value-type="string" office:string-value="" calcext:value-type="error">
            <text:p>#DIV/0!</text:p>
          </table:table-cell>
          <table:table-cell table:style-name="ce68" table:formula="of:=[.G68]/(Area*Time)" office:value-type="string" office:string-value="" calcext:value-type="error">
            <text:p>#DIV/0!</text:p>
          </table:table-cell>
          <table:table-cell table:style-name="ce68" table:formula="of:=(density*([.F68]^2))/(18*dynamicV)" office:value-type="float" office:value="0" calcext:value-type="float">
            <text:p>0.00E+00</text:p>
          </table:table-cell>
          <table:table-cell table:style-name="ce69" table:formula="of:=[.I68]*gravity" office:value-type="float" office:value="0" calcext:value-type="float">
            <text:p>0.00E+00</text:p>
          </table:table-cell>
          <table:table-cell table:formula="of:=0.00595*((([.F68]*[.I68]*gravity)/KinematicV)^(0-0.439))" office:value-type="string" office:string-value="" calcext:value-type="error">
            <text:p>#NUM!</text:p>
          </table:table-cell>
          <table:table-cell table:style-name="ce68" table:formula="of:=[.J68]*[.K68]" office:value-type="string" office:string-value="" calcext:value-type="error">
            <text:p>#NUM!</text:p>
          </table:table-cell>
          <table:table-cell table:style-name="ce68" table:formula="of:=[.H68]/[.L68]" office:value-type="string" office:string-value="" calcext:value-type="error">
            <text:p>#DIV/0!</text:p>
          </table:table-cell>
          <table:table-cell table:style-name="ce68" table:formula="of:=[.M68]*10^24" office:value-type="string" office:string-value="" calcext:value-type="error">
            <text:p>#DIV/0!</text:p>
          </table:table-cell>
          <table:table-cell/>
          <table:table-cell table:formula="of:=0.9585-(0.00408*[.F68]^2)" office:value-type="float" office:value="0.9585" calcext:value-type="float">
            <text:p>0.9585</text:p>
          </table:table-cell>
          <table:table-cell table:style-name="ce68" table:formula="of:=(1+(EXP((3.233*[.F68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68]&lt;2.5;[.N68]*[.Q68];0)" office:value-type="string" office:string-value="" calcext:value-type="error">
            <text:p>#DIV/0!</text:p>
          </table:table-cell>
          <table:table-cell table:style-name="ce68" table:formula="of:=IF([.F68]&lt;10;[.N68]*[.P68];0)" office:value-type="string" office:string-value="" calcext:value-type="error">
            <text:p>#DIV/0!</text:p>
          </table:table-cell>
          <table:table-cell table:style-name="ce68" table:formula="of:=[.T68]-[.S68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69]/PI()))" office:value-type="float" office:value="0" calcext:value-type="float">
            <text:p>0</text:p>
          </table:table-cell>
          <table:table-cell table:style-name="ce68" table:formula="of:=(PI()/6)*density*(([.F69]/[.E69])^3)" office:value-type="string" office:string-value="" calcext:value-type="error">
            <text:p>#DIV/0!</text:p>
          </table:table-cell>
          <table:table-cell table:style-name="ce68" table:formula="of:=[.G69]/(Area*Time)" office:value-type="string" office:string-value="" calcext:value-type="error">
            <text:p>#DIV/0!</text:p>
          </table:table-cell>
          <table:table-cell table:style-name="ce68" table:formula="of:=(density*([.F69]^2))/(18*dynamicV)" office:value-type="float" office:value="0" calcext:value-type="float">
            <text:p>0.00E+00</text:p>
          </table:table-cell>
          <table:table-cell table:style-name="ce69" table:formula="of:=[.I69]*gravity" office:value-type="float" office:value="0" calcext:value-type="float">
            <text:p>0.00E+00</text:p>
          </table:table-cell>
          <table:table-cell table:formula="of:=0.00595*((([.F69]*[.I69]*gravity)/KinematicV)^(0-0.439))" office:value-type="string" office:string-value="" calcext:value-type="error">
            <text:p>#NUM!</text:p>
          </table:table-cell>
          <table:table-cell table:style-name="ce68" table:formula="of:=[.J69]*[.K69]" office:value-type="string" office:string-value="" calcext:value-type="error">
            <text:p>#NUM!</text:p>
          </table:table-cell>
          <table:table-cell table:style-name="ce68" table:formula="of:=[.H69]/[.L69]" office:value-type="string" office:string-value="" calcext:value-type="error">
            <text:p>#DIV/0!</text:p>
          </table:table-cell>
          <table:table-cell table:style-name="ce68" table:formula="of:=[.M69]*10^24" office:value-type="string" office:string-value="" calcext:value-type="error">
            <text:p>#DIV/0!</text:p>
          </table:table-cell>
          <table:table-cell/>
          <table:table-cell table:formula="of:=0.9585-(0.00408*[.F69]^2)" office:value-type="float" office:value="0.9585" calcext:value-type="float">
            <text:p>0.9585</text:p>
          </table:table-cell>
          <table:table-cell table:style-name="ce68" table:formula="of:=(1+(EXP((3.233*[.F69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69]&lt;2.5;[.N69]*[.Q69];0)" office:value-type="string" office:string-value="" calcext:value-type="error">
            <text:p>#DIV/0!</text:p>
          </table:table-cell>
          <table:table-cell table:style-name="ce68" table:formula="of:=IF([.F69]&lt;10;[.N69]*[.P69];0)" office:value-type="string" office:string-value="" calcext:value-type="error">
            <text:p>#DIV/0!</text:p>
          </table:table-cell>
          <table:table-cell table:style-name="ce68" table:formula="of:=[.T69]-[.S69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70]/PI()))" office:value-type="float" office:value="0" calcext:value-type="float">
            <text:p>0</text:p>
          </table:table-cell>
          <table:table-cell table:style-name="ce68" table:formula="of:=(PI()/6)*density*(([.F70]/[.E70])^3)" office:value-type="string" office:string-value="" calcext:value-type="error">
            <text:p>#DIV/0!</text:p>
          </table:table-cell>
          <table:table-cell table:style-name="ce68" table:formula="of:=[.G70]/(Area*Time)" office:value-type="string" office:string-value="" calcext:value-type="error">
            <text:p>#DIV/0!</text:p>
          </table:table-cell>
          <table:table-cell table:style-name="ce68" table:formula="of:=(density*([.F70]^2))/(18*dynamicV)" office:value-type="float" office:value="0" calcext:value-type="float">
            <text:p>0.00E+00</text:p>
          </table:table-cell>
          <table:table-cell table:style-name="ce69" table:formula="of:=[.I70]*gravity" office:value-type="float" office:value="0" calcext:value-type="float">
            <text:p>0.00E+00</text:p>
          </table:table-cell>
          <table:table-cell table:formula="of:=0.00595*((([.F70]*[.I70]*gravity)/KinematicV)^(0-0.439))" office:value-type="string" office:string-value="" calcext:value-type="error">
            <text:p>#NUM!</text:p>
          </table:table-cell>
          <table:table-cell table:style-name="ce68" table:formula="of:=[.J70]*[.K70]" office:value-type="string" office:string-value="" calcext:value-type="error">
            <text:p>#NUM!</text:p>
          </table:table-cell>
          <table:table-cell table:style-name="ce68" table:formula="of:=[.H70]/[.L70]" office:value-type="string" office:string-value="" calcext:value-type="error">
            <text:p>#DIV/0!</text:p>
          </table:table-cell>
          <table:table-cell table:style-name="ce68" table:formula="of:=[.M70]*10^24" office:value-type="string" office:string-value="" calcext:value-type="error">
            <text:p>#DIV/0!</text:p>
          </table:table-cell>
          <table:table-cell/>
          <table:table-cell table:formula="of:=0.9585-(0.00408*[.F70]^2)" office:value-type="float" office:value="0.9585" calcext:value-type="float">
            <text:p>0.9585</text:p>
          </table:table-cell>
          <table:table-cell table:style-name="ce68" table:formula="of:=(1+(EXP((3.233*[.F70])-9.495)))^(0-3.368)" office:value-type="float" office:value="0.99974667699675" calcext:value-type="float">
            <text:p>1.00E+00</text:p>
          </table:table-cell>
          <table:table-cell/>
          <table:table-cell table:formula="of:=IF([.F70]&lt;2.5;[.N70]*[.Q70];0)" office:value-type="string" office:string-value="" calcext:value-type="error">
            <text:p>#DIV/0!</text:p>
          </table:table-cell>
          <table:table-cell table:formula="of:=IF([.F70]&lt;10;[.N70]*[.P70];0)" office:value-type="string" office:string-value="" calcext:value-type="error">
            <text:p>#DIV/0!</text:p>
          </table:table-cell>
          <table:table-cell table:formula="of:=[.T70]-[.S70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71]/PI()))" office:value-type="float" office:value="0" calcext:value-type="float">
            <text:p>0</text:p>
          </table:table-cell>
          <table:table-cell table:style-name="ce68" table:formula="of:=(PI()/6)*density*(([.F71]/[.E71])^3)" office:value-type="string" office:string-value="" calcext:value-type="error">
            <text:p>#DIV/0!</text:p>
          </table:table-cell>
          <table:table-cell table:style-name="ce68" table:formula="of:=[.G71]/(Area*Time)" office:value-type="string" office:string-value="" calcext:value-type="error">
            <text:p>#DIV/0!</text:p>
          </table:table-cell>
          <table:table-cell table:style-name="ce68" table:formula="of:=(density*([.F71]^2))/(18*dynamicV)" office:value-type="float" office:value="0" calcext:value-type="float">
            <text:p>0.00E+00</text:p>
          </table:table-cell>
          <table:table-cell table:style-name="ce69" table:formula="of:=[.I71]*gravity" office:value-type="float" office:value="0" calcext:value-type="float">
            <text:p>0.00E+00</text:p>
          </table:table-cell>
          <table:table-cell table:formula="of:=0.00595*((([.F71]*[.I71]*gravity)/KinematicV)^(0-0.439))" office:value-type="string" office:string-value="" calcext:value-type="error">
            <text:p>#NUM!</text:p>
          </table:table-cell>
          <table:table-cell table:style-name="ce68" table:formula="of:=[.J71]*[.K71]" office:value-type="string" office:string-value="" calcext:value-type="error">
            <text:p>#NUM!</text:p>
          </table:table-cell>
          <table:table-cell table:style-name="ce68" table:formula="of:=[.H71]/[.L71]" office:value-type="string" office:string-value="" calcext:value-type="error">
            <text:p>#DIV/0!</text:p>
          </table:table-cell>
          <table:table-cell table:style-name="ce68" table:formula="of:=[.M71]*10^24" office:value-type="string" office:string-value="" calcext:value-type="error">
            <text:p>#DIV/0!</text:p>
          </table:table-cell>
          <table:table-cell/>
          <table:table-cell table:formula="of:=0.9585-(0.00408*[.F71]^2)" office:value-type="float" office:value="0.9585" calcext:value-type="float">
            <text:p>0.9585</text:p>
          </table:table-cell>
          <table:table-cell table:style-name="ce68" table:formula="of:=(1+(EXP((3.233*[.F71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71]&lt;2.5;[.N71]*[.Q71];0)" office:value-type="string" office:string-value="" calcext:value-type="error">
            <text:p>#DIV/0!</text:p>
          </table:table-cell>
          <table:table-cell table:style-name="ce68" table:formula="of:=IF([.F71]&lt;10;[.N71]*[.P71];0)" office:value-type="string" office:string-value="" calcext:value-type="error">
            <text:p>#DIV/0!</text:p>
          </table:table-cell>
          <table:table-cell table:style-name="ce68" table:formula="of:=[.T71]-[.S71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72]/PI()))" office:value-type="float" office:value="0" calcext:value-type="float">
            <text:p>0</text:p>
          </table:table-cell>
          <table:table-cell table:style-name="ce68" table:formula="of:=(PI()/6)*density*(([.F72]/[.E72])^3)" office:value-type="string" office:string-value="" calcext:value-type="error">
            <text:p>#DIV/0!</text:p>
          </table:table-cell>
          <table:table-cell table:style-name="ce68" table:formula="of:=[.G72]/(Area*Time)" office:value-type="string" office:string-value="" calcext:value-type="error">
            <text:p>#DIV/0!</text:p>
          </table:table-cell>
          <table:table-cell table:style-name="ce68" table:formula="of:=(density*([.F72]^2))/(18*dynamicV)" office:value-type="float" office:value="0" calcext:value-type="float">
            <text:p>0.00E+00</text:p>
          </table:table-cell>
          <table:table-cell table:style-name="ce69" table:formula="of:=[.I72]*gravity" office:value-type="float" office:value="0" calcext:value-type="float">
            <text:p>0.00E+00</text:p>
          </table:table-cell>
          <table:table-cell table:formula="of:=0.00595*((([.F72]*[.I72]*gravity)/KinematicV)^(0-0.439))" office:value-type="string" office:string-value="" calcext:value-type="error">
            <text:p>#NUM!</text:p>
          </table:table-cell>
          <table:table-cell table:style-name="ce68" table:formula="of:=[.J72]*[.K72]" office:value-type="string" office:string-value="" calcext:value-type="error">
            <text:p>#NUM!</text:p>
          </table:table-cell>
          <table:table-cell table:style-name="ce68" table:formula="of:=[.H72]/[.L72]" office:value-type="string" office:string-value="" calcext:value-type="error">
            <text:p>#DIV/0!</text:p>
          </table:table-cell>
          <table:table-cell table:style-name="ce68" table:formula="of:=[.M72]*10^24" office:value-type="string" office:string-value="" calcext:value-type="error">
            <text:p>#DIV/0!</text:p>
          </table:table-cell>
          <table:table-cell/>
          <table:table-cell table:formula="of:=0.9585-(0.00408*[.F72]^2)" office:value-type="float" office:value="0.9585" calcext:value-type="float">
            <text:p>0.9585</text:p>
          </table:table-cell>
          <table:table-cell table:style-name="ce68" table:formula="of:=(1+(EXP((3.233*[.F72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72]&lt;2.5;[.N72]*[.Q72];0)" office:value-type="string" office:string-value="" calcext:value-type="error">
            <text:p>#DIV/0!</text:p>
          </table:table-cell>
          <table:table-cell table:style-name="ce68" table:formula="of:=IF([.F72]&lt;10;[.N72]*[.P72];0)" office:value-type="string" office:string-value="" calcext:value-type="error">
            <text:p>#DIV/0!</text:p>
          </table:table-cell>
          <table:table-cell table:style-name="ce68" table:formula="of:=[.T72]-[.S72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65"/>
          <table:table-cell table:style-name="ce58" table:number-columns-repeated="4"/>
          <table:table-cell table:formula="of:=2*SQRT(([.C73]/PI()))" office:value-type="float" office:value="0" calcext:value-type="float">
            <text:p>0</text:p>
          </table:table-cell>
          <table:table-cell table:style-name="ce68" table:formula="of:=(PI()/6)*density*(([.F73]/[.E73])^3)" office:value-type="string" office:string-value="" calcext:value-type="error">
            <text:p>#DIV/0!</text:p>
          </table:table-cell>
          <table:table-cell table:style-name="ce68" table:formula="of:=[.G73]/(Area*Time)" office:value-type="string" office:string-value="" calcext:value-type="error">
            <text:p>#DIV/0!</text:p>
          </table:table-cell>
          <table:table-cell table:style-name="ce68" table:formula="of:=(density*([.F73]^2))/(18*dynamicV)" office:value-type="float" office:value="0" calcext:value-type="float">
            <text:p>0.00E+00</text:p>
          </table:table-cell>
          <table:table-cell table:style-name="ce69" table:formula="of:=[.I73]*gravity" office:value-type="float" office:value="0" calcext:value-type="float">
            <text:p>0.00E+00</text:p>
          </table:table-cell>
          <table:table-cell table:formula="of:=0.00595*((([.F73]*[.I73]*gravity)/KinematicV)^(0-0.439))" office:value-type="string" office:string-value="" calcext:value-type="error">
            <text:p>#NUM!</text:p>
          </table:table-cell>
          <table:table-cell table:style-name="ce68" table:formula="of:=[.J73]*[.K73]" office:value-type="string" office:string-value="" calcext:value-type="error">
            <text:p>#NUM!</text:p>
          </table:table-cell>
          <table:table-cell table:style-name="ce68" table:formula="of:=[.H73]/[.L73]" office:value-type="string" office:string-value="" calcext:value-type="error">
            <text:p>#DIV/0!</text:p>
          </table:table-cell>
          <table:table-cell table:style-name="ce68" table:formula="of:=[.M73]*10^24" office:value-type="string" office:string-value="" calcext:value-type="error">
            <text:p>#DIV/0!</text:p>
          </table:table-cell>
          <table:table-cell/>
          <table:table-cell table:formula="of:=0.9585-(0.00408*[.F73]^2)" office:value-type="float" office:value="0.9585" calcext:value-type="float">
            <text:p>0.9585</text:p>
          </table:table-cell>
          <table:table-cell table:style-name="ce68" table:formula="of:=(1+(EXP((3.233*[.F73])-9.495)))^(0-3.368)" office:value-type="float" office:value="0.99974667699675" calcext:value-type="float">
            <text:p>1.00E+00</text:p>
          </table:table-cell>
          <table:table-cell/>
          <table:table-cell table:style-name="ce68" table:formula="of:=IF([.F73]&lt;2.5;[.N73]*[.Q73];0)" office:value-type="string" office:string-value="" calcext:value-type="error">
            <text:p>#DIV/0!</text:p>
          </table:table-cell>
          <table:table-cell table:style-name="ce68" table:formula="of:=IF([.F73]&lt;10;[.N73]*[.P73];0)" office:value-type="string" office:string-value="" calcext:value-type="error">
            <text:p>#DIV/0!</text:p>
          </table:table-cell>
          <table:table-cell table:style-name="ce68" table:formula="of:=[.T73]-[.S73]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74]^2)" office:value-type="float" office:value="0.9585" calcext:value-type="float">
            <text:p>0.9585</text:p>
          </table:table-cell>
          <table:table-cell table:style-name="ce68" table:formula="of:=(1+(EXP((3.233*[.F7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75]^2)" office:value-type="float" office:value="0.9585" calcext:value-type="float">
            <text:p>0.9585</text:p>
          </table:table-cell>
          <table:table-cell table:style-name="ce68" table:formula="of:=(1+(EXP((3.233*[.F7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76]^2)" office:value-type="float" office:value="0.9585" calcext:value-type="float">
            <text:p>0.9585</text:p>
          </table:table-cell>
          <table:table-cell table:style-name="ce68" table:formula="of:=(1+(EXP((3.233*[.F7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77]^2)" office:value-type="float" office:value="0.9585" calcext:value-type="float">
            <text:p>0.9585</text:p>
          </table:table-cell>
          <table:table-cell table:style-name="ce68" table:formula="of:=(1+(EXP((3.233*[.F7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78]^2)" office:value-type="float" office:value="0.9585" calcext:value-type="float">
            <text:p>0.9585</text:p>
          </table:table-cell>
          <table:table-cell table:style-name="ce68" table:formula="of:=(1+(EXP((3.233*[.F7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79]^2)" office:value-type="float" office:value="0.9585" calcext:value-type="float">
            <text:p>0.9585</text:p>
          </table:table-cell>
          <table:table-cell table:style-name="ce68" table:formula="of:=(1+(EXP((3.233*[.F7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0]^2)" office:value-type="float" office:value="0.9585" calcext:value-type="float">
            <text:p>0.9585</text:p>
          </table:table-cell>
          <table:table-cell table:style-name="ce68" table:formula="of:=(1+(EXP((3.233*[.F8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1]^2)" office:value-type="float" office:value="0.9585" calcext:value-type="float">
            <text:p>0.9585</text:p>
          </table:table-cell>
          <table:table-cell table:style-name="ce68" table:formula="of:=(1+(EXP((3.233*[.F8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2]^2)" office:value-type="float" office:value="0.9585" calcext:value-type="float">
            <text:p>0.9585</text:p>
          </table:table-cell>
          <table:table-cell table:style-name="ce68" table:formula="of:=(1+(EXP((3.233*[.F8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3]^2)" office:value-type="float" office:value="0.9585" calcext:value-type="float">
            <text:p>0.9585</text:p>
          </table:table-cell>
          <table:table-cell table:style-name="ce68" table:formula="of:=(1+(EXP((3.233*[.F8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4]^2)" office:value-type="float" office:value="0.9585" calcext:value-type="float">
            <text:p>0.9585</text:p>
          </table:table-cell>
          <table:table-cell table:style-name="ce68" table:formula="of:=(1+(EXP((3.233*[.F8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5]^2)" office:value-type="float" office:value="0.9585" calcext:value-type="float">
            <text:p>0.9585</text:p>
          </table:table-cell>
          <table:table-cell table:style-name="ce68" table:formula="of:=(1+(EXP((3.233*[.F8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6]^2)" office:value-type="float" office:value="0.9585" calcext:value-type="float">
            <text:p>0.9585</text:p>
          </table:table-cell>
          <table:table-cell table:style-name="ce68" table:formula="of:=(1+(EXP((3.233*[.F8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7]^2)" office:value-type="float" office:value="0.9585" calcext:value-type="float">
            <text:p>0.9585</text:p>
          </table:table-cell>
          <table:table-cell table:style-name="ce68" table:formula="of:=(1+(EXP((3.233*[.F8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8]^2)" office:value-type="float" office:value="0.9585" calcext:value-type="float">
            <text:p>0.9585</text:p>
          </table:table-cell>
          <table:table-cell table:style-name="ce68" table:formula="of:=(1+(EXP((3.233*[.F8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89]^2)" office:value-type="float" office:value="0.9585" calcext:value-type="float">
            <text:p>0.9585</text:p>
          </table:table-cell>
          <table:table-cell table:style-name="ce68" table:formula="of:=(1+(EXP((3.233*[.F8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0]^2)" office:value-type="float" office:value="0.9585" calcext:value-type="float">
            <text:p>0.9585</text:p>
          </table:table-cell>
          <table:table-cell table:style-name="ce68" table:formula="of:=(1+(EXP((3.233*[.F9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1]^2)" office:value-type="float" office:value="0.9585" calcext:value-type="float">
            <text:p>0.9585</text:p>
          </table:table-cell>
          <table:table-cell table:style-name="ce68" table:formula="of:=(1+(EXP((3.233*[.F9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2]^2)" office:value-type="float" office:value="0.9585" calcext:value-type="float">
            <text:p>0.9585</text:p>
          </table:table-cell>
          <table:table-cell table:style-name="ce68" table:formula="of:=(1+(EXP((3.233*[.F9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3]^2)" office:value-type="float" office:value="0.9585" calcext:value-type="float">
            <text:p>0.9585</text:p>
          </table:table-cell>
          <table:table-cell table:style-name="ce68" table:formula="of:=(1+(EXP((3.233*[.F9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4]^2)" office:value-type="float" office:value="0.9585" calcext:value-type="float">
            <text:p>0.9585</text:p>
          </table:table-cell>
          <table:table-cell table:style-name="ce68" table:formula="of:=(1+(EXP((3.233*[.F9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5]^2)" office:value-type="float" office:value="0.9585" calcext:value-type="float">
            <text:p>0.9585</text:p>
          </table:table-cell>
          <table:table-cell table:style-name="ce68" table:formula="of:=(1+(EXP((3.233*[.F9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6]^2)" office:value-type="float" office:value="0.9585" calcext:value-type="float">
            <text:p>0.9585</text:p>
          </table:table-cell>
          <table:table-cell table:style-name="ce68" table:formula="of:=(1+(EXP((3.233*[.F9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7]^2)" office:value-type="float" office:value="0.9585" calcext:value-type="float">
            <text:p>0.9585</text:p>
          </table:table-cell>
          <table:table-cell table:style-name="ce68" table:formula="of:=(1+(EXP((3.233*[.F9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8]^2)" office:value-type="float" office:value="0.9585" calcext:value-type="float">
            <text:p>0.9585</text:p>
          </table:table-cell>
          <table:table-cell table:style-name="ce68" table:formula="of:=(1+(EXP((3.233*[.F9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99]^2)" office:value-type="float" office:value="0.9585" calcext:value-type="float">
            <text:p>0.9585</text:p>
          </table:table-cell>
          <table:table-cell table:style-name="ce68" table:formula="of:=(1+(EXP((3.233*[.F9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0]^2)" office:value-type="float" office:value="0.9585" calcext:value-type="float">
            <text:p>0.9585</text:p>
          </table:table-cell>
          <table:table-cell table:style-name="ce68" table:formula="of:=(1+(EXP((3.233*[.F10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1]^2)" office:value-type="float" office:value="0.9585" calcext:value-type="float">
            <text:p>0.9585</text:p>
          </table:table-cell>
          <table:table-cell table:style-name="ce68" table:formula="of:=(1+(EXP((3.233*[.F10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2]^2)" office:value-type="float" office:value="0.9585" calcext:value-type="float">
            <text:p>0.9585</text:p>
          </table:table-cell>
          <table:table-cell table:style-name="ce68" table:formula="of:=(1+(EXP((3.233*[.F10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3]^2)" office:value-type="float" office:value="0.9585" calcext:value-type="float">
            <text:p>0.9585</text:p>
          </table:table-cell>
          <table:table-cell table:style-name="ce68" table:formula="of:=(1+(EXP((3.233*[.F10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4]^2)" office:value-type="float" office:value="0.9585" calcext:value-type="float">
            <text:p>0.9585</text:p>
          </table:table-cell>
          <table:table-cell table:style-name="ce68" table:formula="of:=(1+(EXP((3.233*[.F10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5]^2)" office:value-type="float" office:value="0.9585" calcext:value-type="float">
            <text:p>0.9585</text:p>
          </table:table-cell>
          <table:table-cell table:style-name="ce68" table:formula="of:=(1+(EXP((3.233*[.F10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6]^2)" office:value-type="float" office:value="0.9585" calcext:value-type="float">
            <text:p>0.9585</text:p>
          </table:table-cell>
          <table:table-cell table:style-name="ce68" table:formula="of:=(1+(EXP((3.233*[.F10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7]^2)" office:value-type="float" office:value="0.9585" calcext:value-type="float">
            <text:p>0.9585</text:p>
          </table:table-cell>
          <table:table-cell table:style-name="ce68" table:formula="of:=(1+(EXP((3.233*[.F10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8]^2)" office:value-type="float" office:value="0.9585" calcext:value-type="float">
            <text:p>0.9585</text:p>
          </table:table-cell>
          <table:table-cell table:style-name="ce68" table:formula="of:=(1+(EXP((3.233*[.F10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09]^2)" office:value-type="float" office:value="0.9585" calcext:value-type="float">
            <text:p>0.9585</text:p>
          </table:table-cell>
          <table:table-cell table:style-name="ce68" table:formula="of:=(1+(EXP((3.233*[.F10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0]^2)" office:value-type="float" office:value="0.9585" calcext:value-type="float">
            <text:p>0.9585</text:p>
          </table:table-cell>
          <table:table-cell table:style-name="ce68" table:formula="of:=(1+(EXP((3.233*[.F11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1]^2)" office:value-type="float" office:value="0.9585" calcext:value-type="float">
            <text:p>0.9585</text:p>
          </table:table-cell>
          <table:table-cell table:style-name="ce68" table:formula="of:=(1+(EXP((3.233*[.F11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2]^2)" office:value-type="float" office:value="0.9585" calcext:value-type="float">
            <text:p>0.9585</text:p>
          </table:table-cell>
          <table:table-cell table:style-name="ce68" table:formula="of:=(1+(EXP((3.233*[.F11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3]^2)" office:value-type="float" office:value="0.9585" calcext:value-type="float">
            <text:p>0.9585</text:p>
          </table:table-cell>
          <table:table-cell table:style-name="ce68" table:formula="of:=(1+(EXP((3.233*[.F11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4]^2)" office:value-type="float" office:value="0.9585" calcext:value-type="float">
            <text:p>0.9585</text:p>
          </table:table-cell>
          <table:table-cell table:style-name="ce68" table:formula="of:=(1+(EXP((3.233*[.F11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5]^2)" office:value-type="float" office:value="0.9585" calcext:value-type="float">
            <text:p>0.9585</text:p>
          </table:table-cell>
          <table:table-cell table:style-name="ce68" table:formula="of:=(1+(EXP((3.233*[.F11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6]^2)" office:value-type="float" office:value="0.9585" calcext:value-type="float">
            <text:p>0.9585</text:p>
          </table:table-cell>
          <table:table-cell table:style-name="ce68" table:formula="of:=(1+(EXP((3.233*[.F11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7]^2)" office:value-type="float" office:value="0.9585" calcext:value-type="float">
            <text:p>0.9585</text:p>
          </table:table-cell>
          <table:table-cell table:style-name="ce68" table:formula="of:=(1+(EXP((3.233*[.F11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8]^2)" office:value-type="float" office:value="0.9585" calcext:value-type="float">
            <text:p>0.9585</text:p>
          </table:table-cell>
          <table:table-cell table:style-name="ce68" table:formula="of:=(1+(EXP((3.233*[.F11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19]^2)" office:value-type="float" office:value="0.9585" calcext:value-type="float">
            <text:p>0.9585</text:p>
          </table:table-cell>
          <table:table-cell table:style-name="ce68" table:formula="of:=(1+(EXP((3.233*[.F11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0]^2)" office:value-type="float" office:value="0.9585" calcext:value-type="float">
            <text:p>0.9585</text:p>
          </table:table-cell>
          <table:table-cell table:style-name="ce68" table:formula="of:=(1+(EXP((3.233*[.F12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1]^2)" office:value-type="float" office:value="0.9585" calcext:value-type="float">
            <text:p>0.9585</text:p>
          </table:table-cell>
          <table:table-cell table:style-name="ce68" table:formula="of:=(1+(EXP((3.233*[.F12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2]^2)" office:value-type="float" office:value="0.9585" calcext:value-type="float">
            <text:p>0.9585</text:p>
          </table:table-cell>
          <table:table-cell table:style-name="ce68" table:formula="of:=(1+(EXP((3.233*[.F12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3]^2)" office:value-type="float" office:value="0.9585" calcext:value-type="float">
            <text:p>0.9585</text:p>
          </table:table-cell>
          <table:table-cell table:style-name="ce68" table:formula="of:=(1+(EXP((3.233*[.F12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4]^2)" office:value-type="float" office:value="0.9585" calcext:value-type="float">
            <text:p>0.9585</text:p>
          </table:table-cell>
          <table:table-cell table:style-name="ce68" table:formula="of:=(1+(EXP((3.233*[.F12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5]^2)" office:value-type="float" office:value="0.9585" calcext:value-type="float">
            <text:p>0.9585</text:p>
          </table:table-cell>
          <table:table-cell table:style-name="ce68" table:formula="of:=(1+(EXP((3.233*[.F12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6]^2)" office:value-type="float" office:value="0.9585" calcext:value-type="float">
            <text:p>0.9585</text:p>
          </table:table-cell>
          <table:table-cell table:style-name="ce68" table:formula="of:=(1+(EXP((3.233*[.F12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7]^2)" office:value-type="float" office:value="0.9585" calcext:value-type="float">
            <text:p>0.9585</text:p>
          </table:table-cell>
          <table:table-cell table:style-name="ce68" table:formula="of:=(1+(EXP((3.233*[.F12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8]^2)" office:value-type="float" office:value="0.9585" calcext:value-type="float">
            <text:p>0.9585</text:p>
          </table:table-cell>
          <table:table-cell table:style-name="ce68" table:formula="of:=(1+(EXP((3.233*[.F12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29]^2)" office:value-type="float" office:value="0.9585" calcext:value-type="float">
            <text:p>0.9585</text:p>
          </table:table-cell>
          <table:table-cell table:style-name="ce68" table:formula="of:=(1+(EXP((3.233*[.F12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0]^2)" office:value-type="float" office:value="0.9585" calcext:value-type="float">
            <text:p>0.9585</text:p>
          </table:table-cell>
          <table:table-cell table:style-name="ce68" table:formula="of:=(1+(EXP((3.233*[.F13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1]^2)" office:value-type="float" office:value="0.9585" calcext:value-type="float">
            <text:p>0.9585</text:p>
          </table:table-cell>
          <table:table-cell table:style-name="ce68" table:formula="of:=(1+(EXP((3.233*[.F13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2]^2)" office:value-type="float" office:value="0.9585" calcext:value-type="float">
            <text:p>0.9585</text:p>
          </table:table-cell>
          <table:table-cell table:style-name="ce68" table:formula="of:=(1+(EXP((3.233*[.F13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3]^2)" office:value-type="float" office:value="0.9585" calcext:value-type="float">
            <text:p>0.9585</text:p>
          </table:table-cell>
          <table:table-cell table:style-name="ce68" table:formula="of:=(1+(EXP((3.233*[.F13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4]^2)" office:value-type="float" office:value="0.9585" calcext:value-type="float">
            <text:p>0.9585</text:p>
          </table:table-cell>
          <table:table-cell table:style-name="ce68" table:formula="of:=(1+(EXP((3.233*[.F13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5]^2)" office:value-type="float" office:value="0.9585" calcext:value-type="float">
            <text:p>0.9585</text:p>
          </table:table-cell>
          <table:table-cell table:style-name="ce68" table:formula="of:=(1+(EXP((3.233*[.F13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6]^2)" office:value-type="float" office:value="0.9585" calcext:value-type="float">
            <text:p>0.9585</text:p>
          </table:table-cell>
          <table:table-cell table:style-name="ce68" table:formula="of:=(1+(EXP((3.233*[.F13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7]^2)" office:value-type="float" office:value="0.9585" calcext:value-type="float">
            <text:p>0.9585</text:p>
          </table:table-cell>
          <table:table-cell table:style-name="ce68" table:formula="of:=(1+(EXP((3.233*[.F13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8]^2)" office:value-type="float" office:value="0.9585" calcext:value-type="float">
            <text:p>0.9585</text:p>
          </table:table-cell>
          <table:table-cell table:style-name="ce68" table:formula="of:=(1+(EXP((3.233*[.F13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39]^2)" office:value-type="float" office:value="0.9585" calcext:value-type="float">
            <text:p>0.9585</text:p>
          </table:table-cell>
          <table:table-cell table:style-name="ce68" table:formula="of:=(1+(EXP((3.233*[.F13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0]^2)" office:value-type="float" office:value="0.9585" calcext:value-type="float">
            <text:p>0.9585</text:p>
          </table:table-cell>
          <table:table-cell table:style-name="ce68" table:formula="of:=(1+(EXP((3.233*[.F14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1]^2)" office:value-type="float" office:value="0.9585" calcext:value-type="float">
            <text:p>0.9585</text:p>
          </table:table-cell>
          <table:table-cell table:style-name="ce68" table:formula="of:=(1+(EXP((3.233*[.F14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2]^2)" office:value-type="float" office:value="0.9585" calcext:value-type="float">
            <text:p>0.9585</text:p>
          </table:table-cell>
          <table:table-cell table:style-name="ce68" table:formula="of:=(1+(EXP((3.233*[.F14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3]^2)" office:value-type="float" office:value="0.9585" calcext:value-type="float">
            <text:p>0.9585</text:p>
          </table:table-cell>
          <table:table-cell table:style-name="ce68" table:formula="of:=(1+(EXP((3.233*[.F14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4]^2)" office:value-type="float" office:value="0.9585" calcext:value-type="float">
            <text:p>0.9585</text:p>
          </table:table-cell>
          <table:table-cell table:style-name="ce68" table:formula="of:=(1+(EXP((3.233*[.F14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5]^2)" office:value-type="float" office:value="0.9585" calcext:value-type="float">
            <text:p>0.9585</text:p>
          </table:table-cell>
          <table:table-cell table:style-name="ce68" table:formula="of:=(1+(EXP((3.233*[.F14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6]^2)" office:value-type="float" office:value="0.9585" calcext:value-type="float">
            <text:p>0.9585</text:p>
          </table:table-cell>
          <table:table-cell table:style-name="ce68" table:formula="of:=(1+(EXP((3.233*[.F14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7]^2)" office:value-type="float" office:value="0.9585" calcext:value-type="float">
            <text:p>0.9585</text:p>
          </table:table-cell>
          <table:table-cell table:style-name="ce68" table:formula="of:=(1+(EXP((3.233*[.F14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8]^2)" office:value-type="float" office:value="0.9585" calcext:value-type="float">
            <text:p>0.9585</text:p>
          </table:table-cell>
          <table:table-cell table:style-name="ce68" table:formula="of:=(1+(EXP((3.233*[.F14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49]^2)" office:value-type="float" office:value="0.9585" calcext:value-type="float">
            <text:p>0.9585</text:p>
          </table:table-cell>
          <table:table-cell table:style-name="ce68" table:formula="of:=(1+(EXP((3.233*[.F14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0]^2)" office:value-type="float" office:value="0.9585" calcext:value-type="float">
            <text:p>0.9585</text:p>
          </table:table-cell>
          <table:table-cell table:style-name="ce68" table:formula="of:=(1+(EXP((3.233*[.F15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1]^2)" office:value-type="float" office:value="0.9585" calcext:value-type="float">
            <text:p>0.9585</text:p>
          </table:table-cell>
          <table:table-cell table:style-name="ce68" table:formula="of:=(1+(EXP((3.233*[.F15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2]^2)" office:value-type="float" office:value="0.9585" calcext:value-type="float">
            <text:p>0.9585</text:p>
          </table:table-cell>
          <table:table-cell table:style-name="ce68" table:formula="of:=(1+(EXP((3.233*[.F15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3]^2)" office:value-type="float" office:value="0.9585" calcext:value-type="float">
            <text:p>0.9585</text:p>
          </table:table-cell>
          <table:table-cell table:style-name="ce68" table:formula="of:=(1+(EXP((3.233*[.F15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4]^2)" office:value-type="float" office:value="0.9585" calcext:value-type="float">
            <text:p>0.9585</text:p>
          </table:table-cell>
          <table:table-cell table:style-name="ce68" table:formula="of:=(1+(EXP((3.233*[.F15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5]^2)" office:value-type="float" office:value="0.9585" calcext:value-type="float">
            <text:p>0.9585</text:p>
          </table:table-cell>
          <table:table-cell table:style-name="ce68" table:formula="of:=(1+(EXP((3.233*[.F15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6]^2)" office:value-type="float" office:value="0.9585" calcext:value-type="float">
            <text:p>0.9585</text:p>
          </table:table-cell>
          <table:table-cell table:style-name="ce68" table:formula="of:=(1+(EXP((3.233*[.F15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7]^2)" office:value-type="float" office:value="0.9585" calcext:value-type="float">
            <text:p>0.9585</text:p>
          </table:table-cell>
          <table:table-cell table:style-name="ce68" table:formula="of:=(1+(EXP((3.233*[.F15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5"/>
          <table:table-cell table:formula="of:=0.9585-(0.00408*[.F158]^2)" office:value-type="float" office:value="0.9585" calcext:value-type="float">
            <text:p>0.9585</text:p>
          </table:table-cell>
          <table:table-cell table:style-name="ce68" table:formula="of:=(1+(EXP((3.233*[.F15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5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6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7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7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8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89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90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91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92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93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94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95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 table:formula="of:=(1+(EXP((3.233*[.F196])-9.495)))^(0-3.368)" office:value-type="float" office:value="0.99974667699675" calcext:value-type="float">
            <text:p>1.00E+00</text:p>
          </table:table-cell>
          <table:table-cell table:number-columns-repeated="1007"/>
        </table:table-row>
        <table:table-row table:style-name="ro1" table:number-rows-repeated="605">
          <table:table-cell table:style-name="ce58"/>
          <table:table-cell table:number-columns-repeated="8"/>
          <table:table-cell table:style-name="ce58"/>
          <table:table-cell table:number-columns-repeated="6"/>
          <table:table-cell table:style-name="ce68"/>
          <table:table-cell table:number-columns-repeated="1007"/>
        </table:table-row>
        <table:table-row table:style-name="ro1">
          <table:table-cell table:style-name="ce58"/>
          <table:table-cell table:number-columns-repeated="4"/>
          <table:table-cell table:formula="of:=2*SQRT(([.C802]/PI()))" office:value-type="float" office:value="0" calcext:value-type="float">
            <text:p>0</text:p>
          </table:table-cell>
          <table:table-cell table:style-name="ce68" table:formula="of:=(PI()/6)*density*(([.F802]/[.E802])^3)" office:value-type="string" office:string-value="#DIV/0!" calcext:value-type="string">
            <text:p>#DIV/0!</text:p>
          </table:table-cell>
          <table:table-cell table:style-name="ce68" table:formula="of:=[.G802]/(Area*Time)" office:value-type="string" office:string-value="" calcext:value-type="error">
            <text:p>#VALUE!</text:p>
          </table:table-cell>
          <table:table-cell table:style-name="ce68" table:formula="of:=(density*([.F802]^2))/(18*dynamicV)" office:value-type="string" office:string-value="0.00E+00" calcext:value-type="string">
            <text:p>0.00E+00</text:p>
          </table:table-cell>
          <table:table-cell table:style-name="ce69" table:formula="of:=[.I802]*gravity" office:value-type="string" office:string-value="0.00E+00" calcext:value-type="string">
            <text:p>0.00E+00</text:p>
          </table:table-cell>
          <table:table-cell table:formula="of:=0.00595*((([.F802]*[.I802]*gravity)/KinematicV)^(0-0.439))" office:value-type="string" office:string-value="" calcext:value-type="error">
            <text:p>#NUM!</text:p>
          </table:table-cell>
          <table:table-cell table:style-name="ce68" table:formula="of:=[.J802]*[.K802]" office:value-type="string" office:string-value="" calcext:value-type="error">
            <text:p>#NUM!</text:p>
          </table:table-cell>
          <table:table-cell table:style-name="ce68" table:formula="of:=[.H802]/[.L802]" office:value-type="string" office:string-value="" calcext:value-type="error">
            <text:p>#VALUE!</text:p>
          </table:table-cell>
          <table:table-cell table:style-name="ce68" table:formula="of:=[.M802]*10^24" office:value-type="string" office:string-value="" calcext:value-type="error">
            <text:p>#VALUE!</text:p>
          </table:table-cell>
          <table:table-cell/>
          <table:table-cell table:formula="of:=0.9585-(0.00408*[.F802])" office:value-type="float" office:value="0.9585" calcext:value-type="float">
            <text:p>0.9585</text:p>
          </table:table-cell>
          <table:table-cell table:style-name="ce68" table:formula="of:=(1+(10^((3.233*[.F80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2]&lt;2.5;[.N802]*[.Q802];0)" office:value-type="string" office:string-value="" calcext:value-type="error">
            <text:p>#VALUE!</text:p>
          </table:table-cell>
          <table:table-cell table:style-name="ce68" table:formula="of:=IF([.F802]&lt;10;[.N802]*[.P802];0)" office:value-type="string" office:string-value="" calcext:value-type="error">
            <text:p>#VALUE!</text:p>
          </table:table-cell>
          <table:table-cell table:style-name="ce68" table:formula="of:=[.T802]-[.S80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03]/PI()))" office:value-type="float" office:value="0" calcext:value-type="float">
            <text:p>0</text:p>
          </table:table-cell>
          <table:table-cell table:style-name="ce68" table:formula="of:=(PI()/6)*density*(([.F803]/[.E803])^3)" office:value-type="string" office:string-value="#DIV/0!" calcext:value-type="string">
            <text:p>#DIV/0!</text:p>
          </table:table-cell>
          <table:table-cell table:style-name="ce68" table:formula="of:=[.G803]/(Area*Time)" office:value-type="string" office:string-value="" calcext:value-type="error">
            <text:p>#VALUE!</text:p>
          </table:table-cell>
          <table:table-cell table:style-name="ce68" table:formula="of:=(density*([.F803]^2))/(18*dynamicV)" office:value-type="string" office:string-value="0.00E+00" calcext:value-type="string">
            <text:p>0.00E+00</text:p>
          </table:table-cell>
          <table:table-cell table:style-name="ce69" table:formula="of:=[.I803]*gravity" office:value-type="string" office:string-value="0.00E+00" calcext:value-type="string">
            <text:p>0.00E+00</text:p>
          </table:table-cell>
          <table:table-cell table:formula="of:=0.00595*((([.F803]*[.I803]*gravity)/KinematicV)^(0-0.439))" office:value-type="string" office:string-value="" calcext:value-type="error">
            <text:p>#NUM!</text:p>
          </table:table-cell>
          <table:table-cell table:style-name="ce68" table:formula="of:=[.J803]*[.K803]" office:value-type="string" office:string-value="" calcext:value-type="error">
            <text:p>#NUM!</text:p>
          </table:table-cell>
          <table:table-cell table:style-name="ce68" table:formula="of:=[.H803]/[.L803]" office:value-type="string" office:string-value="" calcext:value-type="error">
            <text:p>#VALUE!</text:p>
          </table:table-cell>
          <table:table-cell table:style-name="ce68" table:formula="of:=[.M803]*10^24" office:value-type="string" office:string-value="" calcext:value-type="error">
            <text:p>#VALUE!</text:p>
          </table:table-cell>
          <table:table-cell/>
          <table:table-cell table:formula="of:=0.9585-(0.00408*[.F803])" office:value-type="float" office:value="0.9585" calcext:value-type="float">
            <text:p>0.9585</text:p>
          </table:table-cell>
          <table:table-cell table:style-name="ce68" table:formula="of:=(1+(10^((3.233*[.F80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3]&lt;2.5;[.N803]*[.Q803];0)" office:value-type="string" office:string-value="" calcext:value-type="error">
            <text:p>#VALUE!</text:p>
          </table:table-cell>
          <table:table-cell table:style-name="ce68" table:formula="of:=IF([.F803]&lt;10;[.N803]*[.P803];0)" office:value-type="string" office:string-value="" calcext:value-type="error">
            <text:p>#VALUE!</text:p>
          </table:table-cell>
          <table:table-cell table:style-name="ce68" table:formula="of:=[.T803]-[.S80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04]/PI()))" office:value-type="float" office:value="0" calcext:value-type="float">
            <text:p>0</text:p>
          </table:table-cell>
          <table:table-cell table:style-name="ce68" table:formula="of:=(PI()/6)*density*(([.F804]/[.E804])^3)" office:value-type="string" office:string-value="#DIV/0!" calcext:value-type="string">
            <text:p>#DIV/0!</text:p>
          </table:table-cell>
          <table:table-cell table:style-name="ce68" table:formula="of:=[.G804]/(Area*Time)" office:value-type="string" office:string-value="" calcext:value-type="error">
            <text:p>#VALUE!</text:p>
          </table:table-cell>
          <table:table-cell table:style-name="ce68" table:formula="of:=(density*([.F804]^2))/(18*dynamicV)" office:value-type="string" office:string-value="0.00E+00" calcext:value-type="string">
            <text:p>0.00E+00</text:p>
          </table:table-cell>
          <table:table-cell table:style-name="ce69" table:formula="of:=[.I804]*gravity" office:value-type="string" office:string-value="0.00E+00" calcext:value-type="string">
            <text:p>0.00E+00</text:p>
          </table:table-cell>
          <table:table-cell table:formula="of:=0.00595*((([.F804]*[.I804]*gravity)/KinematicV)^(0-0.439))" office:value-type="string" office:string-value="" calcext:value-type="error">
            <text:p>#NUM!</text:p>
          </table:table-cell>
          <table:table-cell table:style-name="ce68" table:formula="of:=[.J804]*[.K804]" office:value-type="string" office:string-value="" calcext:value-type="error">
            <text:p>#NUM!</text:p>
          </table:table-cell>
          <table:table-cell table:style-name="ce68" table:formula="of:=[.H804]/[.L804]" office:value-type="string" office:string-value="" calcext:value-type="error">
            <text:p>#VALUE!</text:p>
          </table:table-cell>
          <table:table-cell table:style-name="ce68" table:formula="of:=[.M804]*10^24" office:value-type="string" office:string-value="" calcext:value-type="error">
            <text:p>#VALUE!</text:p>
          </table:table-cell>
          <table:table-cell/>
          <table:table-cell table:formula="of:=0.9585-(0.00408*[.F804])" office:value-type="float" office:value="0.9585" calcext:value-type="float">
            <text:p>0.9585</text:p>
          </table:table-cell>
          <table:table-cell table:style-name="ce68" table:formula="of:=(1+(10^((3.233*[.F80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4]&lt;2.5;[.N804]*[.Q804];0)" office:value-type="string" office:string-value="" calcext:value-type="error">
            <text:p>#VALUE!</text:p>
          </table:table-cell>
          <table:table-cell table:style-name="ce68" table:formula="of:=IF([.F804]&lt;10;[.N804]*[.P804];0)" office:value-type="string" office:string-value="" calcext:value-type="error">
            <text:p>#VALUE!</text:p>
          </table:table-cell>
          <table:table-cell table:style-name="ce68" table:formula="of:=[.T804]-[.S80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05]/PI()))" office:value-type="float" office:value="0" calcext:value-type="float">
            <text:p>0</text:p>
          </table:table-cell>
          <table:table-cell table:style-name="ce68" table:formula="of:=(PI()/6)*density*(([.F805]/[.E805])^3)" office:value-type="string" office:string-value="#DIV/0!" calcext:value-type="string">
            <text:p>#DIV/0!</text:p>
          </table:table-cell>
          <table:table-cell table:style-name="ce68" table:formula="of:=[.G805]/(Area*Time)" office:value-type="string" office:string-value="" calcext:value-type="error">
            <text:p>#VALUE!</text:p>
          </table:table-cell>
          <table:table-cell table:style-name="ce68" table:formula="of:=(density*([.F805]^2))/(18*dynamicV)" office:value-type="string" office:string-value="0.00E+00" calcext:value-type="string">
            <text:p>0.00E+00</text:p>
          </table:table-cell>
          <table:table-cell table:style-name="ce69" table:formula="of:=[.I805]*gravity" office:value-type="string" office:string-value="0.00E+00" calcext:value-type="string">
            <text:p>0.00E+00</text:p>
          </table:table-cell>
          <table:table-cell table:formula="of:=0.00595*((([.F805]*[.I805]*gravity)/KinematicV)^(0-0.439))" office:value-type="string" office:string-value="" calcext:value-type="error">
            <text:p>#NUM!</text:p>
          </table:table-cell>
          <table:table-cell table:style-name="ce68" table:formula="of:=[.J805]*[.K805]" office:value-type="string" office:string-value="" calcext:value-type="error">
            <text:p>#NUM!</text:p>
          </table:table-cell>
          <table:table-cell table:style-name="ce68" table:formula="of:=[.H805]/[.L805]" office:value-type="string" office:string-value="" calcext:value-type="error">
            <text:p>#VALUE!</text:p>
          </table:table-cell>
          <table:table-cell table:style-name="ce68" table:formula="of:=[.M805]*10^24" office:value-type="string" office:string-value="" calcext:value-type="error">
            <text:p>#VALUE!</text:p>
          </table:table-cell>
          <table:table-cell/>
          <table:table-cell table:formula="of:=0.9585-(0.00408*[.F805])" office:value-type="float" office:value="0.9585" calcext:value-type="float">
            <text:p>0.9585</text:p>
          </table:table-cell>
          <table:table-cell table:style-name="ce68" table:formula="of:=(1+(10^((3.233*[.F80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5]&lt;2.5;[.N805]*[.Q805];0)" office:value-type="string" office:string-value="" calcext:value-type="error">
            <text:p>#VALUE!</text:p>
          </table:table-cell>
          <table:table-cell table:style-name="ce68" table:formula="of:=IF([.F805]&lt;10;[.N805]*[.P805];0)" office:value-type="string" office:string-value="" calcext:value-type="error">
            <text:p>#VALUE!</text:p>
          </table:table-cell>
          <table:table-cell table:style-name="ce68" table:formula="of:=[.T805]-[.S80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06]/PI()))" office:value-type="float" office:value="0" calcext:value-type="float">
            <text:p>0</text:p>
          </table:table-cell>
          <table:table-cell table:style-name="ce68" table:formula="of:=(PI()/6)*density*(([.F806]/[.E806])^3)" office:value-type="string" office:string-value="#DIV/0!" calcext:value-type="string">
            <text:p>#DIV/0!</text:p>
          </table:table-cell>
          <table:table-cell table:style-name="ce68" table:formula="of:=[.G806]/(Area*Time)" office:value-type="string" office:string-value="" calcext:value-type="error">
            <text:p>#VALUE!</text:p>
          </table:table-cell>
          <table:table-cell table:style-name="ce68" table:formula="of:=(density*([.F806]^2))/(18*dynamicV)" office:value-type="string" office:string-value="0.00E+00" calcext:value-type="string">
            <text:p>0.00E+00</text:p>
          </table:table-cell>
          <table:table-cell table:style-name="ce69" table:formula="of:=[.I806]*gravity" office:value-type="string" office:string-value="0.00E+00" calcext:value-type="string">
            <text:p>0.00E+00</text:p>
          </table:table-cell>
          <table:table-cell table:formula="of:=0.00595*((([.F806]*[.I806]*gravity)/KinematicV)^(0-0.439))" office:value-type="string" office:string-value="" calcext:value-type="error">
            <text:p>#NUM!</text:p>
          </table:table-cell>
          <table:table-cell table:style-name="ce68" table:formula="of:=[.J806]*[.K806]" office:value-type="string" office:string-value="" calcext:value-type="error">
            <text:p>#NUM!</text:p>
          </table:table-cell>
          <table:table-cell table:style-name="ce68" table:formula="of:=[.H806]/[.L806]" office:value-type="string" office:string-value="" calcext:value-type="error">
            <text:p>#VALUE!</text:p>
          </table:table-cell>
          <table:table-cell table:style-name="ce68" table:formula="of:=[.M806]*10^24" office:value-type="string" office:string-value="" calcext:value-type="error">
            <text:p>#VALUE!</text:p>
          </table:table-cell>
          <table:table-cell/>
          <table:table-cell table:formula="of:=0.9585-(0.00408*[.F806])" office:value-type="float" office:value="0.9585" calcext:value-type="float">
            <text:p>0.9585</text:p>
          </table:table-cell>
          <table:table-cell table:style-name="ce68" table:formula="of:=(1+(10^((3.233*[.F80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6]&lt;2.5;[.N806]*[.Q806];0)" office:value-type="string" office:string-value="" calcext:value-type="error">
            <text:p>#VALUE!</text:p>
          </table:table-cell>
          <table:table-cell table:style-name="ce68" table:formula="of:=IF([.F806]&lt;10;[.N806]*[.P806];0)" office:value-type="string" office:string-value="" calcext:value-type="error">
            <text:p>#VALUE!</text:p>
          </table:table-cell>
          <table:table-cell table:style-name="ce68" table:formula="of:=[.T806]-[.S80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07]/PI()))" office:value-type="float" office:value="0" calcext:value-type="float">
            <text:p>0</text:p>
          </table:table-cell>
          <table:table-cell table:style-name="ce68" table:formula="of:=(PI()/6)*density*(([.F807]/[.E807])^3)" office:value-type="string" office:string-value="#DIV/0!" calcext:value-type="string">
            <text:p>#DIV/0!</text:p>
          </table:table-cell>
          <table:table-cell table:style-name="ce68" table:formula="of:=[.G807]/(Area*Time)" office:value-type="string" office:string-value="" calcext:value-type="error">
            <text:p>#VALUE!</text:p>
          </table:table-cell>
          <table:table-cell table:style-name="ce68" table:formula="of:=(density*([.F807]^2))/(18*dynamicV)" office:value-type="string" office:string-value="0.00E+00" calcext:value-type="string">
            <text:p>0.00E+00</text:p>
          </table:table-cell>
          <table:table-cell table:style-name="ce69" table:formula="of:=[.I807]*gravity" office:value-type="string" office:string-value="0.00E+00" calcext:value-type="string">
            <text:p>0.00E+00</text:p>
          </table:table-cell>
          <table:table-cell table:formula="of:=0.00595*((([.F807]*[.I807]*gravity)/KinematicV)^(0-0.439))" office:value-type="string" office:string-value="" calcext:value-type="error">
            <text:p>#NUM!</text:p>
          </table:table-cell>
          <table:table-cell table:style-name="ce68" table:formula="of:=[.J807]*[.K807]" office:value-type="string" office:string-value="" calcext:value-type="error">
            <text:p>#NUM!</text:p>
          </table:table-cell>
          <table:table-cell table:style-name="ce68" table:formula="of:=[.H807]/[.L807]" office:value-type="string" office:string-value="" calcext:value-type="error">
            <text:p>#VALUE!</text:p>
          </table:table-cell>
          <table:table-cell table:style-name="ce68" table:formula="of:=[.M807]*10^24" office:value-type="string" office:string-value="" calcext:value-type="error">
            <text:p>#VALUE!</text:p>
          </table:table-cell>
          <table:table-cell/>
          <table:table-cell table:formula="of:=0.9585-(0.00408*[.F807])" office:value-type="float" office:value="0.9585" calcext:value-type="float">
            <text:p>0.9585</text:p>
          </table:table-cell>
          <table:table-cell table:style-name="ce68" table:formula="of:=(1+(10^((3.233*[.F80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7]&lt;2.5;[.N807]*[.Q807];0)" office:value-type="string" office:string-value="" calcext:value-type="error">
            <text:p>#VALUE!</text:p>
          </table:table-cell>
          <table:table-cell table:style-name="ce68" table:formula="of:=IF([.F807]&lt;10;[.N807]*[.P807];0)" office:value-type="string" office:string-value="" calcext:value-type="error">
            <text:p>#VALUE!</text:p>
          </table:table-cell>
          <table:table-cell table:style-name="ce68" table:formula="of:=[.T807]-[.S80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08]/PI()))" office:value-type="float" office:value="0" calcext:value-type="float">
            <text:p>0</text:p>
          </table:table-cell>
          <table:table-cell table:style-name="ce68" table:formula="of:=(PI()/6)*density*(([.F808]/[.E808])^3)" office:value-type="string" office:string-value="#DIV/0!" calcext:value-type="string">
            <text:p>#DIV/0!</text:p>
          </table:table-cell>
          <table:table-cell table:style-name="ce68" table:formula="of:=[.G808]/(Area*Time)" office:value-type="string" office:string-value="" calcext:value-type="error">
            <text:p>#VALUE!</text:p>
          </table:table-cell>
          <table:table-cell table:style-name="ce68" table:formula="of:=(density*([.F808]^2))/(18*dynamicV)" office:value-type="string" office:string-value="0.00E+00" calcext:value-type="string">
            <text:p>0.00E+00</text:p>
          </table:table-cell>
          <table:table-cell table:style-name="ce69" table:formula="of:=[.I808]*gravity" office:value-type="string" office:string-value="0.00E+00" calcext:value-type="string">
            <text:p>0.00E+00</text:p>
          </table:table-cell>
          <table:table-cell table:formula="of:=0.00595*((([.F808]*[.I808]*gravity)/KinematicV)^(0-0.439))" office:value-type="string" office:string-value="" calcext:value-type="error">
            <text:p>#NUM!</text:p>
          </table:table-cell>
          <table:table-cell table:style-name="ce68" table:formula="of:=[.J808]*[.K808]" office:value-type="string" office:string-value="" calcext:value-type="error">
            <text:p>#NUM!</text:p>
          </table:table-cell>
          <table:table-cell table:style-name="ce68" table:formula="of:=[.H808]/[.L808]" office:value-type="string" office:string-value="" calcext:value-type="error">
            <text:p>#VALUE!</text:p>
          </table:table-cell>
          <table:table-cell table:style-name="ce68" table:formula="of:=[.M808]*10^24" office:value-type="string" office:string-value="" calcext:value-type="error">
            <text:p>#VALUE!</text:p>
          </table:table-cell>
          <table:table-cell/>
          <table:table-cell table:formula="of:=0.9585-(0.00408*[.F808])" office:value-type="float" office:value="0.9585" calcext:value-type="float">
            <text:p>0.9585</text:p>
          </table:table-cell>
          <table:table-cell table:style-name="ce68" table:formula="of:=(1+(10^((3.233*[.F80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8]&lt;2.5;[.N808]*[.Q808];0)" office:value-type="string" office:string-value="" calcext:value-type="error">
            <text:p>#VALUE!</text:p>
          </table:table-cell>
          <table:table-cell table:style-name="ce68" table:formula="of:=IF([.F808]&lt;10;[.N808]*[.P808];0)" office:value-type="string" office:string-value="" calcext:value-type="error">
            <text:p>#VALUE!</text:p>
          </table:table-cell>
          <table:table-cell table:style-name="ce68" table:formula="of:=[.T808]-[.S80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09]/PI()))" office:value-type="float" office:value="0" calcext:value-type="float">
            <text:p>0</text:p>
          </table:table-cell>
          <table:table-cell table:style-name="ce68" table:formula="of:=(PI()/6)*density*(([.F809]/[.E809])^3)" office:value-type="string" office:string-value="#DIV/0!" calcext:value-type="string">
            <text:p>#DIV/0!</text:p>
          </table:table-cell>
          <table:table-cell table:style-name="ce68" table:formula="of:=[.G809]/(Area*Time)" office:value-type="string" office:string-value="" calcext:value-type="error">
            <text:p>#VALUE!</text:p>
          </table:table-cell>
          <table:table-cell table:style-name="ce68" table:formula="of:=(density*([.F809]^2))/(18*dynamicV)" office:value-type="string" office:string-value="0.00E+00" calcext:value-type="string">
            <text:p>0.00E+00</text:p>
          </table:table-cell>
          <table:table-cell table:style-name="ce69" table:formula="of:=[.I809]*gravity" office:value-type="string" office:string-value="0.00E+00" calcext:value-type="string">
            <text:p>0.00E+00</text:p>
          </table:table-cell>
          <table:table-cell table:formula="of:=0.00595*((([.F809]*[.I809]*gravity)/KinematicV)^(0-0.439))" office:value-type="string" office:string-value="" calcext:value-type="error">
            <text:p>#NUM!</text:p>
          </table:table-cell>
          <table:table-cell table:style-name="ce68" table:formula="of:=[.J809]*[.K809]" office:value-type="string" office:string-value="" calcext:value-type="error">
            <text:p>#NUM!</text:p>
          </table:table-cell>
          <table:table-cell table:style-name="ce68" table:formula="of:=[.H809]/[.L809]" office:value-type="string" office:string-value="" calcext:value-type="error">
            <text:p>#VALUE!</text:p>
          </table:table-cell>
          <table:table-cell table:style-name="ce68" table:formula="of:=[.M809]*10^24" office:value-type="string" office:string-value="" calcext:value-type="error">
            <text:p>#VALUE!</text:p>
          </table:table-cell>
          <table:table-cell/>
          <table:table-cell table:formula="of:=0.9585-(0.00408*[.F809])" office:value-type="float" office:value="0.9585" calcext:value-type="float">
            <text:p>0.9585</text:p>
          </table:table-cell>
          <table:table-cell table:style-name="ce68" table:formula="of:=(1+(10^((3.233*[.F80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09]&lt;2.5;[.N809]*[.Q809];0)" office:value-type="string" office:string-value="" calcext:value-type="error">
            <text:p>#VALUE!</text:p>
          </table:table-cell>
          <table:table-cell table:style-name="ce68" table:formula="of:=IF([.F809]&lt;10;[.N809]*[.P809];0)" office:value-type="string" office:string-value="" calcext:value-type="error">
            <text:p>#VALUE!</text:p>
          </table:table-cell>
          <table:table-cell table:style-name="ce68" table:formula="of:=[.T809]-[.S80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0]/PI()))" office:value-type="float" office:value="0" calcext:value-type="float">
            <text:p>0</text:p>
          </table:table-cell>
          <table:table-cell table:style-name="ce68" table:formula="of:=(PI()/6)*density*(([.F810]/[.E810])^3)" office:value-type="string" office:string-value="#DIV/0!" calcext:value-type="string">
            <text:p>#DIV/0!</text:p>
          </table:table-cell>
          <table:table-cell table:style-name="ce68" table:formula="of:=[.G810]/(Area*Time)" office:value-type="string" office:string-value="" calcext:value-type="error">
            <text:p>#VALUE!</text:p>
          </table:table-cell>
          <table:table-cell table:style-name="ce68" table:formula="of:=(density*([.F810]^2))/(18*dynamicV)" office:value-type="string" office:string-value="0.00E+00" calcext:value-type="string">
            <text:p>0.00E+00</text:p>
          </table:table-cell>
          <table:table-cell table:style-name="ce69" table:formula="of:=[.I810]*gravity" office:value-type="string" office:string-value="0.00E+00" calcext:value-type="string">
            <text:p>0.00E+00</text:p>
          </table:table-cell>
          <table:table-cell table:formula="of:=0.00595*((([.F810]*[.I810]*gravity)/KinematicV)^(0-0.439))" office:value-type="string" office:string-value="" calcext:value-type="error">
            <text:p>#NUM!</text:p>
          </table:table-cell>
          <table:table-cell table:style-name="ce68" table:formula="of:=[.J810]*[.K810]" office:value-type="string" office:string-value="" calcext:value-type="error">
            <text:p>#NUM!</text:p>
          </table:table-cell>
          <table:table-cell table:style-name="ce68" table:formula="of:=[.H810]/[.L810]" office:value-type="string" office:string-value="" calcext:value-type="error">
            <text:p>#VALUE!</text:p>
          </table:table-cell>
          <table:table-cell table:style-name="ce68" table:formula="of:=[.M810]*10^24" office:value-type="string" office:string-value="" calcext:value-type="error">
            <text:p>#VALUE!</text:p>
          </table:table-cell>
          <table:table-cell/>
          <table:table-cell table:formula="of:=0.9585-(0.00408*[.F810])" office:value-type="float" office:value="0.9585" calcext:value-type="float">
            <text:p>0.9585</text:p>
          </table:table-cell>
          <table:table-cell table:style-name="ce68" table:formula="of:=(1+(10^((3.233*[.F81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0]&lt;2.5;[.N810]*[.Q810];0)" office:value-type="string" office:string-value="" calcext:value-type="error">
            <text:p>#VALUE!</text:p>
          </table:table-cell>
          <table:table-cell table:style-name="ce68" table:formula="of:=IF([.F810]&lt;10;[.N810]*[.P810];0)" office:value-type="string" office:string-value="" calcext:value-type="error">
            <text:p>#VALUE!</text:p>
          </table:table-cell>
          <table:table-cell table:style-name="ce68" table:formula="of:=[.T810]-[.S81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1]/PI()))" office:value-type="float" office:value="0" calcext:value-type="float">
            <text:p>0</text:p>
          </table:table-cell>
          <table:table-cell table:style-name="ce68" table:formula="of:=(PI()/6)*density*(([.F811]/[.E811])^3)" office:value-type="string" office:string-value="#DIV/0!" calcext:value-type="string">
            <text:p>#DIV/0!</text:p>
          </table:table-cell>
          <table:table-cell table:style-name="ce68" table:formula="of:=[.G811]/(Area*Time)" office:value-type="string" office:string-value="" calcext:value-type="error">
            <text:p>#VALUE!</text:p>
          </table:table-cell>
          <table:table-cell table:style-name="ce68" table:formula="of:=(density*([.F811]^2))/(18*dynamicV)" office:value-type="string" office:string-value="0.00E+00" calcext:value-type="string">
            <text:p>0.00E+00</text:p>
          </table:table-cell>
          <table:table-cell table:style-name="ce69" table:formula="of:=[.I811]*gravity" office:value-type="string" office:string-value="0.00E+00" calcext:value-type="string">
            <text:p>0.00E+00</text:p>
          </table:table-cell>
          <table:table-cell table:formula="of:=0.00595*((([.F811]*[.I811]*gravity)/KinematicV)^(0-0.439))" office:value-type="string" office:string-value="" calcext:value-type="error">
            <text:p>#NUM!</text:p>
          </table:table-cell>
          <table:table-cell table:style-name="ce68" table:formula="of:=[.J811]*[.K811]" office:value-type="string" office:string-value="" calcext:value-type="error">
            <text:p>#NUM!</text:p>
          </table:table-cell>
          <table:table-cell table:style-name="ce68" table:formula="of:=[.H811]/[.L811]" office:value-type="string" office:string-value="" calcext:value-type="error">
            <text:p>#VALUE!</text:p>
          </table:table-cell>
          <table:table-cell table:style-name="ce68" table:formula="of:=[.M811]*10^24" office:value-type="string" office:string-value="" calcext:value-type="error">
            <text:p>#VALUE!</text:p>
          </table:table-cell>
          <table:table-cell/>
          <table:table-cell table:formula="of:=0.9585-(0.00408*[.F811])" office:value-type="float" office:value="0.9585" calcext:value-type="float">
            <text:p>0.9585</text:p>
          </table:table-cell>
          <table:table-cell table:style-name="ce68" table:formula="of:=(1+(10^((3.233*[.F81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1]&lt;2.5;[.N811]*[.Q811];0)" office:value-type="string" office:string-value="" calcext:value-type="error">
            <text:p>#VALUE!</text:p>
          </table:table-cell>
          <table:table-cell table:style-name="ce68" table:formula="of:=IF([.F811]&lt;10;[.N811]*[.P811];0)" office:value-type="string" office:string-value="" calcext:value-type="error">
            <text:p>#VALUE!</text:p>
          </table:table-cell>
          <table:table-cell table:style-name="ce68" table:formula="of:=[.T811]-[.S81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2]/PI()))" office:value-type="float" office:value="0" calcext:value-type="float">
            <text:p>0</text:p>
          </table:table-cell>
          <table:table-cell table:style-name="ce68" table:formula="of:=(PI()/6)*density*(([.F812]/[.E812])^3)" office:value-type="string" office:string-value="#DIV/0!" calcext:value-type="string">
            <text:p>#DIV/0!</text:p>
          </table:table-cell>
          <table:table-cell table:style-name="ce68" table:formula="of:=[.G812]/(Area*Time)" office:value-type="string" office:string-value="" calcext:value-type="error">
            <text:p>#VALUE!</text:p>
          </table:table-cell>
          <table:table-cell table:style-name="ce68" table:formula="of:=(density*([.F812]^2))/(18*dynamicV)" office:value-type="string" office:string-value="0.00E+00" calcext:value-type="string">
            <text:p>0.00E+00</text:p>
          </table:table-cell>
          <table:table-cell table:style-name="ce69" table:formula="of:=[.I812]*gravity" office:value-type="string" office:string-value="0.00E+00" calcext:value-type="string">
            <text:p>0.00E+00</text:p>
          </table:table-cell>
          <table:table-cell table:formula="of:=0.00595*((([.F812]*[.I812]*gravity)/KinematicV)^(0-0.439))" office:value-type="string" office:string-value="" calcext:value-type="error">
            <text:p>#NUM!</text:p>
          </table:table-cell>
          <table:table-cell table:style-name="ce68" table:formula="of:=[.J812]*[.K812]" office:value-type="string" office:string-value="" calcext:value-type="error">
            <text:p>#NUM!</text:p>
          </table:table-cell>
          <table:table-cell table:style-name="ce68" table:formula="of:=[.H812]/[.L812]" office:value-type="string" office:string-value="" calcext:value-type="error">
            <text:p>#VALUE!</text:p>
          </table:table-cell>
          <table:table-cell table:style-name="ce68" table:formula="of:=[.M812]*10^24" office:value-type="string" office:string-value="" calcext:value-type="error">
            <text:p>#VALUE!</text:p>
          </table:table-cell>
          <table:table-cell/>
          <table:table-cell table:formula="of:=0.9585-(0.00408*[.F812])" office:value-type="float" office:value="0.9585" calcext:value-type="float">
            <text:p>0.9585</text:p>
          </table:table-cell>
          <table:table-cell table:style-name="ce68" table:formula="of:=(1+(10^((3.233*[.F81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2]&lt;2.5;[.N812]*[.Q812];0)" office:value-type="string" office:string-value="" calcext:value-type="error">
            <text:p>#VALUE!</text:p>
          </table:table-cell>
          <table:table-cell table:style-name="ce68" table:formula="of:=IF([.F812]&lt;10;[.N812]*[.P812];0)" office:value-type="string" office:string-value="" calcext:value-type="error">
            <text:p>#VALUE!</text:p>
          </table:table-cell>
          <table:table-cell table:style-name="ce68" table:formula="of:=[.T812]-[.S81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3]/PI()))" office:value-type="float" office:value="0" calcext:value-type="float">
            <text:p>0</text:p>
          </table:table-cell>
          <table:table-cell table:style-name="ce68" table:formula="of:=(PI()/6)*density*(([.F813]/[.E813])^3)" office:value-type="string" office:string-value="#DIV/0!" calcext:value-type="string">
            <text:p>#DIV/0!</text:p>
          </table:table-cell>
          <table:table-cell table:style-name="ce68" table:formula="of:=[.G813]/(Area*Time)" office:value-type="string" office:string-value="" calcext:value-type="error">
            <text:p>#VALUE!</text:p>
          </table:table-cell>
          <table:table-cell table:style-name="ce68" table:formula="of:=(density*([.F813]^2))/(18*dynamicV)" office:value-type="string" office:string-value="0.00E+00" calcext:value-type="string">
            <text:p>0.00E+00</text:p>
          </table:table-cell>
          <table:table-cell table:style-name="ce69" table:formula="of:=[.I813]*gravity" office:value-type="string" office:string-value="0.00E+00" calcext:value-type="string">
            <text:p>0.00E+00</text:p>
          </table:table-cell>
          <table:table-cell table:formula="of:=0.00595*((([.F813]*[.I813]*gravity)/KinematicV)^(0-0.439))" office:value-type="string" office:string-value="" calcext:value-type="error">
            <text:p>#NUM!</text:p>
          </table:table-cell>
          <table:table-cell table:style-name="ce68" table:formula="of:=[.J813]*[.K813]" office:value-type="string" office:string-value="" calcext:value-type="error">
            <text:p>#NUM!</text:p>
          </table:table-cell>
          <table:table-cell table:style-name="ce68" table:formula="of:=[.H813]/[.L813]" office:value-type="string" office:string-value="" calcext:value-type="error">
            <text:p>#VALUE!</text:p>
          </table:table-cell>
          <table:table-cell table:style-name="ce68" table:formula="of:=[.M813]*10^24" office:value-type="string" office:string-value="" calcext:value-type="error">
            <text:p>#VALUE!</text:p>
          </table:table-cell>
          <table:table-cell/>
          <table:table-cell table:formula="of:=0.9585-(0.00408*[.F813])" office:value-type="float" office:value="0.9585" calcext:value-type="float">
            <text:p>0.9585</text:p>
          </table:table-cell>
          <table:table-cell table:style-name="ce68" table:formula="of:=(1+(10^((3.233*[.F81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3]&lt;2.5;[.N813]*[.Q813];0)" office:value-type="string" office:string-value="" calcext:value-type="error">
            <text:p>#VALUE!</text:p>
          </table:table-cell>
          <table:table-cell table:style-name="ce68" table:formula="of:=IF([.F813]&lt;10;[.N813]*[.P813];0)" office:value-type="string" office:string-value="" calcext:value-type="error">
            <text:p>#VALUE!</text:p>
          </table:table-cell>
          <table:table-cell table:style-name="ce68" table:formula="of:=[.T813]-[.S81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4]/PI()))" office:value-type="float" office:value="0" calcext:value-type="float">
            <text:p>0</text:p>
          </table:table-cell>
          <table:table-cell table:style-name="ce68" table:formula="of:=(PI()/6)*density*(([.F814]/[.E814])^3)" office:value-type="string" office:string-value="#DIV/0!" calcext:value-type="string">
            <text:p>#DIV/0!</text:p>
          </table:table-cell>
          <table:table-cell table:style-name="ce68" table:formula="of:=[.G814]/(Area*Time)" office:value-type="string" office:string-value="" calcext:value-type="error">
            <text:p>#VALUE!</text:p>
          </table:table-cell>
          <table:table-cell table:style-name="ce68" table:formula="of:=(density*([.F814]^2))/(18*dynamicV)" office:value-type="string" office:string-value="0.00E+00" calcext:value-type="string">
            <text:p>0.00E+00</text:p>
          </table:table-cell>
          <table:table-cell table:style-name="ce69" table:formula="of:=[.I814]*gravity" office:value-type="string" office:string-value="0.00E+00" calcext:value-type="string">
            <text:p>0.00E+00</text:p>
          </table:table-cell>
          <table:table-cell table:formula="of:=0.00595*((([.F814]*[.I814]*gravity)/KinematicV)^(0-0.439))" office:value-type="string" office:string-value="" calcext:value-type="error">
            <text:p>#NUM!</text:p>
          </table:table-cell>
          <table:table-cell table:style-name="ce68" table:formula="of:=[.J814]*[.K814]" office:value-type="string" office:string-value="" calcext:value-type="error">
            <text:p>#NUM!</text:p>
          </table:table-cell>
          <table:table-cell table:style-name="ce68" table:formula="of:=[.H814]/[.L814]" office:value-type="string" office:string-value="" calcext:value-type="error">
            <text:p>#VALUE!</text:p>
          </table:table-cell>
          <table:table-cell table:style-name="ce68" table:formula="of:=[.M814]*10^24" office:value-type="string" office:string-value="" calcext:value-type="error">
            <text:p>#VALUE!</text:p>
          </table:table-cell>
          <table:table-cell/>
          <table:table-cell table:formula="of:=0.9585-(0.00408*[.F814])" office:value-type="float" office:value="0.9585" calcext:value-type="float">
            <text:p>0.9585</text:p>
          </table:table-cell>
          <table:table-cell table:style-name="ce68" table:formula="of:=(1+(10^((3.233*[.F81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4]&lt;2.5;[.N814]*[.Q814];0)" office:value-type="string" office:string-value="" calcext:value-type="error">
            <text:p>#VALUE!</text:p>
          </table:table-cell>
          <table:table-cell table:style-name="ce68" table:formula="of:=IF([.F814]&lt;10;[.N814]*[.P814];0)" office:value-type="string" office:string-value="" calcext:value-type="error">
            <text:p>#VALUE!</text:p>
          </table:table-cell>
          <table:table-cell table:style-name="ce68" table:formula="of:=[.T814]-[.S81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5]/PI()))" office:value-type="float" office:value="0" calcext:value-type="float">
            <text:p>0</text:p>
          </table:table-cell>
          <table:table-cell table:style-name="ce68" table:formula="of:=(PI()/6)*density*(([.F815]/[.E815])^3)" office:value-type="string" office:string-value="#DIV/0!" calcext:value-type="string">
            <text:p>#DIV/0!</text:p>
          </table:table-cell>
          <table:table-cell table:style-name="ce68" table:formula="of:=[.G815]/(Area*Time)" office:value-type="string" office:string-value="" calcext:value-type="error">
            <text:p>#VALUE!</text:p>
          </table:table-cell>
          <table:table-cell table:style-name="ce68" table:formula="of:=(density*([.F815]^2))/(18*dynamicV)" office:value-type="string" office:string-value="0.00E+00" calcext:value-type="string">
            <text:p>0.00E+00</text:p>
          </table:table-cell>
          <table:table-cell table:style-name="ce69" table:formula="of:=[.I815]*gravity" office:value-type="string" office:string-value="0.00E+00" calcext:value-type="string">
            <text:p>0.00E+00</text:p>
          </table:table-cell>
          <table:table-cell table:formula="of:=0.00595*((([.F815]*[.I815]*gravity)/KinematicV)^(0-0.439))" office:value-type="string" office:string-value="" calcext:value-type="error">
            <text:p>#NUM!</text:p>
          </table:table-cell>
          <table:table-cell table:style-name="ce68" table:formula="of:=[.J815]*[.K815]" office:value-type="string" office:string-value="" calcext:value-type="error">
            <text:p>#NUM!</text:p>
          </table:table-cell>
          <table:table-cell table:style-name="ce68" table:formula="of:=[.H815]/[.L815]" office:value-type="string" office:string-value="" calcext:value-type="error">
            <text:p>#VALUE!</text:p>
          </table:table-cell>
          <table:table-cell table:style-name="ce68" table:formula="of:=[.M815]*10^24" office:value-type="string" office:string-value="" calcext:value-type="error">
            <text:p>#VALUE!</text:p>
          </table:table-cell>
          <table:table-cell/>
          <table:table-cell table:formula="of:=0.9585-(0.00408*[.F815])" office:value-type="float" office:value="0.9585" calcext:value-type="float">
            <text:p>0.9585</text:p>
          </table:table-cell>
          <table:table-cell table:style-name="ce68" table:formula="of:=(1+(10^((3.233*[.F81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5]&lt;2.5;[.N815]*[.Q815];0)" office:value-type="string" office:string-value="" calcext:value-type="error">
            <text:p>#VALUE!</text:p>
          </table:table-cell>
          <table:table-cell table:style-name="ce68" table:formula="of:=IF([.F815]&lt;10;[.N815]*[.P815];0)" office:value-type="string" office:string-value="" calcext:value-type="error">
            <text:p>#VALUE!</text:p>
          </table:table-cell>
          <table:table-cell table:style-name="ce68" table:formula="of:=[.T815]-[.S81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6]/PI()))" office:value-type="float" office:value="0" calcext:value-type="float">
            <text:p>0</text:p>
          </table:table-cell>
          <table:table-cell table:style-name="ce68" table:formula="of:=(PI()/6)*density*(([.F816]/[.E816])^3)" office:value-type="string" office:string-value="#DIV/0!" calcext:value-type="string">
            <text:p>#DIV/0!</text:p>
          </table:table-cell>
          <table:table-cell table:style-name="ce68" table:formula="of:=[.G816]/(Area*Time)" office:value-type="string" office:string-value="" calcext:value-type="error">
            <text:p>#VALUE!</text:p>
          </table:table-cell>
          <table:table-cell table:style-name="ce68" table:formula="of:=(density*([.F816]^2))/(18*dynamicV)" office:value-type="string" office:string-value="0.00E+00" calcext:value-type="string">
            <text:p>0.00E+00</text:p>
          </table:table-cell>
          <table:table-cell table:style-name="ce69" table:formula="of:=[.I816]*gravity" office:value-type="string" office:string-value="0.00E+00" calcext:value-type="string">
            <text:p>0.00E+00</text:p>
          </table:table-cell>
          <table:table-cell table:formula="of:=0.00595*((([.F816]*[.I816]*gravity)/KinematicV)^(0-0.439))" office:value-type="string" office:string-value="" calcext:value-type="error">
            <text:p>#NUM!</text:p>
          </table:table-cell>
          <table:table-cell table:style-name="ce68" table:formula="of:=[.J816]*[.K816]" office:value-type="string" office:string-value="" calcext:value-type="error">
            <text:p>#NUM!</text:p>
          </table:table-cell>
          <table:table-cell table:style-name="ce68" table:formula="of:=[.H816]/[.L816]" office:value-type="string" office:string-value="" calcext:value-type="error">
            <text:p>#VALUE!</text:p>
          </table:table-cell>
          <table:table-cell table:style-name="ce68" table:formula="of:=[.M816]*10^24" office:value-type="string" office:string-value="" calcext:value-type="error">
            <text:p>#VALUE!</text:p>
          </table:table-cell>
          <table:table-cell/>
          <table:table-cell table:formula="of:=0.9585-(0.00408*[.F816])" office:value-type="float" office:value="0.9585" calcext:value-type="float">
            <text:p>0.9585</text:p>
          </table:table-cell>
          <table:table-cell table:style-name="ce68" table:formula="of:=(1+(10^((3.233*[.F81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6]&lt;2.5;[.N816]*[.Q816];0)" office:value-type="string" office:string-value="" calcext:value-type="error">
            <text:p>#VALUE!</text:p>
          </table:table-cell>
          <table:table-cell table:style-name="ce68" table:formula="of:=IF([.F816]&lt;10;[.N816]*[.P816];0)" office:value-type="string" office:string-value="" calcext:value-type="error">
            <text:p>#VALUE!</text:p>
          </table:table-cell>
          <table:table-cell table:style-name="ce68" table:formula="of:=[.T816]-[.S81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7]/PI()))" office:value-type="float" office:value="0" calcext:value-type="float">
            <text:p>0</text:p>
          </table:table-cell>
          <table:table-cell table:style-name="ce68" table:formula="of:=(PI()/6)*density*(([.F817]/[.E817])^3)" office:value-type="string" office:string-value="#DIV/0!" calcext:value-type="string">
            <text:p>#DIV/0!</text:p>
          </table:table-cell>
          <table:table-cell table:style-name="ce68" table:formula="of:=[.G817]/(Area*Time)" office:value-type="string" office:string-value="" calcext:value-type="error">
            <text:p>#VALUE!</text:p>
          </table:table-cell>
          <table:table-cell table:style-name="ce68" table:formula="of:=(density*([.F817]^2))/(18*dynamicV)" office:value-type="string" office:string-value="0.00E+00" calcext:value-type="string">
            <text:p>0.00E+00</text:p>
          </table:table-cell>
          <table:table-cell table:style-name="ce69" table:formula="of:=[.I817]*gravity" office:value-type="string" office:string-value="0.00E+00" calcext:value-type="string">
            <text:p>0.00E+00</text:p>
          </table:table-cell>
          <table:table-cell table:formula="of:=0.00595*((([.F817]*[.I817]*gravity)/KinematicV)^(0-0.439))" office:value-type="string" office:string-value="" calcext:value-type="error">
            <text:p>#NUM!</text:p>
          </table:table-cell>
          <table:table-cell table:style-name="ce68" table:formula="of:=[.J817]*[.K817]" office:value-type="string" office:string-value="" calcext:value-type="error">
            <text:p>#NUM!</text:p>
          </table:table-cell>
          <table:table-cell table:style-name="ce68" table:formula="of:=[.H817]/[.L817]" office:value-type="string" office:string-value="" calcext:value-type="error">
            <text:p>#VALUE!</text:p>
          </table:table-cell>
          <table:table-cell table:style-name="ce68" table:formula="of:=[.M817]*10^24" office:value-type="string" office:string-value="" calcext:value-type="error">
            <text:p>#VALUE!</text:p>
          </table:table-cell>
          <table:table-cell/>
          <table:table-cell table:formula="of:=0.9585-(0.00408*[.F817])" office:value-type="float" office:value="0.9585" calcext:value-type="float">
            <text:p>0.9585</text:p>
          </table:table-cell>
          <table:table-cell table:style-name="ce68" table:formula="of:=(1+(10^((3.233*[.F81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7]&lt;2.5;[.N817]*[.Q817];0)" office:value-type="string" office:string-value="" calcext:value-type="error">
            <text:p>#VALUE!</text:p>
          </table:table-cell>
          <table:table-cell table:style-name="ce68" table:formula="of:=IF([.F817]&lt;10;[.N817]*[.P817];0)" office:value-type="string" office:string-value="" calcext:value-type="error">
            <text:p>#VALUE!</text:p>
          </table:table-cell>
          <table:table-cell table:style-name="ce68" table:formula="of:=[.T817]-[.S81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8]/PI()))" office:value-type="float" office:value="0" calcext:value-type="float">
            <text:p>0</text:p>
          </table:table-cell>
          <table:table-cell table:style-name="ce68" table:formula="of:=(PI()/6)*density*(([.F818]/[.E818])^3)" office:value-type="string" office:string-value="#DIV/0!" calcext:value-type="string">
            <text:p>#DIV/0!</text:p>
          </table:table-cell>
          <table:table-cell table:style-name="ce68" table:formula="of:=[.G818]/(Area*Time)" office:value-type="string" office:string-value="" calcext:value-type="error">
            <text:p>#VALUE!</text:p>
          </table:table-cell>
          <table:table-cell table:style-name="ce68" table:formula="of:=(density*([.F818]^2))/(18*dynamicV)" office:value-type="string" office:string-value="0.00E+00" calcext:value-type="string">
            <text:p>0.00E+00</text:p>
          </table:table-cell>
          <table:table-cell table:style-name="ce69" table:formula="of:=[.I818]*gravity" office:value-type="string" office:string-value="0.00E+00" calcext:value-type="string">
            <text:p>0.00E+00</text:p>
          </table:table-cell>
          <table:table-cell table:formula="of:=0.00595*((([.F818]*[.I818]*gravity)/KinematicV)^(0-0.439))" office:value-type="string" office:string-value="" calcext:value-type="error">
            <text:p>#NUM!</text:p>
          </table:table-cell>
          <table:table-cell table:style-name="ce68" table:formula="of:=[.J818]*[.K818]" office:value-type="string" office:string-value="" calcext:value-type="error">
            <text:p>#NUM!</text:p>
          </table:table-cell>
          <table:table-cell table:style-name="ce68" table:formula="of:=[.H818]/[.L818]" office:value-type="string" office:string-value="" calcext:value-type="error">
            <text:p>#VALUE!</text:p>
          </table:table-cell>
          <table:table-cell table:style-name="ce68" table:formula="of:=[.M818]*10^24" office:value-type="string" office:string-value="" calcext:value-type="error">
            <text:p>#VALUE!</text:p>
          </table:table-cell>
          <table:table-cell/>
          <table:table-cell table:formula="of:=0.9585-(0.00408*[.F818])" office:value-type="float" office:value="0.9585" calcext:value-type="float">
            <text:p>0.9585</text:p>
          </table:table-cell>
          <table:table-cell table:style-name="ce68" table:formula="of:=(1+(10^((3.233*[.F81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8]&lt;2.5;[.N818]*[.Q818];0)" office:value-type="string" office:string-value="" calcext:value-type="error">
            <text:p>#VALUE!</text:p>
          </table:table-cell>
          <table:table-cell table:style-name="ce68" table:formula="of:=IF([.F818]&lt;10;[.N818]*[.P818];0)" office:value-type="string" office:string-value="" calcext:value-type="error">
            <text:p>#VALUE!</text:p>
          </table:table-cell>
          <table:table-cell table:style-name="ce68" table:formula="of:=[.T818]-[.S81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19]/PI()))" office:value-type="float" office:value="0" calcext:value-type="float">
            <text:p>0</text:p>
          </table:table-cell>
          <table:table-cell table:style-name="ce68" table:formula="of:=(PI()/6)*density*(([.F819]/[.E819])^3)" office:value-type="string" office:string-value="#DIV/0!" calcext:value-type="string">
            <text:p>#DIV/0!</text:p>
          </table:table-cell>
          <table:table-cell table:style-name="ce68" table:formula="of:=[.G819]/(Area*Time)" office:value-type="string" office:string-value="" calcext:value-type="error">
            <text:p>#VALUE!</text:p>
          </table:table-cell>
          <table:table-cell table:style-name="ce68" table:formula="of:=(density*([.F819]^2))/(18*dynamicV)" office:value-type="string" office:string-value="0.00E+00" calcext:value-type="string">
            <text:p>0.00E+00</text:p>
          </table:table-cell>
          <table:table-cell table:style-name="ce69" table:formula="of:=[.I819]*gravity" office:value-type="string" office:string-value="0.00E+00" calcext:value-type="string">
            <text:p>0.00E+00</text:p>
          </table:table-cell>
          <table:table-cell table:formula="of:=0.00595*((([.F819]*[.I819]*gravity)/KinematicV)^(0-0.439))" office:value-type="string" office:string-value="" calcext:value-type="error">
            <text:p>#NUM!</text:p>
          </table:table-cell>
          <table:table-cell table:style-name="ce68" table:formula="of:=[.J819]*[.K819]" office:value-type="string" office:string-value="" calcext:value-type="error">
            <text:p>#NUM!</text:p>
          </table:table-cell>
          <table:table-cell table:style-name="ce68" table:formula="of:=[.H819]/[.L819]" office:value-type="string" office:string-value="" calcext:value-type="error">
            <text:p>#VALUE!</text:p>
          </table:table-cell>
          <table:table-cell table:style-name="ce68" table:formula="of:=[.M819]*10^24" office:value-type="string" office:string-value="" calcext:value-type="error">
            <text:p>#VALUE!</text:p>
          </table:table-cell>
          <table:table-cell/>
          <table:table-cell table:formula="of:=0.9585-(0.00408*[.F819])" office:value-type="float" office:value="0.9585" calcext:value-type="float">
            <text:p>0.9585</text:p>
          </table:table-cell>
          <table:table-cell table:style-name="ce68" table:formula="of:=(1+(10^((3.233*[.F81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19]&lt;2.5;[.N819]*[.Q819];0)" office:value-type="string" office:string-value="" calcext:value-type="error">
            <text:p>#VALUE!</text:p>
          </table:table-cell>
          <table:table-cell table:style-name="ce68" table:formula="of:=IF([.F819]&lt;10;[.N819]*[.P819];0)" office:value-type="string" office:string-value="" calcext:value-type="error">
            <text:p>#VALUE!</text:p>
          </table:table-cell>
          <table:table-cell table:style-name="ce68" table:formula="of:=[.T819]-[.S81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0]/PI()))" office:value-type="float" office:value="0" calcext:value-type="float">
            <text:p>0</text:p>
          </table:table-cell>
          <table:table-cell table:style-name="ce68" table:formula="of:=(PI()/6)*density*(([.F820]/[.E820])^3)" office:value-type="string" office:string-value="#DIV/0!" calcext:value-type="string">
            <text:p>#DIV/0!</text:p>
          </table:table-cell>
          <table:table-cell table:style-name="ce68" table:formula="of:=[.G820]/(Area*Time)" office:value-type="string" office:string-value="" calcext:value-type="error">
            <text:p>#VALUE!</text:p>
          </table:table-cell>
          <table:table-cell table:style-name="ce68" table:formula="of:=(density*([.F820]^2))/(18*dynamicV)" office:value-type="string" office:string-value="0.00E+00" calcext:value-type="string">
            <text:p>0.00E+00</text:p>
          </table:table-cell>
          <table:table-cell table:style-name="ce69" table:formula="of:=[.I820]*gravity" office:value-type="string" office:string-value="0.00E+00" calcext:value-type="string">
            <text:p>0.00E+00</text:p>
          </table:table-cell>
          <table:table-cell table:formula="of:=0.00595*((([.F820]*[.I820]*gravity)/KinematicV)^(0-0.439))" office:value-type="string" office:string-value="" calcext:value-type="error">
            <text:p>#NUM!</text:p>
          </table:table-cell>
          <table:table-cell table:style-name="ce68" table:formula="of:=[.J820]*[.K820]" office:value-type="string" office:string-value="" calcext:value-type="error">
            <text:p>#NUM!</text:p>
          </table:table-cell>
          <table:table-cell table:style-name="ce68" table:formula="of:=[.H820]/[.L820]" office:value-type="string" office:string-value="" calcext:value-type="error">
            <text:p>#VALUE!</text:p>
          </table:table-cell>
          <table:table-cell table:style-name="ce68" table:formula="of:=[.M820]*10^24" office:value-type="string" office:string-value="" calcext:value-type="error">
            <text:p>#VALUE!</text:p>
          </table:table-cell>
          <table:table-cell/>
          <table:table-cell table:formula="of:=0.9585-(0.00408*[.F820])" office:value-type="float" office:value="0.9585" calcext:value-type="float">
            <text:p>0.9585</text:p>
          </table:table-cell>
          <table:table-cell table:style-name="ce68" table:formula="of:=(1+(10^((3.233*[.F82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0]&lt;2.5;[.N820]*[.Q820];0)" office:value-type="string" office:string-value="" calcext:value-type="error">
            <text:p>#VALUE!</text:p>
          </table:table-cell>
          <table:table-cell table:style-name="ce68" table:formula="of:=IF([.F820]&lt;10;[.N820]*[.P820];0)" office:value-type="string" office:string-value="" calcext:value-type="error">
            <text:p>#VALUE!</text:p>
          </table:table-cell>
          <table:table-cell table:style-name="ce68" table:formula="of:=[.T820]-[.S82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1]/PI()))" office:value-type="float" office:value="0" calcext:value-type="float">
            <text:p>0</text:p>
          </table:table-cell>
          <table:table-cell table:style-name="ce68" table:formula="of:=(PI()/6)*density*(([.F821]/[.E821])^3)" office:value-type="string" office:string-value="#DIV/0!" calcext:value-type="string">
            <text:p>#DIV/0!</text:p>
          </table:table-cell>
          <table:table-cell table:style-name="ce68" table:formula="of:=[.G821]/(Area*Time)" office:value-type="string" office:string-value="" calcext:value-type="error">
            <text:p>#VALUE!</text:p>
          </table:table-cell>
          <table:table-cell table:style-name="ce68" table:formula="of:=(density*([.F821]^2))/(18*dynamicV)" office:value-type="string" office:string-value="0.00E+00" calcext:value-type="string">
            <text:p>0.00E+00</text:p>
          </table:table-cell>
          <table:table-cell table:style-name="ce69" table:formula="of:=[.I821]*gravity" office:value-type="string" office:string-value="0.00E+00" calcext:value-type="string">
            <text:p>0.00E+00</text:p>
          </table:table-cell>
          <table:table-cell table:formula="of:=0.00595*((([.F821]*[.I821]*gravity)/KinematicV)^(0-0.439))" office:value-type="string" office:string-value="" calcext:value-type="error">
            <text:p>#NUM!</text:p>
          </table:table-cell>
          <table:table-cell table:style-name="ce68" table:formula="of:=[.J821]*[.K821]" office:value-type="string" office:string-value="" calcext:value-type="error">
            <text:p>#NUM!</text:p>
          </table:table-cell>
          <table:table-cell table:style-name="ce68" table:formula="of:=[.H821]/[.L821]" office:value-type="string" office:string-value="" calcext:value-type="error">
            <text:p>#VALUE!</text:p>
          </table:table-cell>
          <table:table-cell table:style-name="ce68" table:formula="of:=[.M821]*10^24" office:value-type="string" office:string-value="" calcext:value-type="error">
            <text:p>#VALUE!</text:p>
          </table:table-cell>
          <table:table-cell/>
          <table:table-cell table:formula="of:=0.9585-(0.00408*[.F821])" office:value-type="float" office:value="0.9585" calcext:value-type="float">
            <text:p>0.9585</text:p>
          </table:table-cell>
          <table:table-cell table:style-name="ce68" table:formula="of:=(1+(10^((3.233*[.F82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1]&lt;2.5;[.N821]*[.Q821];0)" office:value-type="string" office:string-value="" calcext:value-type="error">
            <text:p>#VALUE!</text:p>
          </table:table-cell>
          <table:table-cell table:style-name="ce68" table:formula="of:=IF([.F821]&lt;10;[.N821]*[.P821];0)" office:value-type="string" office:string-value="" calcext:value-type="error">
            <text:p>#VALUE!</text:p>
          </table:table-cell>
          <table:table-cell table:style-name="ce68" table:formula="of:=[.T821]-[.S82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2]/PI()))" office:value-type="float" office:value="0" calcext:value-type="float">
            <text:p>0</text:p>
          </table:table-cell>
          <table:table-cell table:style-name="ce68" table:formula="of:=(PI()/6)*density*(([.F822]/[.E822])^3)" office:value-type="string" office:string-value="#DIV/0!" calcext:value-type="string">
            <text:p>#DIV/0!</text:p>
          </table:table-cell>
          <table:table-cell table:style-name="ce68" table:formula="of:=[.G822]/(Area*Time)" office:value-type="string" office:string-value="" calcext:value-type="error">
            <text:p>#VALUE!</text:p>
          </table:table-cell>
          <table:table-cell table:style-name="ce68" table:formula="of:=(density*([.F822]^2))/(18*dynamicV)" office:value-type="string" office:string-value="0.00E+00" calcext:value-type="string">
            <text:p>0.00E+00</text:p>
          </table:table-cell>
          <table:table-cell table:style-name="ce69" table:formula="of:=[.I822]*gravity" office:value-type="string" office:string-value="0.00E+00" calcext:value-type="string">
            <text:p>0.00E+00</text:p>
          </table:table-cell>
          <table:table-cell table:formula="of:=0.00595*((([.F822]*[.I822]*gravity)/KinematicV)^(0-0.439))" office:value-type="string" office:string-value="" calcext:value-type="error">
            <text:p>#NUM!</text:p>
          </table:table-cell>
          <table:table-cell table:style-name="ce68" table:formula="of:=[.J822]*[.K822]" office:value-type="string" office:string-value="" calcext:value-type="error">
            <text:p>#NUM!</text:p>
          </table:table-cell>
          <table:table-cell table:style-name="ce68" table:formula="of:=[.H822]/[.L822]" office:value-type="string" office:string-value="" calcext:value-type="error">
            <text:p>#VALUE!</text:p>
          </table:table-cell>
          <table:table-cell table:style-name="ce68" table:formula="of:=[.M822]*10^24" office:value-type="string" office:string-value="" calcext:value-type="error">
            <text:p>#VALUE!</text:p>
          </table:table-cell>
          <table:table-cell/>
          <table:table-cell table:formula="of:=0.9585-(0.00408*[.F822])" office:value-type="float" office:value="0.9585" calcext:value-type="float">
            <text:p>0.9585</text:p>
          </table:table-cell>
          <table:table-cell table:style-name="ce68" table:formula="of:=(1+(10^((3.233*[.F82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2]&lt;2.5;[.N822]*[.Q822];0)" office:value-type="string" office:string-value="" calcext:value-type="error">
            <text:p>#VALUE!</text:p>
          </table:table-cell>
          <table:table-cell table:style-name="ce68" table:formula="of:=IF([.F822]&lt;10;[.N822]*[.P822];0)" office:value-type="string" office:string-value="" calcext:value-type="error">
            <text:p>#VALUE!</text:p>
          </table:table-cell>
          <table:table-cell table:style-name="ce68" table:formula="of:=[.T822]-[.S82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3]/PI()))" office:value-type="float" office:value="0" calcext:value-type="float">
            <text:p>0</text:p>
          </table:table-cell>
          <table:table-cell table:style-name="ce68" table:formula="of:=(PI()/6)*density*(([.F823]/[.E823])^3)" office:value-type="string" office:string-value="#DIV/0!" calcext:value-type="string">
            <text:p>#DIV/0!</text:p>
          </table:table-cell>
          <table:table-cell table:style-name="ce68" table:formula="of:=[.G823]/(Area*Time)" office:value-type="string" office:string-value="" calcext:value-type="error">
            <text:p>#VALUE!</text:p>
          </table:table-cell>
          <table:table-cell table:style-name="ce68" table:formula="of:=(density*([.F823]^2))/(18*dynamicV)" office:value-type="string" office:string-value="0.00E+00" calcext:value-type="string">
            <text:p>0.00E+00</text:p>
          </table:table-cell>
          <table:table-cell table:style-name="ce69" table:formula="of:=[.I823]*gravity" office:value-type="string" office:string-value="0.00E+00" calcext:value-type="string">
            <text:p>0.00E+00</text:p>
          </table:table-cell>
          <table:table-cell table:formula="of:=0.00595*((([.F823]*[.I823]*gravity)/KinematicV)^(0-0.439))" office:value-type="string" office:string-value="" calcext:value-type="error">
            <text:p>#NUM!</text:p>
          </table:table-cell>
          <table:table-cell table:style-name="ce68" table:formula="of:=[.J823]*[.K823]" office:value-type="string" office:string-value="" calcext:value-type="error">
            <text:p>#NUM!</text:p>
          </table:table-cell>
          <table:table-cell table:style-name="ce68" table:formula="of:=[.H823]/[.L823]" office:value-type="string" office:string-value="" calcext:value-type="error">
            <text:p>#VALUE!</text:p>
          </table:table-cell>
          <table:table-cell table:style-name="ce68" table:formula="of:=[.M823]*10^24" office:value-type="string" office:string-value="" calcext:value-type="error">
            <text:p>#VALUE!</text:p>
          </table:table-cell>
          <table:table-cell/>
          <table:table-cell table:formula="of:=0.9585-(0.00408*[.F823])" office:value-type="float" office:value="0.9585" calcext:value-type="float">
            <text:p>0.9585</text:p>
          </table:table-cell>
          <table:table-cell table:style-name="ce68" table:formula="of:=(1+(10^((3.233*[.F82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3]&lt;2.5;[.N823]*[.Q823];0)" office:value-type="string" office:string-value="" calcext:value-type="error">
            <text:p>#VALUE!</text:p>
          </table:table-cell>
          <table:table-cell table:style-name="ce68" table:formula="of:=IF([.F823]&lt;10;[.N823]*[.P823];0)" office:value-type="string" office:string-value="" calcext:value-type="error">
            <text:p>#VALUE!</text:p>
          </table:table-cell>
          <table:table-cell table:style-name="ce68" table:formula="of:=[.T823]-[.S82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4]/PI()))" office:value-type="float" office:value="0" calcext:value-type="float">
            <text:p>0</text:p>
          </table:table-cell>
          <table:table-cell table:style-name="ce68" table:formula="of:=(PI()/6)*density*(([.F824]/[.E824])^3)" office:value-type="string" office:string-value="#DIV/0!" calcext:value-type="string">
            <text:p>#DIV/0!</text:p>
          </table:table-cell>
          <table:table-cell table:style-name="ce68" table:formula="of:=[.G824]/(Area*Time)" office:value-type="string" office:string-value="" calcext:value-type="error">
            <text:p>#VALUE!</text:p>
          </table:table-cell>
          <table:table-cell table:style-name="ce68" table:formula="of:=(density*([.F824]^2))/(18*dynamicV)" office:value-type="string" office:string-value="0.00E+00" calcext:value-type="string">
            <text:p>0.00E+00</text:p>
          </table:table-cell>
          <table:table-cell table:style-name="ce69" table:formula="of:=[.I824]*gravity" office:value-type="string" office:string-value="0.00E+00" calcext:value-type="string">
            <text:p>0.00E+00</text:p>
          </table:table-cell>
          <table:table-cell table:formula="of:=0.00595*((([.F824]*[.I824]*gravity)/KinematicV)^(0-0.439))" office:value-type="string" office:string-value="" calcext:value-type="error">
            <text:p>#NUM!</text:p>
          </table:table-cell>
          <table:table-cell table:style-name="ce68" table:formula="of:=[.J824]*[.K824]" office:value-type="string" office:string-value="" calcext:value-type="error">
            <text:p>#NUM!</text:p>
          </table:table-cell>
          <table:table-cell table:style-name="ce68" table:formula="of:=[.H824]/[.L824]" office:value-type="string" office:string-value="" calcext:value-type="error">
            <text:p>#VALUE!</text:p>
          </table:table-cell>
          <table:table-cell table:style-name="ce68" table:formula="of:=[.M824]*10^24" office:value-type="string" office:string-value="" calcext:value-type="error">
            <text:p>#VALUE!</text:p>
          </table:table-cell>
          <table:table-cell/>
          <table:table-cell table:formula="of:=0.9585-(0.00408*[.F824])" office:value-type="float" office:value="0.9585" calcext:value-type="float">
            <text:p>0.9585</text:p>
          </table:table-cell>
          <table:table-cell table:style-name="ce68" table:formula="of:=(1+(10^((3.233*[.F82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4]&lt;2.5;[.N824]*[.Q824];0)" office:value-type="string" office:string-value="" calcext:value-type="error">
            <text:p>#VALUE!</text:p>
          </table:table-cell>
          <table:table-cell table:style-name="ce68" table:formula="of:=IF([.F824]&lt;10;[.N824]*[.P824];0)" office:value-type="string" office:string-value="" calcext:value-type="error">
            <text:p>#VALUE!</text:p>
          </table:table-cell>
          <table:table-cell table:style-name="ce68" table:formula="of:=[.T824]-[.S82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5]/PI()))" office:value-type="float" office:value="0" calcext:value-type="float">
            <text:p>0</text:p>
          </table:table-cell>
          <table:table-cell table:style-name="ce68" table:formula="of:=(PI()/6)*density*(([.F825]/[.E825])^3)" office:value-type="string" office:string-value="#DIV/0!" calcext:value-type="string">
            <text:p>#DIV/0!</text:p>
          </table:table-cell>
          <table:table-cell table:style-name="ce68" table:formula="of:=[.G825]/(Area*Time)" office:value-type="string" office:string-value="" calcext:value-type="error">
            <text:p>#VALUE!</text:p>
          </table:table-cell>
          <table:table-cell table:style-name="ce68" table:formula="of:=(density*([.F825]^2))/(18*dynamicV)" office:value-type="string" office:string-value="0.00E+00" calcext:value-type="string">
            <text:p>0.00E+00</text:p>
          </table:table-cell>
          <table:table-cell table:style-name="ce69" table:formula="of:=[.I825]*gravity" office:value-type="string" office:string-value="0.00E+00" calcext:value-type="string">
            <text:p>0.00E+00</text:p>
          </table:table-cell>
          <table:table-cell table:formula="of:=0.00595*((([.F825]*[.I825]*gravity)/KinematicV)^(0-0.439))" office:value-type="string" office:string-value="" calcext:value-type="error">
            <text:p>#NUM!</text:p>
          </table:table-cell>
          <table:table-cell table:style-name="ce68" table:formula="of:=[.J825]*[.K825]" office:value-type="string" office:string-value="" calcext:value-type="error">
            <text:p>#NUM!</text:p>
          </table:table-cell>
          <table:table-cell table:style-name="ce68" table:formula="of:=[.H825]/[.L825]" office:value-type="string" office:string-value="" calcext:value-type="error">
            <text:p>#VALUE!</text:p>
          </table:table-cell>
          <table:table-cell table:style-name="ce68" table:formula="of:=[.M825]*10^24" office:value-type="string" office:string-value="" calcext:value-type="error">
            <text:p>#VALUE!</text:p>
          </table:table-cell>
          <table:table-cell/>
          <table:table-cell table:formula="of:=0.9585-(0.00408*[.F825])" office:value-type="float" office:value="0.9585" calcext:value-type="float">
            <text:p>0.9585</text:p>
          </table:table-cell>
          <table:table-cell table:style-name="ce68" table:formula="of:=(1+(10^((3.233*[.F82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5]&lt;2.5;[.N825]*[.Q825];0)" office:value-type="string" office:string-value="" calcext:value-type="error">
            <text:p>#VALUE!</text:p>
          </table:table-cell>
          <table:table-cell table:style-name="ce68" table:formula="of:=IF([.F825]&lt;10;[.N825]*[.P825];0)" office:value-type="string" office:string-value="" calcext:value-type="error">
            <text:p>#VALUE!</text:p>
          </table:table-cell>
          <table:table-cell table:style-name="ce68" table:formula="of:=[.T825]-[.S82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6]/PI()))" office:value-type="float" office:value="0" calcext:value-type="float">
            <text:p>0</text:p>
          </table:table-cell>
          <table:table-cell table:style-name="ce68" table:formula="of:=(PI()/6)*density*(([.F826]/[.E826])^3)" office:value-type="string" office:string-value="#DIV/0!" calcext:value-type="string">
            <text:p>#DIV/0!</text:p>
          </table:table-cell>
          <table:table-cell table:style-name="ce68" table:formula="of:=[.G826]/(Area*Time)" office:value-type="string" office:string-value="" calcext:value-type="error">
            <text:p>#VALUE!</text:p>
          </table:table-cell>
          <table:table-cell table:style-name="ce68" table:formula="of:=(density*([.F826]^2))/(18*dynamicV)" office:value-type="string" office:string-value="0.00E+00" calcext:value-type="string">
            <text:p>0.00E+00</text:p>
          </table:table-cell>
          <table:table-cell table:style-name="ce69" table:formula="of:=[.I826]*gravity" office:value-type="string" office:string-value="0.00E+00" calcext:value-type="string">
            <text:p>0.00E+00</text:p>
          </table:table-cell>
          <table:table-cell table:formula="of:=0.00595*((([.F826]*[.I826]*gravity)/KinematicV)^(0-0.439))" office:value-type="string" office:string-value="" calcext:value-type="error">
            <text:p>#NUM!</text:p>
          </table:table-cell>
          <table:table-cell table:style-name="ce68" table:formula="of:=[.J826]*[.K826]" office:value-type="string" office:string-value="" calcext:value-type="error">
            <text:p>#NUM!</text:p>
          </table:table-cell>
          <table:table-cell table:style-name="ce68" table:formula="of:=[.H826]/[.L826]" office:value-type="string" office:string-value="" calcext:value-type="error">
            <text:p>#VALUE!</text:p>
          </table:table-cell>
          <table:table-cell table:style-name="ce68" table:formula="of:=[.M826]*10^24" office:value-type="string" office:string-value="" calcext:value-type="error">
            <text:p>#VALUE!</text:p>
          </table:table-cell>
          <table:table-cell/>
          <table:table-cell table:formula="of:=0.9585-(0.00408*[.F826])" office:value-type="float" office:value="0.9585" calcext:value-type="float">
            <text:p>0.9585</text:p>
          </table:table-cell>
          <table:table-cell table:style-name="ce68" table:formula="of:=(1+(10^((3.233*[.F82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6]&lt;2.5;[.N826]*[.Q826];0)" office:value-type="string" office:string-value="" calcext:value-type="error">
            <text:p>#VALUE!</text:p>
          </table:table-cell>
          <table:table-cell table:style-name="ce68" table:formula="of:=IF([.F826]&lt;10;[.N826]*[.P826];0)" office:value-type="string" office:string-value="" calcext:value-type="error">
            <text:p>#VALUE!</text:p>
          </table:table-cell>
          <table:table-cell table:style-name="ce68" table:formula="of:=[.T826]-[.S82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7]/PI()))" office:value-type="float" office:value="0" calcext:value-type="float">
            <text:p>0</text:p>
          </table:table-cell>
          <table:table-cell table:style-name="ce68" table:formula="of:=(PI()/6)*density*(([.F827]/[.E827])^3)" office:value-type="string" office:string-value="#DIV/0!" calcext:value-type="string">
            <text:p>#DIV/0!</text:p>
          </table:table-cell>
          <table:table-cell table:style-name="ce68" table:formula="of:=[.G827]/(Area*Time)" office:value-type="string" office:string-value="" calcext:value-type="error">
            <text:p>#VALUE!</text:p>
          </table:table-cell>
          <table:table-cell table:style-name="ce68" table:formula="of:=(density*([.F827]^2))/(18*dynamicV)" office:value-type="string" office:string-value="0.00E+00" calcext:value-type="string">
            <text:p>0.00E+00</text:p>
          </table:table-cell>
          <table:table-cell table:style-name="ce69" table:formula="of:=[.I827]*gravity" office:value-type="string" office:string-value="0.00E+00" calcext:value-type="string">
            <text:p>0.00E+00</text:p>
          </table:table-cell>
          <table:table-cell table:formula="of:=0.00595*((([.F827]*[.I827]*gravity)/KinematicV)^(0-0.439))" office:value-type="string" office:string-value="" calcext:value-type="error">
            <text:p>#NUM!</text:p>
          </table:table-cell>
          <table:table-cell table:style-name="ce68" table:formula="of:=[.J827]*[.K827]" office:value-type="string" office:string-value="" calcext:value-type="error">
            <text:p>#NUM!</text:p>
          </table:table-cell>
          <table:table-cell table:style-name="ce68" table:formula="of:=[.H827]/[.L827]" office:value-type="string" office:string-value="" calcext:value-type="error">
            <text:p>#VALUE!</text:p>
          </table:table-cell>
          <table:table-cell table:style-name="ce68" table:formula="of:=[.M827]*10^24" office:value-type="string" office:string-value="" calcext:value-type="error">
            <text:p>#VALUE!</text:p>
          </table:table-cell>
          <table:table-cell/>
          <table:table-cell table:formula="of:=0.9585-(0.00408*[.F827])" office:value-type="float" office:value="0.9585" calcext:value-type="float">
            <text:p>0.9585</text:p>
          </table:table-cell>
          <table:table-cell table:style-name="ce68" table:formula="of:=(1+(10^((3.233*[.F82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7]&lt;2.5;[.N827]*[.Q827];0)" office:value-type="string" office:string-value="" calcext:value-type="error">
            <text:p>#VALUE!</text:p>
          </table:table-cell>
          <table:table-cell table:style-name="ce68" table:formula="of:=IF([.F827]&lt;10;[.N827]*[.P827];0)" office:value-type="string" office:string-value="" calcext:value-type="error">
            <text:p>#VALUE!</text:p>
          </table:table-cell>
          <table:table-cell table:style-name="ce68" table:formula="of:=[.T827]-[.S82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8]/PI()))" office:value-type="float" office:value="0" calcext:value-type="float">
            <text:p>0</text:p>
          </table:table-cell>
          <table:table-cell table:style-name="ce68" table:formula="of:=(PI()/6)*density*(([.F828]/[.E828])^3)" office:value-type="string" office:string-value="#DIV/0!" calcext:value-type="string">
            <text:p>#DIV/0!</text:p>
          </table:table-cell>
          <table:table-cell table:style-name="ce68" table:formula="of:=[.G828]/(Area*Time)" office:value-type="string" office:string-value="" calcext:value-type="error">
            <text:p>#VALUE!</text:p>
          </table:table-cell>
          <table:table-cell table:style-name="ce68" table:formula="of:=(density*([.F828]^2))/(18*dynamicV)" office:value-type="string" office:string-value="0.00E+00" calcext:value-type="string">
            <text:p>0.00E+00</text:p>
          </table:table-cell>
          <table:table-cell table:style-name="ce69" table:formula="of:=[.I828]*gravity" office:value-type="string" office:string-value="0.00E+00" calcext:value-type="string">
            <text:p>0.00E+00</text:p>
          </table:table-cell>
          <table:table-cell table:formula="of:=0.00595*((([.F828]*[.I828]*gravity)/KinematicV)^(0-0.439))" office:value-type="string" office:string-value="" calcext:value-type="error">
            <text:p>#NUM!</text:p>
          </table:table-cell>
          <table:table-cell table:style-name="ce68" table:formula="of:=[.J828]*[.K828]" office:value-type="string" office:string-value="" calcext:value-type="error">
            <text:p>#NUM!</text:p>
          </table:table-cell>
          <table:table-cell table:style-name="ce68" table:formula="of:=[.H828]/[.L828]" office:value-type="string" office:string-value="" calcext:value-type="error">
            <text:p>#VALUE!</text:p>
          </table:table-cell>
          <table:table-cell table:style-name="ce68" table:formula="of:=[.M828]*10^24" office:value-type="string" office:string-value="" calcext:value-type="error">
            <text:p>#VALUE!</text:p>
          </table:table-cell>
          <table:table-cell/>
          <table:table-cell table:formula="of:=0.9585-(0.00408*[.F828])" office:value-type="float" office:value="0.9585" calcext:value-type="float">
            <text:p>0.9585</text:p>
          </table:table-cell>
          <table:table-cell table:style-name="ce68" table:formula="of:=(1+(10^((3.233*[.F82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8]&lt;2.5;[.N828]*[.Q828];0)" office:value-type="string" office:string-value="" calcext:value-type="error">
            <text:p>#VALUE!</text:p>
          </table:table-cell>
          <table:table-cell table:style-name="ce68" table:formula="of:=IF([.F828]&lt;10;[.N828]*[.P828];0)" office:value-type="string" office:string-value="" calcext:value-type="error">
            <text:p>#VALUE!</text:p>
          </table:table-cell>
          <table:table-cell table:style-name="ce68" table:formula="of:=[.T828]-[.S82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29]/PI()))" office:value-type="float" office:value="0" calcext:value-type="float">
            <text:p>0</text:p>
          </table:table-cell>
          <table:table-cell table:style-name="ce68" table:formula="of:=(PI()/6)*density*(([.F829]/[.E829])^3)" office:value-type="string" office:string-value="#DIV/0!" calcext:value-type="string">
            <text:p>#DIV/0!</text:p>
          </table:table-cell>
          <table:table-cell table:style-name="ce68" table:formula="of:=[.G829]/(Area*Time)" office:value-type="string" office:string-value="" calcext:value-type="error">
            <text:p>#VALUE!</text:p>
          </table:table-cell>
          <table:table-cell table:style-name="ce68" table:formula="of:=(density*([.F829]^2))/(18*dynamicV)" office:value-type="string" office:string-value="0.00E+00" calcext:value-type="string">
            <text:p>0.00E+00</text:p>
          </table:table-cell>
          <table:table-cell table:style-name="ce69" table:formula="of:=[.I829]*gravity" office:value-type="string" office:string-value="0.00E+00" calcext:value-type="string">
            <text:p>0.00E+00</text:p>
          </table:table-cell>
          <table:table-cell table:formula="of:=0.00595*((([.F829]*[.I829]*gravity)/KinematicV)^(0-0.439))" office:value-type="string" office:string-value="" calcext:value-type="error">
            <text:p>#NUM!</text:p>
          </table:table-cell>
          <table:table-cell table:style-name="ce68" table:formula="of:=[.J829]*[.K829]" office:value-type="string" office:string-value="" calcext:value-type="error">
            <text:p>#NUM!</text:p>
          </table:table-cell>
          <table:table-cell table:style-name="ce68" table:formula="of:=[.H829]/[.L829]" office:value-type="string" office:string-value="" calcext:value-type="error">
            <text:p>#VALUE!</text:p>
          </table:table-cell>
          <table:table-cell table:style-name="ce68" table:formula="of:=[.M829]*10^24" office:value-type="string" office:string-value="" calcext:value-type="error">
            <text:p>#VALUE!</text:p>
          </table:table-cell>
          <table:table-cell/>
          <table:table-cell table:formula="of:=0.9585-(0.00408*[.F829])" office:value-type="float" office:value="0.9585" calcext:value-type="float">
            <text:p>0.9585</text:p>
          </table:table-cell>
          <table:table-cell table:style-name="ce68" table:formula="of:=(1+(10^((3.233*[.F82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29]&lt;2.5;[.N829]*[.Q829];0)" office:value-type="string" office:string-value="" calcext:value-type="error">
            <text:p>#VALUE!</text:p>
          </table:table-cell>
          <table:table-cell table:style-name="ce68" table:formula="of:=IF([.F829]&lt;10;[.N829]*[.P829];0)" office:value-type="string" office:string-value="" calcext:value-type="error">
            <text:p>#VALUE!</text:p>
          </table:table-cell>
          <table:table-cell table:style-name="ce68" table:formula="of:=[.T829]-[.S82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0]/PI()))" office:value-type="float" office:value="0" calcext:value-type="float">
            <text:p>0</text:p>
          </table:table-cell>
          <table:table-cell table:style-name="ce68" table:formula="of:=(PI()/6)*density*(([.F830]/[.E830])^3)" office:value-type="string" office:string-value="#DIV/0!" calcext:value-type="string">
            <text:p>#DIV/0!</text:p>
          </table:table-cell>
          <table:table-cell table:style-name="ce68" table:formula="of:=[.G830]/(Area*Time)" office:value-type="string" office:string-value="" calcext:value-type="error">
            <text:p>#VALUE!</text:p>
          </table:table-cell>
          <table:table-cell table:style-name="ce68" table:formula="of:=(density*([.F830]^2))/(18*dynamicV)" office:value-type="string" office:string-value="0.00E+00" calcext:value-type="string">
            <text:p>0.00E+00</text:p>
          </table:table-cell>
          <table:table-cell table:style-name="ce69" table:formula="of:=[.I830]*gravity" office:value-type="string" office:string-value="0.00E+00" calcext:value-type="string">
            <text:p>0.00E+00</text:p>
          </table:table-cell>
          <table:table-cell table:formula="of:=0.00595*((([.F830]*[.I830]*gravity)/KinematicV)^(0-0.439))" office:value-type="string" office:string-value="" calcext:value-type="error">
            <text:p>#NUM!</text:p>
          </table:table-cell>
          <table:table-cell table:style-name="ce68" table:formula="of:=[.J830]*[.K830]" office:value-type="string" office:string-value="" calcext:value-type="error">
            <text:p>#NUM!</text:p>
          </table:table-cell>
          <table:table-cell table:style-name="ce68" table:formula="of:=[.H830]/[.L830]" office:value-type="string" office:string-value="" calcext:value-type="error">
            <text:p>#VALUE!</text:p>
          </table:table-cell>
          <table:table-cell table:style-name="ce68" table:formula="of:=[.M830]*10^24" office:value-type="string" office:string-value="" calcext:value-type="error">
            <text:p>#VALUE!</text:p>
          </table:table-cell>
          <table:table-cell/>
          <table:table-cell table:formula="of:=0.9585-(0.00408*[.F830])" office:value-type="float" office:value="0.9585" calcext:value-type="float">
            <text:p>0.9585</text:p>
          </table:table-cell>
          <table:table-cell table:style-name="ce68" table:formula="of:=(1+(10^((3.233*[.F83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0]&lt;2.5;[.N830]*[.Q830];0)" office:value-type="string" office:string-value="" calcext:value-type="error">
            <text:p>#VALUE!</text:p>
          </table:table-cell>
          <table:table-cell table:style-name="ce68" table:formula="of:=IF([.F830]&lt;10;[.N830]*[.P830];0)" office:value-type="string" office:string-value="" calcext:value-type="error">
            <text:p>#VALUE!</text:p>
          </table:table-cell>
          <table:table-cell table:style-name="ce68" table:formula="of:=[.T830]-[.S83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1]/PI()))" office:value-type="float" office:value="0" calcext:value-type="float">
            <text:p>0</text:p>
          </table:table-cell>
          <table:table-cell table:style-name="ce68" table:formula="of:=(PI()/6)*density*(([.F831]/[.E831])^3)" office:value-type="string" office:string-value="#DIV/0!" calcext:value-type="string">
            <text:p>#DIV/0!</text:p>
          </table:table-cell>
          <table:table-cell table:style-name="ce68" table:formula="of:=[.G831]/(Area*Time)" office:value-type="string" office:string-value="" calcext:value-type="error">
            <text:p>#VALUE!</text:p>
          </table:table-cell>
          <table:table-cell table:style-name="ce68" table:formula="of:=(density*([.F831]^2))/(18*dynamicV)" office:value-type="string" office:string-value="0.00E+00" calcext:value-type="string">
            <text:p>0.00E+00</text:p>
          </table:table-cell>
          <table:table-cell table:style-name="ce69" table:formula="of:=[.I831]*gravity" office:value-type="string" office:string-value="0.00E+00" calcext:value-type="string">
            <text:p>0.00E+00</text:p>
          </table:table-cell>
          <table:table-cell table:formula="of:=0.00595*((([.F831]*[.I831]*gravity)/KinematicV)^(0-0.439))" office:value-type="string" office:string-value="" calcext:value-type="error">
            <text:p>#NUM!</text:p>
          </table:table-cell>
          <table:table-cell table:style-name="ce68" table:formula="of:=[.J831]*[.K831]" office:value-type="string" office:string-value="" calcext:value-type="error">
            <text:p>#NUM!</text:p>
          </table:table-cell>
          <table:table-cell table:style-name="ce68" table:formula="of:=[.H831]/[.L831]" office:value-type="string" office:string-value="" calcext:value-type="error">
            <text:p>#VALUE!</text:p>
          </table:table-cell>
          <table:table-cell table:style-name="ce68" table:formula="of:=[.M831]*10^24" office:value-type="string" office:string-value="" calcext:value-type="error">
            <text:p>#VALUE!</text:p>
          </table:table-cell>
          <table:table-cell/>
          <table:table-cell table:formula="of:=0.9585-(0.00408*[.F831])" office:value-type="float" office:value="0.9585" calcext:value-type="float">
            <text:p>0.9585</text:p>
          </table:table-cell>
          <table:table-cell table:style-name="ce68" table:formula="of:=(1+(10^((3.233*[.F83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1]&lt;2.5;[.N831]*[.Q831];0)" office:value-type="string" office:string-value="" calcext:value-type="error">
            <text:p>#VALUE!</text:p>
          </table:table-cell>
          <table:table-cell table:style-name="ce68" table:formula="of:=IF([.F831]&lt;10;[.N831]*[.P831];0)" office:value-type="string" office:string-value="" calcext:value-type="error">
            <text:p>#VALUE!</text:p>
          </table:table-cell>
          <table:table-cell table:style-name="ce68" table:formula="of:=[.T831]-[.S83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2]/PI()))" office:value-type="float" office:value="0" calcext:value-type="float">
            <text:p>0</text:p>
          </table:table-cell>
          <table:table-cell table:style-name="ce68" table:formula="of:=(PI()/6)*density*(([.F832]/[.E832])^3)" office:value-type="string" office:string-value="#DIV/0!" calcext:value-type="string">
            <text:p>#DIV/0!</text:p>
          </table:table-cell>
          <table:table-cell table:style-name="ce68" table:formula="of:=[.G832]/(Area*Time)" office:value-type="string" office:string-value="" calcext:value-type="error">
            <text:p>#VALUE!</text:p>
          </table:table-cell>
          <table:table-cell table:style-name="ce68" table:formula="of:=(density*([.F832]^2))/(18*dynamicV)" office:value-type="string" office:string-value="0.00E+00" calcext:value-type="string">
            <text:p>0.00E+00</text:p>
          </table:table-cell>
          <table:table-cell table:style-name="ce69" table:formula="of:=[.I832]*gravity" office:value-type="string" office:string-value="0.00E+00" calcext:value-type="string">
            <text:p>0.00E+00</text:p>
          </table:table-cell>
          <table:table-cell table:formula="of:=0.00595*((([.F832]*[.I832]*gravity)/KinematicV)^(0-0.439))" office:value-type="string" office:string-value="" calcext:value-type="error">
            <text:p>#NUM!</text:p>
          </table:table-cell>
          <table:table-cell table:style-name="ce68" table:formula="of:=[.J832]*[.K832]" office:value-type="string" office:string-value="" calcext:value-type="error">
            <text:p>#NUM!</text:p>
          </table:table-cell>
          <table:table-cell table:style-name="ce68" table:formula="of:=[.H832]/[.L832]" office:value-type="string" office:string-value="" calcext:value-type="error">
            <text:p>#VALUE!</text:p>
          </table:table-cell>
          <table:table-cell table:style-name="ce68" table:formula="of:=[.M832]*10^24" office:value-type="string" office:string-value="" calcext:value-type="error">
            <text:p>#VALUE!</text:p>
          </table:table-cell>
          <table:table-cell/>
          <table:table-cell table:formula="of:=0.9585-(0.00408*[.F832])" office:value-type="float" office:value="0.9585" calcext:value-type="float">
            <text:p>0.9585</text:p>
          </table:table-cell>
          <table:table-cell table:style-name="ce68" table:formula="of:=(1+(10^((3.233*[.F83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2]&lt;2.5;[.N832]*[.Q832];0)" office:value-type="string" office:string-value="" calcext:value-type="error">
            <text:p>#VALUE!</text:p>
          </table:table-cell>
          <table:table-cell table:style-name="ce68" table:formula="of:=IF([.F832]&lt;10;[.N832]*[.P832];0)" office:value-type="string" office:string-value="" calcext:value-type="error">
            <text:p>#VALUE!</text:p>
          </table:table-cell>
          <table:table-cell table:style-name="ce68" table:formula="of:=[.T832]-[.S83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3]/PI()))" office:value-type="float" office:value="0" calcext:value-type="float">
            <text:p>0</text:p>
          </table:table-cell>
          <table:table-cell table:style-name="ce68" table:formula="of:=(PI()/6)*density*(([.F833]/[.E833])^3)" office:value-type="string" office:string-value="#DIV/0!" calcext:value-type="string">
            <text:p>#DIV/0!</text:p>
          </table:table-cell>
          <table:table-cell table:style-name="ce68" table:formula="of:=[.G833]/(Area*Time)" office:value-type="string" office:string-value="" calcext:value-type="error">
            <text:p>#VALUE!</text:p>
          </table:table-cell>
          <table:table-cell table:style-name="ce68" table:formula="of:=(density*([.F833]^2))/(18*dynamicV)" office:value-type="string" office:string-value="0.00E+00" calcext:value-type="string">
            <text:p>0.00E+00</text:p>
          </table:table-cell>
          <table:table-cell table:style-name="ce69" table:formula="of:=[.I833]*gravity" office:value-type="string" office:string-value="0.00E+00" calcext:value-type="string">
            <text:p>0.00E+00</text:p>
          </table:table-cell>
          <table:table-cell table:formula="of:=0.00595*((([.F833]*[.I833]*gravity)/KinematicV)^(0-0.439))" office:value-type="string" office:string-value="" calcext:value-type="error">
            <text:p>#NUM!</text:p>
          </table:table-cell>
          <table:table-cell table:style-name="ce68" table:formula="of:=[.J833]*[.K833]" office:value-type="string" office:string-value="" calcext:value-type="error">
            <text:p>#NUM!</text:p>
          </table:table-cell>
          <table:table-cell table:style-name="ce68" table:formula="of:=[.H833]/[.L833]" office:value-type="string" office:string-value="" calcext:value-type="error">
            <text:p>#VALUE!</text:p>
          </table:table-cell>
          <table:table-cell table:style-name="ce68" table:formula="of:=[.M833]*10^24" office:value-type="string" office:string-value="" calcext:value-type="error">
            <text:p>#VALUE!</text:p>
          </table:table-cell>
          <table:table-cell/>
          <table:table-cell table:formula="of:=0.9585-(0.00408*[.F833])" office:value-type="float" office:value="0.9585" calcext:value-type="float">
            <text:p>0.9585</text:p>
          </table:table-cell>
          <table:table-cell table:style-name="ce68" table:formula="of:=(1+(10^((3.233*[.F83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3]&lt;2.5;[.N833]*[.Q833];0)" office:value-type="string" office:string-value="" calcext:value-type="error">
            <text:p>#VALUE!</text:p>
          </table:table-cell>
          <table:table-cell table:style-name="ce68" table:formula="of:=IF([.F833]&lt;10;[.N833]*[.P833];0)" office:value-type="string" office:string-value="" calcext:value-type="error">
            <text:p>#VALUE!</text:p>
          </table:table-cell>
          <table:table-cell table:style-name="ce68" table:formula="of:=[.T833]-[.S83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4]/PI()))" office:value-type="float" office:value="0" calcext:value-type="float">
            <text:p>0</text:p>
          </table:table-cell>
          <table:table-cell table:style-name="ce68" table:formula="of:=(PI()/6)*density*(([.F834]/[.E834])^3)" office:value-type="string" office:string-value="#DIV/0!" calcext:value-type="string">
            <text:p>#DIV/0!</text:p>
          </table:table-cell>
          <table:table-cell table:style-name="ce68" table:formula="of:=[.G834]/(Area*Time)" office:value-type="string" office:string-value="" calcext:value-type="error">
            <text:p>#VALUE!</text:p>
          </table:table-cell>
          <table:table-cell table:style-name="ce68" table:formula="of:=(density*([.F834]^2))/(18*dynamicV)" office:value-type="string" office:string-value="0.00E+00" calcext:value-type="string">
            <text:p>0.00E+00</text:p>
          </table:table-cell>
          <table:table-cell table:style-name="ce69" table:formula="of:=[.I834]*gravity" office:value-type="string" office:string-value="0.00E+00" calcext:value-type="string">
            <text:p>0.00E+00</text:p>
          </table:table-cell>
          <table:table-cell table:formula="of:=0.00595*((([.F834]*[.I834]*gravity)/KinematicV)^(0-0.439))" office:value-type="string" office:string-value="" calcext:value-type="error">
            <text:p>#NUM!</text:p>
          </table:table-cell>
          <table:table-cell table:style-name="ce68" table:formula="of:=[.J834]*[.K834]" office:value-type="string" office:string-value="" calcext:value-type="error">
            <text:p>#NUM!</text:p>
          </table:table-cell>
          <table:table-cell table:style-name="ce68" table:formula="of:=[.H834]/[.L834]" office:value-type="string" office:string-value="" calcext:value-type="error">
            <text:p>#VALUE!</text:p>
          </table:table-cell>
          <table:table-cell table:style-name="ce68" table:formula="of:=[.M834]*10^24" office:value-type="string" office:string-value="" calcext:value-type="error">
            <text:p>#VALUE!</text:p>
          </table:table-cell>
          <table:table-cell/>
          <table:table-cell table:formula="of:=0.9585-(0.00408*[.F834])" office:value-type="float" office:value="0.9585" calcext:value-type="float">
            <text:p>0.9585</text:p>
          </table:table-cell>
          <table:table-cell table:style-name="ce68" table:formula="of:=(1+(10^((3.233*[.F83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4]&lt;2.5;[.N834]*[.Q834];0)" office:value-type="string" office:string-value="" calcext:value-type="error">
            <text:p>#VALUE!</text:p>
          </table:table-cell>
          <table:table-cell table:style-name="ce68" table:formula="of:=IF([.F834]&lt;10;[.N834]*[.P834];0)" office:value-type="string" office:string-value="" calcext:value-type="error">
            <text:p>#VALUE!</text:p>
          </table:table-cell>
          <table:table-cell table:style-name="ce68" table:formula="of:=[.T834]-[.S83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5]/PI()))" office:value-type="float" office:value="0" calcext:value-type="float">
            <text:p>0</text:p>
          </table:table-cell>
          <table:table-cell table:style-name="ce68" table:formula="of:=(PI()/6)*density*(([.F835]/[.E835])^3)" office:value-type="string" office:string-value="#DIV/0!" calcext:value-type="string">
            <text:p>#DIV/0!</text:p>
          </table:table-cell>
          <table:table-cell table:style-name="ce68" table:formula="of:=[.G835]/(Area*Time)" office:value-type="string" office:string-value="" calcext:value-type="error">
            <text:p>#VALUE!</text:p>
          </table:table-cell>
          <table:table-cell table:style-name="ce68" table:formula="of:=(density*([.F835]^2))/(18*dynamicV)" office:value-type="string" office:string-value="0.00E+00" calcext:value-type="string">
            <text:p>0.00E+00</text:p>
          </table:table-cell>
          <table:table-cell table:style-name="ce69" table:formula="of:=[.I835]*gravity" office:value-type="string" office:string-value="0.00E+00" calcext:value-type="string">
            <text:p>0.00E+00</text:p>
          </table:table-cell>
          <table:table-cell table:formula="of:=0.00595*((([.F835]*[.I835]*gravity)/KinematicV)^(0-0.439))" office:value-type="string" office:string-value="" calcext:value-type="error">
            <text:p>#NUM!</text:p>
          </table:table-cell>
          <table:table-cell table:style-name="ce68" table:formula="of:=[.J835]*[.K835]" office:value-type="string" office:string-value="" calcext:value-type="error">
            <text:p>#NUM!</text:p>
          </table:table-cell>
          <table:table-cell table:style-name="ce68" table:formula="of:=[.H835]/[.L835]" office:value-type="string" office:string-value="" calcext:value-type="error">
            <text:p>#VALUE!</text:p>
          </table:table-cell>
          <table:table-cell table:style-name="ce68" table:formula="of:=[.M835]*10^24" office:value-type="string" office:string-value="" calcext:value-type="error">
            <text:p>#VALUE!</text:p>
          </table:table-cell>
          <table:table-cell/>
          <table:table-cell table:formula="of:=0.9585-(0.00408*[.F835])" office:value-type="float" office:value="0.9585" calcext:value-type="float">
            <text:p>0.9585</text:p>
          </table:table-cell>
          <table:table-cell table:style-name="ce68" table:formula="of:=(1+(10^((3.233*[.F83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5]&lt;2.5;[.N835]*[.Q835];0)" office:value-type="string" office:string-value="" calcext:value-type="error">
            <text:p>#VALUE!</text:p>
          </table:table-cell>
          <table:table-cell table:style-name="ce68" table:formula="of:=IF([.F835]&lt;10;[.N835]*[.P835];0)" office:value-type="string" office:string-value="" calcext:value-type="error">
            <text:p>#VALUE!</text:p>
          </table:table-cell>
          <table:table-cell table:style-name="ce68" table:formula="of:=[.T835]-[.S83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6]/PI()))" office:value-type="float" office:value="0" calcext:value-type="float">
            <text:p>0</text:p>
          </table:table-cell>
          <table:table-cell table:style-name="ce68" table:formula="of:=(PI()/6)*density*(([.F836]/[.E836])^3)" office:value-type="string" office:string-value="#DIV/0!" calcext:value-type="string">
            <text:p>#DIV/0!</text:p>
          </table:table-cell>
          <table:table-cell table:style-name="ce68" table:formula="of:=[.G836]/(Area*Time)" office:value-type="string" office:string-value="" calcext:value-type="error">
            <text:p>#VALUE!</text:p>
          </table:table-cell>
          <table:table-cell table:style-name="ce68" table:formula="of:=(density*([.F836]^2))/(18*dynamicV)" office:value-type="string" office:string-value="0.00E+00" calcext:value-type="string">
            <text:p>0.00E+00</text:p>
          </table:table-cell>
          <table:table-cell table:style-name="ce69" table:formula="of:=[.I836]*gravity" office:value-type="string" office:string-value="0.00E+00" calcext:value-type="string">
            <text:p>0.00E+00</text:p>
          </table:table-cell>
          <table:table-cell table:formula="of:=0.00595*((([.F836]*[.I836]*gravity)/KinematicV)^(0-0.439))" office:value-type="string" office:string-value="" calcext:value-type="error">
            <text:p>#NUM!</text:p>
          </table:table-cell>
          <table:table-cell table:style-name="ce68" table:formula="of:=[.J836]*[.K836]" office:value-type="string" office:string-value="" calcext:value-type="error">
            <text:p>#NUM!</text:p>
          </table:table-cell>
          <table:table-cell table:style-name="ce68" table:formula="of:=[.H836]/[.L836]" office:value-type="string" office:string-value="" calcext:value-type="error">
            <text:p>#VALUE!</text:p>
          </table:table-cell>
          <table:table-cell table:style-name="ce68" table:formula="of:=[.M836]*10^24" office:value-type="string" office:string-value="" calcext:value-type="error">
            <text:p>#VALUE!</text:p>
          </table:table-cell>
          <table:table-cell/>
          <table:table-cell table:formula="of:=0.9585-(0.00408*[.F836])" office:value-type="float" office:value="0.9585" calcext:value-type="float">
            <text:p>0.9585</text:p>
          </table:table-cell>
          <table:table-cell table:style-name="ce68" table:formula="of:=(1+(10^((3.233*[.F83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6]&lt;2.5;[.N836]*[.Q836];0)" office:value-type="string" office:string-value="" calcext:value-type="error">
            <text:p>#VALUE!</text:p>
          </table:table-cell>
          <table:table-cell table:style-name="ce68" table:formula="of:=IF([.F836]&lt;10;[.N836]*[.P836];0)" office:value-type="string" office:string-value="" calcext:value-type="error">
            <text:p>#VALUE!</text:p>
          </table:table-cell>
          <table:table-cell table:style-name="ce68" table:formula="of:=[.T836]-[.S83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7]/PI()))" office:value-type="float" office:value="0" calcext:value-type="float">
            <text:p>0</text:p>
          </table:table-cell>
          <table:table-cell table:style-name="ce68" table:formula="of:=(PI()/6)*density*(([.F837]/[.E837])^3)" office:value-type="string" office:string-value="#DIV/0!" calcext:value-type="string">
            <text:p>#DIV/0!</text:p>
          </table:table-cell>
          <table:table-cell table:style-name="ce68" table:formula="of:=[.G837]/(Area*Time)" office:value-type="string" office:string-value="" calcext:value-type="error">
            <text:p>#VALUE!</text:p>
          </table:table-cell>
          <table:table-cell table:style-name="ce68" table:formula="of:=(density*([.F837]^2))/(18*dynamicV)" office:value-type="string" office:string-value="0.00E+00" calcext:value-type="string">
            <text:p>0.00E+00</text:p>
          </table:table-cell>
          <table:table-cell table:style-name="ce69" table:formula="of:=[.I837]*gravity" office:value-type="string" office:string-value="0.00E+00" calcext:value-type="string">
            <text:p>0.00E+00</text:p>
          </table:table-cell>
          <table:table-cell table:formula="of:=0.00595*((([.F837]*[.I837]*gravity)/KinematicV)^(0-0.439))" office:value-type="string" office:string-value="" calcext:value-type="error">
            <text:p>#NUM!</text:p>
          </table:table-cell>
          <table:table-cell table:style-name="ce68" table:formula="of:=[.J837]*[.K837]" office:value-type="string" office:string-value="" calcext:value-type="error">
            <text:p>#NUM!</text:p>
          </table:table-cell>
          <table:table-cell table:style-name="ce68" table:formula="of:=[.H837]/[.L837]" office:value-type="string" office:string-value="" calcext:value-type="error">
            <text:p>#VALUE!</text:p>
          </table:table-cell>
          <table:table-cell table:style-name="ce68" table:formula="of:=[.M837]*10^24" office:value-type="string" office:string-value="" calcext:value-type="error">
            <text:p>#VALUE!</text:p>
          </table:table-cell>
          <table:table-cell/>
          <table:table-cell table:formula="of:=0.9585-(0.00408*[.F837])" office:value-type="float" office:value="0.9585" calcext:value-type="float">
            <text:p>0.9585</text:p>
          </table:table-cell>
          <table:table-cell table:style-name="ce68" table:formula="of:=(1+(10^((3.233*[.F83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7]&lt;2.5;[.N837]*[.Q837];0)" office:value-type="string" office:string-value="" calcext:value-type="error">
            <text:p>#VALUE!</text:p>
          </table:table-cell>
          <table:table-cell table:style-name="ce68" table:formula="of:=IF([.F837]&lt;10;[.N837]*[.P837];0)" office:value-type="string" office:string-value="" calcext:value-type="error">
            <text:p>#VALUE!</text:p>
          </table:table-cell>
          <table:table-cell table:style-name="ce68" table:formula="of:=[.T837]-[.S83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8]/PI()))" office:value-type="float" office:value="0" calcext:value-type="float">
            <text:p>0</text:p>
          </table:table-cell>
          <table:table-cell table:style-name="ce68" table:formula="of:=(PI()/6)*density*(([.F838]/[.E838])^3)" office:value-type="string" office:string-value="#DIV/0!" calcext:value-type="string">
            <text:p>#DIV/0!</text:p>
          </table:table-cell>
          <table:table-cell table:style-name="ce68" table:formula="of:=[.G838]/(Area*Time)" office:value-type="string" office:string-value="" calcext:value-type="error">
            <text:p>#VALUE!</text:p>
          </table:table-cell>
          <table:table-cell table:style-name="ce68" table:formula="of:=(density*([.F838]^2))/(18*dynamicV)" office:value-type="string" office:string-value="0.00E+00" calcext:value-type="string">
            <text:p>0.00E+00</text:p>
          </table:table-cell>
          <table:table-cell table:style-name="ce69" table:formula="of:=[.I838]*gravity" office:value-type="string" office:string-value="0.00E+00" calcext:value-type="string">
            <text:p>0.00E+00</text:p>
          </table:table-cell>
          <table:table-cell table:formula="of:=0.00595*((([.F838]*[.I838]*gravity)/KinematicV)^(0-0.439))" office:value-type="string" office:string-value="" calcext:value-type="error">
            <text:p>#NUM!</text:p>
          </table:table-cell>
          <table:table-cell table:style-name="ce68" table:formula="of:=[.J838]*[.K838]" office:value-type="string" office:string-value="" calcext:value-type="error">
            <text:p>#NUM!</text:p>
          </table:table-cell>
          <table:table-cell table:style-name="ce68" table:formula="of:=[.H838]/[.L838]" office:value-type="string" office:string-value="" calcext:value-type="error">
            <text:p>#VALUE!</text:p>
          </table:table-cell>
          <table:table-cell table:style-name="ce68" table:formula="of:=[.M838]*10^24" office:value-type="string" office:string-value="" calcext:value-type="error">
            <text:p>#VALUE!</text:p>
          </table:table-cell>
          <table:table-cell/>
          <table:table-cell table:formula="of:=0.9585-(0.00408*[.F838])" office:value-type="float" office:value="0.9585" calcext:value-type="float">
            <text:p>0.9585</text:p>
          </table:table-cell>
          <table:table-cell table:style-name="ce68" table:formula="of:=(1+(10^((3.233*[.F83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8]&lt;2.5;[.N838]*[.Q838];0)" office:value-type="string" office:string-value="" calcext:value-type="error">
            <text:p>#VALUE!</text:p>
          </table:table-cell>
          <table:table-cell table:style-name="ce68" table:formula="of:=IF([.F838]&lt;10;[.N838]*[.P838];0)" office:value-type="string" office:string-value="" calcext:value-type="error">
            <text:p>#VALUE!</text:p>
          </table:table-cell>
          <table:table-cell table:style-name="ce68" table:formula="of:=[.T838]-[.S83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39]/PI()))" office:value-type="float" office:value="0" calcext:value-type="float">
            <text:p>0</text:p>
          </table:table-cell>
          <table:table-cell table:style-name="ce68" table:formula="of:=(PI()/6)*density*(([.F839]/[.E839])^3)" office:value-type="string" office:string-value="#DIV/0!" calcext:value-type="string">
            <text:p>#DIV/0!</text:p>
          </table:table-cell>
          <table:table-cell table:style-name="ce68" table:formula="of:=[.G839]/(Area*Time)" office:value-type="string" office:string-value="" calcext:value-type="error">
            <text:p>#VALUE!</text:p>
          </table:table-cell>
          <table:table-cell table:style-name="ce68" table:formula="of:=(density*([.F839]^2))/(18*dynamicV)" office:value-type="string" office:string-value="0.00E+00" calcext:value-type="string">
            <text:p>0.00E+00</text:p>
          </table:table-cell>
          <table:table-cell table:style-name="ce69" table:formula="of:=[.I839]*gravity" office:value-type="string" office:string-value="0.00E+00" calcext:value-type="string">
            <text:p>0.00E+00</text:p>
          </table:table-cell>
          <table:table-cell table:formula="of:=0.00595*((([.F839]*[.I839]*gravity)/KinematicV)^(0-0.439))" office:value-type="string" office:string-value="" calcext:value-type="error">
            <text:p>#NUM!</text:p>
          </table:table-cell>
          <table:table-cell table:style-name="ce68" table:formula="of:=[.J839]*[.K839]" office:value-type="string" office:string-value="" calcext:value-type="error">
            <text:p>#NUM!</text:p>
          </table:table-cell>
          <table:table-cell table:style-name="ce68" table:formula="of:=[.H839]/[.L839]" office:value-type="string" office:string-value="" calcext:value-type="error">
            <text:p>#VALUE!</text:p>
          </table:table-cell>
          <table:table-cell table:style-name="ce68" table:formula="of:=[.M839]*10^24" office:value-type="string" office:string-value="" calcext:value-type="error">
            <text:p>#VALUE!</text:p>
          </table:table-cell>
          <table:table-cell/>
          <table:table-cell table:formula="of:=0.9585-(0.00408*[.F839])" office:value-type="float" office:value="0.9585" calcext:value-type="float">
            <text:p>0.9585</text:p>
          </table:table-cell>
          <table:table-cell table:style-name="ce68" table:formula="of:=(1+(10^((3.233*[.F83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39]&lt;2.5;[.N839]*[.Q839];0)" office:value-type="string" office:string-value="" calcext:value-type="error">
            <text:p>#VALUE!</text:p>
          </table:table-cell>
          <table:table-cell table:style-name="ce68" table:formula="of:=IF([.F839]&lt;10;[.N839]*[.P839];0)" office:value-type="string" office:string-value="" calcext:value-type="error">
            <text:p>#VALUE!</text:p>
          </table:table-cell>
          <table:table-cell table:style-name="ce68" table:formula="of:=[.T839]-[.S83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0]/PI()))" office:value-type="float" office:value="0" calcext:value-type="float">
            <text:p>0</text:p>
          </table:table-cell>
          <table:table-cell table:style-name="ce68" table:formula="of:=(PI()/6)*density*(([.F840]/[.E840])^3)" office:value-type="string" office:string-value="#DIV/0!" calcext:value-type="string">
            <text:p>#DIV/0!</text:p>
          </table:table-cell>
          <table:table-cell table:style-name="ce68" table:formula="of:=[.G840]/(Area*Time)" office:value-type="string" office:string-value="" calcext:value-type="error">
            <text:p>#VALUE!</text:p>
          </table:table-cell>
          <table:table-cell table:style-name="ce68" table:formula="of:=(density*([.F840]^2))/(18*dynamicV)" office:value-type="string" office:string-value="0.00E+00" calcext:value-type="string">
            <text:p>0.00E+00</text:p>
          </table:table-cell>
          <table:table-cell table:style-name="ce69" table:formula="of:=[.I840]*gravity" office:value-type="string" office:string-value="0.00E+00" calcext:value-type="string">
            <text:p>0.00E+00</text:p>
          </table:table-cell>
          <table:table-cell table:formula="of:=0.00595*((([.F840]*[.I840]*gravity)/KinematicV)^(0-0.439))" office:value-type="string" office:string-value="" calcext:value-type="error">
            <text:p>#NUM!</text:p>
          </table:table-cell>
          <table:table-cell table:style-name="ce68" table:formula="of:=[.J840]*[.K840]" office:value-type="string" office:string-value="" calcext:value-type="error">
            <text:p>#NUM!</text:p>
          </table:table-cell>
          <table:table-cell table:style-name="ce68" table:formula="of:=[.H840]/[.L840]" office:value-type="string" office:string-value="" calcext:value-type="error">
            <text:p>#VALUE!</text:p>
          </table:table-cell>
          <table:table-cell table:style-name="ce68" table:formula="of:=[.M840]*10^24" office:value-type="string" office:string-value="" calcext:value-type="error">
            <text:p>#VALUE!</text:p>
          </table:table-cell>
          <table:table-cell/>
          <table:table-cell table:formula="of:=0.9585-(0.00408*[.F840])" office:value-type="float" office:value="0.9585" calcext:value-type="float">
            <text:p>0.9585</text:p>
          </table:table-cell>
          <table:table-cell table:style-name="ce68" table:formula="of:=(1+(10^((3.233*[.F84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0]&lt;2.5;[.N840]*[.Q840];0)" office:value-type="string" office:string-value="" calcext:value-type="error">
            <text:p>#VALUE!</text:p>
          </table:table-cell>
          <table:table-cell table:style-name="ce68" table:formula="of:=IF([.F840]&lt;10;[.N840]*[.P840];0)" office:value-type="string" office:string-value="" calcext:value-type="error">
            <text:p>#VALUE!</text:p>
          </table:table-cell>
          <table:table-cell table:style-name="ce68" table:formula="of:=[.T840]-[.S84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1]/PI()))" office:value-type="float" office:value="0" calcext:value-type="float">
            <text:p>0</text:p>
          </table:table-cell>
          <table:table-cell table:style-name="ce68" table:formula="of:=(PI()/6)*density*(([.F841]/[.E841])^3)" office:value-type="string" office:string-value="#DIV/0!" calcext:value-type="string">
            <text:p>#DIV/0!</text:p>
          </table:table-cell>
          <table:table-cell table:style-name="ce68" table:formula="of:=[.G841]/(Area*Time)" office:value-type="string" office:string-value="" calcext:value-type="error">
            <text:p>#VALUE!</text:p>
          </table:table-cell>
          <table:table-cell table:style-name="ce68" table:formula="of:=(density*([.F841]^2))/(18*dynamicV)" office:value-type="string" office:string-value="0.00E+00" calcext:value-type="string">
            <text:p>0.00E+00</text:p>
          </table:table-cell>
          <table:table-cell table:style-name="ce69" table:formula="of:=[.I841]*gravity" office:value-type="string" office:string-value="0.00E+00" calcext:value-type="string">
            <text:p>0.00E+00</text:p>
          </table:table-cell>
          <table:table-cell table:formula="of:=0.00595*((([.F841]*[.I841]*gravity)/KinematicV)^(0-0.439))" office:value-type="string" office:string-value="" calcext:value-type="error">
            <text:p>#NUM!</text:p>
          </table:table-cell>
          <table:table-cell table:style-name="ce68" table:formula="of:=[.J841]*[.K841]" office:value-type="string" office:string-value="" calcext:value-type="error">
            <text:p>#NUM!</text:p>
          </table:table-cell>
          <table:table-cell table:style-name="ce68" table:formula="of:=[.H841]/[.L841]" office:value-type="string" office:string-value="" calcext:value-type="error">
            <text:p>#VALUE!</text:p>
          </table:table-cell>
          <table:table-cell table:style-name="ce68" table:formula="of:=[.M841]*10^24" office:value-type="string" office:string-value="" calcext:value-type="error">
            <text:p>#VALUE!</text:p>
          </table:table-cell>
          <table:table-cell/>
          <table:table-cell table:formula="of:=0.9585-(0.00408*[.F841])" office:value-type="float" office:value="0.9585" calcext:value-type="float">
            <text:p>0.9585</text:p>
          </table:table-cell>
          <table:table-cell table:style-name="ce68" table:formula="of:=(1+(10^((3.233*[.F84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1]&lt;2.5;[.N841]*[.Q841];0)" office:value-type="string" office:string-value="" calcext:value-type="error">
            <text:p>#VALUE!</text:p>
          </table:table-cell>
          <table:table-cell table:style-name="ce68" table:formula="of:=IF([.F841]&lt;10;[.N841]*[.P841];0)" office:value-type="string" office:string-value="" calcext:value-type="error">
            <text:p>#VALUE!</text:p>
          </table:table-cell>
          <table:table-cell table:style-name="ce68" table:formula="of:=[.T841]-[.S84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2]/PI()))" office:value-type="float" office:value="0" calcext:value-type="float">
            <text:p>0</text:p>
          </table:table-cell>
          <table:table-cell table:style-name="ce68" table:formula="of:=(PI()/6)*density*(([.F842]/[.E842])^3)" office:value-type="string" office:string-value="#DIV/0!" calcext:value-type="string">
            <text:p>#DIV/0!</text:p>
          </table:table-cell>
          <table:table-cell table:style-name="ce68" table:formula="of:=[.G842]/(Area*Time)" office:value-type="string" office:string-value="" calcext:value-type="error">
            <text:p>#VALUE!</text:p>
          </table:table-cell>
          <table:table-cell table:style-name="ce68" table:formula="of:=(density*([.F842]^2))/(18*dynamicV)" office:value-type="string" office:string-value="0.00E+00" calcext:value-type="string">
            <text:p>0.00E+00</text:p>
          </table:table-cell>
          <table:table-cell table:style-name="ce69" table:formula="of:=[.I842]*gravity" office:value-type="string" office:string-value="0.00E+00" calcext:value-type="string">
            <text:p>0.00E+00</text:p>
          </table:table-cell>
          <table:table-cell table:formula="of:=0.00595*((([.F842]*[.I842]*gravity)/KinematicV)^(0-0.439))" office:value-type="string" office:string-value="" calcext:value-type="error">
            <text:p>#NUM!</text:p>
          </table:table-cell>
          <table:table-cell table:style-name="ce68" table:formula="of:=[.J842]*[.K842]" office:value-type="string" office:string-value="" calcext:value-type="error">
            <text:p>#NUM!</text:p>
          </table:table-cell>
          <table:table-cell table:style-name="ce68" table:formula="of:=[.H842]/[.L842]" office:value-type="string" office:string-value="" calcext:value-type="error">
            <text:p>#VALUE!</text:p>
          </table:table-cell>
          <table:table-cell table:style-name="ce68" table:formula="of:=[.M842]*10^24" office:value-type="string" office:string-value="" calcext:value-type="error">
            <text:p>#VALUE!</text:p>
          </table:table-cell>
          <table:table-cell/>
          <table:table-cell table:formula="of:=0.9585-(0.00408*[.F842])" office:value-type="float" office:value="0.9585" calcext:value-type="float">
            <text:p>0.9585</text:p>
          </table:table-cell>
          <table:table-cell table:style-name="ce68" table:formula="of:=(1+(10^((3.233*[.F84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2]&lt;2.5;[.N842]*[.Q842];0)" office:value-type="string" office:string-value="" calcext:value-type="error">
            <text:p>#VALUE!</text:p>
          </table:table-cell>
          <table:table-cell table:style-name="ce68" table:formula="of:=IF([.F842]&lt;10;[.N842]*[.P842];0)" office:value-type="string" office:string-value="" calcext:value-type="error">
            <text:p>#VALUE!</text:p>
          </table:table-cell>
          <table:table-cell table:style-name="ce68" table:formula="of:=[.T842]-[.S84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3]/PI()))" office:value-type="float" office:value="0" calcext:value-type="float">
            <text:p>0</text:p>
          </table:table-cell>
          <table:table-cell table:style-name="ce68" table:formula="of:=(PI()/6)*density*(([.F843]/[.E843])^3)" office:value-type="string" office:string-value="#DIV/0!" calcext:value-type="string">
            <text:p>#DIV/0!</text:p>
          </table:table-cell>
          <table:table-cell table:style-name="ce68" table:formula="of:=[.G843]/(Area*Time)" office:value-type="string" office:string-value="" calcext:value-type="error">
            <text:p>#VALUE!</text:p>
          </table:table-cell>
          <table:table-cell table:style-name="ce68" table:formula="of:=(density*([.F843]^2))/(18*dynamicV)" office:value-type="string" office:string-value="0.00E+00" calcext:value-type="string">
            <text:p>0.00E+00</text:p>
          </table:table-cell>
          <table:table-cell table:style-name="ce69" table:formula="of:=[.I843]*gravity" office:value-type="string" office:string-value="0.00E+00" calcext:value-type="string">
            <text:p>0.00E+00</text:p>
          </table:table-cell>
          <table:table-cell table:formula="of:=0.00595*((([.F843]*[.I843]*gravity)/KinematicV)^(0-0.439))" office:value-type="string" office:string-value="" calcext:value-type="error">
            <text:p>#NUM!</text:p>
          </table:table-cell>
          <table:table-cell table:style-name="ce68" table:formula="of:=[.J843]*[.K843]" office:value-type="string" office:string-value="" calcext:value-type="error">
            <text:p>#NUM!</text:p>
          </table:table-cell>
          <table:table-cell table:style-name="ce68" table:formula="of:=[.H843]/[.L843]" office:value-type="string" office:string-value="" calcext:value-type="error">
            <text:p>#VALUE!</text:p>
          </table:table-cell>
          <table:table-cell table:style-name="ce68" table:formula="of:=[.M843]*10^24" office:value-type="string" office:string-value="" calcext:value-type="error">
            <text:p>#VALUE!</text:p>
          </table:table-cell>
          <table:table-cell/>
          <table:table-cell table:formula="of:=0.9585-(0.00408*[.F843])" office:value-type="float" office:value="0.9585" calcext:value-type="float">
            <text:p>0.9585</text:p>
          </table:table-cell>
          <table:table-cell table:style-name="ce68" table:formula="of:=(1+(10^((3.233*[.F84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3]&lt;2.5;[.N843]*[.Q843];0)" office:value-type="string" office:string-value="" calcext:value-type="error">
            <text:p>#VALUE!</text:p>
          </table:table-cell>
          <table:table-cell table:style-name="ce68" table:formula="of:=IF([.F843]&lt;10;[.N843]*[.P843];0)" office:value-type="string" office:string-value="" calcext:value-type="error">
            <text:p>#VALUE!</text:p>
          </table:table-cell>
          <table:table-cell table:style-name="ce68" table:formula="of:=[.T843]-[.S84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4]/PI()))" office:value-type="float" office:value="0" calcext:value-type="float">
            <text:p>0</text:p>
          </table:table-cell>
          <table:table-cell table:style-name="ce68" table:formula="of:=(PI()/6)*density*(([.F844]/[.E844])^3)" office:value-type="string" office:string-value="#DIV/0!" calcext:value-type="string">
            <text:p>#DIV/0!</text:p>
          </table:table-cell>
          <table:table-cell table:style-name="ce68" table:formula="of:=[.G844]/(Area*Time)" office:value-type="string" office:string-value="" calcext:value-type="error">
            <text:p>#VALUE!</text:p>
          </table:table-cell>
          <table:table-cell table:style-name="ce68" table:formula="of:=(density*([.F844]^2))/(18*dynamicV)" office:value-type="string" office:string-value="0.00E+00" calcext:value-type="string">
            <text:p>0.00E+00</text:p>
          </table:table-cell>
          <table:table-cell table:style-name="ce69" table:formula="of:=[.I844]*gravity" office:value-type="string" office:string-value="0.00E+00" calcext:value-type="string">
            <text:p>0.00E+00</text:p>
          </table:table-cell>
          <table:table-cell table:formula="of:=0.00595*((([.F844]*[.I844]*gravity)/KinematicV)^(0-0.439))" office:value-type="string" office:string-value="" calcext:value-type="error">
            <text:p>#NUM!</text:p>
          </table:table-cell>
          <table:table-cell table:style-name="ce68" table:formula="of:=[.J844]*[.K844]" office:value-type="string" office:string-value="" calcext:value-type="error">
            <text:p>#NUM!</text:p>
          </table:table-cell>
          <table:table-cell table:style-name="ce68" table:formula="of:=[.H844]/[.L844]" office:value-type="string" office:string-value="" calcext:value-type="error">
            <text:p>#VALUE!</text:p>
          </table:table-cell>
          <table:table-cell table:style-name="ce68" table:formula="of:=[.M844]*10^24" office:value-type="string" office:string-value="" calcext:value-type="error">
            <text:p>#VALUE!</text:p>
          </table:table-cell>
          <table:table-cell/>
          <table:table-cell table:formula="of:=0.9585-(0.00408*[.F844])" office:value-type="float" office:value="0.9585" calcext:value-type="float">
            <text:p>0.9585</text:p>
          </table:table-cell>
          <table:table-cell table:style-name="ce68" table:formula="of:=(1+(10^((3.233*[.F84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4]&lt;2.5;[.N844]*[.Q844];0)" office:value-type="string" office:string-value="" calcext:value-type="error">
            <text:p>#VALUE!</text:p>
          </table:table-cell>
          <table:table-cell table:style-name="ce68" table:formula="of:=IF([.F844]&lt;10;[.N844]*[.P844];0)" office:value-type="string" office:string-value="" calcext:value-type="error">
            <text:p>#VALUE!</text:p>
          </table:table-cell>
          <table:table-cell table:style-name="ce68" table:formula="of:=[.T844]-[.S84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5]/PI()))" office:value-type="float" office:value="0" calcext:value-type="float">
            <text:p>0</text:p>
          </table:table-cell>
          <table:table-cell table:style-name="ce68" table:formula="of:=(PI()/6)*density*(([.F845]/[.E845])^3)" office:value-type="string" office:string-value="#DIV/0!" calcext:value-type="string">
            <text:p>#DIV/0!</text:p>
          </table:table-cell>
          <table:table-cell table:style-name="ce68" table:formula="of:=[.G845]/(Area*Time)" office:value-type="string" office:string-value="" calcext:value-type="error">
            <text:p>#VALUE!</text:p>
          </table:table-cell>
          <table:table-cell table:style-name="ce68" table:formula="of:=(density*([.F845]^2))/(18*dynamicV)" office:value-type="string" office:string-value="0.00E+00" calcext:value-type="string">
            <text:p>0.00E+00</text:p>
          </table:table-cell>
          <table:table-cell table:style-name="ce69" table:formula="of:=[.I845]*gravity" office:value-type="string" office:string-value="0.00E+00" calcext:value-type="string">
            <text:p>0.00E+00</text:p>
          </table:table-cell>
          <table:table-cell table:formula="of:=0.00595*((([.F845]*[.I845]*gravity)/KinematicV)^(0-0.439))" office:value-type="string" office:string-value="" calcext:value-type="error">
            <text:p>#NUM!</text:p>
          </table:table-cell>
          <table:table-cell table:style-name="ce68" table:formula="of:=[.J845]*[.K845]" office:value-type="string" office:string-value="" calcext:value-type="error">
            <text:p>#NUM!</text:p>
          </table:table-cell>
          <table:table-cell table:style-name="ce68" table:formula="of:=[.H845]/[.L845]" office:value-type="string" office:string-value="" calcext:value-type="error">
            <text:p>#VALUE!</text:p>
          </table:table-cell>
          <table:table-cell table:style-name="ce68" table:formula="of:=[.M845]*10^24" office:value-type="string" office:string-value="" calcext:value-type="error">
            <text:p>#VALUE!</text:p>
          </table:table-cell>
          <table:table-cell/>
          <table:table-cell table:formula="of:=0.9585-(0.00408*[.F845])" office:value-type="float" office:value="0.9585" calcext:value-type="float">
            <text:p>0.9585</text:p>
          </table:table-cell>
          <table:table-cell table:style-name="ce68" table:formula="of:=(1+(10^((3.233*[.F84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5]&lt;2.5;[.N845]*[.Q845];0)" office:value-type="string" office:string-value="" calcext:value-type="error">
            <text:p>#VALUE!</text:p>
          </table:table-cell>
          <table:table-cell table:style-name="ce68" table:formula="of:=IF([.F845]&lt;10;[.N845]*[.P845];0)" office:value-type="string" office:string-value="" calcext:value-type="error">
            <text:p>#VALUE!</text:p>
          </table:table-cell>
          <table:table-cell table:style-name="ce68" table:formula="of:=[.T845]-[.S84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6]/PI()))" office:value-type="float" office:value="0" calcext:value-type="float">
            <text:p>0</text:p>
          </table:table-cell>
          <table:table-cell table:style-name="ce68" table:formula="of:=(PI()/6)*density*(([.F846]/[.E846])^3)" office:value-type="string" office:string-value="#DIV/0!" calcext:value-type="string">
            <text:p>#DIV/0!</text:p>
          </table:table-cell>
          <table:table-cell table:style-name="ce68" table:formula="of:=[.G846]/(Area*Time)" office:value-type="string" office:string-value="" calcext:value-type="error">
            <text:p>#VALUE!</text:p>
          </table:table-cell>
          <table:table-cell table:style-name="ce68" table:formula="of:=(density*([.F846]^2))/(18*dynamicV)" office:value-type="string" office:string-value="0.00E+00" calcext:value-type="string">
            <text:p>0.00E+00</text:p>
          </table:table-cell>
          <table:table-cell table:style-name="ce69" table:formula="of:=[.I846]*gravity" office:value-type="string" office:string-value="0.00E+00" calcext:value-type="string">
            <text:p>0.00E+00</text:p>
          </table:table-cell>
          <table:table-cell table:formula="of:=0.00595*((([.F846]*[.I846]*gravity)/KinematicV)^(0-0.439))" office:value-type="string" office:string-value="" calcext:value-type="error">
            <text:p>#NUM!</text:p>
          </table:table-cell>
          <table:table-cell table:style-name="ce68" table:formula="of:=[.J846]*[.K846]" office:value-type="string" office:string-value="" calcext:value-type="error">
            <text:p>#NUM!</text:p>
          </table:table-cell>
          <table:table-cell table:style-name="ce68" table:formula="of:=[.H846]/[.L846]" office:value-type="string" office:string-value="" calcext:value-type="error">
            <text:p>#VALUE!</text:p>
          </table:table-cell>
          <table:table-cell table:style-name="ce68" table:formula="of:=[.M846]*10^24" office:value-type="string" office:string-value="" calcext:value-type="error">
            <text:p>#VALUE!</text:p>
          </table:table-cell>
          <table:table-cell/>
          <table:table-cell table:formula="of:=0.9585-(0.00408*[.F846])" office:value-type="float" office:value="0.9585" calcext:value-type="float">
            <text:p>0.9585</text:p>
          </table:table-cell>
          <table:table-cell table:style-name="ce68" table:formula="of:=(1+(10^((3.233*[.F84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6]&lt;2.5;[.N846]*[.Q846];0)" office:value-type="string" office:string-value="" calcext:value-type="error">
            <text:p>#VALUE!</text:p>
          </table:table-cell>
          <table:table-cell table:style-name="ce68" table:formula="of:=IF([.F846]&lt;10;[.N846]*[.P846];0)" office:value-type="string" office:string-value="" calcext:value-type="error">
            <text:p>#VALUE!</text:p>
          </table:table-cell>
          <table:table-cell table:style-name="ce68" table:formula="of:=[.T846]-[.S84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7]/PI()))" office:value-type="float" office:value="0" calcext:value-type="float">
            <text:p>0</text:p>
          </table:table-cell>
          <table:table-cell table:style-name="ce68" table:formula="of:=(PI()/6)*density*(([.F847]/[.E847])^3)" office:value-type="string" office:string-value="#DIV/0!" calcext:value-type="string">
            <text:p>#DIV/0!</text:p>
          </table:table-cell>
          <table:table-cell table:style-name="ce68" table:formula="of:=[.G847]/(Area*Time)" office:value-type="string" office:string-value="" calcext:value-type="error">
            <text:p>#VALUE!</text:p>
          </table:table-cell>
          <table:table-cell table:style-name="ce68" table:formula="of:=(density*([.F847]^2))/(18*dynamicV)" office:value-type="string" office:string-value="0.00E+00" calcext:value-type="string">
            <text:p>0.00E+00</text:p>
          </table:table-cell>
          <table:table-cell table:style-name="ce69" table:formula="of:=[.I847]*gravity" office:value-type="string" office:string-value="0.00E+00" calcext:value-type="string">
            <text:p>0.00E+00</text:p>
          </table:table-cell>
          <table:table-cell table:formula="of:=0.00595*((([.F847]*[.I847]*gravity)/KinematicV)^(0-0.439))" office:value-type="string" office:string-value="" calcext:value-type="error">
            <text:p>#NUM!</text:p>
          </table:table-cell>
          <table:table-cell table:style-name="ce68" table:formula="of:=[.J847]*[.K847]" office:value-type="string" office:string-value="" calcext:value-type="error">
            <text:p>#NUM!</text:p>
          </table:table-cell>
          <table:table-cell table:style-name="ce68" table:formula="of:=[.H847]/[.L847]" office:value-type="string" office:string-value="" calcext:value-type="error">
            <text:p>#VALUE!</text:p>
          </table:table-cell>
          <table:table-cell table:style-name="ce68" table:formula="of:=[.M847]*10^24" office:value-type="string" office:string-value="" calcext:value-type="error">
            <text:p>#VALUE!</text:p>
          </table:table-cell>
          <table:table-cell/>
          <table:table-cell table:formula="of:=0.9585-(0.00408*[.F847])" office:value-type="float" office:value="0.9585" calcext:value-type="float">
            <text:p>0.9585</text:p>
          </table:table-cell>
          <table:table-cell table:style-name="ce68" table:formula="of:=(1+(10^((3.233*[.F84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7]&lt;2.5;[.N847]*[.Q847];0)" office:value-type="string" office:string-value="" calcext:value-type="error">
            <text:p>#VALUE!</text:p>
          </table:table-cell>
          <table:table-cell table:style-name="ce68" table:formula="of:=IF([.F847]&lt;10;[.N847]*[.P847];0)" office:value-type="string" office:string-value="" calcext:value-type="error">
            <text:p>#VALUE!</text:p>
          </table:table-cell>
          <table:table-cell table:style-name="ce68" table:formula="of:=[.T847]-[.S84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8]/PI()))" office:value-type="float" office:value="0" calcext:value-type="float">
            <text:p>0</text:p>
          </table:table-cell>
          <table:table-cell table:style-name="ce68" table:formula="of:=(PI()/6)*density*(([.F848]/[.E848])^3)" office:value-type="string" office:string-value="#DIV/0!" calcext:value-type="string">
            <text:p>#DIV/0!</text:p>
          </table:table-cell>
          <table:table-cell table:style-name="ce68" table:formula="of:=[.G848]/(Area*Time)" office:value-type="string" office:string-value="" calcext:value-type="error">
            <text:p>#VALUE!</text:p>
          </table:table-cell>
          <table:table-cell table:style-name="ce68" table:formula="of:=(density*([.F848]^2))/(18*dynamicV)" office:value-type="string" office:string-value="0.00E+00" calcext:value-type="string">
            <text:p>0.00E+00</text:p>
          </table:table-cell>
          <table:table-cell table:style-name="ce69" table:formula="of:=[.I848]*gravity" office:value-type="string" office:string-value="0.00E+00" calcext:value-type="string">
            <text:p>0.00E+00</text:p>
          </table:table-cell>
          <table:table-cell table:formula="of:=0.00595*((([.F848]*[.I848]*gravity)/KinematicV)^(0-0.439))" office:value-type="string" office:string-value="" calcext:value-type="error">
            <text:p>#NUM!</text:p>
          </table:table-cell>
          <table:table-cell table:style-name="ce68" table:formula="of:=[.J848]*[.K848]" office:value-type="string" office:string-value="" calcext:value-type="error">
            <text:p>#NUM!</text:p>
          </table:table-cell>
          <table:table-cell table:style-name="ce68" table:formula="of:=[.H848]/[.L848]" office:value-type="string" office:string-value="" calcext:value-type="error">
            <text:p>#VALUE!</text:p>
          </table:table-cell>
          <table:table-cell table:style-name="ce68" table:formula="of:=[.M848]*10^24" office:value-type="string" office:string-value="" calcext:value-type="error">
            <text:p>#VALUE!</text:p>
          </table:table-cell>
          <table:table-cell/>
          <table:table-cell table:formula="of:=0.9585-(0.00408*[.F848])" office:value-type="float" office:value="0.9585" calcext:value-type="float">
            <text:p>0.9585</text:p>
          </table:table-cell>
          <table:table-cell table:style-name="ce68" table:formula="of:=(1+(10^((3.233*[.F84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8]&lt;2.5;[.N848]*[.Q848];0)" office:value-type="string" office:string-value="" calcext:value-type="error">
            <text:p>#VALUE!</text:p>
          </table:table-cell>
          <table:table-cell table:style-name="ce68" table:formula="of:=IF([.F848]&lt;10;[.N848]*[.P848];0)" office:value-type="string" office:string-value="" calcext:value-type="error">
            <text:p>#VALUE!</text:p>
          </table:table-cell>
          <table:table-cell table:style-name="ce68" table:formula="of:=[.T848]-[.S84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49]/PI()))" office:value-type="float" office:value="0" calcext:value-type="float">
            <text:p>0</text:p>
          </table:table-cell>
          <table:table-cell table:style-name="ce68" table:formula="of:=(PI()/6)*density*(([.F849]/[.E849])^3)" office:value-type="string" office:string-value="#DIV/0!" calcext:value-type="string">
            <text:p>#DIV/0!</text:p>
          </table:table-cell>
          <table:table-cell table:style-name="ce68" table:formula="of:=[.G849]/(Area*Time)" office:value-type="string" office:string-value="" calcext:value-type="error">
            <text:p>#VALUE!</text:p>
          </table:table-cell>
          <table:table-cell table:style-name="ce68" table:formula="of:=(density*([.F849]^2))/(18*dynamicV)" office:value-type="string" office:string-value="0.00E+00" calcext:value-type="string">
            <text:p>0.00E+00</text:p>
          </table:table-cell>
          <table:table-cell table:style-name="ce69" table:formula="of:=[.I849]*gravity" office:value-type="string" office:string-value="0.00E+00" calcext:value-type="string">
            <text:p>0.00E+00</text:p>
          </table:table-cell>
          <table:table-cell table:formula="of:=0.00595*((([.F849]*[.I849]*gravity)/KinematicV)^(0-0.439))" office:value-type="string" office:string-value="" calcext:value-type="error">
            <text:p>#NUM!</text:p>
          </table:table-cell>
          <table:table-cell table:style-name="ce68" table:formula="of:=[.J849]*[.K849]" office:value-type="string" office:string-value="" calcext:value-type="error">
            <text:p>#NUM!</text:p>
          </table:table-cell>
          <table:table-cell table:style-name="ce68" table:formula="of:=[.H849]/[.L849]" office:value-type="string" office:string-value="" calcext:value-type="error">
            <text:p>#VALUE!</text:p>
          </table:table-cell>
          <table:table-cell table:style-name="ce68" table:formula="of:=[.M849]*10^24" office:value-type="string" office:string-value="" calcext:value-type="error">
            <text:p>#VALUE!</text:p>
          </table:table-cell>
          <table:table-cell/>
          <table:table-cell table:formula="of:=0.9585-(0.00408*[.F849])" office:value-type="float" office:value="0.9585" calcext:value-type="float">
            <text:p>0.9585</text:p>
          </table:table-cell>
          <table:table-cell table:style-name="ce68" table:formula="of:=(1+(10^((3.233*[.F84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49]&lt;2.5;[.N849]*[.Q849];0)" office:value-type="string" office:string-value="" calcext:value-type="error">
            <text:p>#VALUE!</text:p>
          </table:table-cell>
          <table:table-cell table:style-name="ce68" table:formula="of:=IF([.F849]&lt;10;[.N849]*[.P849];0)" office:value-type="string" office:string-value="" calcext:value-type="error">
            <text:p>#VALUE!</text:p>
          </table:table-cell>
          <table:table-cell table:style-name="ce68" table:formula="of:=[.T849]-[.S84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0]/PI()))" office:value-type="float" office:value="0" calcext:value-type="float">
            <text:p>0</text:p>
          </table:table-cell>
          <table:table-cell table:style-name="ce68" table:formula="of:=(PI()/6)*density*(([.F850]/[.E850])^3)" office:value-type="string" office:string-value="#DIV/0!" calcext:value-type="string">
            <text:p>#DIV/0!</text:p>
          </table:table-cell>
          <table:table-cell table:style-name="ce68" table:formula="of:=[.G850]/(Area*Time)" office:value-type="string" office:string-value="" calcext:value-type="error">
            <text:p>#VALUE!</text:p>
          </table:table-cell>
          <table:table-cell table:style-name="ce68" table:formula="of:=(density*([.F850]^2))/(18*dynamicV)" office:value-type="string" office:string-value="0.00E+00" calcext:value-type="string">
            <text:p>0.00E+00</text:p>
          </table:table-cell>
          <table:table-cell table:style-name="ce69" table:formula="of:=[.I850]*gravity" office:value-type="string" office:string-value="0.00E+00" calcext:value-type="string">
            <text:p>0.00E+00</text:p>
          </table:table-cell>
          <table:table-cell table:formula="of:=0.00595*((([.F850]*[.I850]*gravity)/KinematicV)^(0-0.439))" office:value-type="string" office:string-value="" calcext:value-type="error">
            <text:p>#NUM!</text:p>
          </table:table-cell>
          <table:table-cell table:style-name="ce68" table:formula="of:=[.J850]*[.K850]" office:value-type="string" office:string-value="" calcext:value-type="error">
            <text:p>#NUM!</text:p>
          </table:table-cell>
          <table:table-cell table:style-name="ce68" table:formula="of:=[.H850]/[.L850]" office:value-type="string" office:string-value="" calcext:value-type="error">
            <text:p>#VALUE!</text:p>
          </table:table-cell>
          <table:table-cell table:style-name="ce68" table:formula="of:=[.M850]*10^24" office:value-type="string" office:string-value="" calcext:value-type="error">
            <text:p>#VALUE!</text:p>
          </table:table-cell>
          <table:table-cell/>
          <table:table-cell table:formula="of:=0.9585-(0.00408*[.F850])" office:value-type="float" office:value="0.9585" calcext:value-type="float">
            <text:p>0.9585</text:p>
          </table:table-cell>
          <table:table-cell table:style-name="ce68" table:formula="of:=(1+(10^((3.233*[.F85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0]&lt;2.5;[.N850]*[.Q850];0)" office:value-type="string" office:string-value="" calcext:value-type="error">
            <text:p>#VALUE!</text:p>
          </table:table-cell>
          <table:table-cell table:style-name="ce68" table:formula="of:=IF([.F850]&lt;10;[.N850]*[.P850];0)" office:value-type="string" office:string-value="" calcext:value-type="error">
            <text:p>#VALUE!</text:p>
          </table:table-cell>
          <table:table-cell table:style-name="ce68" table:formula="of:=[.T850]-[.S85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1]/PI()))" office:value-type="float" office:value="0" calcext:value-type="float">
            <text:p>0</text:p>
          </table:table-cell>
          <table:table-cell table:style-name="ce68" table:formula="of:=(PI()/6)*density*(([.F851]/[.E851])^3)" office:value-type="string" office:string-value="#DIV/0!" calcext:value-type="string">
            <text:p>#DIV/0!</text:p>
          </table:table-cell>
          <table:table-cell table:style-name="ce68" table:formula="of:=[.G851]/(Area*Time)" office:value-type="string" office:string-value="" calcext:value-type="error">
            <text:p>#VALUE!</text:p>
          </table:table-cell>
          <table:table-cell table:style-name="ce68" table:formula="of:=(density*([.F851]^2))/(18*dynamicV)" office:value-type="string" office:string-value="0.00E+00" calcext:value-type="string">
            <text:p>0.00E+00</text:p>
          </table:table-cell>
          <table:table-cell table:style-name="ce69" table:formula="of:=[.I851]*gravity" office:value-type="string" office:string-value="0.00E+00" calcext:value-type="string">
            <text:p>0.00E+00</text:p>
          </table:table-cell>
          <table:table-cell table:formula="of:=0.00595*((([.F851]*[.I851]*gravity)/KinematicV)^(0-0.439))" office:value-type="string" office:string-value="" calcext:value-type="error">
            <text:p>#NUM!</text:p>
          </table:table-cell>
          <table:table-cell table:style-name="ce68" table:formula="of:=[.J851]*[.K851]" office:value-type="string" office:string-value="" calcext:value-type="error">
            <text:p>#NUM!</text:p>
          </table:table-cell>
          <table:table-cell table:style-name="ce68" table:formula="of:=[.H851]/[.L851]" office:value-type="string" office:string-value="" calcext:value-type="error">
            <text:p>#VALUE!</text:p>
          </table:table-cell>
          <table:table-cell table:style-name="ce68" table:formula="of:=[.M851]*10^24" office:value-type="string" office:string-value="" calcext:value-type="error">
            <text:p>#VALUE!</text:p>
          </table:table-cell>
          <table:table-cell/>
          <table:table-cell table:formula="of:=0.9585-(0.00408*[.F851])" office:value-type="float" office:value="0.9585" calcext:value-type="float">
            <text:p>0.9585</text:p>
          </table:table-cell>
          <table:table-cell table:style-name="ce68" table:formula="of:=(1+(10^((3.233*[.F85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1]&lt;2.5;[.N851]*[.Q851];0)" office:value-type="string" office:string-value="" calcext:value-type="error">
            <text:p>#VALUE!</text:p>
          </table:table-cell>
          <table:table-cell table:style-name="ce68" table:formula="of:=IF([.F851]&lt;10;[.N851]*[.P851];0)" office:value-type="string" office:string-value="" calcext:value-type="error">
            <text:p>#VALUE!</text:p>
          </table:table-cell>
          <table:table-cell table:style-name="ce68" table:formula="of:=[.T851]-[.S85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2]/PI()))" office:value-type="float" office:value="0" calcext:value-type="float">
            <text:p>0</text:p>
          </table:table-cell>
          <table:table-cell table:style-name="ce68" table:formula="of:=(PI()/6)*density*(([.F852]/[.E852])^3)" office:value-type="string" office:string-value="#DIV/0!" calcext:value-type="string">
            <text:p>#DIV/0!</text:p>
          </table:table-cell>
          <table:table-cell table:style-name="ce68" table:formula="of:=[.G852]/(Area*Time)" office:value-type="string" office:string-value="" calcext:value-type="error">
            <text:p>#VALUE!</text:p>
          </table:table-cell>
          <table:table-cell table:style-name="ce68" table:formula="of:=(density*([.F852]^2))/(18*dynamicV)" office:value-type="string" office:string-value="0.00E+00" calcext:value-type="string">
            <text:p>0.00E+00</text:p>
          </table:table-cell>
          <table:table-cell table:style-name="ce69" table:formula="of:=[.I852]*gravity" office:value-type="string" office:string-value="0.00E+00" calcext:value-type="string">
            <text:p>0.00E+00</text:p>
          </table:table-cell>
          <table:table-cell table:formula="of:=0.00595*((([.F852]*[.I852]*gravity)/KinematicV)^(0-0.439))" office:value-type="string" office:string-value="" calcext:value-type="error">
            <text:p>#NUM!</text:p>
          </table:table-cell>
          <table:table-cell table:style-name="ce68" table:formula="of:=[.J852]*[.K852]" office:value-type="string" office:string-value="" calcext:value-type="error">
            <text:p>#NUM!</text:p>
          </table:table-cell>
          <table:table-cell table:style-name="ce68" table:formula="of:=[.H852]/[.L852]" office:value-type="string" office:string-value="" calcext:value-type="error">
            <text:p>#VALUE!</text:p>
          </table:table-cell>
          <table:table-cell table:style-name="ce68" table:formula="of:=[.M852]*10^24" office:value-type="string" office:string-value="" calcext:value-type="error">
            <text:p>#VALUE!</text:p>
          </table:table-cell>
          <table:table-cell/>
          <table:table-cell table:formula="of:=0.9585-(0.00408*[.F852])" office:value-type="float" office:value="0.9585" calcext:value-type="float">
            <text:p>0.9585</text:p>
          </table:table-cell>
          <table:table-cell table:style-name="ce68" table:formula="of:=(1+(10^((3.233*[.F85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2]&lt;2.5;[.N852]*[.Q852];0)" office:value-type="string" office:string-value="" calcext:value-type="error">
            <text:p>#VALUE!</text:p>
          </table:table-cell>
          <table:table-cell table:style-name="ce68" table:formula="of:=IF([.F852]&lt;10;[.N852]*[.P852];0)" office:value-type="string" office:string-value="" calcext:value-type="error">
            <text:p>#VALUE!</text:p>
          </table:table-cell>
          <table:table-cell table:style-name="ce68" table:formula="of:=[.T852]-[.S85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3]/PI()))" office:value-type="float" office:value="0" calcext:value-type="float">
            <text:p>0</text:p>
          </table:table-cell>
          <table:table-cell table:style-name="ce68" table:formula="of:=(PI()/6)*density*(([.F853]/[.E853])^3)" office:value-type="string" office:string-value="#DIV/0!" calcext:value-type="string">
            <text:p>#DIV/0!</text:p>
          </table:table-cell>
          <table:table-cell table:style-name="ce68" table:formula="of:=[.G853]/(Area*Time)" office:value-type="string" office:string-value="" calcext:value-type="error">
            <text:p>#VALUE!</text:p>
          </table:table-cell>
          <table:table-cell table:style-name="ce68" table:formula="of:=(density*([.F853]^2))/(18*dynamicV)" office:value-type="string" office:string-value="0.00E+00" calcext:value-type="string">
            <text:p>0.00E+00</text:p>
          </table:table-cell>
          <table:table-cell table:style-name="ce69" table:formula="of:=[.I853]*gravity" office:value-type="string" office:string-value="0.00E+00" calcext:value-type="string">
            <text:p>0.00E+00</text:p>
          </table:table-cell>
          <table:table-cell table:formula="of:=0.00595*((([.F853]*[.I853]*gravity)/KinematicV)^(0-0.439))" office:value-type="string" office:string-value="" calcext:value-type="error">
            <text:p>#NUM!</text:p>
          </table:table-cell>
          <table:table-cell table:style-name="ce68" table:formula="of:=[.J853]*[.K853]" office:value-type="string" office:string-value="" calcext:value-type="error">
            <text:p>#NUM!</text:p>
          </table:table-cell>
          <table:table-cell table:style-name="ce68" table:formula="of:=[.H853]/[.L853]" office:value-type="string" office:string-value="" calcext:value-type="error">
            <text:p>#VALUE!</text:p>
          </table:table-cell>
          <table:table-cell table:style-name="ce68" table:formula="of:=[.M853]*10^24" office:value-type="string" office:string-value="" calcext:value-type="error">
            <text:p>#VALUE!</text:p>
          </table:table-cell>
          <table:table-cell/>
          <table:table-cell table:formula="of:=0.9585-(0.00408*[.F853])" office:value-type="float" office:value="0.9585" calcext:value-type="float">
            <text:p>0.9585</text:p>
          </table:table-cell>
          <table:table-cell table:style-name="ce68" table:formula="of:=(1+(10^((3.233*[.F85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3]&lt;2.5;[.N853]*[.Q853];0)" office:value-type="string" office:string-value="" calcext:value-type="error">
            <text:p>#VALUE!</text:p>
          </table:table-cell>
          <table:table-cell table:style-name="ce68" table:formula="of:=IF([.F853]&lt;10;[.N853]*[.P853];0)" office:value-type="string" office:string-value="" calcext:value-type="error">
            <text:p>#VALUE!</text:p>
          </table:table-cell>
          <table:table-cell table:style-name="ce68" table:formula="of:=[.T853]-[.S85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4]/PI()))" office:value-type="float" office:value="0" calcext:value-type="float">
            <text:p>0</text:p>
          </table:table-cell>
          <table:table-cell table:style-name="ce68" table:formula="of:=(PI()/6)*density*(([.F854]/[.E854])^3)" office:value-type="string" office:string-value="#DIV/0!" calcext:value-type="string">
            <text:p>#DIV/0!</text:p>
          </table:table-cell>
          <table:table-cell table:style-name="ce68" table:formula="of:=[.G854]/(Area*Time)" office:value-type="string" office:string-value="" calcext:value-type="error">
            <text:p>#VALUE!</text:p>
          </table:table-cell>
          <table:table-cell table:style-name="ce68" table:formula="of:=(density*([.F854]^2))/(18*dynamicV)" office:value-type="string" office:string-value="0.00E+00" calcext:value-type="string">
            <text:p>0.00E+00</text:p>
          </table:table-cell>
          <table:table-cell table:style-name="ce69" table:formula="of:=[.I854]*gravity" office:value-type="string" office:string-value="0.00E+00" calcext:value-type="string">
            <text:p>0.00E+00</text:p>
          </table:table-cell>
          <table:table-cell table:formula="of:=0.00595*((([.F854]*[.I854]*gravity)/KinematicV)^(0-0.439))" office:value-type="string" office:string-value="" calcext:value-type="error">
            <text:p>#NUM!</text:p>
          </table:table-cell>
          <table:table-cell table:style-name="ce68" table:formula="of:=[.J854]*[.K854]" office:value-type="string" office:string-value="" calcext:value-type="error">
            <text:p>#NUM!</text:p>
          </table:table-cell>
          <table:table-cell table:style-name="ce68" table:formula="of:=[.H854]/[.L854]" office:value-type="string" office:string-value="" calcext:value-type="error">
            <text:p>#VALUE!</text:p>
          </table:table-cell>
          <table:table-cell table:style-name="ce68" table:formula="of:=[.M854]*10^24" office:value-type="string" office:string-value="" calcext:value-type="error">
            <text:p>#VALUE!</text:p>
          </table:table-cell>
          <table:table-cell/>
          <table:table-cell table:formula="of:=0.9585-(0.00408*[.F854])" office:value-type="float" office:value="0.9585" calcext:value-type="float">
            <text:p>0.9585</text:p>
          </table:table-cell>
          <table:table-cell table:style-name="ce68" table:formula="of:=(1+(10^((3.233*[.F85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4]&lt;2.5;[.N854]*[.Q854];0)" office:value-type="string" office:string-value="" calcext:value-type="error">
            <text:p>#VALUE!</text:p>
          </table:table-cell>
          <table:table-cell table:style-name="ce68" table:formula="of:=IF([.F854]&lt;10;[.N854]*[.P854];0)" office:value-type="string" office:string-value="" calcext:value-type="error">
            <text:p>#VALUE!</text:p>
          </table:table-cell>
          <table:table-cell table:style-name="ce68" table:formula="of:=[.T854]-[.S85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5]/PI()))" office:value-type="float" office:value="0" calcext:value-type="float">
            <text:p>0</text:p>
          </table:table-cell>
          <table:table-cell table:style-name="ce68" table:formula="of:=(PI()/6)*density*(([.F855]/[.E855])^3)" office:value-type="string" office:string-value="#DIV/0!" calcext:value-type="string">
            <text:p>#DIV/0!</text:p>
          </table:table-cell>
          <table:table-cell table:style-name="ce68" table:formula="of:=[.G855]/(Area*Time)" office:value-type="string" office:string-value="" calcext:value-type="error">
            <text:p>#VALUE!</text:p>
          </table:table-cell>
          <table:table-cell table:style-name="ce68" table:formula="of:=(density*([.F855]^2))/(18*dynamicV)" office:value-type="string" office:string-value="0.00E+00" calcext:value-type="string">
            <text:p>0.00E+00</text:p>
          </table:table-cell>
          <table:table-cell table:style-name="ce69" table:formula="of:=[.I855]*gravity" office:value-type="string" office:string-value="0.00E+00" calcext:value-type="string">
            <text:p>0.00E+00</text:p>
          </table:table-cell>
          <table:table-cell table:formula="of:=0.00595*((([.F855]*[.I855]*gravity)/KinematicV)^(0-0.439))" office:value-type="string" office:string-value="" calcext:value-type="error">
            <text:p>#NUM!</text:p>
          </table:table-cell>
          <table:table-cell table:style-name="ce68" table:formula="of:=[.J855]*[.K855]" office:value-type="string" office:string-value="" calcext:value-type="error">
            <text:p>#NUM!</text:p>
          </table:table-cell>
          <table:table-cell table:style-name="ce68" table:formula="of:=[.H855]/[.L855]" office:value-type="string" office:string-value="" calcext:value-type="error">
            <text:p>#VALUE!</text:p>
          </table:table-cell>
          <table:table-cell table:style-name="ce68" table:formula="of:=[.M855]*10^24" office:value-type="string" office:string-value="" calcext:value-type="error">
            <text:p>#VALUE!</text:p>
          </table:table-cell>
          <table:table-cell/>
          <table:table-cell table:formula="of:=0.9585-(0.00408*[.F855])" office:value-type="float" office:value="0.9585" calcext:value-type="float">
            <text:p>0.9585</text:p>
          </table:table-cell>
          <table:table-cell table:style-name="ce68" table:formula="of:=(1+(10^((3.233*[.F85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5]&lt;2.5;[.N855]*[.Q855];0)" office:value-type="string" office:string-value="" calcext:value-type="error">
            <text:p>#VALUE!</text:p>
          </table:table-cell>
          <table:table-cell table:style-name="ce68" table:formula="of:=IF([.F855]&lt;10;[.N855]*[.P855];0)" office:value-type="string" office:string-value="" calcext:value-type="error">
            <text:p>#VALUE!</text:p>
          </table:table-cell>
          <table:table-cell table:style-name="ce68" table:formula="of:=[.T855]-[.S85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6]/PI()))" office:value-type="float" office:value="0" calcext:value-type="float">
            <text:p>0</text:p>
          </table:table-cell>
          <table:table-cell table:style-name="ce68" table:formula="of:=(PI()/6)*density*(([.F856]/[.E856])^3)" office:value-type="string" office:string-value="#DIV/0!" calcext:value-type="string">
            <text:p>#DIV/0!</text:p>
          </table:table-cell>
          <table:table-cell table:style-name="ce68" table:formula="of:=[.G856]/(Area*Time)" office:value-type="string" office:string-value="" calcext:value-type="error">
            <text:p>#VALUE!</text:p>
          </table:table-cell>
          <table:table-cell table:style-name="ce68" table:formula="of:=(density*([.F856]^2))/(18*dynamicV)" office:value-type="string" office:string-value="0.00E+00" calcext:value-type="string">
            <text:p>0.00E+00</text:p>
          </table:table-cell>
          <table:table-cell table:style-name="ce69" table:formula="of:=[.I856]*gravity" office:value-type="string" office:string-value="0.00E+00" calcext:value-type="string">
            <text:p>0.00E+00</text:p>
          </table:table-cell>
          <table:table-cell table:formula="of:=0.00595*((([.F856]*[.I856]*gravity)/KinematicV)^(0-0.439))" office:value-type="string" office:string-value="" calcext:value-type="error">
            <text:p>#NUM!</text:p>
          </table:table-cell>
          <table:table-cell table:style-name="ce68" table:formula="of:=[.J856]*[.K856]" office:value-type="string" office:string-value="" calcext:value-type="error">
            <text:p>#NUM!</text:p>
          </table:table-cell>
          <table:table-cell table:style-name="ce68" table:formula="of:=[.H856]/[.L856]" office:value-type="string" office:string-value="" calcext:value-type="error">
            <text:p>#VALUE!</text:p>
          </table:table-cell>
          <table:table-cell table:style-name="ce68" table:formula="of:=[.M856]*10^24" office:value-type="string" office:string-value="" calcext:value-type="error">
            <text:p>#VALUE!</text:p>
          </table:table-cell>
          <table:table-cell/>
          <table:table-cell table:formula="of:=0.9585-(0.00408*[.F856])" office:value-type="float" office:value="0.9585" calcext:value-type="float">
            <text:p>0.9585</text:p>
          </table:table-cell>
          <table:table-cell table:style-name="ce68" table:formula="of:=(1+(10^((3.233*[.F85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6]&lt;2.5;[.N856]*[.Q856];0)" office:value-type="string" office:string-value="" calcext:value-type="error">
            <text:p>#VALUE!</text:p>
          </table:table-cell>
          <table:table-cell table:style-name="ce68" table:formula="of:=IF([.F856]&lt;10;[.N856]*[.P856];0)" office:value-type="string" office:string-value="" calcext:value-type="error">
            <text:p>#VALUE!</text:p>
          </table:table-cell>
          <table:table-cell table:style-name="ce68" table:formula="of:=[.T856]-[.S85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7]/PI()))" office:value-type="float" office:value="0" calcext:value-type="float">
            <text:p>0</text:p>
          </table:table-cell>
          <table:table-cell table:style-name="ce68" table:formula="of:=(PI()/6)*density*(([.F857]/[.E857])^3)" office:value-type="string" office:string-value="#DIV/0!" calcext:value-type="string">
            <text:p>#DIV/0!</text:p>
          </table:table-cell>
          <table:table-cell table:style-name="ce68" table:formula="of:=[.G857]/(Area*Time)" office:value-type="string" office:string-value="" calcext:value-type="error">
            <text:p>#VALUE!</text:p>
          </table:table-cell>
          <table:table-cell table:style-name="ce68" table:formula="of:=(density*([.F857]^2))/(18*dynamicV)" office:value-type="string" office:string-value="0.00E+00" calcext:value-type="string">
            <text:p>0.00E+00</text:p>
          </table:table-cell>
          <table:table-cell table:style-name="ce69" table:formula="of:=[.I857]*gravity" office:value-type="string" office:string-value="0.00E+00" calcext:value-type="string">
            <text:p>0.00E+00</text:p>
          </table:table-cell>
          <table:table-cell table:formula="of:=0.00595*((([.F857]*[.I857]*gravity)/KinematicV)^(0-0.439))" office:value-type="string" office:string-value="" calcext:value-type="error">
            <text:p>#NUM!</text:p>
          </table:table-cell>
          <table:table-cell table:style-name="ce68" table:formula="of:=[.J857]*[.K857]" office:value-type="string" office:string-value="" calcext:value-type="error">
            <text:p>#NUM!</text:p>
          </table:table-cell>
          <table:table-cell table:style-name="ce68" table:formula="of:=[.H857]/[.L857]" office:value-type="string" office:string-value="" calcext:value-type="error">
            <text:p>#VALUE!</text:p>
          </table:table-cell>
          <table:table-cell table:style-name="ce68" table:formula="of:=[.M857]*10^24" office:value-type="string" office:string-value="" calcext:value-type="error">
            <text:p>#VALUE!</text:p>
          </table:table-cell>
          <table:table-cell/>
          <table:table-cell table:formula="of:=0.9585-(0.00408*[.F857])" office:value-type="float" office:value="0.9585" calcext:value-type="float">
            <text:p>0.9585</text:p>
          </table:table-cell>
          <table:table-cell table:style-name="ce68" table:formula="of:=(1+(10^((3.233*[.F85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7]&lt;2.5;[.N857]*[.Q857];0)" office:value-type="string" office:string-value="" calcext:value-type="error">
            <text:p>#VALUE!</text:p>
          </table:table-cell>
          <table:table-cell table:style-name="ce68" table:formula="of:=IF([.F857]&lt;10;[.N857]*[.P857];0)" office:value-type="string" office:string-value="" calcext:value-type="error">
            <text:p>#VALUE!</text:p>
          </table:table-cell>
          <table:table-cell table:style-name="ce68" table:formula="of:=[.T857]-[.S85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8]/PI()))" office:value-type="float" office:value="0" calcext:value-type="float">
            <text:p>0</text:p>
          </table:table-cell>
          <table:table-cell table:style-name="ce68" table:formula="of:=(PI()/6)*density*(([.F858]/[.E858])^3)" office:value-type="string" office:string-value="#DIV/0!" calcext:value-type="string">
            <text:p>#DIV/0!</text:p>
          </table:table-cell>
          <table:table-cell table:style-name="ce68" table:formula="of:=[.G858]/(Area*Time)" office:value-type="string" office:string-value="" calcext:value-type="error">
            <text:p>#VALUE!</text:p>
          </table:table-cell>
          <table:table-cell table:style-name="ce68" table:formula="of:=(density*([.F858]^2))/(18*dynamicV)" office:value-type="string" office:string-value="0.00E+00" calcext:value-type="string">
            <text:p>0.00E+00</text:p>
          </table:table-cell>
          <table:table-cell table:style-name="ce69" table:formula="of:=[.I858]*gravity" office:value-type="string" office:string-value="0.00E+00" calcext:value-type="string">
            <text:p>0.00E+00</text:p>
          </table:table-cell>
          <table:table-cell table:formula="of:=0.00595*((([.F858]*[.I858]*gravity)/KinematicV)^(0-0.439))" office:value-type="string" office:string-value="" calcext:value-type="error">
            <text:p>#NUM!</text:p>
          </table:table-cell>
          <table:table-cell table:style-name="ce68" table:formula="of:=[.J858]*[.K858]" office:value-type="string" office:string-value="" calcext:value-type="error">
            <text:p>#NUM!</text:p>
          </table:table-cell>
          <table:table-cell table:style-name="ce68" table:formula="of:=[.H858]/[.L858]" office:value-type="string" office:string-value="" calcext:value-type="error">
            <text:p>#VALUE!</text:p>
          </table:table-cell>
          <table:table-cell table:style-name="ce68" table:formula="of:=[.M858]*10^24" office:value-type="string" office:string-value="" calcext:value-type="error">
            <text:p>#VALUE!</text:p>
          </table:table-cell>
          <table:table-cell/>
          <table:table-cell table:formula="of:=0.9585-(0.00408*[.F858])" office:value-type="float" office:value="0.9585" calcext:value-type="float">
            <text:p>0.9585</text:p>
          </table:table-cell>
          <table:table-cell table:style-name="ce68" table:formula="of:=(1+(10^((3.233*[.F85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8]&lt;2.5;[.N858]*[.Q858];0)" office:value-type="string" office:string-value="" calcext:value-type="error">
            <text:p>#VALUE!</text:p>
          </table:table-cell>
          <table:table-cell table:style-name="ce68" table:formula="of:=IF([.F858]&lt;10;[.N858]*[.P858];0)" office:value-type="string" office:string-value="" calcext:value-type="error">
            <text:p>#VALUE!</text:p>
          </table:table-cell>
          <table:table-cell table:style-name="ce68" table:formula="of:=[.T858]-[.S85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59]/PI()))" office:value-type="float" office:value="0" calcext:value-type="float">
            <text:p>0</text:p>
          </table:table-cell>
          <table:table-cell table:style-name="ce68" table:formula="of:=(PI()/6)*density*(([.F859]/[.E859])^3)" office:value-type="string" office:string-value="#DIV/0!" calcext:value-type="string">
            <text:p>#DIV/0!</text:p>
          </table:table-cell>
          <table:table-cell table:style-name="ce68" table:formula="of:=[.G859]/(Area*Time)" office:value-type="string" office:string-value="" calcext:value-type="error">
            <text:p>#VALUE!</text:p>
          </table:table-cell>
          <table:table-cell table:style-name="ce68" table:formula="of:=(density*([.F859]^2))/(18*dynamicV)" office:value-type="string" office:string-value="0.00E+00" calcext:value-type="string">
            <text:p>0.00E+00</text:p>
          </table:table-cell>
          <table:table-cell table:style-name="ce69" table:formula="of:=[.I859]*gravity" office:value-type="string" office:string-value="0.00E+00" calcext:value-type="string">
            <text:p>0.00E+00</text:p>
          </table:table-cell>
          <table:table-cell table:formula="of:=0.00595*((([.F859]*[.I859]*gravity)/KinematicV)^(0-0.439))" office:value-type="string" office:string-value="" calcext:value-type="error">
            <text:p>#NUM!</text:p>
          </table:table-cell>
          <table:table-cell table:style-name="ce68" table:formula="of:=[.J859]*[.K859]" office:value-type="string" office:string-value="" calcext:value-type="error">
            <text:p>#NUM!</text:p>
          </table:table-cell>
          <table:table-cell table:style-name="ce68" table:formula="of:=[.H859]/[.L859]" office:value-type="string" office:string-value="" calcext:value-type="error">
            <text:p>#VALUE!</text:p>
          </table:table-cell>
          <table:table-cell table:style-name="ce68" table:formula="of:=[.M859]*10^24" office:value-type="string" office:string-value="" calcext:value-type="error">
            <text:p>#VALUE!</text:p>
          </table:table-cell>
          <table:table-cell/>
          <table:table-cell table:formula="of:=0.9585-(0.00408*[.F859])" office:value-type="float" office:value="0.9585" calcext:value-type="float">
            <text:p>0.9585</text:p>
          </table:table-cell>
          <table:table-cell table:style-name="ce68" table:formula="of:=(1+(10^((3.233*[.F85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59]&lt;2.5;[.N859]*[.Q859];0)" office:value-type="string" office:string-value="" calcext:value-type="error">
            <text:p>#VALUE!</text:p>
          </table:table-cell>
          <table:table-cell table:style-name="ce68" table:formula="of:=IF([.F859]&lt;10;[.N859]*[.P859];0)" office:value-type="string" office:string-value="" calcext:value-type="error">
            <text:p>#VALUE!</text:p>
          </table:table-cell>
          <table:table-cell table:style-name="ce68" table:formula="of:=[.T859]-[.S85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0]/PI()))" office:value-type="float" office:value="0" calcext:value-type="float">
            <text:p>0</text:p>
          </table:table-cell>
          <table:table-cell table:style-name="ce68" table:formula="of:=(PI()/6)*density*(([.F860]/[.E860])^3)" office:value-type="string" office:string-value="#DIV/0!" calcext:value-type="string">
            <text:p>#DIV/0!</text:p>
          </table:table-cell>
          <table:table-cell table:style-name="ce68" table:formula="of:=[.G860]/(Area*Time)" office:value-type="string" office:string-value="" calcext:value-type="error">
            <text:p>#VALUE!</text:p>
          </table:table-cell>
          <table:table-cell table:style-name="ce68" table:formula="of:=(density*([.F860]^2))/(18*dynamicV)" office:value-type="string" office:string-value="0.00E+00" calcext:value-type="string">
            <text:p>0.00E+00</text:p>
          </table:table-cell>
          <table:table-cell table:style-name="ce69" table:formula="of:=[.I860]*gravity" office:value-type="string" office:string-value="0.00E+00" calcext:value-type="string">
            <text:p>0.00E+00</text:p>
          </table:table-cell>
          <table:table-cell table:formula="of:=0.00595*((([.F860]*[.I860]*gravity)/KinematicV)^(0-0.439))" office:value-type="string" office:string-value="" calcext:value-type="error">
            <text:p>#NUM!</text:p>
          </table:table-cell>
          <table:table-cell table:style-name="ce68" table:formula="of:=[.J860]*[.K860]" office:value-type="string" office:string-value="" calcext:value-type="error">
            <text:p>#NUM!</text:p>
          </table:table-cell>
          <table:table-cell table:style-name="ce68" table:formula="of:=[.H860]/[.L860]" office:value-type="string" office:string-value="" calcext:value-type="error">
            <text:p>#VALUE!</text:p>
          </table:table-cell>
          <table:table-cell table:style-name="ce68" table:formula="of:=[.M860]*10^24" office:value-type="string" office:string-value="" calcext:value-type="error">
            <text:p>#VALUE!</text:p>
          </table:table-cell>
          <table:table-cell/>
          <table:table-cell table:formula="of:=0.9585-(0.00408*[.F860])" office:value-type="float" office:value="0.9585" calcext:value-type="float">
            <text:p>0.9585</text:p>
          </table:table-cell>
          <table:table-cell table:style-name="ce68" table:formula="of:=(1+(10^((3.233*[.F86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0]&lt;2.5;[.N860]*[.Q860];0)" office:value-type="string" office:string-value="" calcext:value-type="error">
            <text:p>#VALUE!</text:p>
          </table:table-cell>
          <table:table-cell table:style-name="ce68" table:formula="of:=IF([.F860]&lt;10;[.N860]*[.P860];0)" office:value-type="string" office:string-value="" calcext:value-type="error">
            <text:p>#VALUE!</text:p>
          </table:table-cell>
          <table:table-cell table:style-name="ce68" table:formula="of:=[.T860]-[.S86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1]/PI()))" office:value-type="float" office:value="0" calcext:value-type="float">
            <text:p>0</text:p>
          </table:table-cell>
          <table:table-cell table:style-name="ce68" table:formula="of:=(PI()/6)*density*(([.F861]/[.E861])^3)" office:value-type="string" office:string-value="#DIV/0!" calcext:value-type="string">
            <text:p>#DIV/0!</text:p>
          </table:table-cell>
          <table:table-cell table:style-name="ce68" table:formula="of:=[.G861]/(Area*Time)" office:value-type="string" office:string-value="" calcext:value-type="error">
            <text:p>#VALUE!</text:p>
          </table:table-cell>
          <table:table-cell table:style-name="ce68" table:formula="of:=(density*([.F861]^2))/(18*dynamicV)" office:value-type="string" office:string-value="0.00E+00" calcext:value-type="string">
            <text:p>0.00E+00</text:p>
          </table:table-cell>
          <table:table-cell table:style-name="ce69" table:formula="of:=[.I861]*gravity" office:value-type="string" office:string-value="0.00E+00" calcext:value-type="string">
            <text:p>0.00E+00</text:p>
          </table:table-cell>
          <table:table-cell table:formula="of:=0.00595*((([.F861]*[.I861]*gravity)/KinematicV)^(0-0.439))" office:value-type="string" office:string-value="" calcext:value-type="error">
            <text:p>#NUM!</text:p>
          </table:table-cell>
          <table:table-cell table:style-name="ce68" table:formula="of:=[.J861]*[.K861]" office:value-type="string" office:string-value="" calcext:value-type="error">
            <text:p>#NUM!</text:p>
          </table:table-cell>
          <table:table-cell table:style-name="ce68" table:formula="of:=[.H861]/[.L861]" office:value-type="string" office:string-value="" calcext:value-type="error">
            <text:p>#VALUE!</text:p>
          </table:table-cell>
          <table:table-cell table:style-name="ce68" table:formula="of:=[.M861]*10^24" office:value-type="string" office:string-value="" calcext:value-type="error">
            <text:p>#VALUE!</text:p>
          </table:table-cell>
          <table:table-cell/>
          <table:table-cell table:formula="of:=0.9585-(0.00408*[.F861])" office:value-type="float" office:value="0.9585" calcext:value-type="float">
            <text:p>0.9585</text:p>
          </table:table-cell>
          <table:table-cell table:style-name="ce68" table:formula="of:=(1+(10^((3.233*[.F86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1]&lt;2.5;[.N861]*[.Q861];0)" office:value-type="string" office:string-value="" calcext:value-type="error">
            <text:p>#VALUE!</text:p>
          </table:table-cell>
          <table:table-cell table:style-name="ce68" table:formula="of:=IF([.F861]&lt;10;[.N861]*[.P861];0)" office:value-type="string" office:string-value="" calcext:value-type="error">
            <text:p>#VALUE!</text:p>
          </table:table-cell>
          <table:table-cell table:style-name="ce68" table:formula="of:=[.T861]-[.S86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2]/PI()))" office:value-type="float" office:value="0" calcext:value-type="float">
            <text:p>0</text:p>
          </table:table-cell>
          <table:table-cell table:style-name="ce68" table:formula="of:=(PI()/6)*density*(([.F862]/[.E862])^3)" office:value-type="string" office:string-value="#DIV/0!" calcext:value-type="string">
            <text:p>#DIV/0!</text:p>
          </table:table-cell>
          <table:table-cell table:style-name="ce68" table:formula="of:=[.G862]/(Area*Time)" office:value-type="string" office:string-value="" calcext:value-type="error">
            <text:p>#VALUE!</text:p>
          </table:table-cell>
          <table:table-cell table:style-name="ce68" table:formula="of:=(density*([.F862]^2))/(18*dynamicV)" office:value-type="string" office:string-value="0.00E+00" calcext:value-type="string">
            <text:p>0.00E+00</text:p>
          </table:table-cell>
          <table:table-cell table:style-name="ce69" table:formula="of:=[.I862]*gravity" office:value-type="string" office:string-value="0.00E+00" calcext:value-type="string">
            <text:p>0.00E+00</text:p>
          </table:table-cell>
          <table:table-cell table:formula="of:=0.00595*((([.F862]*[.I862]*gravity)/KinematicV)^(0-0.439))" office:value-type="string" office:string-value="" calcext:value-type="error">
            <text:p>#NUM!</text:p>
          </table:table-cell>
          <table:table-cell table:style-name="ce68" table:formula="of:=[.J862]*[.K862]" office:value-type="string" office:string-value="" calcext:value-type="error">
            <text:p>#NUM!</text:p>
          </table:table-cell>
          <table:table-cell table:style-name="ce68" table:formula="of:=[.H862]/[.L862]" office:value-type="string" office:string-value="" calcext:value-type="error">
            <text:p>#VALUE!</text:p>
          </table:table-cell>
          <table:table-cell table:style-name="ce68" table:formula="of:=[.M862]*10^24" office:value-type="string" office:string-value="" calcext:value-type="error">
            <text:p>#VALUE!</text:p>
          </table:table-cell>
          <table:table-cell/>
          <table:table-cell table:formula="of:=0.9585-(0.00408*[.F862])" office:value-type="float" office:value="0.9585" calcext:value-type="float">
            <text:p>0.9585</text:p>
          </table:table-cell>
          <table:table-cell table:style-name="ce68" table:formula="of:=(1+(10^((3.233*[.F86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2]&lt;2.5;[.N862]*[.Q862];0)" office:value-type="string" office:string-value="" calcext:value-type="error">
            <text:p>#VALUE!</text:p>
          </table:table-cell>
          <table:table-cell table:style-name="ce68" table:formula="of:=IF([.F862]&lt;10;[.N862]*[.P862];0)" office:value-type="string" office:string-value="" calcext:value-type="error">
            <text:p>#VALUE!</text:p>
          </table:table-cell>
          <table:table-cell table:style-name="ce68" table:formula="of:=[.T862]-[.S86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3]/PI()))" office:value-type="float" office:value="0" calcext:value-type="float">
            <text:p>0</text:p>
          </table:table-cell>
          <table:table-cell table:style-name="ce68" table:formula="of:=(PI()/6)*density*(([.F863]/[.E863])^3)" office:value-type="string" office:string-value="#DIV/0!" calcext:value-type="string">
            <text:p>#DIV/0!</text:p>
          </table:table-cell>
          <table:table-cell table:style-name="ce68" table:formula="of:=[.G863]/(Area*Time)" office:value-type="string" office:string-value="" calcext:value-type="error">
            <text:p>#VALUE!</text:p>
          </table:table-cell>
          <table:table-cell table:style-name="ce68" table:formula="of:=(density*([.F863]^2))/(18*dynamicV)" office:value-type="string" office:string-value="0.00E+00" calcext:value-type="string">
            <text:p>0.00E+00</text:p>
          </table:table-cell>
          <table:table-cell table:style-name="ce69" table:formula="of:=[.I863]*gravity" office:value-type="string" office:string-value="0.00E+00" calcext:value-type="string">
            <text:p>0.00E+00</text:p>
          </table:table-cell>
          <table:table-cell table:formula="of:=0.00595*((([.F863]*[.I863]*gravity)/KinematicV)^(0-0.439))" office:value-type="string" office:string-value="" calcext:value-type="error">
            <text:p>#NUM!</text:p>
          </table:table-cell>
          <table:table-cell table:style-name="ce68" table:formula="of:=[.J863]*[.K863]" office:value-type="string" office:string-value="" calcext:value-type="error">
            <text:p>#NUM!</text:p>
          </table:table-cell>
          <table:table-cell table:style-name="ce68" table:formula="of:=[.H863]/[.L863]" office:value-type="string" office:string-value="" calcext:value-type="error">
            <text:p>#VALUE!</text:p>
          </table:table-cell>
          <table:table-cell table:style-name="ce68" table:formula="of:=[.M863]*10^24" office:value-type="string" office:string-value="" calcext:value-type="error">
            <text:p>#VALUE!</text:p>
          </table:table-cell>
          <table:table-cell/>
          <table:table-cell table:formula="of:=0.9585-(0.00408*[.F863])" office:value-type="float" office:value="0.9585" calcext:value-type="float">
            <text:p>0.9585</text:p>
          </table:table-cell>
          <table:table-cell table:style-name="ce68" table:formula="of:=(1+(10^((3.233*[.F86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3]&lt;2.5;[.N863]*[.Q863];0)" office:value-type="string" office:string-value="" calcext:value-type="error">
            <text:p>#VALUE!</text:p>
          </table:table-cell>
          <table:table-cell table:style-name="ce68" table:formula="of:=IF([.F863]&lt;10;[.N863]*[.P863];0)" office:value-type="string" office:string-value="" calcext:value-type="error">
            <text:p>#VALUE!</text:p>
          </table:table-cell>
          <table:table-cell table:style-name="ce68" table:formula="of:=[.T863]-[.S86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4]/PI()))" office:value-type="float" office:value="0" calcext:value-type="float">
            <text:p>0</text:p>
          </table:table-cell>
          <table:table-cell table:style-name="ce68" table:formula="of:=(PI()/6)*density*(([.F864]/[.E864])^3)" office:value-type="string" office:string-value="#DIV/0!" calcext:value-type="string">
            <text:p>#DIV/0!</text:p>
          </table:table-cell>
          <table:table-cell table:style-name="ce68" table:formula="of:=[.G864]/(Area*Time)" office:value-type="string" office:string-value="" calcext:value-type="error">
            <text:p>#VALUE!</text:p>
          </table:table-cell>
          <table:table-cell table:style-name="ce68" table:formula="of:=(density*([.F864]^2))/(18*dynamicV)" office:value-type="string" office:string-value="0.00E+00" calcext:value-type="string">
            <text:p>0.00E+00</text:p>
          </table:table-cell>
          <table:table-cell table:style-name="ce69" table:formula="of:=[.I864]*gravity" office:value-type="string" office:string-value="0.00E+00" calcext:value-type="string">
            <text:p>0.00E+00</text:p>
          </table:table-cell>
          <table:table-cell table:formula="of:=0.00595*((([.F864]*[.I864]*gravity)/KinematicV)^(0-0.439))" office:value-type="string" office:string-value="" calcext:value-type="error">
            <text:p>#NUM!</text:p>
          </table:table-cell>
          <table:table-cell table:style-name="ce68" table:formula="of:=[.J864]*[.K864]" office:value-type="string" office:string-value="" calcext:value-type="error">
            <text:p>#NUM!</text:p>
          </table:table-cell>
          <table:table-cell table:style-name="ce68" table:formula="of:=[.H864]/[.L864]" office:value-type="string" office:string-value="" calcext:value-type="error">
            <text:p>#VALUE!</text:p>
          </table:table-cell>
          <table:table-cell table:style-name="ce68" table:formula="of:=[.M864]*10^24" office:value-type="string" office:string-value="" calcext:value-type="error">
            <text:p>#VALUE!</text:p>
          </table:table-cell>
          <table:table-cell/>
          <table:table-cell table:formula="of:=0.9585-(0.00408*[.F864])" office:value-type="float" office:value="0.9585" calcext:value-type="float">
            <text:p>0.9585</text:p>
          </table:table-cell>
          <table:table-cell table:style-name="ce68" table:formula="of:=(1+(10^((3.233*[.F86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4]&lt;2.5;[.N864]*[.Q864];0)" office:value-type="string" office:string-value="" calcext:value-type="error">
            <text:p>#VALUE!</text:p>
          </table:table-cell>
          <table:table-cell table:style-name="ce68" table:formula="of:=IF([.F864]&lt;10;[.N864]*[.P864];0)" office:value-type="string" office:string-value="" calcext:value-type="error">
            <text:p>#VALUE!</text:p>
          </table:table-cell>
          <table:table-cell table:style-name="ce68" table:formula="of:=[.T864]-[.S86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5]/PI()))" office:value-type="float" office:value="0" calcext:value-type="float">
            <text:p>0</text:p>
          </table:table-cell>
          <table:table-cell table:style-name="ce68" table:formula="of:=(PI()/6)*density*(([.F865]/[.E865])^3)" office:value-type="string" office:string-value="#DIV/0!" calcext:value-type="string">
            <text:p>#DIV/0!</text:p>
          </table:table-cell>
          <table:table-cell table:style-name="ce68" table:formula="of:=[.G865]/(Area*Time)" office:value-type="string" office:string-value="" calcext:value-type="error">
            <text:p>#VALUE!</text:p>
          </table:table-cell>
          <table:table-cell table:style-name="ce68" table:formula="of:=(density*([.F865]^2))/(18*dynamicV)" office:value-type="string" office:string-value="0.00E+00" calcext:value-type="string">
            <text:p>0.00E+00</text:p>
          </table:table-cell>
          <table:table-cell table:style-name="ce69" table:formula="of:=[.I865]*gravity" office:value-type="string" office:string-value="0.00E+00" calcext:value-type="string">
            <text:p>0.00E+00</text:p>
          </table:table-cell>
          <table:table-cell table:formula="of:=0.00595*((([.F865]*[.I865]*gravity)/KinematicV)^(0-0.439))" office:value-type="string" office:string-value="" calcext:value-type="error">
            <text:p>#NUM!</text:p>
          </table:table-cell>
          <table:table-cell table:style-name="ce68" table:formula="of:=[.J865]*[.K865]" office:value-type="string" office:string-value="" calcext:value-type="error">
            <text:p>#NUM!</text:p>
          </table:table-cell>
          <table:table-cell table:style-name="ce68" table:formula="of:=[.H865]/[.L865]" office:value-type="string" office:string-value="" calcext:value-type="error">
            <text:p>#VALUE!</text:p>
          </table:table-cell>
          <table:table-cell table:style-name="ce68" table:formula="of:=[.M865]*10^24" office:value-type="string" office:string-value="" calcext:value-type="error">
            <text:p>#VALUE!</text:p>
          </table:table-cell>
          <table:table-cell/>
          <table:table-cell table:formula="of:=0.9585-(0.00408*[.F865])" office:value-type="float" office:value="0.9585" calcext:value-type="float">
            <text:p>0.9585</text:p>
          </table:table-cell>
          <table:table-cell table:style-name="ce68" table:formula="of:=(1+(10^((3.233*[.F86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5]&lt;2.5;[.N865]*[.Q865];0)" office:value-type="string" office:string-value="" calcext:value-type="error">
            <text:p>#VALUE!</text:p>
          </table:table-cell>
          <table:table-cell table:style-name="ce68" table:formula="of:=IF([.F865]&lt;10;[.N865]*[.P865];0)" office:value-type="string" office:string-value="" calcext:value-type="error">
            <text:p>#VALUE!</text:p>
          </table:table-cell>
          <table:table-cell table:style-name="ce68" table:formula="of:=[.T865]-[.S86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6]/PI()))" office:value-type="float" office:value="0" calcext:value-type="float">
            <text:p>0</text:p>
          </table:table-cell>
          <table:table-cell table:style-name="ce68" table:formula="of:=(PI()/6)*density*(([.F866]/[.E866])^3)" office:value-type="string" office:string-value="#DIV/0!" calcext:value-type="string">
            <text:p>#DIV/0!</text:p>
          </table:table-cell>
          <table:table-cell table:style-name="ce68" table:formula="of:=[.G866]/(Area*Time)" office:value-type="string" office:string-value="" calcext:value-type="error">
            <text:p>#VALUE!</text:p>
          </table:table-cell>
          <table:table-cell table:style-name="ce68" table:formula="of:=(density*([.F866]^2))/(18*dynamicV)" office:value-type="string" office:string-value="0.00E+00" calcext:value-type="string">
            <text:p>0.00E+00</text:p>
          </table:table-cell>
          <table:table-cell table:style-name="ce69" table:formula="of:=[.I866]*gravity" office:value-type="string" office:string-value="0.00E+00" calcext:value-type="string">
            <text:p>0.00E+00</text:p>
          </table:table-cell>
          <table:table-cell table:formula="of:=0.00595*((([.F866]*[.I866]*gravity)/KinematicV)^(0-0.439))" office:value-type="string" office:string-value="" calcext:value-type="error">
            <text:p>#NUM!</text:p>
          </table:table-cell>
          <table:table-cell table:style-name="ce68" table:formula="of:=[.J866]*[.K866]" office:value-type="string" office:string-value="" calcext:value-type="error">
            <text:p>#NUM!</text:p>
          </table:table-cell>
          <table:table-cell table:style-name="ce68" table:formula="of:=[.H866]/[.L866]" office:value-type="string" office:string-value="" calcext:value-type="error">
            <text:p>#VALUE!</text:p>
          </table:table-cell>
          <table:table-cell table:style-name="ce68" table:formula="of:=[.M866]*10^24" office:value-type="string" office:string-value="" calcext:value-type="error">
            <text:p>#VALUE!</text:p>
          </table:table-cell>
          <table:table-cell/>
          <table:table-cell table:formula="of:=0.9585-(0.00408*[.F866])" office:value-type="float" office:value="0.9585" calcext:value-type="float">
            <text:p>0.9585</text:p>
          </table:table-cell>
          <table:table-cell table:style-name="ce68" table:formula="of:=(1+(10^((3.233*[.F86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6]&lt;2.5;[.N866]*[.Q866];0)" office:value-type="string" office:string-value="" calcext:value-type="error">
            <text:p>#VALUE!</text:p>
          </table:table-cell>
          <table:table-cell table:style-name="ce68" table:formula="of:=IF([.F866]&lt;10;[.N866]*[.P866];0)" office:value-type="string" office:string-value="" calcext:value-type="error">
            <text:p>#VALUE!</text:p>
          </table:table-cell>
          <table:table-cell table:style-name="ce68" table:formula="of:=[.T866]-[.S86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7]/PI()))" office:value-type="float" office:value="0" calcext:value-type="float">
            <text:p>0</text:p>
          </table:table-cell>
          <table:table-cell table:style-name="ce68" table:formula="of:=(PI()/6)*density*(([.F867]/[.E867])^3)" office:value-type="string" office:string-value="#DIV/0!" calcext:value-type="string">
            <text:p>#DIV/0!</text:p>
          </table:table-cell>
          <table:table-cell table:style-name="ce68" table:formula="of:=[.G867]/(Area*Time)" office:value-type="string" office:string-value="" calcext:value-type="error">
            <text:p>#VALUE!</text:p>
          </table:table-cell>
          <table:table-cell table:style-name="ce68" table:formula="of:=(density*([.F867]^2))/(18*dynamicV)" office:value-type="string" office:string-value="0.00E+00" calcext:value-type="string">
            <text:p>0.00E+00</text:p>
          </table:table-cell>
          <table:table-cell table:style-name="ce69" table:formula="of:=[.I867]*gravity" office:value-type="string" office:string-value="0.00E+00" calcext:value-type="string">
            <text:p>0.00E+00</text:p>
          </table:table-cell>
          <table:table-cell table:formula="of:=0.00595*((([.F867]*[.I867]*gravity)/KinematicV)^(0-0.439))" office:value-type="string" office:string-value="" calcext:value-type="error">
            <text:p>#NUM!</text:p>
          </table:table-cell>
          <table:table-cell table:style-name="ce68" table:formula="of:=[.J867]*[.K867]" office:value-type="string" office:string-value="" calcext:value-type="error">
            <text:p>#NUM!</text:p>
          </table:table-cell>
          <table:table-cell table:style-name="ce68" table:formula="of:=[.H867]/[.L867]" office:value-type="string" office:string-value="" calcext:value-type="error">
            <text:p>#VALUE!</text:p>
          </table:table-cell>
          <table:table-cell table:style-name="ce68" table:formula="of:=[.M867]*10^24" office:value-type="string" office:string-value="" calcext:value-type="error">
            <text:p>#VALUE!</text:p>
          </table:table-cell>
          <table:table-cell/>
          <table:table-cell table:formula="of:=0.9585-(0.00408*[.F867])" office:value-type="float" office:value="0.9585" calcext:value-type="float">
            <text:p>0.9585</text:p>
          </table:table-cell>
          <table:table-cell table:style-name="ce68" table:formula="of:=(1+(10^((3.233*[.F86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7]&lt;2.5;[.N867]*[.Q867];0)" office:value-type="string" office:string-value="" calcext:value-type="error">
            <text:p>#VALUE!</text:p>
          </table:table-cell>
          <table:table-cell table:style-name="ce68" table:formula="of:=IF([.F867]&lt;10;[.N867]*[.P867];0)" office:value-type="string" office:string-value="" calcext:value-type="error">
            <text:p>#VALUE!</text:p>
          </table:table-cell>
          <table:table-cell table:style-name="ce68" table:formula="of:=[.T867]-[.S86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8]/PI()))" office:value-type="float" office:value="0" calcext:value-type="float">
            <text:p>0</text:p>
          </table:table-cell>
          <table:table-cell table:style-name="ce68" table:formula="of:=(PI()/6)*density*(([.F868]/[.E868])^3)" office:value-type="string" office:string-value="#DIV/0!" calcext:value-type="string">
            <text:p>#DIV/0!</text:p>
          </table:table-cell>
          <table:table-cell table:style-name="ce68" table:formula="of:=[.G868]/(Area*Time)" office:value-type="string" office:string-value="" calcext:value-type="error">
            <text:p>#VALUE!</text:p>
          </table:table-cell>
          <table:table-cell table:style-name="ce68" table:formula="of:=(density*([.F868]^2))/(18*dynamicV)" office:value-type="string" office:string-value="0.00E+00" calcext:value-type="string">
            <text:p>0.00E+00</text:p>
          </table:table-cell>
          <table:table-cell table:style-name="ce69" table:formula="of:=[.I868]*gravity" office:value-type="string" office:string-value="0.00E+00" calcext:value-type="string">
            <text:p>0.00E+00</text:p>
          </table:table-cell>
          <table:table-cell table:formula="of:=0.00595*((([.F868]*[.I868]*gravity)/KinematicV)^(0-0.439))" office:value-type="string" office:string-value="" calcext:value-type="error">
            <text:p>#NUM!</text:p>
          </table:table-cell>
          <table:table-cell table:style-name="ce68" table:formula="of:=[.J868]*[.K868]" office:value-type="string" office:string-value="" calcext:value-type="error">
            <text:p>#NUM!</text:p>
          </table:table-cell>
          <table:table-cell table:style-name="ce68" table:formula="of:=[.H868]/[.L868]" office:value-type="string" office:string-value="" calcext:value-type="error">
            <text:p>#VALUE!</text:p>
          </table:table-cell>
          <table:table-cell table:style-name="ce68" table:formula="of:=[.M868]*10^24" office:value-type="string" office:string-value="" calcext:value-type="error">
            <text:p>#VALUE!</text:p>
          </table:table-cell>
          <table:table-cell/>
          <table:table-cell table:formula="of:=0.9585-(0.00408*[.F868])" office:value-type="float" office:value="0.9585" calcext:value-type="float">
            <text:p>0.9585</text:p>
          </table:table-cell>
          <table:table-cell table:style-name="ce68" table:formula="of:=(1+(10^((3.233*[.F86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8]&lt;2.5;[.N868]*[.Q868];0)" office:value-type="string" office:string-value="" calcext:value-type="error">
            <text:p>#VALUE!</text:p>
          </table:table-cell>
          <table:table-cell table:style-name="ce68" table:formula="of:=IF([.F868]&lt;10;[.N868]*[.P868];0)" office:value-type="string" office:string-value="" calcext:value-type="error">
            <text:p>#VALUE!</text:p>
          </table:table-cell>
          <table:table-cell table:style-name="ce68" table:formula="of:=[.T868]-[.S86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69]/PI()))" office:value-type="float" office:value="0" calcext:value-type="float">
            <text:p>0</text:p>
          </table:table-cell>
          <table:table-cell table:style-name="ce68" table:formula="of:=(PI()/6)*density*(([.F869]/[.E869])^3)" office:value-type="string" office:string-value="#DIV/0!" calcext:value-type="string">
            <text:p>#DIV/0!</text:p>
          </table:table-cell>
          <table:table-cell table:style-name="ce68" table:formula="of:=[.G869]/(Area*Time)" office:value-type="string" office:string-value="" calcext:value-type="error">
            <text:p>#VALUE!</text:p>
          </table:table-cell>
          <table:table-cell table:style-name="ce68" table:formula="of:=(density*([.F869]^2))/(18*dynamicV)" office:value-type="string" office:string-value="0.00E+00" calcext:value-type="string">
            <text:p>0.00E+00</text:p>
          </table:table-cell>
          <table:table-cell table:style-name="ce69" table:formula="of:=[.I869]*gravity" office:value-type="string" office:string-value="0.00E+00" calcext:value-type="string">
            <text:p>0.00E+00</text:p>
          </table:table-cell>
          <table:table-cell table:formula="of:=0.00595*((([.F869]*[.I869]*gravity)/KinematicV)^(0-0.439))" office:value-type="string" office:string-value="" calcext:value-type="error">
            <text:p>#NUM!</text:p>
          </table:table-cell>
          <table:table-cell table:style-name="ce68" table:formula="of:=[.J869]*[.K869]" office:value-type="string" office:string-value="" calcext:value-type="error">
            <text:p>#NUM!</text:p>
          </table:table-cell>
          <table:table-cell table:style-name="ce68" table:formula="of:=[.H869]/[.L869]" office:value-type="string" office:string-value="" calcext:value-type="error">
            <text:p>#VALUE!</text:p>
          </table:table-cell>
          <table:table-cell table:style-name="ce68" table:formula="of:=[.M869]*10^24" office:value-type="string" office:string-value="" calcext:value-type="error">
            <text:p>#VALUE!</text:p>
          </table:table-cell>
          <table:table-cell/>
          <table:table-cell table:formula="of:=0.9585-(0.00408*[.F869])" office:value-type="float" office:value="0.9585" calcext:value-type="float">
            <text:p>0.9585</text:p>
          </table:table-cell>
          <table:table-cell table:style-name="ce68" table:formula="of:=(1+(10^((3.233*[.F86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69]&lt;2.5;[.N869]*[.Q869];0)" office:value-type="string" office:string-value="" calcext:value-type="error">
            <text:p>#VALUE!</text:p>
          </table:table-cell>
          <table:table-cell table:style-name="ce68" table:formula="of:=IF([.F869]&lt;10;[.N869]*[.P869];0)" office:value-type="string" office:string-value="" calcext:value-type="error">
            <text:p>#VALUE!</text:p>
          </table:table-cell>
          <table:table-cell table:style-name="ce68" table:formula="of:=[.T869]-[.S86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0]/PI()))" office:value-type="float" office:value="0" calcext:value-type="float">
            <text:p>0</text:p>
          </table:table-cell>
          <table:table-cell table:style-name="ce68" table:formula="of:=(PI()/6)*density*(([.F870]/[.E870])^3)" office:value-type="string" office:string-value="#DIV/0!" calcext:value-type="string">
            <text:p>#DIV/0!</text:p>
          </table:table-cell>
          <table:table-cell table:style-name="ce68" table:formula="of:=[.G870]/(Area*Time)" office:value-type="string" office:string-value="" calcext:value-type="error">
            <text:p>#VALUE!</text:p>
          </table:table-cell>
          <table:table-cell table:style-name="ce68" table:formula="of:=(density*([.F870]^2))/(18*dynamicV)" office:value-type="string" office:string-value="0.00E+00" calcext:value-type="string">
            <text:p>0.00E+00</text:p>
          </table:table-cell>
          <table:table-cell table:style-name="ce69" table:formula="of:=[.I870]*gravity" office:value-type="string" office:string-value="0.00E+00" calcext:value-type="string">
            <text:p>0.00E+00</text:p>
          </table:table-cell>
          <table:table-cell table:formula="of:=0.00595*((([.F870]*[.I870]*gravity)/KinematicV)^(0-0.439))" office:value-type="string" office:string-value="" calcext:value-type="error">
            <text:p>#NUM!</text:p>
          </table:table-cell>
          <table:table-cell table:style-name="ce68" table:formula="of:=[.J870]*[.K870]" office:value-type="string" office:string-value="" calcext:value-type="error">
            <text:p>#NUM!</text:p>
          </table:table-cell>
          <table:table-cell table:style-name="ce68" table:formula="of:=[.H870]/[.L870]" office:value-type="string" office:string-value="" calcext:value-type="error">
            <text:p>#VALUE!</text:p>
          </table:table-cell>
          <table:table-cell table:style-name="ce68" table:formula="of:=[.M870]*10^24" office:value-type="string" office:string-value="" calcext:value-type="error">
            <text:p>#VALUE!</text:p>
          </table:table-cell>
          <table:table-cell/>
          <table:table-cell table:formula="of:=0.9585-(0.00408*[.F870])" office:value-type="float" office:value="0.9585" calcext:value-type="float">
            <text:p>0.9585</text:p>
          </table:table-cell>
          <table:table-cell table:style-name="ce68" table:formula="of:=(1+(10^((3.233*[.F87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0]&lt;2.5;[.N870]*[.Q870];0)" office:value-type="string" office:string-value="" calcext:value-type="error">
            <text:p>#VALUE!</text:p>
          </table:table-cell>
          <table:table-cell table:style-name="ce68" table:formula="of:=IF([.F870]&lt;10;[.N870]*[.P870];0)" office:value-type="string" office:string-value="" calcext:value-type="error">
            <text:p>#VALUE!</text:p>
          </table:table-cell>
          <table:table-cell table:style-name="ce68" table:formula="of:=[.T870]-[.S87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1]/PI()))" office:value-type="float" office:value="0" calcext:value-type="float">
            <text:p>0</text:p>
          </table:table-cell>
          <table:table-cell table:style-name="ce68" table:formula="of:=(PI()/6)*density*(([.F871]/[.E871])^3)" office:value-type="string" office:string-value="#DIV/0!" calcext:value-type="string">
            <text:p>#DIV/0!</text:p>
          </table:table-cell>
          <table:table-cell table:style-name="ce68" table:formula="of:=[.G871]/(Area*Time)" office:value-type="string" office:string-value="" calcext:value-type="error">
            <text:p>#VALUE!</text:p>
          </table:table-cell>
          <table:table-cell table:style-name="ce68" table:formula="of:=(density*([.F871]^2))/(18*dynamicV)" office:value-type="string" office:string-value="0.00E+00" calcext:value-type="string">
            <text:p>0.00E+00</text:p>
          </table:table-cell>
          <table:table-cell table:style-name="ce69" table:formula="of:=[.I871]*gravity" office:value-type="string" office:string-value="0.00E+00" calcext:value-type="string">
            <text:p>0.00E+00</text:p>
          </table:table-cell>
          <table:table-cell table:formula="of:=0.00595*((([.F871]*[.I871]*gravity)/KinematicV)^(0-0.439))" office:value-type="string" office:string-value="" calcext:value-type="error">
            <text:p>#NUM!</text:p>
          </table:table-cell>
          <table:table-cell table:style-name="ce68" table:formula="of:=[.J871]*[.K871]" office:value-type="string" office:string-value="" calcext:value-type="error">
            <text:p>#NUM!</text:p>
          </table:table-cell>
          <table:table-cell table:style-name="ce68" table:formula="of:=[.H871]/[.L871]" office:value-type="string" office:string-value="" calcext:value-type="error">
            <text:p>#VALUE!</text:p>
          </table:table-cell>
          <table:table-cell table:style-name="ce68" table:formula="of:=[.M871]*10^24" office:value-type="string" office:string-value="" calcext:value-type="error">
            <text:p>#VALUE!</text:p>
          </table:table-cell>
          <table:table-cell/>
          <table:table-cell table:formula="of:=0.9585-(0.00408*[.F871])" office:value-type="float" office:value="0.9585" calcext:value-type="float">
            <text:p>0.9585</text:p>
          </table:table-cell>
          <table:table-cell table:style-name="ce68" table:formula="of:=(1+(10^((3.233*[.F87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1]&lt;2.5;[.N871]*[.Q871];0)" office:value-type="string" office:string-value="" calcext:value-type="error">
            <text:p>#VALUE!</text:p>
          </table:table-cell>
          <table:table-cell table:style-name="ce68" table:formula="of:=IF([.F871]&lt;10;[.N871]*[.P871];0)" office:value-type="string" office:string-value="" calcext:value-type="error">
            <text:p>#VALUE!</text:p>
          </table:table-cell>
          <table:table-cell table:style-name="ce68" table:formula="of:=[.T871]-[.S87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2]/PI()))" office:value-type="float" office:value="0" calcext:value-type="float">
            <text:p>0</text:p>
          </table:table-cell>
          <table:table-cell table:style-name="ce68" table:formula="of:=(PI()/6)*density*(([.F872]/[.E872])^3)" office:value-type="string" office:string-value="#DIV/0!" calcext:value-type="string">
            <text:p>#DIV/0!</text:p>
          </table:table-cell>
          <table:table-cell table:style-name="ce68" table:formula="of:=[.G872]/(Area*Time)" office:value-type="string" office:string-value="" calcext:value-type="error">
            <text:p>#VALUE!</text:p>
          </table:table-cell>
          <table:table-cell table:style-name="ce68" table:formula="of:=(density*([.F872]^2))/(18*dynamicV)" office:value-type="string" office:string-value="0.00E+00" calcext:value-type="string">
            <text:p>0.00E+00</text:p>
          </table:table-cell>
          <table:table-cell table:style-name="ce69" table:formula="of:=[.I872]*gravity" office:value-type="string" office:string-value="0.00E+00" calcext:value-type="string">
            <text:p>0.00E+00</text:p>
          </table:table-cell>
          <table:table-cell table:formula="of:=0.00595*((([.F872]*[.I872]*gravity)/KinematicV)^(0-0.439))" office:value-type="string" office:string-value="" calcext:value-type="error">
            <text:p>#NUM!</text:p>
          </table:table-cell>
          <table:table-cell table:style-name="ce68" table:formula="of:=[.J872]*[.K872]" office:value-type="string" office:string-value="" calcext:value-type="error">
            <text:p>#NUM!</text:p>
          </table:table-cell>
          <table:table-cell table:style-name="ce68" table:formula="of:=[.H872]/[.L872]" office:value-type="string" office:string-value="" calcext:value-type="error">
            <text:p>#VALUE!</text:p>
          </table:table-cell>
          <table:table-cell table:style-name="ce68" table:formula="of:=[.M872]*10^24" office:value-type="string" office:string-value="" calcext:value-type="error">
            <text:p>#VALUE!</text:p>
          </table:table-cell>
          <table:table-cell/>
          <table:table-cell table:formula="of:=0.9585-(0.00408*[.F872])" office:value-type="float" office:value="0.9585" calcext:value-type="float">
            <text:p>0.9585</text:p>
          </table:table-cell>
          <table:table-cell table:style-name="ce68" table:formula="of:=(1+(10^((3.233*[.F87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2]&lt;2.5;[.N872]*[.Q872];0)" office:value-type="string" office:string-value="" calcext:value-type="error">
            <text:p>#VALUE!</text:p>
          </table:table-cell>
          <table:table-cell table:style-name="ce68" table:formula="of:=IF([.F872]&lt;10;[.N872]*[.P872];0)" office:value-type="string" office:string-value="" calcext:value-type="error">
            <text:p>#VALUE!</text:p>
          </table:table-cell>
          <table:table-cell table:style-name="ce68" table:formula="of:=[.T872]-[.S87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3]/PI()))" office:value-type="float" office:value="0" calcext:value-type="float">
            <text:p>0</text:p>
          </table:table-cell>
          <table:table-cell table:style-name="ce68" table:formula="of:=(PI()/6)*density*(([.F873]/[.E873])^3)" office:value-type="string" office:string-value="#DIV/0!" calcext:value-type="string">
            <text:p>#DIV/0!</text:p>
          </table:table-cell>
          <table:table-cell table:style-name="ce68" table:formula="of:=[.G873]/(Area*Time)" office:value-type="string" office:string-value="" calcext:value-type="error">
            <text:p>#VALUE!</text:p>
          </table:table-cell>
          <table:table-cell table:style-name="ce68" table:formula="of:=(density*([.F873]^2))/(18*dynamicV)" office:value-type="string" office:string-value="0.00E+00" calcext:value-type="string">
            <text:p>0.00E+00</text:p>
          </table:table-cell>
          <table:table-cell table:style-name="ce69" table:formula="of:=[.I873]*gravity" office:value-type="string" office:string-value="0.00E+00" calcext:value-type="string">
            <text:p>0.00E+00</text:p>
          </table:table-cell>
          <table:table-cell table:formula="of:=0.00595*((([.F873]*[.I873]*gravity)/KinematicV)^(0-0.439))" office:value-type="string" office:string-value="" calcext:value-type="error">
            <text:p>#NUM!</text:p>
          </table:table-cell>
          <table:table-cell table:style-name="ce68" table:formula="of:=[.J873]*[.K873]" office:value-type="string" office:string-value="" calcext:value-type="error">
            <text:p>#NUM!</text:p>
          </table:table-cell>
          <table:table-cell table:style-name="ce68" table:formula="of:=[.H873]/[.L873]" office:value-type="string" office:string-value="" calcext:value-type="error">
            <text:p>#VALUE!</text:p>
          </table:table-cell>
          <table:table-cell table:style-name="ce68" table:formula="of:=[.M873]*10^24" office:value-type="string" office:string-value="" calcext:value-type="error">
            <text:p>#VALUE!</text:p>
          </table:table-cell>
          <table:table-cell/>
          <table:table-cell table:formula="of:=0.9585-(0.00408*[.F873])" office:value-type="float" office:value="0.9585" calcext:value-type="float">
            <text:p>0.9585</text:p>
          </table:table-cell>
          <table:table-cell table:style-name="ce68" table:formula="of:=(1+(10^((3.233*[.F87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3]&lt;2.5;[.N873]*[.Q873];0)" office:value-type="string" office:string-value="" calcext:value-type="error">
            <text:p>#VALUE!</text:p>
          </table:table-cell>
          <table:table-cell table:style-name="ce68" table:formula="of:=IF([.F873]&lt;10;[.N873]*[.P873];0)" office:value-type="string" office:string-value="" calcext:value-type="error">
            <text:p>#VALUE!</text:p>
          </table:table-cell>
          <table:table-cell table:style-name="ce68" table:formula="of:=[.T873]-[.S87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4]/PI()))" office:value-type="float" office:value="0" calcext:value-type="float">
            <text:p>0</text:p>
          </table:table-cell>
          <table:table-cell table:style-name="ce68" table:formula="of:=(PI()/6)*density*(([.F874]/[.E874])^3)" office:value-type="string" office:string-value="#DIV/0!" calcext:value-type="string">
            <text:p>#DIV/0!</text:p>
          </table:table-cell>
          <table:table-cell table:style-name="ce68" table:formula="of:=[.G874]/(Area*Time)" office:value-type="string" office:string-value="" calcext:value-type="error">
            <text:p>#VALUE!</text:p>
          </table:table-cell>
          <table:table-cell table:style-name="ce68" table:formula="of:=(density*([.F874]^2))/(18*dynamicV)" office:value-type="string" office:string-value="0.00E+00" calcext:value-type="string">
            <text:p>0.00E+00</text:p>
          </table:table-cell>
          <table:table-cell table:style-name="ce69" table:formula="of:=[.I874]*gravity" office:value-type="string" office:string-value="0.00E+00" calcext:value-type="string">
            <text:p>0.00E+00</text:p>
          </table:table-cell>
          <table:table-cell table:formula="of:=0.00595*((([.F874]*[.I874]*gravity)/KinematicV)^(0-0.439))" office:value-type="string" office:string-value="" calcext:value-type="error">
            <text:p>#NUM!</text:p>
          </table:table-cell>
          <table:table-cell table:style-name="ce68" table:formula="of:=[.J874]*[.K874]" office:value-type="string" office:string-value="" calcext:value-type="error">
            <text:p>#NUM!</text:p>
          </table:table-cell>
          <table:table-cell table:style-name="ce68" table:formula="of:=[.H874]/[.L874]" office:value-type="string" office:string-value="" calcext:value-type="error">
            <text:p>#VALUE!</text:p>
          </table:table-cell>
          <table:table-cell table:style-name="ce68" table:formula="of:=[.M874]*10^24" office:value-type="string" office:string-value="" calcext:value-type="error">
            <text:p>#VALUE!</text:p>
          </table:table-cell>
          <table:table-cell/>
          <table:table-cell table:formula="of:=0.9585-(0.00408*[.F874])" office:value-type="float" office:value="0.9585" calcext:value-type="float">
            <text:p>0.9585</text:p>
          </table:table-cell>
          <table:table-cell table:style-name="ce68" table:formula="of:=(1+(10^((3.233*[.F87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4]&lt;2.5;[.N874]*[.Q874];0)" office:value-type="string" office:string-value="" calcext:value-type="error">
            <text:p>#VALUE!</text:p>
          </table:table-cell>
          <table:table-cell table:style-name="ce68" table:formula="of:=IF([.F874]&lt;10;[.N874]*[.P874];0)" office:value-type="string" office:string-value="" calcext:value-type="error">
            <text:p>#VALUE!</text:p>
          </table:table-cell>
          <table:table-cell table:style-name="ce68" table:formula="of:=[.T874]-[.S87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5]/PI()))" office:value-type="float" office:value="0" calcext:value-type="float">
            <text:p>0</text:p>
          </table:table-cell>
          <table:table-cell table:style-name="ce68" table:formula="of:=(PI()/6)*density*(([.F875]/[.E875])^3)" office:value-type="string" office:string-value="#DIV/0!" calcext:value-type="string">
            <text:p>#DIV/0!</text:p>
          </table:table-cell>
          <table:table-cell table:style-name="ce68" table:formula="of:=[.G875]/(Area*Time)" office:value-type="string" office:string-value="" calcext:value-type="error">
            <text:p>#VALUE!</text:p>
          </table:table-cell>
          <table:table-cell table:style-name="ce68" table:formula="of:=(density*([.F875]^2))/(18*dynamicV)" office:value-type="string" office:string-value="0.00E+00" calcext:value-type="string">
            <text:p>0.00E+00</text:p>
          </table:table-cell>
          <table:table-cell table:style-name="ce69" table:formula="of:=[.I875]*gravity" office:value-type="string" office:string-value="0.00E+00" calcext:value-type="string">
            <text:p>0.00E+00</text:p>
          </table:table-cell>
          <table:table-cell table:formula="of:=0.00595*((([.F875]*[.I875]*gravity)/KinematicV)^(0-0.439))" office:value-type="string" office:string-value="" calcext:value-type="error">
            <text:p>#NUM!</text:p>
          </table:table-cell>
          <table:table-cell table:style-name="ce68" table:formula="of:=[.J875]*[.K875]" office:value-type="string" office:string-value="" calcext:value-type="error">
            <text:p>#NUM!</text:p>
          </table:table-cell>
          <table:table-cell table:style-name="ce68" table:formula="of:=[.H875]/[.L875]" office:value-type="string" office:string-value="" calcext:value-type="error">
            <text:p>#VALUE!</text:p>
          </table:table-cell>
          <table:table-cell table:style-name="ce68" table:formula="of:=[.M875]*10^24" office:value-type="string" office:string-value="" calcext:value-type="error">
            <text:p>#VALUE!</text:p>
          </table:table-cell>
          <table:table-cell/>
          <table:table-cell table:formula="of:=0.9585-(0.00408*[.F875])" office:value-type="float" office:value="0.9585" calcext:value-type="float">
            <text:p>0.9585</text:p>
          </table:table-cell>
          <table:table-cell table:style-name="ce68" table:formula="of:=(1+(10^((3.233*[.F87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5]&lt;2.5;[.N875]*[.Q875];0)" office:value-type="string" office:string-value="" calcext:value-type="error">
            <text:p>#VALUE!</text:p>
          </table:table-cell>
          <table:table-cell table:style-name="ce68" table:formula="of:=IF([.F875]&lt;10;[.N875]*[.P875];0)" office:value-type="string" office:string-value="" calcext:value-type="error">
            <text:p>#VALUE!</text:p>
          </table:table-cell>
          <table:table-cell table:style-name="ce68" table:formula="of:=[.T875]-[.S87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6]/PI()))" office:value-type="float" office:value="0" calcext:value-type="float">
            <text:p>0</text:p>
          </table:table-cell>
          <table:table-cell table:style-name="ce68" table:formula="of:=(PI()/6)*density*(([.F876]/[.E876])^3)" office:value-type="string" office:string-value="#DIV/0!" calcext:value-type="string">
            <text:p>#DIV/0!</text:p>
          </table:table-cell>
          <table:table-cell table:style-name="ce68" table:formula="of:=[.G876]/(Area*Time)" office:value-type="string" office:string-value="" calcext:value-type="error">
            <text:p>#VALUE!</text:p>
          </table:table-cell>
          <table:table-cell table:style-name="ce68" table:formula="of:=(density*([.F876]^2))/(18*dynamicV)" office:value-type="string" office:string-value="0.00E+00" calcext:value-type="string">
            <text:p>0.00E+00</text:p>
          </table:table-cell>
          <table:table-cell table:style-name="ce69" table:formula="of:=[.I876]*gravity" office:value-type="string" office:string-value="0.00E+00" calcext:value-type="string">
            <text:p>0.00E+00</text:p>
          </table:table-cell>
          <table:table-cell table:formula="of:=0.00595*((([.F876]*[.I876]*gravity)/KinematicV)^(0-0.439))" office:value-type="string" office:string-value="" calcext:value-type="error">
            <text:p>#NUM!</text:p>
          </table:table-cell>
          <table:table-cell table:style-name="ce68" table:formula="of:=[.J876]*[.K876]" office:value-type="string" office:string-value="" calcext:value-type="error">
            <text:p>#NUM!</text:p>
          </table:table-cell>
          <table:table-cell table:style-name="ce68" table:formula="of:=[.H876]/[.L876]" office:value-type="string" office:string-value="" calcext:value-type="error">
            <text:p>#VALUE!</text:p>
          </table:table-cell>
          <table:table-cell table:style-name="ce68" table:formula="of:=[.M876]*10^24" office:value-type="string" office:string-value="" calcext:value-type="error">
            <text:p>#VALUE!</text:p>
          </table:table-cell>
          <table:table-cell/>
          <table:table-cell table:formula="of:=0.9585-(0.00408*[.F876])" office:value-type="float" office:value="0.9585" calcext:value-type="float">
            <text:p>0.9585</text:p>
          </table:table-cell>
          <table:table-cell table:style-name="ce68" table:formula="of:=(1+(10^((3.233*[.F87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6]&lt;2.5;[.N876]*[.Q876];0)" office:value-type="string" office:string-value="" calcext:value-type="error">
            <text:p>#VALUE!</text:p>
          </table:table-cell>
          <table:table-cell table:style-name="ce68" table:formula="of:=IF([.F876]&lt;10;[.N876]*[.P876];0)" office:value-type="string" office:string-value="" calcext:value-type="error">
            <text:p>#VALUE!</text:p>
          </table:table-cell>
          <table:table-cell table:style-name="ce68" table:formula="of:=[.T876]-[.S87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7]/PI()))" office:value-type="float" office:value="0" calcext:value-type="float">
            <text:p>0</text:p>
          </table:table-cell>
          <table:table-cell table:style-name="ce68" table:formula="of:=(PI()/6)*density*(([.F877]/[.E877])^3)" office:value-type="string" office:string-value="#DIV/0!" calcext:value-type="string">
            <text:p>#DIV/0!</text:p>
          </table:table-cell>
          <table:table-cell table:style-name="ce68" table:formula="of:=[.G877]/(Area*Time)" office:value-type="string" office:string-value="" calcext:value-type="error">
            <text:p>#VALUE!</text:p>
          </table:table-cell>
          <table:table-cell table:style-name="ce68" table:formula="of:=(density*([.F877]^2))/(18*dynamicV)" office:value-type="string" office:string-value="0.00E+00" calcext:value-type="string">
            <text:p>0.00E+00</text:p>
          </table:table-cell>
          <table:table-cell table:style-name="ce69" table:formula="of:=[.I877]*gravity" office:value-type="string" office:string-value="0.00E+00" calcext:value-type="string">
            <text:p>0.00E+00</text:p>
          </table:table-cell>
          <table:table-cell table:formula="of:=0.00595*((([.F877]*[.I877]*gravity)/KinematicV)^(0-0.439))" office:value-type="string" office:string-value="" calcext:value-type="error">
            <text:p>#NUM!</text:p>
          </table:table-cell>
          <table:table-cell table:style-name="ce68" table:formula="of:=[.J877]*[.K877]" office:value-type="string" office:string-value="" calcext:value-type="error">
            <text:p>#NUM!</text:p>
          </table:table-cell>
          <table:table-cell table:style-name="ce68" table:formula="of:=[.H877]/[.L877]" office:value-type="string" office:string-value="" calcext:value-type="error">
            <text:p>#VALUE!</text:p>
          </table:table-cell>
          <table:table-cell table:style-name="ce68" table:formula="of:=[.M877]*10^24" office:value-type="string" office:string-value="" calcext:value-type="error">
            <text:p>#VALUE!</text:p>
          </table:table-cell>
          <table:table-cell/>
          <table:table-cell table:formula="of:=0.9585-(0.00408*[.F877])" office:value-type="float" office:value="0.9585" calcext:value-type="float">
            <text:p>0.9585</text:p>
          </table:table-cell>
          <table:table-cell table:style-name="ce68" table:formula="of:=(1+(10^((3.233*[.F87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7]&lt;2.5;[.N877]*[.Q877];0)" office:value-type="string" office:string-value="" calcext:value-type="error">
            <text:p>#VALUE!</text:p>
          </table:table-cell>
          <table:table-cell table:style-name="ce68" table:formula="of:=IF([.F877]&lt;10;[.N877]*[.P877];0)" office:value-type="string" office:string-value="" calcext:value-type="error">
            <text:p>#VALUE!</text:p>
          </table:table-cell>
          <table:table-cell table:style-name="ce68" table:formula="of:=[.T877]-[.S87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8]/PI()))" office:value-type="float" office:value="0" calcext:value-type="float">
            <text:p>0</text:p>
          </table:table-cell>
          <table:table-cell table:style-name="ce68" table:formula="of:=(PI()/6)*density*(([.F878]/[.E878])^3)" office:value-type="string" office:string-value="#DIV/0!" calcext:value-type="string">
            <text:p>#DIV/0!</text:p>
          </table:table-cell>
          <table:table-cell table:style-name="ce68" table:formula="of:=[.G878]/(Area*Time)" office:value-type="string" office:string-value="" calcext:value-type="error">
            <text:p>#VALUE!</text:p>
          </table:table-cell>
          <table:table-cell table:style-name="ce68" table:formula="of:=(density*([.F878]^2))/(18*dynamicV)" office:value-type="string" office:string-value="0.00E+00" calcext:value-type="string">
            <text:p>0.00E+00</text:p>
          </table:table-cell>
          <table:table-cell table:style-name="ce69" table:formula="of:=[.I878]*gravity" office:value-type="string" office:string-value="0.00E+00" calcext:value-type="string">
            <text:p>0.00E+00</text:p>
          </table:table-cell>
          <table:table-cell table:formula="of:=0.00595*((([.F878]*[.I878]*gravity)/KinematicV)^(0-0.439))" office:value-type="string" office:string-value="" calcext:value-type="error">
            <text:p>#NUM!</text:p>
          </table:table-cell>
          <table:table-cell table:style-name="ce68" table:formula="of:=[.J878]*[.K878]" office:value-type="string" office:string-value="" calcext:value-type="error">
            <text:p>#NUM!</text:p>
          </table:table-cell>
          <table:table-cell table:style-name="ce68" table:formula="of:=[.H878]/[.L878]" office:value-type="string" office:string-value="" calcext:value-type="error">
            <text:p>#VALUE!</text:p>
          </table:table-cell>
          <table:table-cell table:style-name="ce68" table:formula="of:=[.M878]*10^24" office:value-type="string" office:string-value="" calcext:value-type="error">
            <text:p>#VALUE!</text:p>
          </table:table-cell>
          <table:table-cell/>
          <table:table-cell table:formula="of:=0.9585-(0.00408*[.F878])" office:value-type="float" office:value="0.9585" calcext:value-type="float">
            <text:p>0.9585</text:p>
          </table:table-cell>
          <table:table-cell table:style-name="ce68" table:formula="of:=(1+(10^((3.233*[.F87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8]&lt;2.5;[.N878]*[.Q878];0)" office:value-type="string" office:string-value="" calcext:value-type="error">
            <text:p>#VALUE!</text:p>
          </table:table-cell>
          <table:table-cell table:style-name="ce68" table:formula="of:=IF([.F878]&lt;10;[.N878]*[.P878];0)" office:value-type="string" office:string-value="" calcext:value-type="error">
            <text:p>#VALUE!</text:p>
          </table:table-cell>
          <table:table-cell table:style-name="ce68" table:formula="of:=[.T878]-[.S87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79]/PI()))" office:value-type="float" office:value="0" calcext:value-type="float">
            <text:p>0</text:p>
          </table:table-cell>
          <table:table-cell table:style-name="ce68" table:formula="of:=(PI()/6)*density*(([.F879]/[.E879])^3)" office:value-type="string" office:string-value="#DIV/0!" calcext:value-type="string">
            <text:p>#DIV/0!</text:p>
          </table:table-cell>
          <table:table-cell table:style-name="ce68" table:formula="of:=[.G879]/(Area*Time)" office:value-type="string" office:string-value="" calcext:value-type="error">
            <text:p>#VALUE!</text:p>
          </table:table-cell>
          <table:table-cell table:style-name="ce68" table:formula="of:=(density*([.F879]^2))/(18*dynamicV)" office:value-type="string" office:string-value="0.00E+00" calcext:value-type="string">
            <text:p>0.00E+00</text:p>
          </table:table-cell>
          <table:table-cell table:style-name="ce69" table:formula="of:=[.I879]*gravity" office:value-type="string" office:string-value="0.00E+00" calcext:value-type="string">
            <text:p>0.00E+00</text:p>
          </table:table-cell>
          <table:table-cell table:formula="of:=0.00595*((([.F879]*[.I879]*gravity)/KinematicV)^(0-0.439))" office:value-type="string" office:string-value="" calcext:value-type="error">
            <text:p>#NUM!</text:p>
          </table:table-cell>
          <table:table-cell table:style-name="ce68" table:formula="of:=[.J879]*[.K879]" office:value-type="string" office:string-value="" calcext:value-type="error">
            <text:p>#NUM!</text:p>
          </table:table-cell>
          <table:table-cell table:style-name="ce68" table:formula="of:=[.H879]/[.L879]" office:value-type="string" office:string-value="" calcext:value-type="error">
            <text:p>#VALUE!</text:p>
          </table:table-cell>
          <table:table-cell table:style-name="ce68" table:formula="of:=[.M879]*10^24" office:value-type="string" office:string-value="" calcext:value-type="error">
            <text:p>#VALUE!</text:p>
          </table:table-cell>
          <table:table-cell/>
          <table:table-cell table:formula="of:=0.9585-(0.00408*[.F879])" office:value-type="float" office:value="0.9585" calcext:value-type="float">
            <text:p>0.9585</text:p>
          </table:table-cell>
          <table:table-cell table:style-name="ce68" table:formula="of:=(1+(10^((3.233*[.F87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79]&lt;2.5;[.N879]*[.Q879];0)" office:value-type="string" office:string-value="" calcext:value-type="error">
            <text:p>#VALUE!</text:p>
          </table:table-cell>
          <table:table-cell table:style-name="ce68" table:formula="of:=IF([.F879]&lt;10;[.N879]*[.P879];0)" office:value-type="string" office:string-value="" calcext:value-type="error">
            <text:p>#VALUE!</text:p>
          </table:table-cell>
          <table:table-cell table:style-name="ce68" table:formula="of:=[.T879]-[.S87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0]/PI()))" office:value-type="float" office:value="0" calcext:value-type="float">
            <text:p>0</text:p>
          </table:table-cell>
          <table:table-cell table:style-name="ce68" table:formula="of:=(PI()/6)*density*(([.F880]/[.E880])^3)" office:value-type="string" office:string-value="#DIV/0!" calcext:value-type="string">
            <text:p>#DIV/0!</text:p>
          </table:table-cell>
          <table:table-cell table:style-name="ce68" table:formula="of:=[.G880]/(Area*Time)" office:value-type="string" office:string-value="" calcext:value-type="error">
            <text:p>#VALUE!</text:p>
          </table:table-cell>
          <table:table-cell table:style-name="ce68" table:formula="of:=(density*([.F880]^2))/(18*dynamicV)" office:value-type="string" office:string-value="0.00E+00" calcext:value-type="string">
            <text:p>0.00E+00</text:p>
          </table:table-cell>
          <table:table-cell table:style-name="ce69" table:formula="of:=[.I880]*gravity" office:value-type="string" office:string-value="0.00E+00" calcext:value-type="string">
            <text:p>0.00E+00</text:p>
          </table:table-cell>
          <table:table-cell table:formula="of:=0.00595*((([.F880]*[.I880]*gravity)/KinematicV)^(0-0.439))" office:value-type="string" office:string-value="" calcext:value-type="error">
            <text:p>#NUM!</text:p>
          </table:table-cell>
          <table:table-cell table:style-name="ce68" table:formula="of:=[.J880]*[.K880]" office:value-type="string" office:string-value="" calcext:value-type="error">
            <text:p>#NUM!</text:p>
          </table:table-cell>
          <table:table-cell table:style-name="ce68" table:formula="of:=[.H880]/[.L880]" office:value-type="string" office:string-value="" calcext:value-type="error">
            <text:p>#VALUE!</text:p>
          </table:table-cell>
          <table:table-cell table:style-name="ce68" table:formula="of:=[.M880]*10^24" office:value-type="string" office:string-value="" calcext:value-type="error">
            <text:p>#VALUE!</text:p>
          </table:table-cell>
          <table:table-cell/>
          <table:table-cell table:formula="of:=0.9585-(0.00408*[.F880])" office:value-type="float" office:value="0.9585" calcext:value-type="float">
            <text:p>0.9585</text:p>
          </table:table-cell>
          <table:table-cell table:style-name="ce68" table:formula="of:=(1+(10^((3.233*[.F88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0]&lt;2.5;[.N880]*[.Q880];0)" office:value-type="string" office:string-value="" calcext:value-type="error">
            <text:p>#VALUE!</text:p>
          </table:table-cell>
          <table:table-cell table:style-name="ce68" table:formula="of:=IF([.F880]&lt;10;[.N880]*[.P880];0)" office:value-type="string" office:string-value="" calcext:value-type="error">
            <text:p>#VALUE!</text:p>
          </table:table-cell>
          <table:table-cell table:style-name="ce68" table:formula="of:=[.T880]-[.S88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1]/PI()))" office:value-type="float" office:value="0" calcext:value-type="float">
            <text:p>0</text:p>
          </table:table-cell>
          <table:table-cell table:style-name="ce68" table:formula="of:=(PI()/6)*density*(([.F881]/[.E881])^3)" office:value-type="string" office:string-value="#DIV/0!" calcext:value-type="string">
            <text:p>#DIV/0!</text:p>
          </table:table-cell>
          <table:table-cell table:style-name="ce68" table:formula="of:=[.G881]/(Area*Time)" office:value-type="string" office:string-value="" calcext:value-type="error">
            <text:p>#VALUE!</text:p>
          </table:table-cell>
          <table:table-cell table:style-name="ce68" table:formula="of:=(density*([.F881]^2))/(18*dynamicV)" office:value-type="string" office:string-value="0.00E+00" calcext:value-type="string">
            <text:p>0.00E+00</text:p>
          </table:table-cell>
          <table:table-cell table:style-name="ce69" table:formula="of:=[.I881]*gravity" office:value-type="string" office:string-value="0.00E+00" calcext:value-type="string">
            <text:p>0.00E+00</text:p>
          </table:table-cell>
          <table:table-cell table:formula="of:=0.00595*((([.F881]*[.I881]*gravity)/KinematicV)^(0-0.439))" office:value-type="string" office:string-value="" calcext:value-type="error">
            <text:p>#NUM!</text:p>
          </table:table-cell>
          <table:table-cell table:style-name="ce68" table:formula="of:=[.J881]*[.K881]" office:value-type="string" office:string-value="" calcext:value-type="error">
            <text:p>#NUM!</text:p>
          </table:table-cell>
          <table:table-cell table:style-name="ce68" table:formula="of:=[.H881]/[.L881]" office:value-type="string" office:string-value="" calcext:value-type="error">
            <text:p>#VALUE!</text:p>
          </table:table-cell>
          <table:table-cell table:style-name="ce68" table:formula="of:=[.M881]*10^24" office:value-type="string" office:string-value="" calcext:value-type="error">
            <text:p>#VALUE!</text:p>
          </table:table-cell>
          <table:table-cell/>
          <table:table-cell table:formula="of:=0.9585-(0.00408*[.F881])" office:value-type="float" office:value="0.9585" calcext:value-type="float">
            <text:p>0.9585</text:p>
          </table:table-cell>
          <table:table-cell table:style-name="ce68" table:formula="of:=(1+(10^((3.233*[.F88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1]&lt;2.5;[.N881]*[.Q881];0)" office:value-type="string" office:string-value="" calcext:value-type="error">
            <text:p>#VALUE!</text:p>
          </table:table-cell>
          <table:table-cell table:style-name="ce68" table:formula="of:=IF([.F881]&lt;10;[.N881]*[.P881];0)" office:value-type="string" office:string-value="" calcext:value-type="error">
            <text:p>#VALUE!</text:p>
          </table:table-cell>
          <table:table-cell table:style-name="ce68" table:formula="of:=[.T881]-[.S88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2]/PI()))" office:value-type="float" office:value="0" calcext:value-type="float">
            <text:p>0</text:p>
          </table:table-cell>
          <table:table-cell table:style-name="ce68" table:formula="of:=(PI()/6)*density*(([.F882]/[.E882])^3)" office:value-type="string" office:string-value="#DIV/0!" calcext:value-type="string">
            <text:p>#DIV/0!</text:p>
          </table:table-cell>
          <table:table-cell table:style-name="ce68" table:formula="of:=[.G882]/(Area*Time)" office:value-type="string" office:string-value="" calcext:value-type="error">
            <text:p>#VALUE!</text:p>
          </table:table-cell>
          <table:table-cell table:style-name="ce68" table:formula="of:=(density*([.F882]^2))/(18*dynamicV)" office:value-type="string" office:string-value="0.00E+00" calcext:value-type="string">
            <text:p>0.00E+00</text:p>
          </table:table-cell>
          <table:table-cell table:style-name="ce69" table:formula="of:=[.I882]*gravity" office:value-type="string" office:string-value="0.00E+00" calcext:value-type="string">
            <text:p>0.00E+00</text:p>
          </table:table-cell>
          <table:table-cell table:formula="of:=0.00595*((([.F882]*[.I882]*gravity)/KinematicV)^(0-0.439))" office:value-type="string" office:string-value="" calcext:value-type="error">
            <text:p>#NUM!</text:p>
          </table:table-cell>
          <table:table-cell table:style-name="ce68" table:formula="of:=[.J882]*[.K882]" office:value-type="string" office:string-value="" calcext:value-type="error">
            <text:p>#NUM!</text:p>
          </table:table-cell>
          <table:table-cell table:style-name="ce68" table:formula="of:=[.H882]/[.L882]" office:value-type="string" office:string-value="" calcext:value-type="error">
            <text:p>#VALUE!</text:p>
          </table:table-cell>
          <table:table-cell table:style-name="ce68" table:formula="of:=[.M882]*10^24" office:value-type="string" office:string-value="" calcext:value-type="error">
            <text:p>#VALUE!</text:p>
          </table:table-cell>
          <table:table-cell/>
          <table:table-cell table:formula="of:=0.9585-(0.00408*[.F882])" office:value-type="float" office:value="0.9585" calcext:value-type="float">
            <text:p>0.9585</text:p>
          </table:table-cell>
          <table:table-cell table:style-name="ce68" table:formula="of:=(1+(10^((3.233*[.F88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2]&lt;2.5;[.N882]*[.Q882];0)" office:value-type="string" office:string-value="" calcext:value-type="error">
            <text:p>#VALUE!</text:p>
          </table:table-cell>
          <table:table-cell table:style-name="ce68" table:formula="of:=IF([.F882]&lt;10;[.N882]*[.P882];0)" office:value-type="string" office:string-value="" calcext:value-type="error">
            <text:p>#VALUE!</text:p>
          </table:table-cell>
          <table:table-cell table:style-name="ce68" table:formula="of:=[.T882]-[.S88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3]/PI()))" office:value-type="float" office:value="0" calcext:value-type="float">
            <text:p>0</text:p>
          </table:table-cell>
          <table:table-cell table:style-name="ce68" table:formula="of:=(PI()/6)*density*(([.F883]/[.E883])^3)" office:value-type="string" office:string-value="#DIV/0!" calcext:value-type="string">
            <text:p>#DIV/0!</text:p>
          </table:table-cell>
          <table:table-cell table:style-name="ce68" table:formula="of:=[.G883]/(Area*Time)" office:value-type="string" office:string-value="" calcext:value-type="error">
            <text:p>#VALUE!</text:p>
          </table:table-cell>
          <table:table-cell table:style-name="ce68" table:formula="of:=(density*([.F883]^2))/(18*dynamicV)" office:value-type="string" office:string-value="0.00E+00" calcext:value-type="string">
            <text:p>0.00E+00</text:p>
          </table:table-cell>
          <table:table-cell table:style-name="ce69" table:formula="of:=[.I883]*gravity" office:value-type="string" office:string-value="0.00E+00" calcext:value-type="string">
            <text:p>0.00E+00</text:p>
          </table:table-cell>
          <table:table-cell table:formula="of:=0.00595*((([.F883]*[.I883]*gravity)/KinematicV)^(0-0.439))" office:value-type="string" office:string-value="" calcext:value-type="error">
            <text:p>#NUM!</text:p>
          </table:table-cell>
          <table:table-cell table:style-name="ce68" table:formula="of:=[.J883]*[.K883]" office:value-type="string" office:string-value="" calcext:value-type="error">
            <text:p>#NUM!</text:p>
          </table:table-cell>
          <table:table-cell table:style-name="ce68" table:formula="of:=[.H883]/[.L883]" office:value-type="string" office:string-value="" calcext:value-type="error">
            <text:p>#VALUE!</text:p>
          </table:table-cell>
          <table:table-cell table:style-name="ce68" table:formula="of:=[.M883]*10^24" office:value-type="string" office:string-value="" calcext:value-type="error">
            <text:p>#VALUE!</text:p>
          </table:table-cell>
          <table:table-cell/>
          <table:table-cell table:formula="of:=0.9585-(0.00408*[.F883])" office:value-type="float" office:value="0.9585" calcext:value-type="float">
            <text:p>0.9585</text:p>
          </table:table-cell>
          <table:table-cell table:style-name="ce68" table:formula="of:=(1+(10^((3.233*[.F88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3]&lt;2.5;[.N883]*[.Q883];0)" office:value-type="string" office:string-value="" calcext:value-type="error">
            <text:p>#VALUE!</text:p>
          </table:table-cell>
          <table:table-cell table:style-name="ce68" table:formula="of:=IF([.F883]&lt;10;[.N883]*[.P883];0)" office:value-type="string" office:string-value="" calcext:value-type="error">
            <text:p>#VALUE!</text:p>
          </table:table-cell>
          <table:table-cell table:style-name="ce68" table:formula="of:=[.T883]-[.S88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4]/PI()))" office:value-type="float" office:value="0" calcext:value-type="float">
            <text:p>0</text:p>
          </table:table-cell>
          <table:table-cell table:style-name="ce68" table:formula="of:=(PI()/6)*density*(([.F884]/[.E884])^3)" office:value-type="string" office:string-value="#DIV/0!" calcext:value-type="string">
            <text:p>#DIV/0!</text:p>
          </table:table-cell>
          <table:table-cell table:style-name="ce68" table:formula="of:=[.G884]/(Area*Time)" office:value-type="string" office:string-value="" calcext:value-type="error">
            <text:p>#VALUE!</text:p>
          </table:table-cell>
          <table:table-cell table:style-name="ce68" table:formula="of:=(density*([.F884]^2))/(18*dynamicV)" office:value-type="string" office:string-value="0.00E+00" calcext:value-type="string">
            <text:p>0.00E+00</text:p>
          </table:table-cell>
          <table:table-cell table:style-name="ce69" table:formula="of:=[.I884]*gravity" office:value-type="string" office:string-value="0.00E+00" calcext:value-type="string">
            <text:p>0.00E+00</text:p>
          </table:table-cell>
          <table:table-cell table:formula="of:=0.00595*((([.F884]*[.I884]*gravity)/KinematicV)^(0-0.439))" office:value-type="string" office:string-value="" calcext:value-type="error">
            <text:p>#NUM!</text:p>
          </table:table-cell>
          <table:table-cell table:style-name="ce68" table:formula="of:=[.J884]*[.K884]" office:value-type="string" office:string-value="" calcext:value-type="error">
            <text:p>#NUM!</text:p>
          </table:table-cell>
          <table:table-cell table:style-name="ce68" table:formula="of:=[.H884]/[.L884]" office:value-type="string" office:string-value="" calcext:value-type="error">
            <text:p>#VALUE!</text:p>
          </table:table-cell>
          <table:table-cell table:style-name="ce68" table:formula="of:=[.M884]*10^24" office:value-type="string" office:string-value="" calcext:value-type="error">
            <text:p>#VALUE!</text:p>
          </table:table-cell>
          <table:table-cell/>
          <table:table-cell table:formula="of:=0.9585-(0.00408*[.F884])" office:value-type="float" office:value="0.9585" calcext:value-type="float">
            <text:p>0.9585</text:p>
          </table:table-cell>
          <table:table-cell table:style-name="ce68" table:formula="of:=(1+(10^((3.233*[.F88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4]&lt;2.5;[.N884]*[.Q884];0)" office:value-type="string" office:string-value="" calcext:value-type="error">
            <text:p>#VALUE!</text:p>
          </table:table-cell>
          <table:table-cell table:style-name="ce68" table:formula="of:=IF([.F884]&lt;10;[.N884]*[.P884];0)" office:value-type="string" office:string-value="" calcext:value-type="error">
            <text:p>#VALUE!</text:p>
          </table:table-cell>
          <table:table-cell table:style-name="ce68" table:formula="of:=[.T884]-[.S88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5]/PI()))" office:value-type="float" office:value="0" calcext:value-type="float">
            <text:p>0</text:p>
          </table:table-cell>
          <table:table-cell table:style-name="ce68" table:formula="of:=(PI()/6)*density*(([.F885]/[.E885])^3)" office:value-type="string" office:string-value="#DIV/0!" calcext:value-type="string">
            <text:p>#DIV/0!</text:p>
          </table:table-cell>
          <table:table-cell table:style-name="ce68" table:formula="of:=[.G885]/(Area*Time)" office:value-type="string" office:string-value="" calcext:value-type="error">
            <text:p>#VALUE!</text:p>
          </table:table-cell>
          <table:table-cell table:style-name="ce68" table:formula="of:=(density*([.F885]^2))/(18*dynamicV)" office:value-type="string" office:string-value="0.00E+00" calcext:value-type="string">
            <text:p>0.00E+00</text:p>
          </table:table-cell>
          <table:table-cell table:style-name="ce69" table:formula="of:=[.I885]*gravity" office:value-type="string" office:string-value="0.00E+00" calcext:value-type="string">
            <text:p>0.00E+00</text:p>
          </table:table-cell>
          <table:table-cell table:formula="of:=0.00595*((([.F885]*[.I885]*gravity)/KinematicV)^(0-0.439))" office:value-type="string" office:string-value="" calcext:value-type="error">
            <text:p>#NUM!</text:p>
          </table:table-cell>
          <table:table-cell table:style-name="ce68" table:formula="of:=[.J885]*[.K885]" office:value-type="string" office:string-value="" calcext:value-type="error">
            <text:p>#NUM!</text:p>
          </table:table-cell>
          <table:table-cell table:style-name="ce68" table:formula="of:=[.H885]/[.L885]" office:value-type="string" office:string-value="" calcext:value-type="error">
            <text:p>#VALUE!</text:p>
          </table:table-cell>
          <table:table-cell table:style-name="ce68" table:formula="of:=[.M885]*10^24" office:value-type="string" office:string-value="" calcext:value-type="error">
            <text:p>#VALUE!</text:p>
          </table:table-cell>
          <table:table-cell/>
          <table:table-cell table:formula="of:=0.9585-(0.00408*[.F885])" office:value-type="float" office:value="0.9585" calcext:value-type="float">
            <text:p>0.9585</text:p>
          </table:table-cell>
          <table:table-cell table:style-name="ce68" table:formula="of:=(1+(10^((3.233*[.F88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5]&lt;2.5;[.N885]*[.Q885];0)" office:value-type="string" office:string-value="" calcext:value-type="error">
            <text:p>#VALUE!</text:p>
          </table:table-cell>
          <table:table-cell table:style-name="ce68" table:formula="of:=IF([.F885]&lt;10;[.N885]*[.P885];0)" office:value-type="string" office:string-value="" calcext:value-type="error">
            <text:p>#VALUE!</text:p>
          </table:table-cell>
          <table:table-cell table:style-name="ce68" table:formula="of:=[.T885]-[.S88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6]/PI()))" office:value-type="float" office:value="0" calcext:value-type="float">
            <text:p>0</text:p>
          </table:table-cell>
          <table:table-cell table:style-name="ce68" table:formula="of:=(PI()/6)*density*(([.F886]/[.E886])^3)" office:value-type="string" office:string-value="#DIV/0!" calcext:value-type="string">
            <text:p>#DIV/0!</text:p>
          </table:table-cell>
          <table:table-cell table:style-name="ce68" table:formula="of:=[.G886]/(Area*Time)" office:value-type="string" office:string-value="" calcext:value-type="error">
            <text:p>#VALUE!</text:p>
          </table:table-cell>
          <table:table-cell table:style-name="ce68" table:formula="of:=(density*([.F886]^2))/(18*dynamicV)" office:value-type="string" office:string-value="0.00E+00" calcext:value-type="string">
            <text:p>0.00E+00</text:p>
          </table:table-cell>
          <table:table-cell table:style-name="ce69" table:formula="of:=[.I886]*gravity" office:value-type="string" office:string-value="0.00E+00" calcext:value-type="string">
            <text:p>0.00E+00</text:p>
          </table:table-cell>
          <table:table-cell table:formula="of:=0.00595*((([.F886]*[.I886]*gravity)/KinematicV)^(0-0.439))" office:value-type="string" office:string-value="" calcext:value-type="error">
            <text:p>#NUM!</text:p>
          </table:table-cell>
          <table:table-cell table:style-name="ce68" table:formula="of:=[.J886]*[.K886]" office:value-type="string" office:string-value="" calcext:value-type="error">
            <text:p>#NUM!</text:p>
          </table:table-cell>
          <table:table-cell table:style-name="ce68" table:formula="of:=[.H886]/[.L886]" office:value-type="string" office:string-value="" calcext:value-type="error">
            <text:p>#VALUE!</text:p>
          </table:table-cell>
          <table:table-cell table:style-name="ce68" table:formula="of:=[.M886]*10^24" office:value-type="string" office:string-value="" calcext:value-type="error">
            <text:p>#VALUE!</text:p>
          </table:table-cell>
          <table:table-cell/>
          <table:table-cell table:formula="of:=0.9585-(0.00408*[.F886])" office:value-type="float" office:value="0.9585" calcext:value-type="float">
            <text:p>0.9585</text:p>
          </table:table-cell>
          <table:table-cell table:style-name="ce68" table:formula="of:=(1+(10^((3.233*[.F88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6]&lt;2.5;[.N886]*[.Q886];0)" office:value-type="string" office:string-value="" calcext:value-type="error">
            <text:p>#VALUE!</text:p>
          </table:table-cell>
          <table:table-cell table:style-name="ce68" table:formula="of:=IF([.F886]&lt;10;[.N886]*[.P886];0)" office:value-type="string" office:string-value="" calcext:value-type="error">
            <text:p>#VALUE!</text:p>
          </table:table-cell>
          <table:table-cell table:style-name="ce68" table:formula="of:=[.T886]-[.S88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7]/PI()))" office:value-type="float" office:value="0" calcext:value-type="float">
            <text:p>0</text:p>
          </table:table-cell>
          <table:table-cell table:style-name="ce68" table:formula="of:=(PI()/6)*density*(([.F887]/[.E887])^3)" office:value-type="string" office:string-value="#DIV/0!" calcext:value-type="string">
            <text:p>#DIV/0!</text:p>
          </table:table-cell>
          <table:table-cell table:style-name="ce68" table:formula="of:=[.G887]/(Area*Time)" office:value-type="string" office:string-value="" calcext:value-type="error">
            <text:p>#VALUE!</text:p>
          </table:table-cell>
          <table:table-cell table:style-name="ce68" table:formula="of:=(density*([.F887]^2))/(18*dynamicV)" office:value-type="string" office:string-value="0.00E+00" calcext:value-type="string">
            <text:p>0.00E+00</text:p>
          </table:table-cell>
          <table:table-cell table:style-name="ce69" table:formula="of:=[.I887]*gravity" office:value-type="string" office:string-value="0.00E+00" calcext:value-type="string">
            <text:p>0.00E+00</text:p>
          </table:table-cell>
          <table:table-cell table:formula="of:=0.00595*((([.F887]*[.I887]*gravity)/KinematicV)^(0-0.439))" office:value-type="string" office:string-value="" calcext:value-type="error">
            <text:p>#NUM!</text:p>
          </table:table-cell>
          <table:table-cell table:style-name="ce68" table:formula="of:=[.J887]*[.K887]" office:value-type="string" office:string-value="" calcext:value-type="error">
            <text:p>#NUM!</text:p>
          </table:table-cell>
          <table:table-cell table:style-name="ce68" table:formula="of:=[.H887]/[.L887]" office:value-type="string" office:string-value="" calcext:value-type="error">
            <text:p>#VALUE!</text:p>
          </table:table-cell>
          <table:table-cell table:style-name="ce68" table:formula="of:=[.M887]*10^24" office:value-type="string" office:string-value="" calcext:value-type="error">
            <text:p>#VALUE!</text:p>
          </table:table-cell>
          <table:table-cell/>
          <table:table-cell table:formula="of:=0.9585-(0.00408*[.F887])" office:value-type="float" office:value="0.9585" calcext:value-type="float">
            <text:p>0.9585</text:p>
          </table:table-cell>
          <table:table-cell table:style-name="ce68" table:formula="of:=(1+(10^((3.233*[.F88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7]&lt;2.5;[.N887]*[.Q887];0)" office:value-type="string" office:string-value="" calcext:value-type="error">
            <text:p>#VALUE!</text:p>
          </table:table-cell>
          <table:table-cell table:style-name="ce68" table:formula="of:=IF([.F887]&lt;10;[.N887]*[.P887];0)" office:value-type="string" office:string-value="" calcext:value-type="error">
            <text:p>#VALUE!</text:p>
          </table:table-cell>
          <table:table-cell table:style-name="ce68" table:formula="of:=[.T887]-[.S88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8]/PI()))" office:value-type="float" office:value="0" calcext:value-type="float">
            <text:p>0</text:p>
          </table:table-cell>
          <table:table-cell table:style-name="ce68" table:formula="of:=(PI()/6)*density*(([.F888]/[.E888])^3)" office:value-type="string" office:string-value="#DIV/0!" calcext:value-type="string">
            <text:p>#DIV/0!</text:p>
          </table:table-cell>
          <table:table-cell table:style-name="ce68" table:formula="of:=[.G888]/(Area*Time)" office:value-type="string" office:string-value="" calcext:value-type="error">
            <text:p>#VALUE!</text:p>
          </table:table-cell>
          <table:table-cell table:style-name="ce68" table:formula="of:=(density*([.F888]^2))/(18*dynamicV)" office:value-type="string" office:string-value="0.00E+00" calcext:value-type="string">
            <text:p>0.00E+00</text:p>
          </table:table-cell>
          <table:table-cell table:style-name="ce69" table:formula="of:=[.I888]*gravity" office:value-type="string" office:string-value="0.00E+00" calcext:value-type="string">
            <text:p>0.00E+00</text:p>
          </table:table-cell>
          <table:table-cell table:formula="of:=0.00595*((([.F888]*[.I888]*gravity)/KinematicV)^(0-0.439))" office:value-type="string" office:string-value="" calcext:value-type="error">
            <text:p>#NUM!</text:p>
          </table:table-cell>
          <table:table-cell table:style-name="ce68" table:formula="of:=[.J888]*[.K888]" office:value-type="string" office:string-value="" calcext:value-type="error">
            <text:p>#NUM!</text:p>
          </table:table-cell>
          <table:table-cell table:style-name="ce68" table:formula="of:=[.H888]/[.L888]" office:value-type="string" office:string-value="" calcext:value-type="error">
            <text:p>#VALUE!</text:p>
          </table:table-cell>
          <table:table-cell table:style-name="ce68" table:formula="of:=[.M888]*10^24" office:value-type="string" office:string-value="" calcext:value-type="error">
            <text:p>#VALUE!</text:p>
          </table:table-cell>
          <table:table-cell/>
          <table:table-cell table:formula="of:=0.9585-(0.00408*[.F888])" office:value-type="float" office:value="0.9585" calcext:value-type="float">
            <text:p>0.9585</text:p>
          </table:table-cell>
          <table:table-cell table:style-name="ce68" table:formula="of:=(1+(10^((3.233*[.F88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8]&lt;2.5;[.N888]*[.Q888];0)" office:value-type="string" office:string-value="" calcext:value-type="error">
            <text:p>#VALUE!</text:p>
          </table:table-cell>
          <table:table-cell table:style-name="ce68" table:formula="of:=IF([.F888]&lt;10;[.N888]*[.P888];0)" office:value-type="string" office:string-value="" calcext:value-type="error">
            <text:p>#VALUE!</text:p>
          </table:table-cell>
          <table:table-cell table:style-name="ce68" table:formula="of:=[.T888]-[.S88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89]/PI()))" office:value-type="float" office:value="0" calcext:value-type="float">
            <text:p>0</text:p>
          </table:table-cell>
          <table:table-cell table:style-name="ce68" table:formula="of:=(PI()/6)*density*(([.F889]/[.E889])^3)" office:value-type="string" office:string-value="#DIV/0!" calcext:value-type="string">
            <text:p>#DIV/0!</text:p>
          </table:table-cell>
          <table:table-cell table:style-name="ce68" table:formula="of:=[.G889]/(Area*Time)" office:value-type="string" office:string-value="" calcext:value-type="error">
            <text:p>#VALUE!</text:p>
          </table:table-cell>
          <table:table-cell table:style-name="ce68" table:formula="of:=(density*([.F889]^2))/(18*dynamicV)" office:value-type="string" office:string-value="0.00E+00" calcext:value-type="string">
            <text:p>0.00E+00</text:p>
          </table:table-cell>
          <table:table-cell table:style-name="ce69" table:formula="of:=[.I889]*gravity" office:value-type="string" office:string-value="0.00E+00" calcext:value-type="string">
            <text:p>0.00E+00</text:p>
          </table:table-cell>
          <table:table-cell table:formula="of:=0.00595*((([.F889]*[.I889]*gravity)/KinematicV)^(0-0.439))" office:value-type="string" office:string-value="" calcext:value-type="error">
            <text:p>#NUM!</text:p>
          </table:table-cell>
          <table:table-cell table:style-name="ce68" table:formula="of:=[.J889]*[.K889]" office:value-type="string" office:string-value="" calcext:value-type="error">
            <text:p>#NUM!</text:p>
          </table:table-cell>
          <table:table-cell table:style-name="ce68" table:formula="of:=[.H889]/[.L889]" office:value-type="string" office:string-value="" calcext:value-type="error">
            <text:p>#VALUE!</text:p>
          </table:table-cell>
          <table:table-cell table:style-name="ce68" table:formula="of:=[.M889]*10^24" office:value-type="string" office:string-value="" calcext:value-type="error">
            <text:p>#VALUE!</text:p>
          </table:table-cell>
          <table:table-cell/>
          <table:table-cell table:formula="of:=0.9585-(0.00408*[.F889])" office:value-type="float" office:value="0.9585" calcext:value-type="float">
            <text:p>0.9585</text:p>
          </table:table-cell>
          <table:table-cell table:style-name="ce68" table:formula="of:=(1+(10^((3.233*[.F88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89]&lt;2.5;[.N889]*[.Q889];0)" office:value-type="string" office:string-value="" calcext:value-type="error">
            <text:p>#VALUE!</text:p>
          </table:table-cell>
          <table:table-cell table:style-name="ce68" table:formula="of:=IF([.F889]&lt;10;[.N889]*[.P889];0)" office:value-type="string" office:string-value="" calcext:value-type="error">
            <text:p>#VALUE!</text:p>
          </table:table-cell>
          <table:table-cell table:style-name="ce68" table:formula="of:=[.T889]-[.S88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0]/PI()))" office:value-type="float" office:value="0" calcext:value-type="float">
            <text:p>0</text:p>
          </table:table-cell>
          <table:table-cell table:style-name="ce68" table:formula="of:=(PI()/6)*density*(([.F890]/[.E890])^3)" office:value-type="string" office:string-value="#DIV/0!" calcext:value-type="string">
            <text:p>#DIV/0!</text:p>
          </table:table-cell>
          <table:table-cell table:style-name="ce68" table:formula="of:=[.G890]/(Area*Time)" office:value-type="string" office:string-value="" calcext:value-type="error">
            <text:p>#VALUE!</text:p>
          </table:table-cell>
          <table:table-cell table:style-name="ce68" table:formula="of:=(density*([.F890]^2))/(18*dynamicV)" office:value-type="string" office:string-value="0.00E+00" calcext:value-type="string">
            <text:p>0.00E+00</text:p>
          </table:table-cell>
          <table:table-cell table:style-name="ce69" table:formula="of:=[.I890]*gravity" office:value-type="string" office:string-value="0.00E+00" calcext:value-type="string">
            <text:p>0.00E+00</text:p>
          </table:table-cell>
          <table:table-cell table:formula="of:=0.00595*((([.F890]*[.I890]*gravity)/KinematicV)^(0-0.439))" office:value-type="string" office:string-value="" calcext:value-type="error">
            <text:p>#NUM!</text:p>
          </table:table-cell>
          <table:table-cell table:style-name="ce68" table:formula="of:=[.J890]*[.K890]" office:value-type="string" office:string-value="" calcext:value-type="error">
            <text:p>#NUM!</text:p>
          </table:table-cell>
          <table:table-cell table:style-name="ce68" table:formula="of:=[.H890]/[.L890]" office:value-type="string" office:string-value="" calcext:value-type="error">
            <text:p>#VALUE!</text:p>
          </table:table-cell>
          <table:table-cell table:style-name="ce68" table:formula="of:=[.M890]*10^24" office:value-type="string" office:string-value="" calcext:value-type="error">
            <text:p>#VALUE!</text:p>
          </table:table-cell>
          <table:table-cell/>
          <table:table-cell table:formula="of:=0.9585-(0.00408*[.F890])" office:value-type="float" office:value="0.9585" calcext:value-type="float">
            <text:p>0.9585</text:p>
          </table:table-cell>
          <table:table-cell table:style-name="ce68" table:formula="of:=(1+(10^((3.233*[.F89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0]&lt;2.5;[.N890]*[.Q890];0)" office:value-type="string" office:string-value="" calcext:value-type="error">
            <text:p>#VALUE!</text:p>
          </table:table-cell>
          <table:table-cell table:style-name="ce68" table:formula="of:=IF([.F890]&lt;10;[.N890]*[.P890];0)" office:value-type="string" office:string-value="" calcext:value-type="error">
            <text:p>#VALUE!</text:p>
          </table:table-cell>
          <table:table-cell table:style-name="ce68" table:formula="of:=[.T890]-[.S89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1]/PI()))" office:value-type="float" office:value="0" calcext:value-type="float">
            <text:p>0</text:p>
          </table:table-cell>
          <table:table-cell table:style-name="ce68" table:formula="of:=(PI()/6)*density*(([.F891]/[.E891])^3)" office:value-type="string" office:string-value="#DIV/0!" calcext:value-type="string">
            <text:p>#DIV/0!</text:p>
          </table:table-cell>
          <table:table-cell table:style-name="ce68" table:formula="of:=[.G891]/(Area*Time)" office:value-type="string" office:string-value="" calcext:value-type="error">
            <text:p>#VALUE!</text:p>
          </table:table-cell>
          <table:table-cell table:style-name="ce68" table:formula="of:=(density*([.F891]^2))/(18*dynamicV)" office:value-type="string" office:string-value="0.00E+00" calcext:value-type="string">
            <text:p>0.00E+00</text:p>
          </table:table-cell>
          <table:table-cell table:style-name="ce69" table:formula="of:=[.I891]*gravity" office:value-type="string" office:string-value="0.00E+00" calcext:value-type="string">
            <text:p>0.00E+00</text:p>
          </table:table-cell>
          <table:table-cell table:formula="of:=0.00595*((([.F891]*[.I891]*gravity)/KinematicV)^(0-0.439))" office:value-type="string" office:string-value="" calcext:value-type="error">
            <text:p>#NUM!</text:p>
          </table:table-cell>
          <table:table-cell table:style-name="ce68" table:formula="of:=[.J891]*[.K891]" office:value-type="string" office:string-value="" calcext:value-type="error">
            <text:p>#NUM!</text:p>
          </table:table-cell>
          <table:table-cell table:style-name="ce68" table:formula="of:=[.H891]/[.L891]" office:value-type="string" office:string-value="" calcext:value-type="error">
            <text:p>#VALUE!</text:p>
          </table:table-cell>
          <table:table-cell table:style-name="ce68" table:formula="of:=[.M891]*10^24" office:value-type="string" office:string-value="" calcext:value-type="error">
            <text:p>#VALUE!</text:p>
          </table:table-cell>
          <table:table-cell/>
          <table:table-cell table:formula="of:=0.9585-(0.00408*[.F891])" office:value-type="float" office:value="0.9585" calcext:value-type="float">
            <text:p>0.9585</text:p>
          </table:table-cell>
          <table:table-cell table:style-name="ce68" table:formula="of:=(1+(10^((3.233*[.F89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1]&lt;2.5;[.N891]*[.Q891];0)" office:value-type="string" office:string-value="" calcext:value-type="error">
            <text:p>#VALUE!</text:p>
          </table:table-cell>
          <table:table-cell table:style-name="ce68" table:formula="of:=IF([.F891]&lt;10;[.N891]*[.P891];0)" office:value-type="string" office:string-value="" calcext:value-type="error">
            <text:p>#VALUE!</text:p>
          </table:table-cell>
          <table:table-cell table:style-name="ce68" table:formula="of:=[.T891]-[.S89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2]/PI()))" office:value-type="float" office:value="0" calcext:value-type="float">
            <text:p>0</text:p>
          </table:table-cell>
          <table:table-cell table:style-name="ce68" table:formula="of:=(PI()/6)*density*(([.F892]/[.E892])^3)" office:value-type="string" office:string-value="#DIV/0!" calcext:value-type="string">
            <text:p>#DIV/0!</text:p>
          </table:table-cell>
          <table:table-cell table:style-name="ce68" table:formula="of:=[.G892]/(Area*Time)" office:value-type="string" office:string-value="" calcext:value-type="error">
            <text:p>#VALUE!</text:p>
          </table:table-cell>
          <table:table-cell table:style-name="ce68" table:formula="of:=(density*([.F892]^2))/(18*dynamicV)" office:value-type="string" office:string-value="0.00E+00" calcext:value-type="string">
            <text:p>0.00E+00</text:p>
          </table:table-cell>
          <table:table-cell table:style-name="ce69" table:formula="of:=[.I892]*gravity" office:value-type="string" office:string-value="0.00E+00" calcext:value-type="string">
            <text:p>0.00E+00</text:p>
          </table:table-cell>
          <table:table-cell table:formula="of:=0.00595*((([.F892]*[.I892]*gravity)/KinematicV)^(0-0.439))" office:value-type="string" office:string-value="" calcext:value-type="error">
            <text:p>#NUM!</text:p>
          </table:table-cell>
          <table:table-cell table:style-name="ce68" table:formula="of:=[.J892]*[.K892]" office:value-type="string" office:string-value="" calcext:value-type="error">
            <text:p>#NUM!</text:p>
          </table:table-cell>
          <table:table-cell table:style-name="ce68" table:formula="of:=[.H892]/[.L892]" office:value-type="string" office:string-value="" calcext:value-type="error">
            <text:p>#VALUE!</text:p>
          </table:table-cell>
          <table:table-cell table:style-name="ce68" table:formula="of:=[.M892]*10^24" office:value-type="string" office:string-value="" calcext:value-type="error">
            <text:p>#VALUE!</text:p>
          </table:table-cell>
          <table:table-cell/>
          <table:table-cell table:formula="of:=0.9585-(0.00408*[.F892])" office:value-type="float" office:value="0.9585" calcext:value-type="float">
            <text:p>0.9585</text:p>
          </table:table-cell>
          <table:table-cell table:style-name="ce68" table:formula="of:=(1+(10^((3.233*[.F89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2]&lt;2.5;[.N892]*[.Q892];0)" office:value-type="string" office:string-value="" calcext:value-type="error">
            <text:p>#VALUE!</text:p>
          </table:table-cell>
          <table:table-cell table:style-name="ce68" table:formula="of:=IF([.F892]&lt;10;[.N892]*[.P892];0)" office:value-type="string" office:string-value="" calcext:value-type="error">
            <text:p>#VALUE!</text:p>
          </table:table-cell>
          <table:table-cell table:style-name="ce68" table:formula="of:=[.T892]-[.S89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3]/PI()))" office:value-type="float" office:value="0" calcext:value-type="float">
            <text:p>0</text:p>
          </table:table-cell>
          <table:table-cell table:style-name="ce68" table:formula="of:=(PI()/6)*density*(([.F893]/[.E893])^3)" office:value-type="string" office:string-value="#DIV/0!" calcext:value-type="string">
            <text:p>#DIV/0!</text:p>
          </table:table-cell>
          <table:table-cell table:style-name="ce68" table:formula="of:=[.G893]/(Area*Time)" office:value-type="string" office:string-value="" calcext:value-type="error">
            <text:p>#VALUE!</text:p>
          </table:table-cell>
          <table:table-cell table:style-name="ce68" table:formula="of:=(density*([.F893]^2))/(18*dynamicV)" office:value-type="string" office:string-value="0.00E+00" calcext:value-type="string">
            <text:p>0.00E+00</text:p>
          </table:table-cell>
          <table:table-cell table:style-name="ce69" table:formula="of:=[.I893]*gravity" office:value-type="string" office:string-value="0.00E+00" calcext:value-type="string">
            <text:p>0.00E+00</text:p>
          </table:table-cell>
          <table:table-cell table:formula="of:=0.00595*((([.F893]*[.I893]*gravity)/KinematicV)^(0-0.439))" office:value-type="string" office:string-value="" calcext:value-type="error">
            <text:p>#NUM!</text:p>
          </table:table-cell>
          <table:table-cell table:style-name="ce68" table:formula="of:=[.J893]*[.K893]" office:value-type="string" office:string-value="" calcext:value-type="error">
            <text:p>#NUM!</text:p>
          </table:table-cell>
          <table:table-cell table:style-name="ce68" table:formula="of:=[.H893]/[.L893]" office:value-type="string" office:string-value="" calcext:value-type="error">
            <text:p>#VALUE!</text:p>
          </table:table-cell>
          <table:table-cell table:style-name="ce68" table:formula="of:=[.M893]*10^24" office:value-type="string" office:string-value="" calcext:value-type="error">
            <text:p>#VALUE!</text:p>
          </table:table-cell>
          <table:table-cell/>
          <table:table-cell table:formula="of:=0.9585-(0.00408*[.F893])" office:value-type="float" office:value="0.9585" calcext:value-type="float">
            <text:p>0.9585</text:p>
          </table:table-cell>
          <table:table-cell table:style-name="ce68" table:formula="of:=(1+(10^((3.233*[.F89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3]&lt;2.5;[.N893]*[.Q893];0)" office:value-type="string" office:string-value="" calcext:value-type="error">
            <text:p>#VALUE!</text:p>
          </table:table-cell>
          <table:table-cell table:style-name="ce68" table:formula="of:=IF([.F893]&lt;10;[.N893]*[.P893];0)" office:value-type="string" office:string-value="" calcext:value-type="error">
            <text:p>#VALUE!</text:p>
          </table:table-cell>
          <table:table-cell table:style-name="ce68" table:formula="of:=[.T893]-[.S89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4]/PI()))" office:value-type="float" office:value="0" calcext:value-type="float">
            <text:p>0</text:p>
          </table:table-cell>
          <table:table-cell table:style-name="ce68" table:formula="of:=(PI()/6)*density*(([.F894]/[.E894])^3)" office:value-type="string" office:string-value="#DIV/0!" calcext:value-type="string">
            <text:p>#DIV/0!</text:p>
          </table:table-cell>
          <table:table-cell table:style-name="ce68" table:formula="of:=[.G894]/(Area*Time)" office:value-type="string" office:string-value="" calcext:value-type="error">
            <text:p>#VALUE!</text:p>
          </table:table-cell>
          <table:table-cell table:style-name="ce68" table:formula="of:=(density*([.F894]^2))/(18*dynamicV)" office:value-type="string" office:string-value="0.00E+00" calcext:value-type="string">
            <text:p>0.00E+00</text:p>
          </table:table-cell>
          <table:table-cell table:style-name="ce69" table:formula="of:=[.I894]*gravity" office:value-type="string" office:string-value="0.00E+00" calcext:value-type="string">
            <text:p>0.00E+00</text:p>
          </table:table-cell>
          <table:table-cell table:formula="of:=0.00595*((([.F894]*[.I894]*gravity)/KinematicV)^(0-0.439))" office:value-type="string" office:string-value="" calcext:value-type="error">
            <text:p>#NUM!</text:p>
          </table:table-cell>
          <table:table-cell table:style-name="ce68" table:formula="of:=[.J894]*[.K894]" office:value-type="string" office:string-value="" calcext:value-type="error">
            <text:p>#NUM!</text:p>
          </table:table-cell>
          <table:table-cell table:style-name="ce68" table:formula="of:=[.H894]/[.L894]" office:value-type="string" office:string-value="" calcext:value-type="error">
            <text:p>#VALUE!</text:p>
          </table:table-cell>
          <table:table-cell table:style-name="ce68" table:formula="of:=[.M894]*10^24" office:value-type="string" office:string-value="" calcext:value-type="error">
            <text:p>#VALUE!</text:p>
          </table:table-cell>
          <table:table-cell/>
          <table:table-cell table:formula="of:=0.9585-(0.00408*[.F894])" office:value-type="float" office:value="0.9585" calcext:value-type="float">
            <text:p>0.9585</text:p>
          </table:table-cell>
          <table:table-cell table:style-name="ce68" table:formula="of:=(1+(10^((3.233*[.F89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4]&lt;2.5;[.N894]*[.Q894];0)" office:value-type="string" office:string-value="" calcext:value-type="error">
            <text:p>#VALUE!</text:p>
          </table:table-cell>
          <table:table-cell table:style-name="ce68" table:formula="of:=IF([.F894]&lt;10;[.N894]*[.P894];0)" office:value-type="string" office:string-value="" calcext:value-type="error">
            <text:p>#VALUE!</text:p>
          </table:table-cell>
          <table:table-cell table:style-name="ce68" table:formula="of:=[.T894]-[.S89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5]/PI()))" office:value-type="float" office:value="0" calcext:value-type="float">
            <text:p>0</text:p>
          </table:table-cell>
          <table:table-cell table:style-name="ce68" table:formula="of:=(PI()/6)*density*(([.F895]/[.E895])^3)" office:value-type="string" office:string-value="#DIV/0!" calcext:value-type="string">
            <text:p>#DIV/0!</text:p>
          </table:table-cell>
          <table:table-cell table:style-name="ce68" table:formula="of:=[.G895]/(Area*Time)" office:value-type="string" office:string-value="" calcext:value-type="error">
            <text:p>#VALUE!</text:p>
          </table:table-cell>
          <table:table-cell table:style-name="ce68" table:formula="of:=(density*([.F895]^2))/(18*dynamicV)" office:value-type="string" office:string-value="0.00E+00" calcext:value-type="string">
            <text:p>0.00E+00</text:p>
          </table:table-cell>
          <table:table-cell table:style-name="ce69" table:formula="of:=[.I895]*gravity" office:value-type="string" office:string-value="0.00E+00" calcext:value-type="string">
            <text:p>0.00E+00</text:p>
          </table:table-cell>
          <table:table-cell table:formula="of:=0.00595*((([.F895]*[.I895]*gravity)/KinematicV)^(0-0.439))" office:value-type="string" office:string-value="" calcext:value-type="error">
            <text:p>#NUM!</text:p>
          </table:table-cell>
          <table:table-cell table:style-name="ce68" table:formula="of:=[.J895]*[.K895]" office:value-type="string" office:string-value="" calcext:value-type="error">
            <text:p>#NUM!</text:p>
          </table:table-cell>
          <table:table-cell table:style-name="ce68" table:formula="of:=[.H895]/[.L895]" office:value-type="string" office:string-value="" calcext:value-type="error">
            <text:p>#VALUE!</text:p>
          </table:table-cell>
          <table:table-cell table:style-name="ce68" table:formula="of:=[.M895]*10^24" office:value-type="string" office:string-value="" calcext:value-type="error">
            <text:p>#VALUE!</text:p>
          </table:table-cell>
          <table:table-cell/>
          <table:table-cell table:formula="of:=0.9585-(0.00408*[.F895])" office:value-type="float" office:value="0.9585" calcext:value-type="float">
            <text:p>0.9585</text:p>
          </table:table-cell>
          <table:table-cell table:style-name="ce68" table:formula="of:=(1+(10^((3.233*[.F89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5]&lt;2.5;[.N895]*[.Q895];0)" office:value-type="string" office:string-value="" calcext:value-type="error">
            <text:p>#VALUE!</text:p>
          </table:table-cell>
          <table:table-cell table:style-name="ce68" table:formula="of:=IF([.F895]&lt;10;[.N895]*[.P895];0)" office:value-type="string" office:string-value="" calcext:value-type="error">
            <text:p>#VALUE!</text:p>
          </table:table-cell>
          <table:table-cell table:style-name="ce68" table:formula="of:=[.T895]-[.S89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6]/PI()))" office:value-type="float" office:value="0" calcext:value-type="float">
            <text:p>0</text:p>
          </table:table-cell>
          <table:table-cell table:style-name="ce68" table:formula="of:=(PI()/6)*density*(([.F896]/[.E896])^3)" office:value-type="string" office:string-value="#DIV/0!" calcext:value-type="string">
            <text:p>#DIV/0!</text:p>
          </table:table-cell>
          <table:table-cell table:style-name="ce68" table:formula="of:=[.G896]/(Area*Time)" office:value-type="string" office:string-value="" calcext:value-type="error">
            <text:p>#VALUE!</text:p>
          </table:table-cell>
          <table:table-cell table:style-name="ce68" table:formula="of:=(density*([.F896]^2))/(18*dynamicV)" office:value-type="string" office:string-value="0.00E+00" calcext:value-type="string">
            <text:p>0.00E+00</text:p>
          </table:table-cell>
          <table:table-cell table:style-name="ce69" table:formula="of:=[.I896]*gravity" office:value-type="string" office:string-value="0.00E+00" calcext:value-type="string">
            <text:p>0.00E+00</text:p>
          </table:table-cell>
          <table:table-cell table:formula="of:=0.00595*((([.F896]*[.I896]*gravity)/KinematicV)^(0-0.439))" office:value-type="string" office:string-value="" calcext:value-type="error">
            <text:p>#NUM!</text:p>
          </table:table-cell>
          <table:table-cell table:style-name="ce68" table:formula="of:=[.J896]*[.K896]" office:value-type="string" office:string-value="" calcext:value-type="error">
            <text:p>#NUM!</text:p>
          </table:table-cell>
          <table:table-cell table:style-name="ce68" table:formula="of:=[.H896]/[.L896]" office:value-type="string" office:string-value="" calcext:value-type="error">
            <text:p>#VALUE!</text:p>
          </table:table-cell>
          <table:table-cell table:style-name="ce68" table:formula="of:=[.M896]*10^24" office:value-type="string" office:string-value="" calcext:value-type="error">
            <text:p>#VALUE!</text:p>
          </table:table-cell>
          <table:table-cell/>
          <table:table-cell table:formula="of:=0.9585-(0.00408*[.F896])" office:value-type="float" office:value="0.9585" calcext:value-type="float">
            <text:p>0.9585</text:p>
          </table:table-cell>
          <table:table-cell table:style-name="ce68" table:formula="of:=(1+(10^((3.233*[.F89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6]&lt;2.5;[.N896]*[.Q896];0)" office:value-type="string" office:string-value="" calcext:value-type="error">
            <text:p>#VALUE!</text:p>
          </table:table-cell>
          <table:table-cell table:style-name="ce68" table:formula="of:=IF([.F896]&lt;10;[.N896]*[.P896];0)" office:value-type="string" office:string-value="" calcext:value-type="error">
            <text:p>#VALUE!</text:p>
          </table:table-cell>
          <table:table-cell table:style-name="ce68" table:formula="of:=[.T896]-[.S89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7]/PI()))" office:value-type="float" office:value="0" calcext:value-type="float">
            <text:p>0</text:p>
          </table:table-cell>
          <table:table-cell table:style-name="ce68" table:formula="of:=(PI()/6)*density*(([.F897]/[.E897])^3)" office:value-type="string" office:string-value="#DIV/0!" calcext:value-type="string">
            <text:p>#DIV/0!</text:p>
          </table:table-cell>
          <table:table-cell table:style-name="ce68" table:formula="of:=[.G897]/(Area*Time)" office:value-type="string" office:string-value="" calcext:value-type="error">
            <text:p>#VALUE!</text:p>
          </table:table-cell>
          <table:table-cell table:style-name="ce68" table:formula="of:=(density*([.F897]^2))/(18*dynamicV)" office:value-type="string" office:string-value="0.00E+00" calcext:value-type="string">
            <text:p>0.00E+00</text:p>
          </table:table-cell>
          <table:table-cell table:style-name="ce69" table:formula="of:=[.I897]*gravity" office:value-type="string" office:string-value="0.00E+00" calcext:value-type="string">
            <text:p>0.00E+00</text:p>
          </table:table-cell>
          <table:table-cell table:formula="of:=0.00595*((([.F897]*[.I897]*gravity)/KinematicV)^(0-0.439))" office:value-type="string" office:string-value="" calcext:value-type="error">
            <text:p>#NUM!</text:p>
          </table:table-cell>
          <table:table-cell table:style-name="ce68" table:formula="of:=[.J897]*[.K897]" office:value-type="string" office:string-value="" calcext:value-type="error">
            <text:p>#NUM!</text:p>
          </table:table-cell>
          <table:table-cell table:style-name="ce68" table:formula="of:=[.H897]/[.L897]" office:value-type="string" office:string-value="" calcext:value-type="error">
            <text:p>#VALUE!</text:p>
          </table:table-cell>
          <table:table-cell table:style-name="ce68" table:formula="of:=[.M897]*10^24" office:value-type="string" office:string-value="" calcext:value-type="error">
            <text:p>#VALUE!</text:p>
          </table:table-cell>
          <table:table-cell/>
          <table:table-cell table:formula="of:=0.9585-(0.00408*[.F897])" office:value-type="float" office:value="0.9585" calcext:value-type="float">
            <text:p>0.9585</text:p>
          </table:table-cell>
          <table:table-cell table:style-name="ce68" table:formula="of:=(1+(10^((3.233*[.F89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7]&lt;2.5;[.N897]*[.Q897];0)" office:value-type="string" office:string-value="" calcext:value-type="error">
            <text:p>#VALUE!</text:p>
          </table:table-cell>
          <table:table-cell table:style-name="ce68" table:formula="of:=IF([.F897]&lt;10;[.N897]*[.P897];0)" office:value-type="string" office:string-value="" calcext:value-type="error">
            <text:p>#VALUE!</text:p>
          </table:table-cell>
          <table:table-cell table:style-name="ce68" table:formula="of:=[.T897]-[.S89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8]/PI()))" office:value-type="float" office:value="0" calcext:value-type="float">
            <text:p>0</text:p>
          </table:table-cell>
          <table:table-cell table:style-name="ce68" table:formula="of:=(PI()/6)*density*(([.F898]/[.E898])^3)" office:value-type="string" office:string-value="#DIV/0!" calcext:value-type="string">
            <text:p>#DIV/0!</text:p>
          </table:table-cell>
          <table:table-cell table:style-name="ce68" table:formula="of:=[.G898]/(Area*Time)" office:value-type="string" office:string-value="" calcext:value-type="error">
            <text:p>#VALUE!</text:p>
          </table:table-cell>
          <table:table-cell table:style-name="ce68" table:formula="of:=(density*([.F898]^2))/(18*dynamicV)" office:value-type="string" office:string-value="0.00E+00" calcext:value-type="string">
            <text:p>0.00E+00</text:p>
          </table:table-cell>
          <table:table-cell table:style-name="ce69" table:formula="of:=[.I898]*gravity" office:value-type="string" office:string-value="0.00E+00" calcext:value-type="string">
            <text:p>0.00E+00</text:p>
          </table:table-cell>
          <table:table-cell table:formula="of:=0.00595*((([.F898]*[.I898]*gravity)/KinematicV)^(0-0.439))" office:value-type="string" office:string-value="" calcext:value-type="error">
            <text:p>#NUM!</text:p>
          </table:table-cell>
          <table:table-cell table:style-name="ce68" table:formula="of:=[.J898]*[.K898]" office:value-type="string" office:string-value="" calcext:value-type="error">
            <text:p>#NUM!</text:p>
          </table:table-cell>
          <table:table-cell table:style-name="ce68" table:formula="of:=[.H898]/[.L898]" office:value-type="string" office:string-value="" calcext:value-type="error">
            <text:p>#VALUE!</text:p>
          </table:table-cell>
          <table:table-cell table:style-name="ce68" table:formula="of:=[.M898]*10^24" office:value-type="string" office:string-value="" calcext:value-type="error">
            <text:p>#VALUE!</text:p>
          </table:table-cell>
          <table:table-cell/>
          <table:table-cell table:formula="of:=0.9585-(0.00408*[.F898])" office:value-type="float" office:value="0.9585" calcext:value-type="float">
            <text:p>0.9585</text:p>
          </table:table-cell>
          <table:table-cell table:style-name="ce68" table:formula="of:=(1+(10^((3.233*[.F89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8]&lt;2.5;[.N898]*[.Q898];0)" office:value-type="string" office:string-value="" calcext:value-type="error">
            <text:p>#VALUE!</text:p>
          </table:table-cell>
          <table:table-cell table:style-name="ce68" table:formula="of:=IF([.F898]&lt;10;[.N898]*[.P898];0)" office:value-type="string" office:string-value="" calcext:value-type="error">
            <text:p>#VALUE!</text:p>
          </table:table-cell>
          <table:table-cell table:style-name="ce68" table:formula="of:=[.T898]-[.S89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899]/PI()))" office:value-type="float" office:value="0" calcext:value-type="float">
            <text:p>0</text:p>
          </table:table-cell>
          <table:table-cell table:style-name="ce68" table:formula="of:=(PI()/6)*density*(([.F899]/[.E899])^3)" office:value-type="string" office:string-value="#DIV/0!" calcext:value-type="string">
            <text:p>#DIV/0!</text:p>
          </table:table-cell>
          <table:table-cell table:style-name="ce68" table:formula="of:=[.G899]/(Area*Time)" office:value-type="string" office:string-value="" calcext:value-type="error">
            <text:p>#VALUE!</text:p>
          </table:table-cell>
          <table:table-cell table:style-name="ce68" table:formula="of:=(density*([.F899]^2))/(18*dynamicV)" office:value-type="string" office:string-value="0.00E+00" calcext:value-type="string">
            <text:p>0.00E+00</text:p>
          </table:table-cell>
          <table:table-cell table:style-name="ce69" table:formula="of:=[.I899]*gravity" office:value-type="string" office:string-value="0.00E+00" calcext:value-type="string">
            <text:p>0.00E+00</text:p>
          </table:table-cell>
          <table:table-cell table:formula="of:=0.00595*((([.F899]*[.I899]*gravity)/KinematicV)^(0-0.439))" office:value-type="string" office:string-value="" calcext:value-type="error">
            <text:p>#NUM!</text:p>
          </table:table-cell>
          <table:table-cell table:style-name="ce68" table:formula="of:=[.J899]*[.K899]" office:value-type="string" office:string-value="" calcext:value-type="error">
            <text:p>#NUM!</text:p>
          </table:table-cell>
          <table:table-cell table:style-name="ce68" table:formula="of:=[.H899]/[.L899]" office:value-type="string" office:string-value="" calcext:value-type="error">
            <text:p>#VALUE!</text:p>
          </table:table-cell>
          <table:table-cell table:style-name="ce68" table:formula="of:=[.M899]*10^24" office:value-type="string" office:string-value="" calcext:value-type="error">
            <text:p>#VALUE!</text:p>
          </table:table-cell>
          <table:table-cell/>
          <table:table-cell table:formula="of:=0.9585-(0.00408*[.F899])" office:value-type="float" office:value="0.9585" calcext:value-type="float">
            <text:p>0.9585</text:p>
          </table:table-cell>
          <table:table-cell table:style-name="ce68" table:formula="of:=(1+(10^((3.233*[.F89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899]&lt;2.5;[.N899]*[.Q899];0)" office:value-type="string" office:string-value="" calcext:value-type="error">
            <text:p>#VALUE!</text:p>
          </table:table-cell>
          <table:table-cell table:style-name="ce68" table:formula="of:=IF([.F899]&lt;10;[.N899]*[.P899];0)" office:value-type="string" office:string-value="" calcext:value-type="error">
            <text:p>#VALUE!</text:p>
          </table:table-cell>
          <table:table-cell table:style-name="ce68" table:formula="of:=[.T899]-[.S89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0]/PI()))" office:value-type="float" office:value="0" calcext:value-type="float">
            <text:p>0</text:p>
          </table:table-cell>
          <table:table-cell table:style-name="ce68" table:formula="of:=(PI()/6)*density*(([.F900]/[.E900])^3)" office:value-type="string" office:string-value="#DIV/0!" calcext:value-type="string">
            <text:p>#DIV/0!</text:p>
          </table:table-cell>
          <table:table-cell table:style-name="ce68" table:formula="of:=[.G900]/(Area*Time)" office:value-type="string" office:string-value="" calcext:value-type="error">
            <text:p>#VALUE!</text:p>
          </table:table-cell>
          <table:table-cell table:style-name="ce68" table:formula="of:=(density*([.F900]^2))/(18*dynamicV)" office:value-type="string" office:string-value="0.00E+00" calcext:value-type="string">
            <text:p>0.00E+00</text:p>
          </table:table-cell>
          <table:table-cell table:style-name="ce69" table:formula="of:=[.I900]*gravity" office:value-type="string" office:string-value="0.00E+00" calcext:value-type="string">
            <text:p>0.00E+00</text:p>
          </table:table-cell>
          <table:table-cell table:formula="of:=0.00595*((([.F900]*[.I900]*gravity)/KinematicV)^(0-0.439))" office:value-type="string" office:string-value="" calcext:value-type="error">
            <text:p>#NUM!</text:p>
          </table:table-cell>
          <table:table-cell table:style-name="ce68" table:formula="of:=[.J900]*[.K900]" office:value-type="string" office:string-value="" calcext:value-type="error">
            <text:p>#NUM!</text:p>
          </table:table-cell>
          <table:table-cell table:style-name="ce68" table:formula="of:=[.H900]/[.L900]" office:value-type="string" office:string-value="" calcext:value-type="error">
            <text:p>#VALUE!</text:p>
          </table:table-cell>
          <table:table-cell table:style-name="ce68" table:formula="of:=[.M900]*10^24" office:value-type="string" office:string-value="" calcext:value-type="error">
            <text:p>#VALUE!</text:p>
          </table:table-cell>
          <table:table-cell/>
          <table:table-cell table:formula="of:=0.9585-(0.00408*[.F900])" office:value-type="float" office:value="0.9585" calcext:value-type="float">
            <text:p>0.9585</text:p>
          </table:table-cell>
          <table:table-cell table:style-name="ce68" table:formula="of:=(1+(10^((3.233*[.F90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0]&lt;2.5;[.N900]*[.Q900];0)" office:value-type="string" office:string-value="" calcext:value-type="error">
            <text:p>#VALUE!</text:p>
          </table:table-cell>
          <table:table-cell table:style-name="ce68" table:formula="of:=IF([.F900]&lt;10;[.N900]*[.P900];0)" office:value-type="string" office:string-value="" calcext:value-type="error">
            <text:p>#VALUE!</text:p>
          </table:table-cell>
          <table:table-cell table:style-name="ce68" table:formula="of:=[.T900]-[.S90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1]/PI()))" office:value-type="float" office:value="0" calcext:value-type="float">
            <text:p>0</text:p>
          </table:table-cell>
          <table:table-cell table:style-name="ce68" table:formula="of:=(PI()/6)*density*(([.F901]/[.E901])^3)" office:value-type="string" office:string-value="#DIV/0!" calcext:value-type="string">
            <text:p>#DIV/0!</text:p>
          </table:table-cell>
          <table:table-cell table:style-name="ce68" table:formula="of:=[.G901]/(Area*Time)" office:value-type="string" office:string-value="" calcext:value-type="error">
            <text:p>#VALUE!</text:p>
          </table:table-cell>
          <table:table-cell table:style-name="ce68" table:formula="of:=(density*([.F901]^2))/(18*dynamicV)" office:value-type="string" office:string-value="0.00E+00" calcext:value-type="string">
            <text:p>0.00E+00</text:p>
          </table:table-cell>
          <table:table-cell table:style-name="ce69" table:formula="of:=[.I901]*gravity" office:value-type="string" office:string-value="0.00E+00" calcext:value-type="string">
            <text:p>0.00E+00</text:p>
          </table:table-cell>
          <table:table-cell table:formula="of:=0.00595*((([.F901]*[.I901]*gravity)/KinematicV)^(0-0.439))" office:value-type="string" office:string-value="" calcext:value-type="error">
            <text:p>#NUM!</text:p>
          </table:table-cell>
          <table:table-cell table:style-name="ce68" table:formula="of:=[.J901]*[.K901]" office:value-type="string" office:string-value="" calcext:value-type="error">
            <text:p>#NUM!</text:p>
          </table:table-cell>
          <table:table-cell table:style-name="ce68" table:formula="of:=[.H901]/[.L901]" office:value-type="string" office:string-value="" calcext:value-type="error">
            <text:p>#VALUE!</text:p>
          </table:table-cell>
          <table:table-cell table:style-name="ce68" table:formula="of:=[.M901]*10^24" office:value-type="string" office:string-value="" calcext:value-type="error">
            <text:p>#VALUE!</text:p>
          </table:table-cell>
          <table:table-cell/>
          <table:table-cell table:formula="of:=0.9585-(0.00408*[.F901])" office:value-type="float" office:value="0.9585" calcext:value-type="float">
            <text:p>0.9585</text:p>
          </table:table-cell>
          <table:table-cell table:style-name="ce68" table:formula="of:=(1+(10^((3.233*[.F90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1]&lt;2.5;[.N901]*[.Q901];0)" office:value-type="string" office:string-value="" calcext:value-type="error">
            <text:p>#VALUE!</text:p>
          </table:table-cell>
          <table:table-cell table:style-name="ce68" table:formula="of:=IF([.F901]&lt;10;[.N901]*[.P901];0)" office:value-type="string" office:string-value="" calcext:value-type="error">
            <text:p>#VALUE!</text:p>
          </table:table-cell>
          <table:table-cell table:style-name="ce68" table:formula="of:=[.T901]-[.S90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2]/PI()))" office:value-type="float" office:value="0" calcext:value-type="float">
            <text:p>0</text:p>
          </table:table-cell>
          <table:table-cell table:style-name="ce68" table:formula="of:=(PI()/6)*density*(([.F902]/[.E902])^3)" office:value-type="string" office:string-value="#DIV/0!" calcext:value-type="string">
            <text:p>#DIV/0!</text:p>
          </table:table-cell>
          <table:table-cell table:style-name="ce68" table:formula="of:=[.G902]/(Area*Time)" office:value-type="string" office:string-value="" calcext:value-type="error">
            <text:p>#VALUE!</text:p>
          </table:table-cell>
          <table:table-cell table:style-name="ce68" table:formula="of:=(density*([.F902]^2))/(18*dynamicV)" office:value-type="string" office:string-value="0.00E+00" calcext:value-type="string">
            <text:p>0.00E+00</text:p>
          </table:table-cell>
          <table:table-cell table:style-name="ce69" table:formula="of:=[.I902]*gravity" office:value-type="string" office:string-value="0.00E+00" calcext:value-type="string">
            <text:p>0.00E+00</text:p>
          </table:table-cell>
          <table:table-cell table:formula="of:=0.00595*((([.F902]*[.I902]*gravity)/KinematicV)^(0-0.439))" office:value-type="string" office:string-value="" calcext:value-type="error">
            <text:p>#NUM!</text:p>
          </table:table-cell>
          <table:table-cell table:style-name="ce68" table:formula="of:=[.J902]*[.K902]" office:value-type="string" office:string-value="" calcext:value-type="error">
            <text:p>#NUM!</text:p>
          </table:table-cell>
          <table:table-cell table:style-name="ce68" table:formula="of:=[.H902]/[.L902]" office:value-type="string" office:string-value="" calcext:value-type="error">
            <text:p>#VALUE!</text:p>
          </table:table-cell>
          <table:table-cell table:style-name="ce68" table:formula="of:=[.M902]*10^24" office:value-type="string" office:string-value="" calcext:value-type="error">
            <text:p>#VALUE!</text:p>
          </table:table-cell>
          <table:table-cell/>
          <table:table-cell table:formula="of:=0.9585-(0.00408*[.F902])" office:value-type="float" office:value="0.9585" calcext:value-type="float">
            <text:p>0.9585</text:p>
          </table:table-cell>
          <table:table-cell table:style-name="ce68" table:formula="of:=(1+(10^((3.233*[.F90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2]&lt;2.5;[.N902]*[.Q902];0)" office:value-type="string" office:string-value="" calcext:value-type="error">
            <text:p>#VALUE!</text:p>
          </table:table-cell>
          <table:table-cell table:style-name="ce68" table:formula="of:=IF([.F902]&lt;10;[.N902]*[.P902];0)" office:value-type="string" office:string-value="" calcext:value-type="error">
            <text:p>#VALUE!</text:p>
          </table:table-cell>
          <table:table-cell table:style-name="ce68" table:formula="of:=[.T902]-[.S90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3]/PI()))" office:value-type="float" office:value="0" calcext:value-type="float">
            <text:p>0</text:p>
          </table:table-cell>
          <table:table-cell table:style-name="ce68" table:formula="of:=(PI()/6)*density*(([.F903]/[.E903])^3)" office:value-type="string" office:string-value="#DIV/0!" calcext:value-type="string">
            <text:p>#DIV/0!</text:p>
          </table:table-cell>
          <table:table-cell table:style-name="ce68" table:formula="of:=[.G903]/(Area*Time)" office:value-type="string" office:string-value="" calcext:value-type="error">
            <text:p>#VALUE!</text:p>
          </table:table-cell>
          <table:table-cell table:style-name="ce68" table:formula="of:=(density*([.F903]^2))/(18*dynamicV)" office:value-type="string" office:string-value="0.00E+00" calcext:value-type="string">
            <text:p>0.00E+00</text:p>
          </table:table-cell>
          <table:table-cell table:style-name="ce69" table:formula="of:=[.I903]*gravity" office:value-type="string" office:string-value="0.00E+00" calcext:value-type="string">
            <text:p>0.00E+00</text:p>
          </table:table-cell>
          <table:table-cell table:formula="of:=0.00595*((([.F903]*[.I903]*gravity)/KinematicV)^(0-0.439))" office:value-type="string" office:string-value="" calcext:value-type="error">
            <text:p>#NUM!</text:p>
          </table:table-cell>
          <table:table-cell table:style-name="ce68" table:formula="of:=[.J903]*[.K903]" office:value-type="string" office:string-value="" calcext:value-type="error">
            <text:p>#NUM!</text:p>
          </table:table-cell>
          <table:table-cell table:style-name="ce68" table:formula="of:=[.H903]/[.L903]" office:value-type="string" office:string-value="" calcext:value-type="error">
            <text:p>#VALUE!</text:p>
          </table:table-cell>
          <table:table-cell table:style-name="ce68" table:formula="of:=[.M903]*10^24" office:value-type="string" office:string-value="" calcext:value-type="error">
            <text:p>#VALUE!</text:p>
          </table:table-cell>
          <table:table-cell/>
          <table:table-cell table:formula="of:=0.9585-(0.00408*[.F903])" office:value-type="float" office:value="0.9585" calcext:value-type="float">
            <text:p>0.9585</text:p>
          </table:table-cell>
          <table:table-cell table:style-name="ce68" table:formula="of:=(1+(10^((3.233*[.F90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3]&lt;2.5;[.N903]*[.Q903];0)" office:value-type="string" office:string-value="" calcext:value-type="error">
            <text:p>#VALUE!</text:p>
          </table:table-cell>
          <table:table-cell table:style-name="ce68" table:formula="of:=IF([.F903]&lt;10;[.N903]*[.P903];0)" office:value-type="string" office:string-value="" calcext:value-type="error">
            <text:p>#VALUE!</text:p>
          </table:table-cell>
          <table:table-cell table:style-name="ce68" table:formula="of:=[.T903]-[.S90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4]/PI()))" office:value-type="float" office:value="0" calcext:value-type="float">
            <text:p>0</text:p>
          </table:table-cell>
          <table:table-cell table:style-name="ce68" table:formula="of:=(PI()/6)*density*(([.F904]/[.E904])^3)" office:value-type="string" office:string-value="#DIV/0!" calcext:value-type="string">
            <text:p>#DIV/0!</text:p>
          </table:table-cell>
          <table:table-cell table:style-name="ce68" table:formula="of:=[.G904]/(Area*Time)" office:value-type="string" office:string-value="" calcext:value-type="error">
            <text:p>#VALUE!</text:p>
          </table:table-cell>
          <table:table-cell table:style-name="ce68" table:formula="of:=(density*([.F904]^2))/(18*dynamicV)" office:value-type="string" office:string-value="0.00E+00" calcext:value-type="string">
            <text:p>0.00E+00</text:p>
          </table:table-cell>
          <table:table-cell table:style-name="ce69" table:formula="of:=[.I904]*gravity" office:value-type="string" office:string-value="0.00E+00" calcext:value-type="string">
            <text:p>0.00E+00</text:p>
          </table:table-cell>
          <table:table-cell table:formula="of:=0.00595*((([.F904]*[.I904]*gravity)/KinematicV)^(0-0.439))" office:value-type="string" office:string-value="" calcext:value-type="error">
            <text:p>#NUM!</text:p>
          </table:table-cell>
          <table:table-cell table:style-name="ce68" table:formula="of:=[.J904]*[.K904]" office:value-type="string" office:string-value="" calcext:value-type="error">
            <text:p>#NUM!</text:p>
          </table:table-cell>
          <table:table-cell table:style-name="ce68" table:formula="of:=[.H904]/[.L904]" office:value-type="string" office:string-value="" calcext:value-type="error">
            <text:p>#VALUE!</text:p>
          </table:table-cell>
          <table:table-cell table:style-name="ce68" table:formula="of:=[.M904]*10^24" office:value-type="string" office:string-value="" calcext:value-type="error">
            <text:p>#VALUE!</text:p>
          </table:table-cell>
          <table:table-cell/>
          <table:table-cell table:formula="of:=0.9585-(0.00408*[.F904])" office:value-type="float" office:value="0.9585" calcext:value-type="float">
            <text:p>0.9585</text:p>
          </table:table-cell>
          <table:table-cell table:style-name="ce68" table:formula="of:=(1+(10^((3.233*[.F90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4]&lt;2.5;[.N904]*[.Q904];0)" office:value-type="string" office:string-value="" calcext:value-type="error">
            <text:p>#VALUE!</text:p>
          </table:table-cell>
          <table:table-cell table:style-name="ce68" table:formula="of:=IF([.F904]&lt;10;[.N904]*[.P904];0)" office:value-type="string" office:string-value="" calcext:value-type="error">
            <text:p>#VALUE!</text:p>
          </table:table-cell>
          <table:table-cell table:style-name="ce68" table:formula="of:=[.T904]-[.S90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5]/PI()))" office:value-type="float" office:value="0" calcext:value-type="float">
            <text:p>0</text:p>
          </table:table-cell>
          <table:table-cell table:style-name="ce68" table:formula="of:=(PI()/6)*density*(([.F905]/[.E905])^3)" office:value-type="string" office:string-value="#DIV/0!" calcext:value-type="string">
            <text:p>#DIV/0!</text:p>
          </table:table-cell>
          <table:table-cell table:style-name="ce68" table:formula="of:=[.G905]/(Area*Time)" office:value-type="string" office:string-value="" calcext:value-type="error">
            <text:p>#VALUE!</text:p>
          </table:table-cell>
          <table:table-cell table:style-name="ce68" table:formula="of:=(density*([.F905]^2))/(18*dynamicV)" office:value-type="string" office:string-value="0.00E+00" calcext:value-type="string">
            <text:p>0.00E+00</text:p>
          </table:table-cell>
          <table:table-cell table:style-name="ce69" table:formula="of:=[.I905]*gravity" office:value-type="string" office:string-value="0.00E+00" calcext:value-type="string">
            <text:p>0.00E+00</text:p>
          </table:table-cell>
          <table:table-cell table:formula="of:=0.00595*((([.F905]*[.I905]*gravity)/KinematicV)^(0-0.439))" office:value-type="string" office:string-value="" calcext:value-type="error">
            <text:p>#NUM!</text:p>
          </table:table-cell>
          <table:table-cell table:style-name="ce68" table:formula="of:=[.J905]*[.K905]" office:value-type="string" office:string-value="" calcext:value-type="error">
            <text:p>#NUM!</text:p>
          </table:table-cell>
          <table:table-cell table:style-name="ce68" table:formula="of:=[.H905]/[.L905]" office:value-type="string" office:string-value="" calcext:value-type="error">
            <text:p>#VALUE!</text:p>
          </table:table-cell>
          <table:table-cell table:style-name="ce68" table:formula="of:=[.M905]*10^24" office:value-type="string" office:string-value="" calcext:value-type="error">
            <text:p>#VALUE!</text:p>
          </table:table-cell>
          <table:table-cell/>
          <table:table-cell table:formula="of:=0.9585-(0.00408*[.F905])" office:value-type="float" office:value="0.9585" calcext:value-type="float">
            <text:p>0.9585</text:p>
          </table:table-cell>
          <table:table-cell table:style-name="ce68" table:formula="of:=(1+(10^((3.233*[.F90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5]&lt;2.5;[.N905]*[.Q905];0)" office:value-type="string" office:string-value="" calcext:value-type="error">
            <text:p>#VALUE!</text:p>
          </table:table-cell>
          <table:table-cell table:style-name="ce68" table:formula="of:=IF([.F905]&lt;10;[.N905]*[.P905];0)" office:value-type="string" office:string-value="" calcext:value-type="error">
            <text:p>#VALUE!</text:p>
          </table:table-cell>
          <table:table-cell table:style-name="ce68" table:formula="of:=[.T905]-[.S90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6]/PI()))" office:value-type="float" office:value="0" calcext:value-type="float">
            <text:p>0</text:p>
          </table:table-cell>
          <table:table-cell table:style-name="ce68" table:formula="of:=(PI()/6)*density*(([.F906]/[.E906])^3)" office:value-type="string" office:string-value="#DIV/0!" calcext:value-type="string">
            <text:p>#DIV/0!</text:p>
          </table:table-cell>
          <table:table-cell table:style-name="ce68" table:formula="of:=[.G906]/(Area*Time)" office:value-type="string" office:string-value="" calcext:value-type="error">
            <text:p>#VALUE!</text:p>
          </table:table-cell>
          <table:table-cell table:style-name="ce68" table:formula="of:=(density*([.F906]^2))/(18*dynamicV)" office:value-type="string" office:string-value="0.00E+00" calcext:value-type="string">
            <text:p>0.00E+00</text:p>
          </table:table-cell>
          <table:table-cell table:style-name="ce69" table:formula="of:=[.I906]*gravity" office:value-type="string" office:string-value="0.00E+00" calcext:value-type="string">
            <text:p>0.00E+00</text:p>
          </table:table-cell>
          <table:table-cell table:formula="of:=0.00595*((([.F906]*[.I906]*gravity)/KinematicV)^(0-0.439))" office:value-type="string" office:string-value="" calcext:value-type="error">
            <text:p>#NUM!</text:p>
          </table:table-cell>
          <table:table-cell table:style-name="ce68" table:formula="of:=[.J906]*[.K906]" office:value-type="string" office:string-value="" calcext:value-type="error">
            <text:p>#NUM!</text:p>
          </table:table-cell>
          <table:table-cell table:style-name="ce68" table:formula="of:=[.H906]/[.L906]" office:value-type="string" office:string-value="" calcext:value-type="error">
            <text:p>#VALUE!</text:p>
          </table:table-cell>
          <table:table-cell table:style-name="ce68" table:formula="of:=[.M906]*10^24" office:value-type="string" office:string-value="" calcext:value-type="error">
            <text:p>#VALUE!</text:p>
          </table:table-cell>
          <table:table-cell/>
          <table:table-cell table:formula="of:=0.9585-(0.00408*[.F906])" office:value-type="float" office:value="0.9585" calcext:value-type="float">
            <text:p>0.9585</text:p>
          </table:table-cell>
          <table:table-cell table:style-name="ce68" table:formula="of:=(1+(10^((3.233*[.F90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6]&lt;2.5;[.N906]*[.Q906];0)" office:value-type="string" office:string-value="" calcext:value-type="error">
            <text:p>#VALUE!</text:p>
          </table:table-cell>
          <table:table-cell table:style-name="ce68" table:formula="of:=IF([.F906]&lt;10;[.N906]*[.P906];0)" office:value-type="string" office:string-value="" calcext:value-type="error">
            <text:p>#VALUE!</text:p>
          </table:table-cell>
          <table:table-cell table:style-name="ce68" table:formula="of:=[.T906]-[.S90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7]/PI()))" office:value-type="float" office:value="0" calcext:value-type="float">
            <text:p>0</text:p>
          </table:table-cell>
          <table:table-cell table:style-name="ce68" table:formula="of:=(PI()/6)*density*(([.F907]/[.E907])^3)" office:value-type="string" office:string-value="#DIV/0!" calcext:value-type="string">
            <text:p>#DIV/0!</text:p>
          </table:table-cell>
          <table:table-cell table:style-name="ce68" table:formula="of:=[.G907]/(Area*Time)" office:value-type="string" office:string-value="" calcext:value-type="error">
            <text:p>#VALUE!</text:p>
          </table:table-cell>
          <table:table-cell table:style-name="ce68" table:formula="of:=(density*([.F907]^2))/(18*dynamicV)" office:value-type="string" office:string-value="0.00E+00" calcext:value-type="string">
            <text:p>0.00E+00</text:p>
          </table:table-cell>
          <table:table-cell table:style-name="ce69" table:formula="of:=[.I907]*gravity" office:value-type="string" office:string-value="0.00E+00" calcext:value-type="string">
            <text:p>0.00E+00</text:p>
          </table:table-cell>
          <table:table-cell table:formula="of:=0.00595*((([.F907]*[.I907]*gravity)/KinematicV)^(0-0.439))" office:value-type="string" office:string-value="" calcext:value-type="error">
            <text:p>#NUM!</text:p>
          </table:table-cell>
          <table:table-cell table:style-name="ce68" table:formula="of:=[.J907]*[.K907]" office:value-type="string" office:string-value="" calcext:value-type="error">
            <text:p>#NUM!</text:p>
          </table:table-cell>
          <table:table-cell table:style-name="ce68" table:formula="of:=[.H907]/[.L907]" office:value-type="string" office:string-value="" calcext:value-type="error">
            <text:p>#VALUE!</text:p>
          </table:table-cell>
          <table:table-cell table:style-name="ce68" table:formula="of:=[.M907]*10^24" office:value-type="string" office:string-value="" calcext:value-type="error">
            <text:p>#VALUE!</text:p>
          </table:table-cell>
          <table:table-cell/>
          <table:table-cell table:formula="of:=0.9585-(0.00408*[.F907])" office:value-type="float" office:value="0.9585" calcext:value-type="float">
            <text:p>0.9585</text:p>
          </table:table-cell>
          <table:table-cell table:style-name="ce68" table:formula="of:=(1+(10^((3.233*[.F90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7]&lt;2.5;[.N907]*[.Q907];0)" office:value-type="string" office:string-value="" calcext:value-type="error">
            <text:p>#VALUE!</text:p>
          </table:table-cell>
          <table:table-cell table:style-name="ce68" table:formula="of:=IF([.F907]&lt;10;[.N907]*[.P907];0)" office:value-type="string" office:string-value="" calcext:value-type="error">
            <text:p>#VALUE!</text:p>
          </table:table-cell>
          <table:table-cell table:style-name="ce68" table:formula="of:=[.T907]-[.S90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8]/PI()))" office:value-type="float" office:value="0" calcext:value-type="float">
            <text:p>0</text:p>
          </table:table-cell>
          <table:table-cell table:style-name="ce68" table:formula="of:=(PI()/6)*density*(([.F908]/[.E908])^3)" office:value-type="string" office:string-value="#DIV/0!" calcext:value-type="string">
            <text:p>#DIV/0!</text:p>
          </table:table-cell>
          <table:table-cell table:style-name="ce68" table:formula="of:=[.G908]/(Area*Time)" office:value-type="string" office:string-value="" calcext:value-type="error">
            <text:p>#VALUE!</text:p>
          </table:table-cell>
          <table:table-cell table:style-name="ce68" table:formula="of:=(density*([.F908]^2))/(18*dynamicV)" office:value-type="string" office:string-value="0.00E+00" calcext:value-type="string">
            <text:p>0.00E+00</text:p>
          </table:table-cell>
          <table:table-cell table:style-name="ce69" table:formula="of:=[.I908]*gravity" office:value-type="string" office:string-value="0.00E+00" calcext:value-type="string">
            <text:p>0.00E+00</text:p>
          </table:table-cell>
          <table:table-cell table:formula="of:=0.00595*((([.F908]*[.I908]*gravity)/KinematicV)^(0-0.439))" office:value-type="string" office:string-value="" calcext:value-type="error">
            <text:p>#NUM!</text:p>
          </table:table-cell>
          <table:table-cell table:style-name="ce68" table:formula="of:=[.J908]*[.K908]" office:value-type="string" office:string-value="" calcext:value-type="error">
            <text:p>#NUM!</text:p>
          </table:table-cell>
          <table:table-cell table:style-name="ce68" table:formula="of:=[.H908]/[.L908]" office:value-type="string" office:string-value="" calcext:value-type="error">
            <text:p>#VALUE!</text:p>
          </table:table-cell>
          <table:table-cell table:style-name="ce68" table:formula="of:=[.M908]*10^24" office:value-type="string" office:string-value="" calcext:value-type="error">
            <text:p>#VALUE!</text:p>
          </table:table-cell>
          <table:table-cell/>
          <table:table-cell table:formula="of:=0.9585-(0.00408*[.F908])" office:value-type="float" office:value="0.9585" calcext:value-type="float">
            <text:p>0.9585</text:p>
          </table:table-cell>
          <table:table-cell table:style-name="ce68" table:formula="of:=(1+(10^((3.233*[.F90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8]&lt;2.5;[.N908]*[.Q908];0)" office:value-type="string" office:string-value="" calcext:value-type="error">
            <text:p>#VALUE!</text:p>
          </table:table-cell>
          <table:table-cell table:style-name="ce68" table:formula="of:=IF([.F908]&lt;10;[.N908]*[.P908];0)" office:value-type="string" office:string-value="" calcext:value-type="error">
            <text:p>#VALUE!</text:p>
          </table:table-cell>
          <table:table-cell table:style-name="ce68" table:formula="of:=[.T908]-[.S90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09]/PI()))" office:value-type="float" office:value="0" calcext:value-type="float">
            <text:p>0</text:p>
          </table:table-cell>
          <table:table-cell table:style-name="ce68" table:formula="of:=(PI()/6)*density*(([.F909]/[.E909])^3)" office:value-type="string" office:string-value="#DIV/0!" calcext:value-type="string">
            <text:p>#DIV/0!</text:p>
          </table:table-cell>
          <table:table-cell table:style-name="ce68" table:formula="of:=[.G909]/(Area*Time)" office:value-type="string" office:string-value="" calcext:value-type="error">
            <text:p>#VALUE!</text:p>
          </table:table-cell>
          <table:table-cell table:style-name="ce68" table:formula="of:=(density*([.F909]^2))/(18*dynamicV)" office:value-type="string" office:string-value="0.00E+00" calcext:value-type="string">
            <text:p>0.00E+00</text:p>
          </table:table-cell>
          <table:table-cell table:style-name="ce69" table:formula="of:=[.I909]*gravity" office:value-type="string" office:string-value="0.00E+00" calcext:value-type="string">
            <text:p>0.00E+00</text:p>
          </table:table-cell>
          <table:table-cell table:formula="of:=0.00595*((([.F909]*[.I909]*gravity)/KinematicV)^(0-0.439))" office:value-type="string" office:string-value="" calcext:value-type="error">
            <text:p>#NUM!</text:p>
          </table:table-cell>
          <table:table-cell table:style-name="ce68" table:formula="of:=[.J909]*[.K909]" office:value-type="string" office:string-value="" calcext:value-type="error">
            <text:p>#NUM!</text:p>
          </table:table-cell>
          <table:table-cell table:style-name="ce68" table:formula="of:=[.H909]/[.L909]" office:value-type="string" office:string-value="" calcext:value-type="error">
            <text:p>#VALUE!</text:p>
          </table:table-cell>
          <table:table-cell table:style-name="ce68" table:formula="of:=[.M909]*10^24" office:value-type="string" office:string-value="" calcext:value-type="error">
            <text:p>#VALUE!</text:p>
          </table:table-cell>
          <table:table-cell/>
          <table:table-cell table:formula="of:=0.9585-(0.00408*[.F909])" office:value-type="float" office:value="0.9585" calcext:value-type="float">
            <text:p>0.9585</text:p>
          </table:table-cell>
          <table:table-cell table:style-name="ce68" table:formula="of:=(1+(10^((3.233*[.F90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09]&lt;2.5;[.N909]*[.Q909];0)" office:value-type="string" office:string-value="" calcext:value-type="error">
            <text:p>#VALUE!</text:p>
          </table:table-cell>
          <table:table-cell table:style-name="ce68" table:formula="of:=IF([.F909]&lt;10;[.N909]*[.P909];0)" office:value-type="string" office:string-value="" calcext:value-type="error">
            <text:p>#VALUE!</text:p>
          </table:table-cell>
          <table:table-cell table:style-name="ce68" table:formula="of:=[.T909]-[.S90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0]/PI()))" office:value-type="float" office:value="0" calcext:value-type="float">
            <text:p>0</text:p>
          </table:table-cell>
          <table:table-cell table:style-name="ce68" table:formula="of:=(PI()/6)*density*(([.F910]/[.E910])^3)" office:value-type="string" office:string-value="#DIV/0!" calcext:value-type="string">
            <text:p>#DIV/0!</text:p>
          </table:table-cell>
          <table:table-cell table:style-name="ce68" table:formula="of:=[.G910]/(Area*Time)" office:value-type="string" office:string-value="" calcext:value-type="error">
            <text:p>#VALUE!</text:p>
          </table:table-cell>
          <table:table-cell table:style-name="ce68" table:formula="of:=(density*([.F910]^2))/(18*dynamicV)" office:value-type="string" office:string-value="0.00E+00" calcext:value-type="string">
            <text:p>0.00E+00</text:p>
          </table:table-cell>
          <table:table-cell table:style-name="ce69" table:formula="of:=[.I910]*gravity" office:value-type="string" office:string-value="0.00E+00" calcext:value-type="string">
            <text:p>0.00E+00</text:p>
          </table:table-cell>
          <table:table-cell table:formula="of:=0.00595*((([.F910]*[.I910]*gravity)/KinematicV)^(0-0.439))" office:value-type="string" office:string-value="" calcext:value-type="error">
            <text:p>#NUM!</text:p>
          </table:table-cell>
          <table:table-cell table:style-name="ce68" table:formula="of:=[.J910]*[.K910]" office:value-type="string" office:string-value="" calcext:value-type="error">
            <text:p>#NUM!</text:p>
          </table:table-cell>
          <table:table-cell table:style-name="ce68" table:formula="of:=[.H910]/[.L910]" office:value-type="string" office:string-value="" calcext:value-type="error">
            <text:p>#VALUE!</text:p>
          </table:table-cell>
          <table:table-cell table:style-name="ce68" table:formula="of:=[.M910]*10^24" office:value-type="string" office:string-value="" calcext:value-type="error">
            <text:p>#VALUE!</text:p>
          </table:table-cell>
          <table:table-cell/>
          <table:table-cell table:formula="of:=0.9585-(0.00408*[.F910])" office:value-type="float" office:value="0.9585" calcext:value-type="float">
            <text:p>0.9585</text:p>
          </table:table-cell>
          <table:table-cell table:style-name="ce68" table:formula="of:=(1+(10^((3.233*[.F91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0]&lt;2.5;[.N910]*[.Q910];0)" office:value-type="string" office:string-value="" calcext:value-type="error">
            <text:p>#VALUE!</text:p>
          </table:table-cell>
          <table:table-cell table:style-name="ce68" table:formula="of:=IF([.F910]&lt;10;[.N910]*[.P910];0)" office:value-type="string" office:string-value="" calcext:value-type="error">
            <text:p>#VALUE!</text:p>
          </table:table-cell>
          <table:table-cell table:style-name="ce68" table:formula="of:=[.T910]-[.S91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1]/PI()))" office:value-type="float" office:value="0" calcext:value-type="float">
            <text:p>0</text:p>
          </table:table-cell>
          <table:table-cell table:style-name="ce68" table:formula="of:=(PI()/6)*density*(([.F911]/[.E911])^3)" office:value-type="string" office:string-value="#DIV/0!" calcext:value-type="string">
            <text:p>#DIV/0!</text:p>
          </table:table-cell>
          <table:table-cell table:style-name="ce68" table:formula="of:=[.G911]/(Area*Time)" office:value-type="string" office:string-value="" calcext:value-type="error">
            <text:p>#VALUE!</text:p>
          </table:table-cell>
          <table:table-cell table:style-name="ce68" table:formula="of:=(density*([.F911]^2))/(18*dynamicV)" office:value-type="string" office:string-value="0.00E+00" calcext:value-type="string">
            <text:p>0.00E+00</text:p>
          </table:table-cell>
          <table:table-cell table:style-name="ce69" table:formula="of:=[.I911]*gravity" office:value-type="string" office:string-value="0.00E+00" calcext:value-type="string">
            <text:p>0.00E+00</text:p>
          </table:table-cell>
          <table:table-cell table:formula="of:=0.00595*((([.F911]*[.I911]*gravity)/KinematicV)^(0-0.439))" office:value-type="string" office:string-value="" calcext:value-type="error">
            <text:p>#NUM!</text:p>
          </table:table-cell>
          <table:table-cell table:style-name="ce68" table:formula="of:=[.J911]*[.K911]" office:value-type="string" office:string-value="" calcext:value-type="error">
            <text:p>#NUM!</text:p>
          </table:table-cell>
          <table:table-cell table:style-name="ce68" table:formula="of:=[.H911]/[.L911]" office:value-type="string" office:string-value="" calcext:value-type="error">
            <text:p>#VALUE!</text:p>
          </table:table-cell>
          <table:table-cell table:style-name="ce68" table:formula="of:=[.M911]*10^24" office:value-type="string" office:string-value="" calcext:value-type="error">
            <text:p>#VALUE!</text:p>
          </table:table-cell>
          <table:table-cell/>
          <table:table-cell table:formula="of:=0.9585-(0.00408*[.F911])" office:value-type="float" office:value="0.9585" calcext:value-type="float">
            <text:p>0.9585</text:p>
          </table:table-cell>
          <table:table-cell table:style-name="ce68" table:formula="of:=(1+(10^((3.233*[.F91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1]&lt;2.5;[.N911]*[.Q911];0)" office:value-type="string" office:string-value="" calcext:value-type="error">
            <text:p>#VALUE!</text:p>
          </table:table-cell>
          <table:table-cell table:style-name="ce68" table:formula="of:=IF([.F911]&lt;10;[.N911]*[.P911];0)" office:value-type="string" office:string-value="" calcext:value-type="error">
            <text:p>#VALUE!</text:p>
          </table:table-cell>
          <table:table-cell table:style-name="ce68" table:formula="of:=[.T911]-[.S91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2]/PI()))" office:value-type="float" office:value="0" calcext:value-type="float">
            <text:p>0</text:p>
          </table:table-cell>
          <table:table-cell table:style-name="ce68" table:formula="of:=(PI()/6)*density*(([.F912]/[.E912])^3)" office:value-type="string" office:string-value="#DIV/0!" calcext:value-type="string">
            <text:p>#DIV/0!</text:p>
          </table:table-cell>
          <table:table-cell table:style-name="ce68" table:formula="of:=[.G912]/(Area*Time)" office:value-type="string" office:string-value="" calcext:value-type="error">
            <text:p>#VALUE!</text:p>
          </table:table-cell>
          <table:table-cell table:style-name="ce68" table:formula="of:=(density*([.F912]^2))/(18*dynamicV)" office:value-type="string" office:string-value="0.00E+00" calcext:value-type="string">
            <text:p>0.00E+00</text:p>
          </table:table-cell>
          <table:table-cell table:style-name="ce69" table:formula="of:=[.I912]*gravity" office:value-type="string" office:string-value="0.00E+00" calcext:value-type="string">
            <text:p>0.00E+00</text:p>
          </table:table-cell>
          <table:table-cell table:formula="of:=0.00595*((([.F912]*[.I912]*gravity)/KinematicV)^(0-0.439))" office:value-type="string" office:string-value="" calcext:value-type="error">
            <text:p>#NUM!</text:p>
          </table:table-cell>
          <table:table-cell table:style-name="ce68" table:formula="of:=[.J912]*[.K912]" office:value-type="string" office:string-value="" calcext:value-type="error">
            <text:p>#NUM!</text:p>
          </table:table-cell>
          <table:table-cell table:style-name="ce68" table:formula="of:=[.H912]/[.L912]" office:value-type="string" office:string-value="" calcext:value-type="error">
            <text:p>#VALUE!</text:p>
          </table:table-cell>
          <table:table-cell table:style-name="ce68" table:formula="of:=[.M912]*10^24" office:value-type="string" office:string-value="" calcext:value-type="error">
            <text:p>#VALUE!</text:p>
          </table:table-cell>
          <table:table-cell/>
          <table:table-cell table:formula="of:=0.9585-(0.00408*[.F912])" office:value-type="float" office:value="0.9585" calcext:value-type="float">
            <text:p>0.9585</text:p>
          </table:table-cell>
          <table:table-cell table:style-name="ce68" table:formula="of:=(1+(10^((3.233*[.F91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2]&lt;2.5;[.N912]*[.Q912];0)" office:value-type="string" office:string-value="" calcext:value-type="error">
            <text:p>#VALUE!</text:p>
          </table:table-cell>
          <table:table-cell table:style-name="ce68" table:formula="of:=IF([.F912]&lt;10;[.N912]*[.P912];0)" office:value-type="string" office:string-value="" calcext:value-type="error">
            <text:p>#VALUE!</text:p>
          </table:table-cell>
          <table:table-cell table:style-name="ce68" table:formula="of:=[.T912]-[.S91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3]/PI()))" office:value-type="float" office:value="0" calcext:value-type="float">
            <text:p>0</text:p>
          </table:table-cell>
          <table:table-cell table:style-name="ce68" table:formula="of:=(PI()/6)*density*(([.F913]/[.E913])^3)" office:value-type="string" office:string-value="#DIV/0!" calcext:value-type="string">
            <text:p>#DIV/0!</text:p>
          </table:table-cell>
          <table:table-cell table:style-name="ce68" table:formula="of:=[.G913]/(Area*Time)" office:value-type="string" office:string-value="" calcext:value-type="error">
            <text:p>#VALUE!</text:p>
          </table:table-cell>
          <table:table-cell table:style-name="ce68" table:formula="of:=(density*([.F913]^2))/(18*dynamicV)" office:value-type="string" office:string-value="0.00E+00" calcext:value-type="string">
            <text:p>0.00E+00</text:p>
          </table:table-cell>
          <table:table-cell table:style-name="ce69" table:formula="of:=[.I913]*gravity" office:value-type="string" office:string-value="0.00E+00" calcext:value-type="string">
            <text:p>0.00E+00</text:p>
          </table:table-cell>
          <table:table-cell table:formula="of:=0.00595*((([.F913]*[.I913]*gravity)/KinematicV)^(0-0.439))" office:value-type="string" office:string-value="" calcext:value-type="error">
            <text:p>#NUM!</text:p>
          </table:table-cell>
          <table:table-cell table:style-name="ce68" table:formula="of:=[.J913]*[.K913]" office:value-type="string" office:string-value="" calcext:value-type="error">
            <text:p>#NUM!</text:p>
          </table:table-cell>
          <table:table-cell table:style-name="ce68" table:formula="of:=[.H913]/[.L913]" office:value-type="string" office:string-value="" calcext:value-type="error">
            <text:p>#VALUE!</text:p>
          </table:table-cell>
          <table:table-cell table:style-name="ce68" table:formula="of:=[.M913]*10^24" office:value-type="string" office:string-value="" calcext:value-type="error">
            <text:p>#VALUE!</text:p>
          </table:table-cell>
          <table:table-cell/>
          <table:table-cell table:formula="of:=0.9585-(0.00408*[.F913])" office:value-type="float" office:value="0.9585" calcext:value-type="float">
            <text:p>0.9585</text:p>
          </table:table-cell>
          <table:table-cell table:style-name="ce68" table:formula="of:=(1+(10^((3.233*[.F91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3]&lt;2.5;[.N913]*[.Q913];0)" office:value-type="string" office:string-value="" calcext:value-type="error">
            <text:p>#VALUE!</text:p>
          </table:table-cell>
          <table:table-cell table:style-name="ce68" table:formula="of:=IF([.F913]&lt;10;[.N913]*[.P913];0)" office:value-type="string" office:string-value="" calcext:value-type="error">
            <text:p>#VALUE!</text:p>
          </table:table-cell>
          <table:table-cell table:style-name="ce68" table:formula="of:=[.T913]-[.S91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4]/PI()))" office:value-type="float" office:value="0" calcext:value-type="float">
            <text:p>0</text:p>
          </table:table-cell>
          <table:table-cell table:style-name="ce68" table:formula="of:=(PI()/6)*density*(([.F914]/[.E914])^3)" office:value-type="string" office:string-value="#DIV/0!" calcext:value-type="string">
            <text:p>#DIV/0!</text:p>
          </table:table-cell>
          <table:table-cell table:style-name="ce68" table:formula="of:=[.G914]/(Area*Time)" office:value-type="string" office:string-value="" calcext:value-type="error">
            <text:p>#VALUE!</text:p>
          </table:table-cell>
          <table:table-cell table:style-name="ce68" table:formula="of:=(density*([.F914]^2))/(18*dynamicV)" office:value-type="string" office:string-value="0.00E+00" calcext:value-type="string">
            <text:p>0.00E+00</text:p>
          </table:table-cell>
          <table:table-cell table:style-name="ce69" table:formula="of:=[.I914]*gravity" office:value-type="string" office:string-value="0.00E+00" calcext:value-type="string">
            <text:p>0.00E+00</text:p>
          </table:table-cell>
          <table:table-cell table:formula="of:=0.00595*((([.F914]*[.I914]*gravity)/KinematicV)^(0-0.439))" office:value-type="string" office:string-value="" calcext:value-type="error">
            <text:p>#NUM!</text:p>
          </table:table-cell>
          <table:table-cell table:style-name="ce68" table:formula="of:=[.J914]*[.K914]" office:value-type="string" office:string-value="" calcext:value-type="error">
            <text:p>#NUM!</text:p>
          </table:table-cell>
          <table:table-cell table:style-name="ce68" table:formula="of:=[.H914]/[.L914]" office:value-type="string" office:string-value="" calcext:value-type="error">
            <text:p>#VALUE!</text:p>
          </table:table-cell>
          <table:table-cell table:style-name="ce68" table:formula="of:=[.M914]*10^24" office:value-type="string" office:string-value="" calcext:value-type="error">
            <text:p>#VALUE!</text:p>
          </table:table-cell>
          <table:table-cell/>
          <table:table-cell table:formula="of:=0.9585-(0.00408*[.F914])" office:value-type="float" office:value="0.9585" calcext:value-type="float">
            <text:p>0.9585</text:p>
          </table:table-cell>
          <table:table-cell table:style-name="ce68" table:formula="of:=(1+(10^((3.233*[.F91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4]&lt;2.5;[.N914]*[.Q914];0)" office:value-type="string" office:string-value="" calcext:value-type="error">
            <text:p>#VALUE!</text:p>
          </table:table-cell>
          <table:table-cell table:style-name="ce68" table:formula="of:=IF([.F914]&lt;10;[.N914]*[.P914];0)" office:value-type="string" office:string-value="" calcext:value-type="error">
            <text:p>#VALUE!</text:p>
          </table:table-cell>
          <table:table-cell table:style-name="ce68" table:formula="of:=[.T914]-[.S91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5]/PI()))" office:value-type="float" office:value="0" calcext:value-type="float">
            <text:p>0</text:p>
          </table:table-cell>
          <table:table-cell table:style-name="ce68" table:formula="of:=(PI()/6)*density*(([.F915]/[.E915])^3)" office:value-type="string" office:string-value="#DIV/0!" calcext:value-type="string">
            <text:p>#DIV/0!</text:p>
          </table:table-cell>
          <table:table-cell table:style-name="ce68" table:formula="of:=[.G915]/(Area*Time)" office:value-type="string" office:string-value="" calcext:value-type="error">
            <text:p>#VALUE!</text:p>
          </table:table-cell>
          <table:table-cell table:style-name="ce68" table:formula="of:=(density*([.F915]^2))/(18*dynamicV)" office:value-type="string" office:string-value="0.00E+00" calcext:value-type="string">
            <text:p>0.00E+00</text:p>
          </table:table-cell>
          <table:table-cell table:style-name="ce69" table:formula="of:=[.I915]*gravity" office:value-type="string" office:string-value="0.00E+00" calcext:value-type="string">
            <text:p>0.00E+00</text:p>
          </table:table-cell>
          <table:table-cell table:formula="of:=0.00595*((([.F915]*[.I915]*gravity)/KinematicV)^(0-0.439))" office:value-type="string" office:string-value="" calcext:value-type="error">
            <text:p>#NUM!</text:p>
          </table:table-cell>
          <table:table-cell table:style-name="ce68" table:formula="of:=[.J915]*[.K915]" office:value-type="string" office:string-value="" calcext:value-type="error">
            <text:p>#NUM!</text:p>
          </table:table-cell>
          <table:table-cell table:style-name="ce68" table:formula="of:=[.H915]/[.L915]" office:value-type="string" office:string-value="" calcext:value-type="error">
            <text:p>#VALUE!</text:p>
          </table:table-cell>
          <table:table-cell table:style-name="ce68" table:formula="of:=[.M915]*10^24" office:value-type="string" office:string-value="" calcext:value-type="error">
            <text:p>#VALUE!</text:p>
          </table:table-cell>
          <table:table-cell/>
          <table:table-cell table:formula="of:=0.9585-(0.00408*[.F915])" office:value-type="float" office:value="0.9585" calcext:value-type="float">
            <text:p>0.9585</text:p>
          </table:table-cell>
          <table:table-cell table:style-name="ce68" table:formula="of:=(1+(10^((3.233*[.F91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5]&lt;2.5;[.N915]*[.Q915];0)" office:value-type="string" office:string-value="" calcext:value-type="error">
            <text:p>#VALUE!</text:p>
          </table:table-cell>
          <table:table-cell table:style-name="ce68" table:formula="of:=IF([.F915]&lt;10;[.N915]*[.P915];0)" office:value-type="string" office:string-value="" calcext:value-type="error">
            <text:p>#VALUE!</text:p>
          </table:table-cell>
          <table:table-cell table:style-name="ce68" table:formula="of:=[.T915]-[.S91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6]/PI()))" office:value-type="float" office:value="0" calcext:value-type="float">
            <text:p>0</text:p>
          </table:table-cell>
          <table:table-cell table:style-name="ce68" table:formula="of:=(PI()/6)*density*(([.F916]/[.E916])^3)" office:value-type="string" office:string-value="#DIV/0!" calcext:value-type="string">
            <text:p>#DIV/0!</text:p>
          </table:table-cell>
          <table:table-cell table:style-name="ce68" table:formula="of:=[.G916]/(Area*Time)" office:value-type="string" office:string-value="" calcext:value-type="error">
            <text:p>#VALUE!</text:p>
          </table:table-cell>
          <table:table-cell table:style-name="ce68" table:formula="of:=(density*([.F916]^2))/(18*dynamicV)" office:value-type="string" office:string-value="0.00E+00" calcext:value-type="string">
            <text:p>0.00E+00</text:p>
          </table:table-cell>
          <table:table-cell table:style-name="ce69" table:formula="of:=[.I916]*gravity" office:value-type="string" office:string-value="0.00E+00" calcext:value-type="string">
            <text:p>0.00E+00</text:p>
          </table:table-cell>
          <table:table-cell table:formula="of:=0.00595*((([.F916]*[.I916]*gravity)/KinematicV)^(0-0.439))" office:value-type="string" office:string-value="" calcext:value-type="error">
            <text:p>#NUM!</text:p>
          </table:table-cell>
          <table:table-cell table:style-name="ce68" table:formula="of:=[.J916]*[.K916]" office:value-type="string" office:string-value="" calcext:value-type="error">
            <text:p>#NUM!</text:p>
          </table:table-cell>
          <table:table-cell table:style-name="ce68" table:formula="of:=[.H916]/[.L916]" office:value-type="string" office:string-value="" calcext:value-type="error">
            <text:p>#VALUE!</text:p>
          </table:table-cell>
          <table:table-cell table:style-name="ce68" table:formula="of:=[.M916]*10^24" office:value-type="string" office:string-value="" calcext:value-type="error">
            <text:p>#VALUE!</text:p>
          </table:table-cell>
          <table:table-cell/>
          <table:table-cell table:formula="of:=0.9585-(0.00408*[.F916])" office:value-type="float" office:value="0.9585" calcext:value-type="float">
            <text:p>0.9585</text:p>
          </table:table-cell>
          <table:table-cell table:style-name="ce68" table:formula="of:=(1+(10^((3.233*[.F91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6]&lt;2.5;[.N916]*[.Q916];0)" office:value-type="string" office:string-value="" calcext:value-type="error">
            <text:p>#VALUE!</text:p>
          </table:table-cell>
          <table:table-cell table:style-name="ce68" table:formula="of:=IF([.F916]&lt;10;[.N916]*[.P916];0)" office:value-type="string" office:string-value="" calcext:value-type="error">
            <text:p>#VALUE!</text:p>
          </table:table-cell>
          <table:table-cell table:style-name="ce68" table:formula="of:=[.T916]-[.S91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7]/PI()))" office:value-type="float" office:value="0" calcext:value-type="float">
            <text:p>0</text:p>
          </table:table-cell>
          <table:table-cell table:style-name="ce68" table:formula="of:=(PI()/6)*density*(([.F917]/[.E917])^3)" office:value-type="string" office:string-value="#DIV/0!" calcext:value-type="string">
            <text:p>#DIV/0!</text:p>
          </table:table-cell>
          <table:table-cell table:style-name="ce68" table:formula="of:=[.G917]/(Area*Time)" office:value-type="string" office:string-value="" calcext:value-type="error">
            <text:p>#VALUE!</text:p>
          </table:table-cell>
          <table:table-cell table:style-name="ce68" table:formula="of:=(density*([.F917]^2))/(18*dynamicV)" office:value-type="string" office:string-value="0.00E+00" calcext:value-type="string">
            <text:p>0.00E+00</text:p>
          </table:table-cell>
          <table:table-cell table:style-name="ce69" table:formula="of:=[.I917]*gravity" office:value-type="string" office:string-value="0.00E+00" calcext:value-type="string">
            <text:p>0.00E+00</text:p>
          </table:table-cell>
          <table:table-cell table:formula="of:=0.00595*((([.F917]*[.I917]*gravity)/KinematicV)^(0-0.439))" office:value-type="string" office:string-value="" calcext:value-type="error">
            <text:p>#NUM!</text:p>
          </table:table-cell>
          <table:table-cell table:style-name="ce68" table:formula="of:=[.J917]*[.K917]" office:value-type="string" office:string-value="" calcext:value-type="error">
            <text:p>#NUM!</text:p>
          </table:table-cell>
          <table:table-cell table:style-name="ce68" table:formula="of:=[.H917]/[.L917]" office:value-type="string" office:string-value="" calcext:value-type="error">
            <text:p>#VALUE!</text:p>
          </table:table-cell>
          <table:table-cell table:style-name="ce68" table:formula="of:=[.M917]*10^24" office:value-type="string" office:string-value="" calcext:value-type="error">
            <text:p>#VALUE!</text:p>
          </table:table-cell>
          <table:table-cell/>
          <table:table-cell table:formula="of:=0.9585-(0.00408*[.F917])" office:value-type="float" office:value="0.9585" calcext:value-type="float">
            <text:p>0.9585</text:p>
          </table:table-cell>
          <table:table-cell table:style-name="ce68" table:formula="of:=(1+(10^((3.233*[.F91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7]&lt;2.5;[.N917]*[.Q917];0)" office:value-type="string" office:string-value="" calcext:value-type="error">
            <text:p>#VALUE!</text:p>
          </table:table-cell>
          <table:table-cell table:style-name="ce68" table:formula="of:=IF([.F917]&lt;10;[.N917]*[.P917];0)" office:value-type="string" office:string-value="" calcext:value-type="error">
            <text:p>#VALUE!</text:p>
          </table:table-cell>
          <table:table-cell table:style-name="ce68" table:formula="of:=[.T917]-[.S91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8]/PI()))" office:value-type="float" office:value="0" calcext:value-type="float">
            <text:p>0</text:p>
          </table:table-cell>
          <table:table-cell table:style-name="ce68" table:formula="of:=(PI()/6)*density*(([.F918]/[.E918])^3)" office:value-type="string" office:string-value="#DIV/0!" calcext:value-type="string">
            <text:p>#DIV/0!</text:p>
          </table:table-cell>
          <table:table-cell table:style-name="ce68" table:formula="of:=[.G918]/(Area*Time)" office:value-type="string" office:string-value="" calcext:value-type="error">
            <text:p>#VALUE!</text:p>
          </table:table-cell>
          <table:table-cell table:style-name="ce68" table:formula="of:=(density*([.F918]^2))/(18*dynamicV)" office:value-type="string" office:string-value="0.00E+00" calcext:value-type="string">
            <text:p>0.00E+00</text:p>
          </table:table-cell>
          <table:table-cell table:style-name="ce69" table:formula="of:=[.I918]*gravity" office:value-type="string" office:string-value="0.00E+00" calcext:value-type="string">
            <text:p>0.00E+00</text:p>
          </table:table-cell>
          <table:table-cell table:formula="of:=0.00595*((([.F918]*[.I918]*gravity)/KinematicV)^(0-0.439))" office:value-type="string" office:string-value="" calcext:value-type="error">
            <text:p>#NUM!</text:p>
          </table:table-cell>
          <table:table-cell table:style-name="ce68" table:formula="of:=[.J918]*[.K918]" office:value-type="string" office:string-value="" calcext:value-type="error">
            <text:p>#NUM!</text:p>
          </table:table-cell>
          <table:table-cell table:style-name="ce68" table:formula="of:=[.H918]/[.L918]" office:value-type="string" office:string-value="" calcext:value-type="error">
            <text:p>#VALUE!</text:p>
          </table:table-cell>
          <table:table-cell table:style-name="ce68" table:formula="of:=[.M918]*10^24" office:value-type="string" office:string-value="" calcext:value-type="error">
            <text:p>#VALUE!</text:p>
          </table:table-cell>
          <table:table-cell/>
          <table:table-cell table:formula="of:=0.9585-(0.00408*[.F918])" office:value-type="float" office:value="0.9585" calcext:value-type="float">
            <text:p>0.9585</text:p>
          </table:table-cell>
          <table:table-cell table:style-name="ce68" table:formula="of:=(1+(10^((3.233*[.F91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8]&lt;2.5;[.N918]*[.Q918];0)" office:value-type="string" office:string-value="" calcext:value-type="error">
            <text:p>#VALUE!</text:p>
          </table:table-cell>
          <table:table-cell table:style-name="ce68" table:formula="of:=IF([.F918]&lt;10;[.N918]*[.P918];0)" office:value-type="string" office:string-value="" calcext:value-type="error">
            <text:p>#VALUE!</text:p>
          </table:table-cell>
          <table:table-cell table:style-name="ce68" table:formula="of:=[.T918]-[.S91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19]/PI()))" office:value-type="float" office:value="0" calcext:value-type="float">
            <text:p>0</text:p>
          </table:table-cell>
          <table:table-cell table:style-name="ce68" table:formula="of:=(PI()/6)*density*(([.F919]/[.E919])^3)" office:value-type="string" office:string-value="#DIV/0!" calcext:value-type="string">
            <text:p>#DIV/0!</text:p>
          </table:table-cell>
          <table:table-cell table:style-name="ce68" table:formula="of:=[.G919]/(Area*Time)" office:value-type="string" office:string-value="" calcext:value-type="error">
            <text:p>#VALUE!</text:p>
          </table:table-cell>
          <table:table-cell table:style-name="ce68" table:formula="of:=(density*([.F919]^2))/(18*dynamicV)" office:value-type="string" office:string-value="0.00E+00" calcext:value-type="string">
            <text:p>0.00E+00</text:p>
          </table:table-cell>
          <table:table-cell table:style-name="ce69" table:formula="of:=[.I919]*gravity" office:value-type="string" office:string-value="0.00E+00" calcext:value-type="string">
            <text:p>0.00E+00</text:p>
          </table:table-cell>
          <table:table-cell table:formula="of:=0.00595*((([.F919]*[.I919]*gravity)/KinematicV)^(0-0.439))" office:value-type="string" office:string-value="" calcext:value-type="error">
            <text:p>#NUM!</text:p>
          </table:table-cell>
          <table:table-cell table:style-name="ce68" table:formula="of:=[.J919]*[.K919]" office:value-type="string" office:string-value="" calcext:value-type="error">
            <text:p>#NUM!</text:p>
          </table:table-cell>
          <table:table-cell table:style-name="ce68" table:formula="of:=[.H919]/[.L919]" office:value-type="string" office:string-value="" calcext:value-type="error">
            <text:p>#VALUE!</text:p>
          </table:table-cell>
          <table:table-cell table:style-name="ce68" table:formula="of:=[.M919]*10^24" office:value-type="string" office:string-value="" calcext:value-type="error">
            <text:p>#VALUE!</text:p>
          </table:table-cell>
          <table:table-cell/>
          <table:table-cell table:formula="of:=0.9585-(0.00408*[.F919])" office:value-type="float" office:value="0.9585" calcext:value-type="float">
            <text:p>0.9585</text:p>
          </table:table-cell>
          <table:table-cell table:style-name="ce68" table:formula="of:=(1+(10^((3.233*[.F91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19]&lt;2.5;[.N919]*[.Q919];0)" office:value-type="string" office:string-value="" calcext:value-type="error">
            <text:p>#VALUE!</text:p>
          </table:table-cell>
          <table:table-cell table:style-name="ce68" table:formula="of:=IF([.F919]&lt;10;[.N919]*[.P919];0)" office:value-type="string" office:string-value="" calcext:value-type="error">
            <text:p>#VALUE!</text:p>
          </table:table-cell>
          <table:table-cell table:style-name="ce68" table:formula="of:=[.T919]-[.S91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0]/PI()))" office:value-type="float" office:value="0" calcext:value-type="float">
            <text:p>0</text:p>
          </table:table-cell>
          <table:table-cell table:style-name="ce68" table:formula="of:=(PI()/6)*density*(([.F920]/[.E920])^3)" office:value-type="string" office:string-value="#DIV/0!" calcext:value-type="string">
            <text:p>#DIV/0!</text:p>
          </table:table-cell>
          <table:table-cell table:style-name="ce68" table:formula="of:=[.G920]/(Area*Time)" office:value-type="string" office:string-value="" calcext:value-type="error">
            <text:p>#VALUE!</text:p>
          </table:table-cell>
          <table:table-cell table:style-name="ce68" table:formula="of:=(density*([.F920]^2))/(18*dynamicV)" office:value-type="string" office:string-value="0.00E+00" calcext:value-type="string">
            <text:p>0.00E+00</text:p>
          </table:table-cell>
          <table:table-cell table:style-name="ce69" table:formula="of:=[.I920]*gravity" office:value-type="string" office:string-value="0.00E+00" calcext:value-type="string">
            <text:p>0.00E+00</text:p>
          </table:table-cell>
          <table:table-cell table:formula="of:=0.00595*((([.F920]*[.I920]*gravity)/KinematicV)^(0-0.439))" office:value-type="string" office:string-value="" calcext:value-type="error">
            <text:p>#NUM!</text:p>
          </table:table-cell>
          <table:table-cell table:style-name="ce68" table:formula="of:=[.J920]*[.K920]" office:value-type="string" office:string-value="" calcext:value-type="error">
            <text:p>#NUM!</text:p>
          </table:table-cell>
          <table:table-cell table:style-name="ce68" table:formula="of:=[.H920]/[.L920]" office:value-type="string" office:string-value="" calcext:value-type="error">
            <text:p>#VALUE!</text:p>
          </table:table-cell>
          <table:table-cell table:style-name="ce68" table:formula="of:=[.M920]*10^24" office:value-type="string" office:string-value="" calcext:value-type="error">
            <text:p>#VALUE!</text:p>
          </table:table-cell>
          <table:table-cell/>
          <table:table-cell table:formula="of:=0.9585-(0.00408*[.F920])" office:value-type="float" office:value="0.9585" calcext:value-type="float">
            <text:p>0.9585</text:p>
          </table:table-cell>
          <table:table-cell table:style-name="ce68" table:formula="of:=(1+(10^((3.233*[.F92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0]&lt;2.5;[.N920]*[.Q920];0)" office:value-type="string" office:string-value="" calcext:value-type="error">
            <text:p>#VALUE!</text:p>
          </table:table-cell>
          <table:table-cell table:style-name="ce68" table:formula="of:=IF([.F920]&lt;10;[.N920]*[.P920];0)" office:value-type="string" office:string-value="" calcext:value-type="error">
            <text:p>#VALUE!</text:p>
          </table:table-cell>
          <table:table-cell table:style-name="ce68" table:formula="of:=[.T920]-[.S92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1]/PI()))" office:value-type="float" office:value="0" calcext:value-type="float">
            <text:p>0</text:p>
          </table:table-cell>
          <table:table-cell table:style-name="ce68" table:formula="of:=(PI()/6)*density*(([.F921]/[.E921])^3)" office:value-type="string" office:string-value="#DIV/0!" calcext:value-type="string">
            <text:p>#DIV/0!</text:p>
          </table:table-cell>
          <table:table-cell table:style-name="ce68" table:formula="of:=[.G921]/(Area*Time)" office:value-type="string" office:string-value="" calcext:value-type="error">
            <text:p>#VALUE!</text:p>
          </table:table-cell>
          <table:table-cell table:style-name="ce68" table:formula="of:=(density*([.F921]^2))/(18*dynamicV)" office:value-type="string" office:string-value="0.00E+00" calcext:value-type="string">
            <text:p>0.00E+00</text:p>
          </table:table-cell>
          <table:table-cell table:style-name="ce69" table:formula="of:=[.I921]*gravity" office:value-type="string" office:string-value="0.00E+00" calcext:value-type="string">
            <text:p>0.00E+00</text:p>
          </table:table-cell>
          <table:table-cell table:formula="of:=0.00595*((([.F921]*[.I921]*gravity)/KinematicV)^(0-0.439))" office:value-type="string" office:string-value="" calcext:value-type="error">
            <text:p>#NUM!</text:p>
          </table:table-cell>
          <table:table-cell table:style-name="ce68" table:formula="of:=[.J921]*[.K921]" office:value-type="string" office:string-value="" calcext:value-type="error">
            <text:p>#NUM!</text:p>
          </table:table-cell>
          <table:table-cell table:style-name="ce68" table:formula="of:=[.H921]/[.L921]" office:value-type="string" office:string-value="" calcext:value-type="error">
            <text:p>#VALUE!</text:p>
          </table:table-cell>
          <table:table-cell table:style-name="ce68" table:formula="of:=[.M921]*10^24" office:value-type="string" office:string-value="" calcext:value-type="error">
            <text:p>#VALUE!</text:p>
          </table:table-cell>
          <table:table-cell/>
          <table:table-cell table:formula="of:=0.9585-(0.00408*[.F921])" office:value-type="float" office:value="0.9585" calcext:value-type="float">
            <text:p>0.9585</text:p>
          </table:table-cell>
          <table:table-cell table:style-name="ce68" table:formula="of:=(1+(10^((3.233*[.F92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1]&lt;2.5;[.N921]*[.Q921];0)" office:value-type="string" office:string-value="" calcext:value-type="error">
            <text:p>#VALUE!</text:p>
          </table:table-cell>
          <table:table-cell table:style-name="ce68" table:formula="of:=IF([.F921]&lt;10;[.N921]*[.P921];0)" office:value-type="string" office:string-value="" calcext:value-type="error">
            <text:p>#VALUE!</text:p>
          </table:table-cell>
          <table:table-cell table:style-name="ce68" table:formula="of:=[.T921]-[.S92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2]/PI()))" office:value-type="float" office:value="0" calcext:value-type="float">
            <text:p>0</text:p>
          </table:table-cell>
          <table:table-cell table:style-name="ce68" table:formula="of:=(PI()/6)*density*(([.F922]/[.E922])^3)" office:value-type="string" office:string-value="#DIV/0!" calcext:value-type="string">
            <text:p>#DIV/0!</text:p>
          </table:table-cell>
          <table:table-cell table:style-name="ce68" table:formula="of:=[.G922]/(Area*Time)" office:value-type="string" office:string-value="" calcext:value-type="error">
            <text:p>#VALUE!</text:p>
          </table:table-cell>
          <table:table-cell table:style-name="ce68" table:formula="of:=(density*([.F922]^2))/(18*dynamicV)" office:value-type="string" office:string-value="0.00E+00" calcext:value-type="string">
            <text:p>0.00E+00</text:p>
          </table:table-cell>
          <table:table-cell table:style-name="ce69" table:formula="of:=[.I922]*gravity" office:value-type="string" office:string-value="0.00E+00" calcext:value-type="string">
            <text:p>0.00E+00</text:p>
          </table:table-cell>
          <table:table-cell table:formula="of:=0.00595*((([.F922]*[.I922]*gravity)/KinematicV)^(0-0.439))" office:value-type="string" office:string-value="" calcext:value-type="error">
            <text:p>#NUM!</text:p>
          </table:table-cell>
          <table:table-cell table:style-name="ce68" table:formula="of:=[.J922]*[.K922]" office:value-type="string" office:string-value="" calcext:value-type="error">
            <text:p>#NUM!</text:p>
          </table:table-cell>
          <table:table-cell table:style-name="ce68" table:formula="of:=[.H922]/[.L922]" office:value-type="string" office:string-value="" calcext:value-type="error">
            <text:p>#VALUE!</text:p>
          </table:table-cell>
          <table:table-cell table:style-name="ce68" table:formula="of:=[.M922]*10^24" office:value-type="string" office:string-value="" calcext:value-type="error">
            <text:p>#VALUE!</text:p>
          </table:table-cell>
          <table:table-cell/>
          <table:table-cell table:formula="of:=0.9585-(0.00408*[.F922])" office:value-type="float" office:value="0.9585" calcext:value-type="float">
            <text:p>0.9585</text:p>
          </table:table-cell>
          <table:table-cell table:style-name="ce68" table:formula="of:=(1+(10^((3.233*[.F92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2]&lt;2.5;[.N922]*[.Q922];0)" office:value-type="string" office:string-value="" calcext:value-type="error">
            <text:p>#VALUE!</text:p>
          </table:table-cell>
          <table:table-cell table:style-name="ce68" table:formula="of:=IF([.F922]&lt;10;[.N922]*[.P922];0)" office:value-type="string" office:string-value="" calcext:value-type="error">
            <text:p>#VALUE!</text:p>
          </table:table-cell>
          <table:table-cell table:style-name="ce68" table:formula="of:=[.T922]-[.S92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3]/PI()))" office:value-type="float" office:value="0" calcext:value-type="float">
            <text:p>0</text:p>
          </table:table-cell>
          <table:table-cell table:style-name="ce68" table:formula="of:=(PI()/6)*density*(([.F923]/[.E923])^3)" office:value-type="string" office:string-value="#DIV/0!" calcext:value-type="string">
            <text:p>#DIV/0!</text:p>
          </table:table-cell>
          <table:table-cell table:style-name="ce68" table:formula="of:=[.G923]/(Area*Time)" office:value-type="string" office:string-value="" calcext:value-type="error">
            <text:p>#VALUE!</text:p>
          </table:table-cell>
          <table:table-cell table:style-name="ce68" table:formula="of:=(density*([.F923]^2))/(18*dynamicV)" office:value-type="string" office:string-value="0.00E+00" calcext:value-type="string">
            <text:p>0.00E+00</text:p>
          </table:table-cell>
          <table:table-cell table:style-name="ce69" table:formula="of:=[.I923]*gravity" office:value-type="string" office:string-value="0.00E+00" calcext:value-type="string">
            <text:p>0.00E+00</text:p>
          </table:table-cell>
          <table:table-cell table:formula="of:=0.00595*((([.F923]*[.I923]*gravity)/KinematicV)^(0-0.439))" office:value-type="string" office:string-value="" calcext:value-type="error">
            <text:p>#NUM!</text:p>
          </table:table-cell>
          <table:table-cell table:style-name="ce68" table:formula="of:=[.J923]*[.K923]" office:value-type="string" office:string-value="" calcext:value-type="error">
            <text:p>#NUM!</text:p>
          </table:table-cell>
          <table:table-cell table:style-name="ce68" table:formula="of:=[.H923]/[.L923]" office:value-type="string" office:string-value="" calcext:value-type="error">
            <text:p>#VALUE!</text:p>
          </table:table-cell>
          <table:table-cell table:style-name="ce68" table:formula="of:=[.M923]*10^24" office:value-type="string" office:string-value="" calcext:value-type="error">
            <text:p>#VALUE!</text:p>
          </table:table-cell>
          <table:table-cell/>
          <table:table-cell table:formula="of:=0.9585-(0.00408*[.F923])" office:value-type="float" office:value="0.9585" calcext:value-type="float">
            <text:p>0.9585</text:p>
          </table:table-cell>
          <table:table-cell table:style-name="ce68" table:formula="of:=(1+(10^((3.233*[.F92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3]&lt;2.5;[.N923]*[.Q923];0)" office:value-type="string" office:string-value="" calcext:value-type="error">
            <text:p>#VALUE!</text:p>
          </table:table-cell>
          <table:table-cell table:style-name="ce68" table:formula="of:=IF([.F923]&lt;10;[.N923]*[.P923];0)" office:value-type="string" office:string-value="" calcext:value-type="error">
            <text:p>#VALUE!</text:p>
          </table:table-cell>
          <table:table-cell table:style-name="ce68" table:formula="of:=[.T923]-[.S92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4]/PI()))" office:value-type="float" office:value="0" calcext:value-type="float">
            <text:p>0</text:p>
          </table:table-cell>
          <table:table-cell table:style-name="ce68" table:formula="of:=(PI()/6)*density*(([.F924]/[.E924])^3)" office:value-type="string" office:string-value="#DIV/0!" calcext:value-type="string">
            <text:p>#DIV/0!</text:p>
          </table:table-cell>
          <table:table-cell table:style-name="ce68" table:formula="of:=[.G924]/(Area*Time)" office:value-type="string" office:string-value="" calcext:value-type="error">
            <text:p>#VALUE!</text:p>
          </table:table-cell>
          <table:table-cell table:style-name="ce68" table:formula="of:=(density*([.F924]^2))/(18*dynamicV)" office:value-type="string" office:string-value="0.00E+00" calcext:value-type="string">
            <text:p>0.00E+00</text:p>
          </table:table-cell>
          <table:table-cell table:style-name="ce69" table:formula="of:=[.I924]*gravity" office:value-type="string" office:string-value="0.00E+00" calcext:value-type="string">
            <text:p>0.00E+00</text:p>
          </table:table-cell>
          <table:table-cell table:formula="of:=0.00595*((([.F924]*[.I924]*gravity)/KinematicV)^(0-0.439))" office:value-type="string" office:string-value="" calcext:value-type="error">
            <text:p>#NUM!</text:p>
          </table:table-cell>
          <table:table-cell table:style-name="ce68" table:formula="of:=[.J924]*[.K924]" office:value-type="string" office:string-value="" calcext:value-type="error">
            <text:p>#NUM!</text:p>
          </table:table-cell>
          <table:table-cell table:style-name="ce68" table:formula="of:=[.H924]/[.L924]" office:value-type="string" office:string-value="" calcext:value-type="error">
            <text:p>#VALUE!</text:p>
          </table:table-cell>
          <table:table-cell table:style-name="ce68" table:formula="of:=[.M924]*10^24" office:value-type="string" office:string-value="" calcext:value-type="error">
            <text:p>#VALUE!</text:p>
          </table:table-cell>
          <table:table-cell/>
          <table:table-cell table:formula="of:=0.9585-(0.00408*[.F924])" office:value-type="float" office:value="0.9585" calcext:value-type="float">
            <text:p>0.9585</text:p>
          </table:table-cell>
          <table:table-cell table:style-name="ce68" table:formula="of:=(1+(10^((3.233*[.F92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4]&lt;2.5;[.N924]*[.Q924];0)" office:value-type="string" office:string-value="" calcext:value-type="error">
            <text:p>#VALUE!</text:p>
          </table:table-cell>
          <table:table-cell table:style-name="ce68" table:formula="of:=IF([.F924]&lt;10;[.N924]*[.P924];0)" office:value-type="string" office:string-value="" calcext:value-type="error">
            <text:p>#VALUE!</text:p>
          </table:table-cell>
          <table:table-cell table:style-name="ce68" table:formula="of:=[.T924]-[.S92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5]/PI()))" office:value-type="float" office:value="0" calcext:value-type="float">
            <text:p>0</text:p>
          </table:table-cell>
          <table:table-cell table:style-name="ce68" table:formula="of:=(PI()/6)*density*(([.F925]/[.E925])^3)" office:value-type="string" office:string-value="#DIV/0!" calcext:value-type="string">
            <text:p>#DIV/0!</text:p>
          </table:table-cell>
          <table:table-cell table:style-name="ce68" table:formula="of:=[.G925]/(Area*Time)" office:value-type="string" office:string-value="" calcext:value-type="error">
            <text:p>#VALUE!</text:p>
          </table:table-cell>
          <table:table-cell table:style-name="ce68" table:formula="of:=(density*([.F925]^2))/(18*dynamicV)" office:value-type="string" office:string-value="0.00E+00" calcext:value-type="string">
            <text:p>0.00E+00</text:p>
          </table:table-cell>
          <table:table-cell table:style-name="ce69" table:formula="of:=[.I925]*gravity" office:value-type="string" office:string-value="0.00E+00" calcext:value-type="string">
            <text:p>0.00E+00</text:p>
          </table:table-cell>
          <table:table-cell table:formula="of:=0.00595*((([.F925]*[.I925]*gravity)/KinematicV)^(0-0.439))" office:value-type="string" office:string-value="" calcext:value-type="error">
            <text:p>#NUM!</text:p>
          </table:table-cell>
          <table:table-cell table:style-name="ce68" table:formula="of:=[.J925]*[.K925]" office:value-type="string" office:string-value="" calcext:value-type="error">
            <text:p>#NUM!</text:p>
          </table:table-cell>
          <table:table-cell table:style-name="ce68" table:formula="of:=[.H925]/[.L925]" office:value-type="string" office:string-value="" calcext:value-type="error">
            <text:p>#VALUE!</text:p>
          </table:table-cell>
          <table:table-cell table:style-name="ce68" table:formula="of:=[.M925]*10^24" office:value-type="string" office:string-value="" calcext:value-type="error">
            <text:p>#VALUE!</text:p>
          </table:table-cell>
          <table:table-cell/>
          <table:table-cell table:formula="of:=0.9585-(0.00408*[.F925])" office:value-type="float" office:value="0.9585" calcext:value-type="float">
            <text:p>0.9585</text:p>
          </table:table-cell>
          <table:table-cell table:style-name="ce68" table:formula="of:=(1+(10^((3.233*[.F92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5]&lt;2.5;[.N925]*[.Q925];0)" office:value-type="string" office:string-value="" calcext:value-type="error">
            <text:p>#VALUE!</text:p>
          </table:table-cell>
          <table:table-cell table:style-name="ce68" table:formula="of:=IF([.F925]&lt;10;[.N925]*[.P925];0)" office:value-type="string" office:string-value="" calcext:value-type="error">
            <text:p>#VALUE!</text:p>
          </table:table-cell>
          <table:table-cell table:style-name="ce68" table:formula="of:=[.T925]-[.S92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6]/PI()))" office:value-type="float" office:value="0" calcext:value-type="float">
            <text:p>0</text:p>
          </table:table-cell>
          <table:table-cell table:style-name="ce68" table:formula="of:=(PI()/6)*density*(([.F926]/[.E926])^3)" office:value-type="string" office:string-value="#DIV/0!" calcext:value-type="string">
            <text:p>#DIV/0!</text:p>
          </table:table-cell>
          <table:table-cell table:style-name="ce68" table:formula="of:=[.G926]/(Area*Time)" office:value-type="string" office:string-value="" calcext:value-type="error">
            <text:p>#VALUE!</text:p>
          </table:table-cell>
          <table:table-cell table:style-name="ce68" table:formula="of:=(density*([.F926]^2))/(18*dynamicV)" office:value-type="string" office:string-value="0.00E+00" calcext:value-type="string">
            <text:p>0.00E+00</text:p>
          </table:table-cell>
          <table:table-cell table:style-name="ce69" table:formula="of:=[.I926]*gravity" office:value-type="string" office:string-value="0.00E+00" calcext:value-type="string">
            <text:p>0.00E+00</text:p>
          </table:table-cell>
          <table:table-cell table:formula="of:=0.00595*((([.F926]*[.I926]*gravity)/KinematicV)^(0-0.439))" office:value-type="string" office:string-value="" calcext:value-type="error">
            <text:p>#NUM!</text:p>
          </table:table-cell>
          <table:table-cell table:style-name="ce68" table:formula="of:=[.J926]*[.K926]" office:value-type="string" office:string-value="" calcext:value-type="error">
            <text:p>#NUM!</text:p>
          </table:table-cell>
          <table:table-cell table:style-name="ce68" table:formula="of:=[.H926]/[.L926]" office:value-type="string" office:string-value="" calcext:value-type="error">
            <text:p>#VALUE!</text:p>
          </table:table-cell>
          <table:table-cell table:style-name="ce68" table:formula="of:=[.M926]*10^24" office:value-type="string" office:string-value="" calcext:value-type="error">
            <text:p>#VALUE!</text:p>
          </table:table-cell>
          <table:table-cell/>
          <table:table-cell table:formula="of:=0.9585-(0.00408*[.F926])" office:value-type="float" office:value="0.9585" calcext:value-type="float">
            <text:p>0.9585</text:p>
          </table:table-cell>
          <table:table-cell table:style-name="ce68" table:formula="of:=(1+(10^((3.233*[.F92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6]&lt;2.5;[.N926]*[.Q926];0)" office:value-type="string" office:string-value="" calcext:value-type="error">
            <text:p>#VALUE!</text:p>
          </table:table-cell>
          <table:table-cell table:style-name="ce68" table:formula="of:=IF([.F926]&lt;10;[.N926]*[.P926];0)" office:value-type="string" office:string-value="" calcext:value-type="error">
            <text:p>#VALUE!</text:p>
          </table:table-cell>
          <table:table-cell table:style-name="ce68" table:formula="of:=[.T926]-[.S92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7]/PI()))" office:value-type="float" office:value="0" calcext:value-type="float">
            <text:p>0</text:p>
          </table:table-cell>
          <table:table-cell table:style-name="ce68" table:formula="of:=(PI()/6)*density*(([.F927]/[.E927])^3)" office:value-type="string" office:string-value="#DIV/0!" calcext:value-type="string">
            <text:p>#DIV/0!</text:p>
          </table:table-cell>
          <table:table-cell table:style-name="ce68" table:formula="of:=[.G927]/(Area*Time)" office:value-type="string" office:string-value="" calcext:value-type="error">
            <text:p>#VALUE!</text:p>
          </table:table-cell>
          <table:table-cell table:style-name="ce68" table:formula="of:=(density*([.F927]^2))/(18*dynamicV)" office:value-type="string" office:string-value="0.00E+00" calcext:value-type="string">
            <text:p>0.00E+00</text:p>
          </table:table-cell>
          <table:table-cell table:style-name="ce69" table:formula="of:=[.I927]*gravity" office:value-type="string" office:string-value="0.00E+00" calcext:value-type="string">
            <text:p>0.00E+00</text:p>
          </table:table-cell>
          <table:table-cell table:formula="of:=0.00595*((([.F927]*[.I927]*gravity)/KinematicV)^(0-0.439))" office:value-type="string" office:string-value="" calcext:value-type="error">
            <text:p>#NUM!</text:p>
          </table:table-cell>
          <table:table-cell table:style-name="ce68" table:formula="of:=[.J927]*[.K927]" office:value-type="string" office:string-value="" calcext:value-type="error">
            <text:p>#NUM!</text:p>
          </table:table-cell>
          <table:table-cell table:style-name="ce68" table:formula="of:=[.H927]/[.L927]" office:value-type="string" office:string-value="" calcext:value-type="error">
            <text:p>#VALUE!</text:p>
          </table:table-cell>
          <table:table-cell table:style-name="ce68" table:formula="of:=[.M927]*10^24" office:value-type="string" office:string-value="" calcext:value-type="error">
            <text:p>#VALUE!</text:p>
          </table:table-cell>
          <table:table-cell/>
          <table:table-cell table:formula="of:=0.9585-(0.00408*[.F927])" office:value-type="float" office:value="0.9585" calcext:value-type="float">
            <text:p>0.9585</text:p>
          </table:table-cell>
          <table:table-cell table:style-name="ce68" table:formula="of:=(1+(10^((3.233*[.F92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7]&lt;2.5;[.N927]*[.Q927];0)" office:value-type="string" office:string-value="" calcext:value-type="error">
            <text:p>#VALUE!</text:p>
          </table:table-cell>
          <table:table-cell table:style-name="ce68" table:formula="of:=IF([.F927]&lt;10;[.N927]*[.P927];0)" office:value-type="string" office:string-value="" calcext:value-type="error">
            <text:p>#VALUE!</text:p>
          </table:table-cell>
          <table:table-cell table:style-name="ce68" table:formula="of:=[.T927]-[.S92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8]/PI()))" office:value-type="float" office:value="0" calcext:value-type="float">
            <text:p>0</text:p>
          </table:table-cell>
          <table:table-cell table:style-name="ce68" table:formula="of:=(PI()/6)*density*(([.F928]/[.E928])^3)" office:value-type="string" office:string-value="#DIV/0!" calcext:value-type="string">
            <text:p>#DIV/0!</text:p>
          </table:table-cell>
          <table:table-cell table:style-name="ce68" table:formula="of:=[.G928]/(Area*Time)" office:value-type="string" office:string-value="" calcext:value-type="error">
            <text:p>#VALUE!</text:p>
          </table:table-cell>
          <table:table-cell table:style-name="ce68" table:formula="of:=(density*([.F928]^2))/(18*dynamicV)" office:value-type="string" office:string-value="0.00E+00" calcext:value-type="string">
            <text:p>0.00E+00</text:p>
          </table:table-cell>
          <table:table-cell table:style-name="ce69" table:formula="of:=[.I928]*gravity" office:value-type="string" office:string-value="0.00E+00" calcext:value-type="string">
            <text:p>0.00E+00</text:p>
          </table:table-cell>
          <table:table-cell table:formula="of:=0.00595*((([.F928]*[.I928]*gravity)/KinematicV)^(0-0.439))" office:value-type="string" office:string-value="" calcext:value-type="error">
            <text:p>#NUM!</text:p>
          </table:table-cell>
          <table:table-cell table:style-name="ce68" table:formula="of:=[.J928]*[.K928]" office:value-type="string" office:string-value="" calcext:value-type="error">
            <text:p>#NUM!</text:p>
          </table:table-cell>
          <table:table-cell table:style-name="ce68" table:formula="of:=[.H928]/[.L928]" office:value-type="string" office:string-value="" calcext:value-type="error">
            <text:p>#VALUE!</text:p>
          </table:table-cell>
          <table:table-cell table:style-name="ce68" table:formula="of:=[.M928]*10^24" office:value-type="string" office:string-value="" calcext:value-type="error">
            <text:p>#VALUE!</text:p>
          </table:table-cell>
          <table:table-cell/>
          <table:table-cell table:formula="of:=0.9585-(0.00408*[.F928])" office:value-type="float" office:value="0.9585" calcext:value-type="float">
            <text:p>0.9585</text:p>
          </table:table-cell>
          <table:table-cell table:style-name="ce68" table:formula="of:=(1+(10^((3.233*[.F92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8]&lt;2.5;[.N928]*[.Q928];0)" office:value-type="string" office:string-value="" calcext:value-type="error">
            <text:p>#VALUE!</text:p>
          </table:table-cell>
          <table:table-cell table:style-name="ce68" table:formula="of:=IF([.F928]&lt;10;[.N928]*[.P928];0)" office:value-type="string" office:string-value="" calcext:value-type="error">
            <text:p>#VALUE!</text:p>
          </table:table-cell>
          <table:table-cell table:style-name="ce68" table:formula="of:=[.T928]-[.S92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29]/PI()))" office:value-type="float" office:value="0" calcext:value-type="float">
            <text:p>0</text:p>
          </table:table-cell>
          <table:table-cell table:style-name="ce68" table:formula="of:=(PI()/6)*density*(([.F929]/[.E929])^3)" office:value-type="string" office:string-value="#DIV/0!" calcext:value-type="string">
            <text:p>#DIV/0!</text:p>
          </table:table-cell>
          <table:table-cell table:style-name="ce68" table:formula="of:=[.G929]/(Area*Time)" office:value-type="string" office:string-value="" calcext:value-type="error">
            <text:p>#VALUE!</text:p>
          </table:table-cell>
          <table:table-cell table:style-name="ce68" table:formula="of:=(density*([.F929]^2))/(18*dynamicV)" office:value-type="string" office:string-value="0.00E+00" calcext:value-type="string">
            <text:p>0.00E+00</text:p>
          </table:table-cell>
          <table:table-cell table:style-name="ce69" table:formula="of:=[.I929]*gravity" office:value-type="string" office:string-value="0.00E+00" calcext:value-type="string">
            <text:p>0.00E+00</text:p>
          </table:table-cell>
          <table:table-cell table:formula="of:=0.00595*((([.F929]*[.I929]*gravity)/KinematicV)^(0-0.439))" office:value-type="string" office:string-value="" calcext:value-type="error">
            <text:p>#NUM!</text:p>
          </table:table-cell>
          <table:table-cell table:style-name="ce68" table:formula="of:=[.J929]*[.K929]" office:value-type="string" office:string-value="" calcext:value-type="error">
            <text:p>#NUM!</text:p>
          </table:table-cell>
          <table:table-cell table:style-name="ce68" table:formula="of:=[.H929]/[.L929]" office:value-type="string" office:string-value="" calcext:value-type="error">
            <text:p>#VALUE!</text:p>
          </table:table-cell>
          <table:table-cell table:style-name="ce68" table:formula="of:=[.M929]*10^24" office:value-type="string" office:string-value="" calcext:value-type="error">
            <text:p>#VALUE!</text:p>
          </table:table-cell>
          <table:table-cell/>
          <table:table-cell table:formula="of:=0.9585-(0.00408*[.F929])" office:value-type="float" office:value="0.9585" calcext:value-type="float">
            <text:p>0.9585</text:p>
          </table:table-cell>
          <table:table-cell table:style-name="ce68" table:formula="of:=(1+(10^((3.233*[.F92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29]&lt;2.5;[.N929]*[.Q929];0)" office:value-type="string" office:string-value="" calcext:value-type="error">
            <text:p>#VALUE!</text:p>
          </table:table-cell>
          <table:table-cell table:style-name="ce68" table:formula="of:=IF([.F929]&lt;10;[.N929]*[.P929];0)" office:value-type="string" office:string-value="" calcext:value-type="error">
            <text:p>#VALUE!</text:p>
          </table:table-cell>
          <table:table-cell table:style-name="ce68" table:formula="of:=[.T929]-[.S92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0]/PI()))" office:value-type="float" office:value="0" calcext:value-type="float">
            <text:p>0</text:p>
          </table:table-cell>
          <table:table-cell table:style-name="ce68" table:formula="of:=(PI()/6)*density*(([.F930]/[.E930])^3)" office:value-type="string" office:string-value="#DIV/0!" calcext:value-type="string">
            <text:p>#DIV/0!</text:p>
          </table:table-cell>
          <table:table-cell table:style-name="ce68" table:formula="of:=[.G930]/(Area*Time)" office:value-type="string" office:string-value="" calcext:value-type="error">
            <text:p>#VALUE!</text:p>
          </table:table-cell>
          <table:table-cell table:style-name="ce68" table:formula="of:=(density*([.F930]^2))/(18*dynamicV)" office:value-type="string" office:string-value="0.00E+00" calcext:value-type="string">
            <text:p>0.00E+00</text:p>
          </table:table-cell>
          <table:table-cell table:style-name="ce69" table:formula="of:=[.I930]*gravity" office:value-type="string" office:string-value="0.00E+00" calcext:value-type="string">
            <text:p>0.00E+00</text:p>
          </table:table-cell>
          <table:table-cell table:formula="of:=0.00595*((([.F930]*[.I930]*gravity)/KinematicV)^(0-0.439))" office:value-type="string" office:string-value="" calcext:value-type="error">
            <text:p>#NUM!</text:p>
          </table:table-cell>
          <table:table-cell table:style-name="ce68" table:formula="of:=[.J930]*[.K930]" office:value-type="string" office:string-value="" calcext:value-type="error">
            <text:p>#NUM!</text:p>
          </table:table-cell>
          <table:table-cell table:style-name="ce68" table:formula="of:=[.H930]/[.L930]" office:value-type="string" office:string-value="" calcext:value-type="error">
            <text:p>#VALUE!</text:p>
          </table:table-cell>
          <table:table-cell table:style-name="ce68" table:formula="of:=[.M930]*10^24" office:value-type="string" office:string-value="" calcext:value-type="error">
            <text:p>#VALUE!</text:p>
          </table:table-cell>
          <table:table-cell/>
          <table:table-cell table:formula="of:=0.9585-(0.00408*[.F930])" office:value-type="float" office:value="0.9585" calcext:value-type="float">
            <text:p>0.9585</text:p>
          </table:table-cell>
          <table:table-cell table:style-name="ce68" table:formula="of:=(1+(10^((3.233*[.F93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0]&lt;2.5;[.N930]*[.Q930];0)" office:value-type="string" office:string-value="" calcext:value-type="error">
            <text:p>#VALUE!</text:p>
          </table:table-cell>
          <table:table-cell table:style-name="ce68" table:formula="of:=IF([.F930]&lt;10;[.N930]*[.P930];0)" office:value-type="string" office:string-value="" calcext:value-type="error">
            <text:p>#VALUE!</text:p>
          </table:table-cell>
          <table:table-cell table:style-name="ce68" table:formula="of:=[.T930]-[.S93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1]/PI()))" office:value-type="float" office:value="0" calcext:value-type="float">
            <text:p>0</text:p>
          </table:table-cell>
          <table:table-cell table:style-name="ce68" table:formula="of:=(PI()/6)*density*(([.F931]/[.E931])^3)" office:value-type="string" office:string-value="#DIV/0!" calcext:value-type="string">
            <text:p>#DIV/0!</text:p>
          </table:table-cell>
          <table:table-cell table:style-name="ce68" table:formula="of:=[.G931]/(Area*Time)" office:value-type="string" office:string-value="" calcext:value-type="error">
            <text:p>#VALUE!</text:p>
          </table:table-cell>
          <table:table-cell table:style-name="ce68" table:formula="of:=(density*([.F931]^2))/(18*dynamicV)" office:value-type="string" office:string-value="0.00E+00" calcext:value-type="string">
            <text:p>0.00E+00</text:p>
          </table:table-cell>
          <table:table-cell table:style-name="ce69" table:formula="of:=[.I931]*gravity" office:value-type="string" office:string-value="0.00E+00" calcext:value-type="string">
            <text:p>0.00E+00</text:p>
          </table:table-cell>
          <table:table-cell table:formula="of:=0.00595*((([.F931]*[.I931]*gravity)/KinematicV)^(0-0.439))" office:value-type="string" office:string-value="" calcext:value-type="error">
            <text:p>#NUM!</text:p>
          </table:table-cell>
          <table:table-cell table:style-name="ce68" table:formula="of:=[.J931]*[.K931]" office:value-type="string" office:string-value="" calcext:value-type="error">
            <text:p>#NUM!</text:p>
          </table:table-cell>
          <table:table-cell table:style-name="ce68" table:formula="of:=[.H931]/[.L931]" office:value-type="string" office:string-value="" calcext:value-type="error">
            <text:p>#VALUE!</text:p>
          </table:table-cell>
          <table:table-cell table:style-name="ce68" table:formula="of:=[.M931]*10^24" office:value-type="string" office:string-value="" calcext:value-type="error">
            <text:p>#VALUE!</text:p>
          </table:table-cell>
          <table:table-cell/>
          <table:table-cell table:formula="of:=0.9585-(0.00408*[.F931])" office:value-type="float" office:value="0.9585" calcext:value-type="float">
            <text:p>0.9585</text:p>
          </table:table-cell>
          <table:table-cell table:style-name="ce68" table:formula="of:=(1+(10^((3.233*[.F93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1]&lt;2.5;[.N931]*[.Q931];0)" office:value-type="string" office:string-value="" calcext:value-type="error">
            <text:p>#VALUE!</text:p>
          </table:table-cell>
          <table:table-cell table:style-name="ce68" table:formula="of:=IF([.F931]&lt;10;[.N931]*[.P931];0)" office:value-type="string" office:string-value="" calcext:value-type="error">
            <text:p>#VALUE!</text:p>
          </table:table-cell>
          <table:table-cell table:style-name="ce68" table:formula="of:=[.T931]-[.S93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2]/PI()))" office:value-type="float" office:value="0" calcext:value-type="float">
            <text:p>0</text:p>
          </table:table-cell>
          <table:table-cell table:style-name="ce68" table:formula="of:=(PI()/6)*density*(([.F932]/[.E932])^3)" office:value-type="string" office:string-value="#DIV/0!" calcext:value-type="string">
            <text:p>#DIV/0!</text:p>
          </table:table-cell>
          <table:table-cell table:style-name="ce68" table:formula="of:=[.G932]/(Area*Time)" office:value-type="string" office:string-value="" calcext:value-type="error">
            <text:p>#VALUE!</text:p>
          </table:table-cell>
          <table:table-cell table:style-name="ce68" table:formula="of:=(density*([.F932]^2))/(18*dynamicV)" office:value-type="string" office:string-value="0.00E+00" calcext:value-type="string">
            <text:p>0.00E+00</text:p>
          </table:table-cell>
          <table:table-cell table:style-name="ce69" table:formula="of:=[.I932]*gravity" office:value-type="string" office:string-value="0.00E+00" calcext:value-type="string">
            <text:p>0.00E+00</text:p>
          </table:table-cell>
          <table:table-cell table:formula="of:=0.00595*((([.F932]*[.I932]*gravity)/KinematicV)^(0-0.439))" office:value-type="string" office:string-value="" calcext:value-type="error">
            <text:p>#NUM!</text:p>
          </table:table-cell>
          <table:table-cell table:style-name="ce68" table:formula="of:=[.J932]*[.K932]" office:value-type="string" office:string-value="" calcext:value-type="error">
            <text:p>#NUM!</text:p>
          </table:table-cell>
          <table:table-cell table:style-name="ce68" table:formula="of:=[.H932]/[.L932]" office:value-type="string" office:string-value="" calcext:value-type="error">
            <text:p>#VALUE!</text:p>
          </table:table-cell>
          <table:table-cell table:style-name="ce68" table:formula="of:=[.M932]*10^24" office:value-type="string" office:string-value="" calcext:value-type="error">
            <text:p>#VALUE!</text:p>
          </table:table-cell>
          <table:table-cell/>
          <table:table-cell table:formula="of:=0.9585-(0.00408*[.F932])" office:value-type="float" office:value="0.9585" calcext:value-type="float">
            <text:p>0.9585</text:p>
          </table:table-cell>
          <table:table-cell table:style-name="ce68" table:formula="of:=(1+(10^((3.233*[.F93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2]&lt;2.5;[.N932]*[.Q932];0)" office:value-type="string" office:string-value="" calcext:value-type="error">
            <text:p>#VALUE!</text:p>
          </table:table-cell>
          <table:table-cell table:style-name="ce68" table:formula="of:=IF([.F932]&lt;10;[.N932]*[.P932];0)" office:value-type="string" office:string-value="" calcext:value-type="error">
            <text:p>#VALUE!</text:p>
          </table:table-cell>
          <table:table-cell table:style-name="ce68" table:formula="of:=[.T932]-[.S93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3]/PI()))" office:value-type="float" office:value="0" calcext:value-type="float">
            <text:p>0</text:p>
          </table:table-cell>
          <table:table-cell table:style-name="ce68" table:formula="of:=(PI()/6)*density*(([.F933]/[.E933])^3)" office:value-type="string" office:string-value="#DIV/0!" calcext:value-type="string">
            <text:p>#DIV/0!</text:p>
          </table:table-cell>
          <table:table-cell table:style-name="ce68" table:formula="of:=[.G933]/(Area*Time)" office:value-type="string" office:string-value="" calcext:value-type="error">
            <text:p>#VALUE!</text:p>
          </table:table-cell>
          <table:table-cell table:style-name="ce68" table:formula="of:=(density*([.F933]^2))/(18*dynamicV)" office:value-type="string" office:string-value="0.00E+00" calcext:value-type="string">
            <text:p>0.00E+00</text:p>
          </table:table-cell>
          <table:table-cell table:style-name="ce69" table:formula="of:=[.I933]*gravity" office:value-type="string" office:string-value="0.00E+00" calcext:value-type="string">
            <text:p>0.00E+00</text:p>
          </table:table-cell>
          <table:table-cell table:formula="of:=0.00595*((([.F933]*[.I933]*gravity)/KinematicV)^(0-0.439))" office:value-type="string" office:string-value="" calcext:value-type="error">
            <text:p>#NUM!</text:p>
          </table:table-cell>
          <table:table-cell table:style-name="ce68" table:formula="of:=[.J933]*[.K933]" office:value-type="string" office:string-value="" calcext:value-type="error">
            <text:p>#NUM!</text:p>
          </table:table-cell>
          <table:table-cell table:style-name="ce68" table:formula="of:=[.H933]/[.L933]" office:value-type="string" office:string-value="" calcext:value-type="error">
            <text:p>#VALUE!</text:p>
          </table:table-cell>
          <table:table-cell table:style-name="ce68" table:formula="of:=[.M933]*10^24" office:value-type="string" office:string-value="" calcext:value-type="error">
            <text:p>#VALUE!</text:p>
          </table:table-cell>
          <table:table-cell/>
          <table:table-cell table:formula="of:=0.9585-(0.00408*[.F933])" office:value-type="float" office:value="0.9585" calcext:value-type="float">
            <text:p>0.9585</text:p>
          </table:table-cell>
          <table:table-cell table:style-name="ce68" table:formula="of:=(1+(10^((3.233*[.F93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3]&lt;2.5;[.N933]*[.Q933];0)" office:value-type="string" office:string-value="" calcext:value-type="error">
            <text:p>#VALUE!</text:p>
          </table:table-cell>
          <table:table-cell table:style-name="ce68" table:formula="of:=IF([.F933]&lt;10;[.N933]*[.P933];0)" office:value-type="string" office:string-value="" calcext:value-type="error">
            <text:p>#VALUE!</text:p>
          </table:table-cell>
          <table:table-cell table:style-name="ce68" table:formula="of:=[.T933]-[.S93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4]/PI()))" office:value-type="float" office:value="0" calcext:value-type="float">
            <text:p>0</text:p>
          </table:table-cell>
          <table:table-cell table:style-name="ce68" table:formula="of:=(PI()/6)*density*(([.F934]/[.E934])^3)" office:value-type="string" office:string-value="#DIV/0!" calcext:value-type="string">
            <text:p>#DIV/0!</text:p>
          </table:table-cell>
          <table:table-cell table:style-name="ce68" table:formula="of:=[.G934]/(Area*Time)" office:value-type="string" office:string-value="" calcext:value-type="error">
            <text:p>#VALUE!</text:p>
          </table:table-cell>
          <table:table-cell table:style-name="ce68" table:formula="of:=(density*([.F934]^2))/(18*dynamicV)" office:value-type="string" office:string-value="0.00E+00" calcext:value-type="string">
            <text:p>0.00E+00</text:p>
          </table:table-cell>
          <table:table-cell table:style-name="ce69" table:formula="of:=[.I934]*gravity" office:value-type="string" office:string-value="0.00E+00" calcext:value-type="string">
            <text:p>0.00E+00</text:p>
          </table:table-cell>
          <table:table-cell table:formula="of:=0.00595*((([.F934]*[.I934]*gravity)/KinematicV)^(0-0.439))" office:value-type="string" office:string-value="" calcext:value-type="error">
            <text:p>#NUM!</text:p>
          </table:table-cell>
          <table:table-cell table:style-name="ce68" table:formula="of:=[.J934]*[.K934]" office:value-type="string" office:string-value="" calcext:value-type="error">
            <text:p>#NUM!</text:p>
          </table:table-cell>
          <table:table-cell table:style-name="ce68" table:formula="of:=[.H934]/[.L934]" office:value-type="string" office:string-value="" calcext:value-type="error">
            <text:p>#VALUE!</text:p>
          </table:table-cell>
          <table:table-cell table:style-name="ce68" table:formula="of:=[.M934]*10^24" office:value-type="string" office:string-value="" calcext:value-type="error">
            <text:p>#VALUE!</text:p>
          </table:table-cell>
          <table:table-cell/>
          <table:table-cell table:formula="of:=0.9585-(0.00408*[.F934])" office:value-type="float" office:value="0.9585" calcext:value-type="float">
            <text:p>0.9585</text:p>
          </table:table-cell>
          <table:table-cell table:style-name="ce68" table:formula="of:=(1+(10^((3.233*[.F93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4]&lt;2.5;[.N934]*[.Q934];0)" office:value-type="string" office:string-value="" calcext:value-type="error">
            <text:p>#VALUE!</text:p>
          </table:table-cell>
          <table:table-cell table:style-name="ce68" table:formula="of:=IF([.F934]&lt;10;[.N934]*[.P934];0)" office:value-type="string" office:string-value="" calcext:value-type="error">
            <text:p>#VALUE!</text:p>
          </table:table-cell>
          <table:table-cell table:style-name="ce68" table:formula="of:=[.T934]-[.S93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5]/PI()))" office:value-type="float" office:value="0" calcext:value-type="float">
            <text:p>0</text:p>
          </table:table-cell>
          <table:table-cell table:style-name="ce68" table:formula="of:=(PI()/6)*density*(([.F935]/[.E935])^3)" office:value-type="string" office:string-value="#DIV/0!" calcext:value-type="string">
            <text:p>#DIV/0!</text:p>
          </table:table-cell>
          <table:table-cell table:style-name="ce68" table:formula="of:=[.G935]/(Area*Time)" office:value-type="string" office:string-value="" calcext:value-type="error">
            <text:p>#VALUE!</text:p>
          </table:table-cell>
          <table:table-cell table:style-name="ce68" table:formula="of:=(density*([.F935]^2))/(18*dynamicV)" office:value-type="string" office:string-value="0.00E+00" calcext:value-type="string">
            <text:p>0.00E+00</text:p>
          </table:table-cell>
          <table:table-cell table:style-name="ce69" table:formula="of:=[.I935]*gravity" office:value-type="string" office:string-value="0.00E+00" calcext:value-type="string">
            <text:p>0.00E+00</text:p>
          </table:table-cell>
          <table:table-cell table:formula="of:=0.00595*((([.F935]*[.I935]*gravity)/KinematicV)^(0-0.439))" office:value-type="string" office:string-value="" calcext:value-type="error">
            <text:p>#NUM!</text:p>
          </table:table-cell>
          <table:table-cell table:style-name="ce68" table:formula="of:=[.J935]*[.K935]" office:value-type="string" office:string-value="" calcext:value-type="error">
            <text:p>#NUM!</text:p>
          </table:table-cell>
          <table:table-cell table:style-name="ce68" table:formula="of:=[.H935]/[.L935]" office:value-type="string" office:string-value="" calcext:value-type="error">
            <text:p>#VALUE!</text:p>
          </table:table-cell>
          <table:table-cell table:style-name="ce68" table:formula="of:=[.M935]*10^24" office:value-type="string" office:string-value="" calcext:value-type="error">
            <text:p>#VALUE!</text:p>
          </table:table-cell>
          <table:table-cell/>
          <table:table-cell table:formula="of:=0.9585-(0.00408*[.F935])" office:value-type="float" office:value="0.9585" calcext:value-type="float">
            <text:p>0.9585</text:p>
          </table:table-cell>
          <table:table-cell table:style-name="ce68" table:formula="of:=(1+(10^((3.233*[.F93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5]&lt;2.5;[.N935]*[.Q935];0)" office:value-type="string" office:string-value="" calcext:value-type="error">
            <text:p>#VALUE!</text:p>
          </table:table-cell>
          <table:table-cell table:style-name="ce68" table:formula="of:=IF([.F935]&lt;10;[.N935]*[.P935];0)" office:value-type="string" office:string-value="" calcext:value-type="error">
            <text:p>#VALUE!</text:p>
          </table:table-cell>
          <table:table-cell table:style-name="ce68" table:formula="of:=[.T935]-[.S93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6]/PI()))" office:value-type="float" office:value="0" calcext:value-type="float">
            <text:p>0</text:p>
          </table:table-cell>
          <table:table-cell table:style-name="ce68" table:formula="of:=(PI()/6)*density*(([.F936]/[.E936])^3)" office:value-type="string" office:string-value="#DIV/0!" calcext:value-type="string">
            <text:p>#DIV/0!</text:p>
          </table:table-cell>
          <table:table-cell table:style-name="ce68" table:formula="of:=[.G936]/(Area*Time)" office:value-type="string" office:string-value="" calcext:value-type="error">
            <text:p>#VALUE!</text:p>
          </table:table-cell>
          <table:table-cell table:style-name="ce68" table:formula="of:=(density*([.F936]^2))/(18*dynamicV)" office:value-type="string" office:string-value="0.00E+00" calcext:value-type="string">
            <text:p>0.00E+00</text:p>
          </table:table-cell>
          <table:table-cell table:style-name="ce69" table:formula="of:=[.I936]*gravity" office:value-type="string" office:string-value="0.00E+00" calcext:value-type="string">
            <text:p>0.00E+00</text:p>
          </table:table-cell>
          <table:table-cell table:formula="of:=0.00595*((([.F936]*[.I936]*gravity)/KinematicV)^(0-0.439))" office:value-type="string" office:string-value="" calcext:value-type="error">
            <text:p>#NUM!</text:p>
          </table:table-cell>
          <table:table-cell table:style-name="ce68" table:formula="of:=[.J936]*[.K936]" office:value-type="string" office:string-value="" calcext:value-type="error">
            <text:p>#NUM!</text:p>
          </table:table-cell>
          <table:table-cell table:style-name="ce68" table:formula="of:=[.H936]/[.L936]" office:value-type="string" office:string-value="" calcext:value-type="error">
            <text:p>#VALUE!</text:p>
          </table:table-cell>
          <table:table-cell table:style-name="ce68" table:formula="of:=[.M936]*10^24" office:value-type="string" office:string-value="" calcext:value-type="error">
            <text:p>#VALUE!</text:p>
          </table:table-cell>
          <table:table-cell/>
          <table:table-cell table:formula="of:=0.9585-(0.00408*[.F936])" office:value-type="float" office:value="0.9585" calcext:value-type="float">
            <text:p>0.9585</text:p>
          </table:table-cell>
          <table:table-cell table:style-name="ce68" table:formula="of:=(1+(10^((3.233*[.F93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6]&lt;2.5;[.N936]*[.Q936];0)" office:value-type="string" office:string-value="" calcext:value-type="error">
            <text:p>#VALUE!</text:p>
          </table:table-cell>
          <table:table-cell table:style-name="ce68" table:formula="of:=IF([.F936]&lt;10;[.N936]*[.P936];0)" office:value-type="string" office:string-value="" calcext:value-type="error">
            <text:p>#VALUE!</text:p>
          </table:table-cell>
          <table:table-cell table:style-name="ce68" table:formula="of:=[.T936]-[.S93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7]/PI()))" office:value-type="float" office:value="0" calcext:value-type="float">
            <text:p>0</text:p>
          </table:table-cell>
          <table:table-cell table:style-name="ce68" table:formula="of:=(PI()/6)*density*(([.F937]/[.E937])^3)" office:value-type="string" office:string-value="#DIV/0!" calcext:value-type="string">
            <text:p>#DIV/0!</text:p>
          </table:table-cell>
          <table:table-cell table:style-name="ce68" table:formula="of:=[.G937]/(Area*Time)" office:value-type="string" office:string-value="" calcext:value-type="error">
            <text:p>#VALUE!</text:p>
          </table:table-cell>
          <table:table-cell table:style-name="ce68" table:formula="of:=(density*([.F937]^2))/(18*dynamicV)" office:value-type="string" office:string-value="0.00E+00" calcext:value-type="string">
            <text:p>0.00E+00</text:p>
          </table:table-cell>
          <table:table-cell table:style-name="ce69" table:formula="of:=[.I937]*gravity" office:value-type="string" office:string-value="0.00E+00" calcext:value-type="string">
            <text:p>0.00E+00</text:p>
          </table:table-cell>
          <table:table-cell table:formula="of:=0.00595*((([.F937]*[.I937]*gravity)/KinematicV)^(0-0.439))" office:value-type="string" office:string-value="" calcext:value-type="error">
            <text:p>#NUM!</text:p>
          </table:table-cell>
          <table:table-cell table:style-name="ce68" table:formula="of:=[.J937]*[.K937]" office:value-type="string" office:string-value="" calcext:value-type="error">
            <text:p>#NUM!</text:p>
          </table:table-cell>
          <table:table-cell table:style-name="ce68" table:formula="of:=[.H937]/[.L937]" office:value-type="string" office:string-value="" calcext:value-type="error">
            <text:p>#VALUE!</text:p>
          </table:table-cell>
          <table:table-cell table:style-name="ce68" table:formula="of:=[.M937]*10^24" office:value-type="string" office:string-value="" calcext:value-type="error">
            <text:p>#VALUE!</text:p>
          </table:table-cell>
          <table:table-cell/>
          <table:table-cell table:formula="of:=0.9585-(0.00408*[.F937])" office:value-type="float" office:value="0.9585" calcext:value-type="float">
            <text:p>0.9585</text:p>
          </table:table-cell>
          <table:table-cell table:style-name="ce68" table:formula="of:=(1+(10^((3.233*[.F93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7]&lt;2.5;[.N937]*[.Q937];0)" office:value-type="string" office:string-value="" calcext:value-type="error">
            <text:p>#VALUE!</text:p>
          </table:table-cell>
          <table:table-cell table:style-name="ce68" table:formula="of:=IF([.F937]&lt;10;[.N937]*[.P937];0)" office:value-type="string" office:string-value="" calcext:value-type="error">
            <text:p>#VALUE!</text:p>
          </table:table-cell>
          <table:table-cell table:style-name="ce68" table:formula="of:=[.T937]-[.S93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8]/PI()))" office:value-type="float" office:value="0" calcext:value-type="float">
            <text:p>0</text:p>
          </table:table-cell>
          <table:table-cell table:style-name="ce68" table:formula="of:=(PI()/6)*density*(([.F938]/[.E938])^3)" office:value-type="string" office:string-value="#DIV/0!" calcext:value-type="string">
            <text:p>#DIV/0!</text:p>
          </table:table-cell>
          <table:table-cell table:style-name="ce68" table:formula="of:=[.G938]/(Area*Time)" office:value-type="string" office:string-value="" calcext:value-type="error">
            <text:p>#VALUE!</text:p>
          </table:table-cell>
          <table:table-cell table:style-name="ce68" table:formula="of:=(density*([.F938]^2))/(18*dynamicV)" office:value-type="string" office:string-value="0.00E+00" calcext:value-type="string">
            <text:p>0.00E+00</text:p>
          </table:table-cell>
          <table:table-cell table:style-name="ce69" table:formula="of:=[.I938]*gravity" office:value-type="string" office:string-value="0.00E+00" calcext:value-type="string">
            <text:p>0.00E+00</text:p>
          </table:table-cell>
          <table:table-cell table:formula="of:=0.00595*((([.F938]*[.I938]*gravity)/KinematicV)^(0-0.439))" office:value-type="string" office:string-value="" calcext:value-type="error">
            <text:p>#NUM!</text:p>
          </table:table-cell>
          <table:table-cell table:style-name="ce68" table:formula="of:=[.J938]*[.K938]" office:value-type="string" office:string-value="" calcext:value-type="error">
            <text:p>#NUM!</text:p>
          </table:table-cell>
          <table:table-cell table:style-name="ce68" table:formula="of:=[.H938]/[.L938]" office:value-type="string" office:string-value="" calcext:value-type="error">
            <text:p>#VALUE!</text:p>
          </table:table-cell>
          <table:table-cell table:style-name="ce68" table:formula="of:=[.M938]*10^24" office:value-type="string" office:string-value="" calcext:value-type="error">
            <text:p>#VALUE!</text:p>
          </table:table-cell>
          <table:table-cell/>
          <table:table-cell table:formula="of:=0.9585-(0.00408*[.F938])" office:value-type="float" office:value="0.9585" calcext:value-type="float">
            <text:p>0.9585</text:p>
          </table:table-cell>
          <table:table-cell table:style-name="ce68" table:formula="of:=(1+(10^((3.233*[.F93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8]&lt;2.5;[.N938]*[.Q938];0)" office:value-type="string" office:string-value="" calcext:value-type="error">
            <text:p>#VALUE!</text:p>
          </table:table-cell>
          <table:table-cell table:style-name="ce68" table:formula="of:=IF([.F938]&lt;10;[.N938]*[.P938];0)" office:value-type="string" office:string-value="" calcext:value-type="error">
            <text:p>#VALUE!</text:p>
          </table:table-cell>
          <table:table-cell table:style-name="ce68" table:formula="of:=[.T938]-[.S93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39]/PI()))" office:value-type="float" office:value="0" calcext:value-type="float">
            <text:p>0</text:p>
          </table:table-cell>
          <table:table-cell table:style-name="ce68" table:formula="of:=(PI()/6)*density*(([.F939]/[.E939])^3)" office:value-type="string" office:string-value="#DIV/0!" calcext:value-type="string">
            <text:p>#DIV/0!</text:p>
          </table:table-cell>
          <table:table-cell table:style-name="ce68" table:formula="of:=[.G939]/(Area*Time)" office:value-type="string" office:string-value="" calcext:value-type="error">
            <text:p>#VALUE!</text:p>
          </table:table-cell>
          <table:table-cell table:style-name="ce68" table:formula="of:=(density*([.F939]^2))/(18*dynamicV)" office:value-type="string" office:string-value="0.00E+00" calcext:value-type="string">
            <text:p>0.00E+00</text:p>
          </table:table-cell>
          <table:table-cell table:style-name="ce69" table:formula="of:=[.I939]*gravity" office:value-type="string" office:string-value="0.00E+00" calcext:value-type="string">
            <text:p>0.00E+00</text:p>
          </table:table-cell>
          <table:table-cell table:formula="of:=0.00595*((([.F939]*[.I939]*gravity)/KinematicV)^(0-0.439))" office:value-type="string" office:string-value="" calcext:value-type="error">
            <text:p>#NUM!</text:p>
          </table:table-cell>
          <table:table-cell table:style-name="ce68" table:formula="of:=[.J939]*[.K939]" office:value-type="string" office:string-value="" calcext:value-type="error">
            <text:p>#NUM!</text:p>
          </table:table-cell>
          <table:table-cell table:style-name="ce68" table:formula="of:=[.H939]/[.L939]" office:value-type="string" office:string-value="" calcext:value-type="error">
            <text:p>#VALUE!</text:p>
          </table:table-cell>
          <table:table-cell table:style-name="ce68" table:formula="of:=[.M939]*10^24" office:value-type="string" office:string-value="" calcext:value-type="error">
            <text:p>#VALUE!</text:p>
          </table:table-cell>
          <table:table-cell/>
          <table:table-cell table:formula="of:=0.9585-(0.00408*[.F939])" office:value-type="float" office:value="0.9585" calcext:value-type="float">
            <text:p>0.9585</text:p>
          </table:table-cell>
          <table:table-cell table:style-name="ce68" table:formula="of:=(1+(10^((3.233*[.F93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39]&lt;2.5;[.N939]*[.Q939];0)" office:value-type="string" office:string-value="" calcext:value-type="error">
            <text:p>#VALUE!</text:p>
          </table:table-cell>
          <table:table-cell table:style-name="ce68" table:formula="of:=IF([.F939]&lt;10;[.N939]*[.P939];0)" office:value-type="string" office:string-value="" calcext:value-type="error">
            <text:p>#VALUE!</text:p>
          </table:table-cell>
          <table:table-cell table:style-name="ce68" table:formula="of:=[.T939]-[.S93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0]/PI()))" office:value-type="float" office:value="0" calcext:value-type="float">
            <text:p>0</text:p>
          </table:table-cell>
          <table:table-cell table:style-name="ce68" table:formula="of:=(PI()/6)*density*(([.F940]/[.E940])^3)" office:value-type="string" office:string-value="#DIV/0!" calcext:value-type="string">
            <text:p>#DIV/0!</text:p>
          </table:table-cell>
          <table:table-cell table:style-name="ce68" table:formula="of:=[.G940]/(Area*Time)" office:value-type="string" office:string-value="" calcext:value-type="error">
            <text:p>#VALUE!</text:p>
          </table:table-cell>
          <table:table-cell table:style-name="ce68" table:formula="of:=(density*([.F940]^2))/(18*dynamicV)" office:value-type="string" office:string-value="0.00E+00" calcext:value-type="string">
            <text:p>0.00E+00</text:p>
          </table:table-cell>
          <table:table-cell table:style-name="ce69" table:formula="of:=[.I940]*gravity" office:value-type="string" office:string-value="0.00E+00" calcext:value-type="string">
            <text:p>0.00E+00</text:p>
          </table:table-cell>
          <table:table-cell table:formula="of:=0.00595*((([.F940]*[.I940]*gravity)/KinematicV)^(0-0.439))" office:value-type="string" office:string-value="" calcext:value-type="error">
            <text:p>#NUM!</text:p>
          </table:table-cell>
          <table:table-cell table:style-name="ce68" table:formula="of:=[.J940]*[.K940]" office:value-type="string" office:string-value="" calcext:value-type="error">
            <text:p>#NUM!</text:p>
          </table:table-cell>
          <table:table-cell table:style-name="ce68" table:formula="of:=[.H940]/[.L940]" office:value-type="string" office:string-value="" calcext:value-type="error">
            <text:p>#VALUE!</text:p>
          </table:table-cell>
          <table:table-cell table:style-name="ce68" table:formula="of:=[.M940]*10^24" office:value-type="string" office:string-value="" calcext:value-type="error">
            <text:p>#VALUE!</text:p>
          </table:table-cell>
          <table:table-cell/>
          <table:table-cell table:formula="of:=0.9585-(0.00408*[.F940])" office:value-type="float" office:value="0.9585" calcext:value-type="float">
            <text:p>0.9585</text:p>
          </table:table-cell>
          <table:table-cell table:style-name="ce68" table:formula="of:=(1+(10^((3.233*[.F94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0]&lt;2.5;[.N940]*[.Q940];0)" office:value-type="string" office:string-value="" calcext:value-type="error">
            <text:p>#VALUE!</text:p>
          </table:table-cell>
          <table:table-cell table:style-name="ce68" table:formula="of:=IF([.F940]&lt;10;[.N940]*[.P940];0)" office:value-type="string" office:string-value="" calcext:value-type="error">
            <text:p>#VALUE!</text:p>
          </table:table-cell>
          <table:table-cell table:style-name="ce68" table:formula="of:=[.T940]-[.S94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1]/PI()))" office:value-type="float" office:value="0" calcext:value-type="float">
            <text:p>0</text:p>
          </table:table-cell>
          <table:table-cell table:style-name="ce68" table:formula="of:=(PI()/6)*density*(([.F941]/[.E941])^3)" office:value-type="string" office:string-value="#DIV/0!" calcext:value-type="string">
            <text:p>#DIV/0!</text:p>
          </table:table-cell>
          <table:table-cell table:style-name="ce68" table:formula="of:=[.G941]/(Area*Time)" office:value-type="string" office:string-value="" calcext:value-type="error">
            <text:p>#VALUE!</text:p>
          </table:table-cell>
          <table:table-cell table:style-name="ce68" table:formula="of:=(density*([.F941]^2))/(18*dynamicV)" office:value-type="string" office:string-value="0.00E+00" calcext:value-type="string">
            <text:p>0.00E+00</text:p>
          </table:table-cell>
          <table:table-cell table:style-name="ce69" table:formula="of:=[.I941]*gravity" office:value-type="string" office:string-value="0.00E+00" calcext:value-type="string">
            <text:p>0.00E+00</text:p>
          </table:table-cell>
          <table:table-cell table:formula="of:=0.00595*((([.F941]*[.I941]*gravity)/KinematicV)^(0-0.439))" office:value-type="string" office:string-value="" calcext:value-type="error">
            <text:p>#NUM!</text:p>
          </table:table-cell>
          <table:table-cell table:style-name="ce68" table:formula="of:=[.J941]*[.K941]" office:value-type="string" office:string-value="" calcext:value-type="error">
            <text:p>#NUM!</text:p>
          </table:table-cell>
          <table:table-cell table:style-name="ce68" table:formula="of:=[.H941]/[.L941]" office:value-type="string" office:string-value="" calcext:value-type="error">
            <text:p>#VALUE!</text:p>
          </table:table-cell>
          <table:table-cell table:style-name="ce68" table:formula="of:=[.M941]*10^24" office:value-type="string" office:string-value="" calcext:value-type="error">
            <text:p>#VALUE!</text:p>
          </table:table-cell>
          <table:table-cell/>
          <table:table-cell table:formula="of:=0.9585-(0.00408*[.F941])" office:value-type="float" office:value="0.9585" calcext:value-type="float">
            <text:p>0.9585</text:p>
          </table:table-cell>
          <table:table-cell table:style-name="ce68" table:formula="of:=(1+(10^((3.233*[.F94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1]&lt;2.5;[.N941]*[.Q941];0)" office:value-type="string" office:string-value="" calcext:value-type="error">
            <text:p>#VALUE!</text:p>
          </table:table-cell>
          <table:table-cell table:style-name="ce68" table:formula="of:=IF([.F941]&lt;10;[.N941]*[.P941];0)" office:value-type="string" office:string-value="" calcext:value-type="error">
            <text:p>#VALUE!</text:p>
          </table:table-cell>
          <table:table-cell table:style-name="ce68" table:formula="of:=[.T941]-[.S94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2]/PI()))" office:value-type="float" office:value="0" calcext:value-type="float">
            <text:p>0</text:p>
          </table:table-cell>
          <table:table-cell table:style-name="ce68" table:formula="of:=(PI()/6)*density*(([.F942]/[.E942])^3)" office:value-type="string" office:string-value="#DIV/0!" calcext:value-type="string">
            <text:p>#DIV/0!</text:p>
          </table:table-cell>
          <table:table-cell table:style-name="ce68" table:formula="of:=[.G942]/(Area*Time)" office:value-type="string" office:string-value="" calcext:value-type="error">
            <text:p>#VALUE!</text:p>
          </table:table-cell>
          <table:table-cell table:style-name="ce68" table:formula="of:=(density*([.F942]^2))/(18*dynamicV)" office:value-type="string" office:string-value="0.00E+00" calcext:value-type="string">
            <text:p>0.00E+00</text:p>
          </table:table-cell>
          <table:table-cell table:style-name="ce69" table:formula="of:=[.I942]*gravity" office:value-type="string" office:string-value="0.00E+00" calcext:value-type="string">
            <text:p>0.00E+00</text:p>
          </table:table-cell>
          <table:table-cell table:formula="of:=0.00595*((([.F942]*[.I942]*gravity)/KinematicV)^(0-0.439))" office:value-type="string" office:string-value="" calcext:value-type="error">
            <text:p>#NUM!</text:p>
          </table:table-cell>
          <table:table-cell table:style-name="ce68" table:formula="of:=[.J942]*[.K942]" office:value-type="string" office:string-value="" calcext:value-type="error">
            <text:p>#NUM!</text:p>
          </table:table-cell>
          <table:table-cell table:style-name="ce68" table:formula="of:=[.H942]/[.L942]" office:value-type="string" office:string-value="" calcext:value-type="error">
            <text:p>#VALUE!</text:p>
          </table:table-cell>
          <table:table-cell table:style-name="ce68" table:formula="of:=[.M942]*10^24" office:value-type="string" office:string-value="" calcext:value-type="error">
            <text:p>#VALUE!</text:p>
          </table:table-cell>
          <table:table-cell/>
          <table:table-cell table:formula="of:=0.9585-(0.00408*[.F942])" office:value-type="float" office:value="0.9585" calcext:value-type="float">
            <text:p>0.9585</text:p>
          </table:table-cell>
          <table:table-cell table:style-name="ce68" table:formula="of:=(1+(10^((3.233*[.F94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2]&lt;2.5;[.N942]*[.Q942];0)" office:value-type="string" office:string-value="" calcext:value-type="error">
            <text:p>#VALUE!</text:p>
          </table:table-cell>
          <table:table-cell table:style-name="ce68" table:formula="of:=IF([.F942]&lt;10;[.N942]*[.P942];0)" office:value-type="string" office:string-value="" calcext:value-type="error">
            <text:p>#VALUE!</text:p>
          </table:table-cell>
          <table:table-cell table:style-name="ce68" table:formula="of:=[.T942]-[.S94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3]/PI()))" office:value-type="float" office:value="0" calcext:value-type="float">
            <text:p>0</text:p>
          </table:table-cell>
          <table:table-cell table:style-name="ce68" table:formula="of:=(PI()/6)*density*(([.F943]/[.E943])^3)" office:value-type="string" office:string-value="#DIV/0!" calcext:value-type="string">
            <text:p>#DIV/0!</text:p>
          </table:table-cell>
          <table:table-cell table:style-name="ce68" table:formula="of:=[.G943]/(Area*Time)" office:value-type="string" office:string-value="" calcext:value-type="error">
            <text:p>#VALUE!</text:p>
          </table:table-cell>
          <table:table-cell table:style-name="ce68" table:formula="of:=(density*([.F943]^2))/(18*dynamicV)" office:value-type="string" office:string-value="0.00E+00" calcext:value-type="string">
            <text:p>0.00E+00</text:p>
          </table:table-cell>
          <table:table-cell table:style-name="ce69" table:formula="of:=[.I943]*gravity" office:value-type="string" office:string-value="0.00E+00" calcext:value-type="string">
            <text:p>0.00E+00</text:p>
          </table:table-cell>
          <table:table-cell table:formula="of:=0.00595*((([.F943]*[.I943]*gravity)/KinematicV)^(0-0.439))" office:value-type="string" office:string-value="" calcext:value-type="error">
            <text:p>#NUM!</text:p>
          </table:table-cell>
          <table:table-cell table:style-name="ce68" table:formula="of:=[.J943]*[.K943]" office:value-type="string" office:string-value="" calcext:value-type="error">
            <text:p>#NUM!</text:p>
          </table:table-cell>
          <table:table-cell table:style-name="ce68" table:formula="of:=[.H943]/[.L943]" office:value-type="string" office:string-value="" calcext:value-type="error">
            <text:p>#VALUE!</text:p>
          </table:table-cell>
          <table:table-cell table:style-name="ce68" table:formula="of:=[.M943]*10^24" office:value-type="string" office:string-value="" calcext:value-type="error">
            <text:p>#VALUE!</text:p>
          </table:table-cell>
          <table:table-cell/>
          <table:table-cell table:formula="of:=0.9585-(0.00408*[.F943])" office:value-type="float" office:value="0.9585" calcext:value-type="float">
            <text:p>0.9585</text:p>
          </table:table-cell>
          <table:table-cell table:style-name="ce68" table:formula="of:=(1+(10^((3.233*[.F94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3]&lt;2.5;[.N943]*[.Q943];0)" office:value-type="string" office:string-value="" calcext:value-type="error">
            <text:p>#VALUE!</text:p>
          </table:table-cell>
          <table:table-cell table:style-name="ce68" table:formula="of:=IF([.F943]&lt;10;[.N943]*[.P943];0)" office:value-type="string" office:string-value="" calcext:value-type="error">
            <text:p>#VALUE!</text:p>
          </table:table-cell>
          <table:table-cell table:style-name="ce68" table:formula="of:=[.T943]-[.S94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4]/PI()))" office:value-type="float" office:value="0" calcext:value-type="float">
            <text:p>0</text:p>
          </table:table-cell>
          <table:table-cell table:style-name="ce68" table:formula="of:=(PI()/6)*density*(([.F944]/[.E944])^3)" office:value-type="string" office:string-value="#DIV/0!" calcext:value-type="string">
            <text:p>#DIV/0!</text:p>
          </table:table-cell>
          <table:table-cell table:style-name="ce68" table:formula="of:=[.G944]/(Area*Time)" office:value-type="string" office:string-value="" calcext:value-type="error">
            <text:p>#VALUE!</text:p>
          </table:table-cell>
          <table:table-cell table:style-name="ce68" table:formula="of:=(density*([.F944]^2))/(18*dynamicV)" office:value-type="string" office:string-value="0.00E+00" calcext:value-type="string">
            <text:p>0.00E+00</text:p>
          </table:table-cell>
          <table:table-cell table:style-name="ce69" table:formula="of:=[.I944]*gravity" office:value-type="string" office:string-value="0.00E+00" calcext:value-type="string">
            <text:p>0.00E+00</text:p>
          </table:table-cell>
          <table:table-cell table:formula="of:=0.00595*((([.F944]*[.I944]*gravity)/KinematicV)^(0-0.439))" office:value-type="string" office:string-value="" calcext:value-type="error">
            <text:p>#NUM!</text:p>
          </table:table-cell>
          <table:table-cell table:style-name="ce68" table:formula="of:=[.J944]*[.K944]" office:value-type="string" office:string-value="" calcext:value-type="error">
            <text:p>#NUM!</text:p>
          </table:table-cell>
          <table:table-cell table:style-name="ce68" table:formula="of:=[.H944]/[.L944]" office:value-type="string" office:string-value="" calcext:value-type="error">
            <text:p>#VALUE!</text:p>
          </table:table-cell>
          <table:table-cell table:style-name="ce68" table:formula="of:=[.M944]*10^24" office:value-type="string" office:string-value="" calcext:value-type="error">
            <text:p>#VALUE!</text:p>
          </table:table-cell>
          <table:table-cell/>
          <table:table-cell table:formula="of:=0.9585-(0.00408*[.F944])" office:value-type="float" office:value="0.9585" calcext:value-type="float">
            <text:p>0.9585</text:p>
          </table:table-cell>
          <table:table-cell table:style-name="ce68" table:formula="of:=(1+(10^((3.233*[.F94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4]&lt;2.5;[.N944]*[.Q944];0)" office:value-type="string" office:string-value="" calcext:value-type="error">
            <text:p>#VALUE!</text:p>
          </table:table-cell>
          <table:table-cell table:style-name="ce68" table:formula="of:=IF([.F944]&lt;10;[.N944]*[.P944];0)" office:value-type="string" office:string-value="" calcext:value-type="error">
            <text:p>#VALUE!</text:p>
          </table:table-cell>
          <table:table-cell table:style-name="ce68" table:formula="of:=[.T944]-[.S94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5]/PI()))" office:value-type="float" office:value="0" calcext:value-type="float">
            <text:p>0</text:p>
          </table:table-cell>
          <table:table-cell table:style-name="ce68" table:formula="of:=(PI()/6)*density*(([.F945]/[.E945])^3)" office:value-type="string" office:string-value="#DIV/0!" calcext:value-type="string">
            <text:p>#DIV/0!</text:p>
          </table:table-cell>
          <table:table-cell table:style-name="ce68" table:formula="of:=[.G945]/(Area*Time)" office:value-type="string" office:string-value="" calcext:value-type="error">
            <text:p>#VALUE!</text:p>
          </table:table-cell>
          <table:table-cell table:style-name="ce68" table:formula="of:=(density*([.F945]^2))/(18*dynamicV)" office:value-type="string" office:string-value="0.00E+00" calcext:value-type="string">
            <text:p>0.00E+00</text:p>
          </table:table-cell>
          <table:table-cell table:style-name="ce69" table:formula="of:=[.I945]*gravity" office:value-type="string" office:string-value="0.00E+00" calcext:value-type="string">
            <text:p>0.00E+00</text:p>
          </table:table-cell>
          <table:table-cell table:formula="of:=0.00595*((([.F945]*[.I945]*gravity)/KinematicV)^(0-0.439))" office:value-type="string" office:string-value="" calcext:value-type="error">
            <text:p>#NUM!</text:p>
          </table:table-cell>
          <table:table-cell table:style-name="ce68" table:formula="of:=[.J945]*[.K945]" office:value-type="string" office:string-value="" calcext:value-type="error">
            <text:p>#NUM!</text:p>
          </table:table-cell>
          <table:table-cell table:style-name="ce68" table:formula="of:=[.H945]/[.L945]" office:value-type="string" office:string-value="" calcext:value-type="error">
            <text:p>#VALUE!</text:p>
          </table:table-cell>
          <table:table-cell table:style-name="ce68" table:formula="of:=[.M945]*10^24" office:value-type="string" office:string-value="" calcext:value-type="error">
            <text:p>#VALUE!</text:p>
          </table:table-cell>
          <table:table-cell/>
          <table:table-cell table:formula="of:=0.9585-(0.00408*[.F945])" office:value-type="float" office:value="0.9585" calcext:value-type="float">
            <text:p>0.9585</text:p>
          </table:table-cell>
          <table:table-cell table:style-name="ce68" table:formula="of:=(1+(10^((3.233*[.F94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5]&lt;2.5;[.N945]*[.Q945];0)" office:value-type="string" office:string-value="" calcext:value-type="error">
            <text:p>#VALUE!</text:p>
          </table:table-cell>
          <table:table-cell table:style-name="ce68" table:formula="of:=IF([.F945]&lt;10;[.N945]*[.P945];0)" office:value-type="string" office:string-value="" calcext:value-type="error">
            <text:p>#VALUE!</text:p>
          </table:table-cell>
          <table:table-cell table:style-name="ce68" table:formula="of:=[.T945]-[.S94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6]/PI()))" office:value-type="float" office:value="0" calcext:value-type="float">
            <text:p>0</text:p>
          </table:table-cell>
          <table:table-cell table:style-name="ce68" table:formula="of:=(PI()/6)*density*(([.F946]/[.E946])^3)" office:value-type="string" office:string-value="#DIV/0!" calcext:value-type="string">
            <text:p>#DIV/0!</text:p>
          </table:table-cell>
          <table:table-cell table:style-name="ce68" table:formula="of:=[.G946]/(Area*Time)" office:value-type="string" office:string-value="" calcext:value-type="error">
            <text:p>#VALUE!</text:p>
          </table:table-cell>
          <table:table-cell table:style-name="ce68" table:formula="of:=(density*([.F946]^2))/(18*dynamicV)" office:value-type="string" office:string-value="0.00E+00" calcext:value-type="string">
            <text:p>0.00E+00</text:p>
          </table:table-cell>
          <table:table-cell table:style-name="ce69" table:formula="of:=[.I946]*gravity" office:value-type="string" office:string-value="0.00E+00" calcext:value-type="string">
            <text:p>0.00E+00</text:p>
          </table:table-cell>
          <table:table-cell table:formula="of:=0.00595*((([.F946]*[.I946]*gravity)/KinematicV)^(0-0.439))" office:value-type="string" office:string-value="" calcext:value-type="error">
            <text:p>#NUM!</text:p>
          </table:table-cell>
          <table:table-cell table:style-name="ce68" table:formula="of:=[.J946]*[.K946]" office:value-type="string" office:string-value="" calcext:value-type="error">
            <text:p>#NUM!</text:p>
          </table:table-cell>
          <table:table-cell table:style-name="ce68" table:formula="of:=[.H946]/[.L946]" office:value-type="string" office:string-value="" calcext:value-type="error">
            <text:p>#VALUE!</text:p>
          </table:table-cell>
          <table:table-cell table:style-name="ce68" table:formula="of:=[.M946]*10^24" office:value-type="string" office:string-value="" calcext:value-type="error">
            <text:p>#VALUE!</text:p>
          </table:table-cell>
          <table:table-cell/>
          <table:table-cell table:formula="of:=0.9585-(0.00408*[.F946])" office:value-type="float" office:value="0.9585" calcext:value-type="float">
            <text:p>0.9585</text:p>
          </table:table-cell>
          <table:table-cell table:style-name="ce68" table:formula="of:=(1+(10^((3.233*[.F94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6]&lt;2.5;[.N946]*[.Q946];0)" office:value-type="string" office:string-value="" calcext:value-type="error">
            <text:p>#VALUE!</text:p>
          </table:table-cell>
          <table:table-cell table:style-name="ce68" table:formula="of:=IF([.F946]&lt;10;[.N946]*[.P946];0)" office:value-type="string" office:string-value="" calcext:value-type="error">
            <text:p>#VALUE!</text:p>
          </table:table-cell>
          <table:table-cell table:style-name="ce68" table:formula="of:=[.T946]-[.S94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7]/PI()))" office:value-type="float" office:value="0" calcext:value-type="float">
            <text:p>0</text:p>
          </table:table-cell>
          <table:table-cell table:style-name="ce68" table:formula="of:=(PI()/6)*density*(([.F947]/[.E947])^3)" office:value-type="string" office:string-value="#DIV/0!" calcext:value-type="string">
            <text:p>#DIV/0!</text:p>
          </table:table-cell>
          <table:table-cell table:style-name="ce68" table:formula="of:=[.G947]/(Area*Time)" office:value-type="string" office:string-value="" calcext:value-type="error">
            <text:p>#VALUE!</text:p>
          </table:table-cell>
          <table:table-cell table:style-name="ce68" table:formula="of:=(density*([.F947]^2))/(18*dynamicV)" office:value-type="string" office:string-value="0.00E+00" calcext:value-type="string">
            <text:p>0.00E+00</text:p>
          </table:table-cell>
          <table:table-cell table:style-name="ce69" table:formula="of:=[.I947]*gravity" office:value-type="string" office:string-value="0.00E+00" calcext:value-type="string">
            <text:p>0.00E+00</text:p>
          </table:table-cell>
          <table:table-cell table:formula="of:=0.00595*((([.F947]*[.I947]*gravity)/KinematicV)^(0-0.439))" office:value-type="string" office:string-value="" calcext:value-type="error">
            <text:p>#NUM!</text:p>
          </table:table-cell>
          <table:table-cell table:style-name="ce68" table:formula="of:=[.J947]*[.K947]" office:value-type="string" office:string-value="" calcext:value-type="error">
            <text:p>#NUM!</text:p>
          </table:table-cell>
          <table:table-cell table:style-name="ce68" table:formula="of:=[.H947]/[.L947]" office:value-type="string" office:string-value="" calcext:value-type="error">
            <text:p>#VALUE!</text:p>
          </table:table-cell>
          <table:table-cell table:style-name="ce68" table:formula="of:=[.M947]*10^24" office:value-type="string" office:string-value="" calcext:value-type="error">
            <text:p>#VALUE!</text:p>
          </table:table-cell>
          <table:table-cell/>
          <table:table-cell table:formula="of:=0.9585-(0.00408*[.F947])" office:value-type="float" office:value="0.9585" calcext:value-type="float">
            <text:p>0.9585</text:p>
          </table:table-cell>
          <table:table-cell table:style-name="ce68" table:formula="of:=(1+(10^((3.233*[.F94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7]&lt;2.5;[.N947]*[.Q947];0)" office:value-type="string" office:string-value="" calcext:value-type="error">
            <text:p>#VALUE!</text:p>
          </table:table-cell>
          <table:table-cell table:style-name="ce68" table:formula="of:=IF([.F947]&lt;10;[.N947]*[.P947];0)" office:value-type="string" office:string-value="" calcext:value-type="error">
            <text:p>#VALUE!</text:p>
          </table:table-cell>
          <table:table-cell table:style-name="ce68" table:formula="of:=[.T947]-[.S94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8]/PI()))" office:value-type="float" office:value="0" calcext:value-type="float">
            <text:p>0</text:p>
          </table:table-cell>
          <table:table-cell table:style-name="ce68" table:formula="of:=(PI()/6)*density*(([.F948]/[.E948])^3)" office:value-type="string" office:string-value="#DIV/0!" calcext:value-type="string">
            <text:p>#DIV/0!</text:p>
          </table:table-cell>
          <table:table-cell table:style-name="ce68" table:formula="of:=[.G948]/(Area*Time)" office:value-type="string" office:string-value="" calcext:value-type="error">
            <text:p>#VALUE!</text:p>
          </table:table-cell>
          <table:table-cell table:style-name="ce68" table:formula="of:=(density*([.F948]^2))/(18*dynamicV)" office:value-type="string" office:string-value="0.00E+00" calcext:value-type="string">
            <text:p>0.00E+00</text:p>
          </table:table-cell>
          <table:table-cell table:style-name="ce69" table:formula="of:=[.I948]*gravity" office:value-type="string" office:string-value="0.00E+00" calcext:value-type="string">
            <text:p>0.00E+00</text:p>
          </table:table-cell>
          <table:table-cell table:formula="of:=0.00595*((([.F948]*[.I948]*gravity)/KinematicV)^(0-0.439))" office:value-type="string" office:string-value="" calcext:value-type="error">
            <text:p>#NUM!</text:p>
          </table:table-cell>
          <table:table-cell table:style-name="ce68" table:formula="of:=[.J948]*[.K948]" office:value-type="string" office:string-value="" calcext:value-type="error">
            <text:p>#NUM!</text:p>
          </table:table-cell>
          <table:table-cell table:style-name="ce68" table:formula="of:=[.H948]/[.L948]" office:value-type="string" office:string-value="" calcext:value-type="error">
            <text:p>#VALUE!</text:p>
          </table:table-cell>
          <table:table-cell table:style-name="ce68" table:formula="of:=[.M948]*10^24" office:value-type="string" office:string-value="" calcext:value-type="error">
            <text:p>#VALUE!</text:p>
          </table:table-cell>
          <table:table-cell/>
          <table:table-cell table:formula="of:=0.9585-(0.00408*[.F948])" office:value-type="float" office:value="0.9585" calcext:value-type="float">
            <text:p>0.9585</text:p>
          </table:table-cell>
          <table:table-cell table:style-name="ce68" table:formula="of:=(1+(10^((3.233*[.F94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8]&lt;2.5;[.N948]*[.Q948];0)" office:value-type="string" office:string-value="" calcext:value-type="error">
            <text:p>#VALUE!</text:p>
          </table:table-cell>
          <table:table-cell table:style-name="ce68" table:formula="of:=IF([.F948]&lt;10;[.N948]*[.P948];0)" office:value-type="string" office:string-value="" calcext:value-type="error">
            <text:p>#VALUE!</text:p>
          </table:table-cell>
          <table:table-cell table:style-name="ce68" table:formula="of:=[.T948]-[.S94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49]/PI()))" office:value-type="float" office:value="0" calcext:value-type="float">
            <text:p>0</text:p>
          </table:table-cell>
          <table:table-cell table:style-name="ce68" table:formula="of:=(PI()/6)*density*(([.F949]/[.E949])^3)" office:value-type="string" office:string-value="#DIV/0!" calcext:value-type="string">
            <text:p>#DIV/0!</text:p>
          </table:table-cell>
          <table:table-cell table:style-name="ce68" table:formula="of:=[.G949]/(Area*Time)" office:value-type="string" office:string-value="" calcext:value-type="error">
            <text:p>#VALUE!</text:p>
          </table:table-cell>
          <table:table-cell table:style-name="ce68" table:formula="of:=(density*([.F949]^2))/(18*dynamicV)" office:value-type="string" office:string-value="0.00E+00" calcext:value-type="string">
            <text:p>0.00E+00</text:p>
          </table:table-cell>
          <table:table-cell table:style-name="ce69" table:formula="of:=[.I949]*gravity" office:value-type="string" office:string-value="0.00E+00" calcext:value-type="string">
            <text:p>0.00E+00</text:p>
          </table:table-cell>
          <table:table-cell table:formula="of:=0.00595*((([.F949]*[.I949]*gravity)/KinematicV)^(0-0.439))" office:value-type="string" office:string-value="" calcext:value-type="error">
            <text:p>#NUM!</text:p>
          </table:table-cell>
          <table:table-cell table:style-name="ce68" table:formula="of:=[.J949]*[.K949]" office:value-type="string" office:string-value="" calcext:value-type="error">
            <text:p>#NUM!</text:p>
          </table:table-cell>
          <table:table-cell table:style-name="ce68" table:formula="of:=[.H949]/[.L949]" office:value-type="string" office:string-value="" calcext:value-type="error">
            <text:p>#VALUE!</text:p>
          </table:table-cell>
          <table:table-cell table:style-name="ce68" table:formula="of:=[.M949]*10^24" office:value-type="string" office:string-value="" calcext:value-type="error">
            <text:p>#VALUE!</text:p>
          </table:table-cell>
          <table:table-cell/>
          <table:table-cell table:formula="of:=0.9585-(0.00408*[.F949])" office:value-type="float" office:value="0.9585" calcext:value-type="float">
            <text:p>0.9585</text:p>
          </table:table-cell>
          <table:table-cell table:style-name="ce68" table:formula="of:=(1+(10^((3.233*[.F94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49]&lt;2.5;[.N949]*[.Q949];0)" office:value-type="string" office:string-value="" calcext:value-type="error">
            <text:p>#VALUE!</text:p>
          </table:table-cell>
          <table:table-cell table:style-name="ce68" table:formula="of:=IF([.F949]&lt;10;[.N949]*[.P949];0)" office:value-type="string" office:string-value="" calcext:value-type="error">
            <text:p>#VALUE!</text:p>
          </table:table-cell>
          <table:table-cell table:style-name="ce68" table:formula="of:=[.T949]-[.S94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0]/PI()))" office:value-type="float" office:value="0" calcext:value-type="float">
            <text:p>0</text:p>
          </table:table-cell>
          <table:table-cell table:style-name="ce68" table:formula="of:=(PI()/6)*density*(([.F950]/[.E950])^3)" office:value-type="string" office:string-value="#DIV/0!" calcext:value-type="string">
            <text:p>#DIV/0!</text:p>
          </table:table-cell>
          <table:table-cell table:style-name="ce68" table:formula="of:=[.G950]/(Area*Time)" office:value-type="string" office:string-value="" calcext:value-type="error">
            <text:p>#VALUE!</text:p>
          </table:table-cell>
          <table:table-cell table:style-name="ce68" table:formula="of:=(density*([.F950]^2))/(18*dynamicV)" office:value-type="string" office:string-value="0.00E+00" calcext:value-type="string">
            <text:p>0.00E+00</text:p>
          </table:table-cell>
          <table:table-cell table:style-name="ce69" table:formula="of:=[.I950]*gravity" office:value-type="string" office:string-value="0.00E+00" calcext:value-type="string">
            <text:p>0.00E+00</text:p>
          </table:table-cell>
          <table:table-cell table:formula="of:=0.00595*((([.F950]*[.I950]*gravity)/KinematicV)^(0-0.439))" office:value-type="string" office:string-value="" calcext:value-type="error">
            <text:p>#NUM!</text:p>
          </table:table-cell>
          <table:table-cell table:style-name="ce68" table:formula="of:=[.J950]*[.K950]" office:value-type="string" office:string-value="" calcext:value-type="error">
            <text:p>#NUM!</text:p>
          </table:table-cell>
          <table:table-cell table:style-name="ce68" table:formula="of:=[.H950]/[.L950]" office:value-type="string" office:string-value="" calcext:value-type="error">
            <text:p>#VALUE!</text:p>
          </table:table-cell>
          <table:table-cell table:style-name="ce68" table:formula="of:=[.M950]*10^24" office:value-type="string" office:string-value="" calcext:value-type="error">
            <text:p>#VALUE!</text:p>
          </table:table-cell>
          <table:table-cell/>
          <table:table-cell table:formula="of:=0.9585-(0.00408*[.F950])" office:value-type="float" office:value="0.9585" calcext:value-type="float">
            <text:p>0.9585</text:p>
          </table:table-cell>
          <table:table-cell table:style-name="ce68" table:formula="of:=(1+(10^((3.233*[.F95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0]&lt;2.5;[.N950]*[.Q950];0)" office:value-type="string" office:string-value="" calcext:value-type="error">
            <text:p>#VALUE!</text:p>
          </table:table-cell>
          <table:table-cell table:style-name="ce68" table:formula="of:=IF([.F950]&lt;10;[.N950]*[.P950];0)" office:value-type="string" office:string-value="" calcext:value-type="error">
            <text:p>#VALUE!</text:p>
          </table:table-cell>
          <table:table-cell table:style-name="ce68" table:formula="of:=[.T950]-[.S95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1]/PI()))" office:value-type="float" office:value="0" calcext:value-type="float">
            <text:p>0</text:p>
          </table:table-cell>
          <table:table-cell table:style-name="ce68" table:formula="of:=(PI()/6)*density*(([.F951]/[.E951])^3)" office:value-type="string" office:string-value="#DIV/0!" calcext:value-type="string">
            <text:p>#DIV/0!</text:p>
          </table:table-cell>
          <table:table-cell table:style-name="ce68" table:formula="of:=[.G951]/(Area*Time)" office:value-type="string" office:string-value="" calcext:value-type="error">
            <text:p>#VALUE!</text:p>
          </table:table-cell>
          <table:table-cell table:style-name="ce68" table:formula="of:=(density*([.F951]^2))/(18*dynamicV)" office:value-type="string" office:string-value="0.00E+00" calcext:value-type="string">
            <text:p>0.00E+00</text:p>
          </table:table-cell>
          <table:table-cell table:style-name="ce69" table:formula="of:=[.I951]*gravity" office:value-type="string" office:string-value="0.00E+00" calcext:value-type="string">
            <text:p>0.00E+00</text:p>
          </table:table-cell>
          <table:table-cell table:formula="of:=0.00595*((([.F951]*[.I951]*gravity)/KinematicV)^(0-0.439))" office:value-type="string" office:string-value="" calcext:value-type="error">
            <text:p>#NUM!</text:p>
          </table:table-cell>
          <table:table-cell table:style-name="ce68" table:formula="of:=[.J951]*[.K951]" office:value-type="string" office:string-value="" calcext:value-type="error">
            <text:p>#NUM!</text:p>
          </table:table-cell>
          <table:table-cell table:style-name="ce68" table:formula="of:=[.H951]/[.L951]" office:value-type="string" office:string-value="" calcext:value-type="error">
            <text:p>#VALUE!</text:p>
          </table:table-cell>
          <table:table-cell table:style-name="ce68" table:formula="of:=[.M951]*10^24" office:value-type="string" office:string-value="" calcext:value-type="error">
            <text:p>#VALUE!</text:p>
          </table:table-cell>
          <table:table-cell/>
          <table:table-cell table:formula="of:=0.9585-(0.00408*[.F951])" office:value-type="float" office:value="0.9585" calcext:value-type="float">
            <text:p>0.9585</text:p>
          </table:table-cell>
          <table:table-cell table:style-name="ce68" table:formula="of:=(1+(10^((3.233*[.F95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1]&lt;2.5;[.N951]*[.Q951];0)" office:value-type="string" office:string-value="" calcext:value-type="error">
            <text:p>#VALUE!</text:p>
          </table:table-cell>
          <table:table-cell table:style-name="ce68" table:formula="of:=IF([.F951]&lt;10;[.N951]*[.P951];0)" office:value-type="string" office:string-value="" calcext:value-type="error">
            <text:p>#VALUE!</text:p>
          </table:table-cell>
          <table:table-cell table:style-name="ce68" table:formula="of:=[.T951]-[.S95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2]/PI()))" office:value-type="float" office:value="0" calcext:value-type="float">
            <text:p>0</text:p>
          </table:table-cell>
          <table:table-cell table:style-name="ce68" table:formula="of:=(PI()/6)*density*(([.F952]/[.E952])^3)" office:value-type="string" office:string-value="#DIV/0!" calcext:value-type="string">
            <text:p>#DIV/0!</text:p>
          </table:table-cell>
          <table:table-cell table:style-name="ce68" table:formula="of:=[.G952]/(Area*Time)" office:value-type="string" office:string-value="" calcext:value-type="error">
            <text:p>#VALUE!</text:p>
          </table:table-cell>
          <table:table-cell table:style-name="ce68" table:formula="of:=(density*([.F952]^2))/(18*dynamicV)" office:value-type="string" office:string-value="0.00E+00" calcext:value-type="string">
            <text:p>0.00E+00</text:p>
          </table:table-cell>
          <table:table-cell table:style-name="ce69" table:formula="of:=[.I952]*gravity" office:value-type="string" office:string-value="0.00E+00" calcext:value-type="string">
            <text:p>0.00E+00</text:p>
          </table:table-cell>
          <table:table-cell table:formula="of:=0.00595*((([.F952]*[.I952]*gravity)/KinematicV)^(0-0.439))" office:value-type="string" office:string-value="" calcext:value-type="error">
            <text:p>#NUM!</text:p>
          </table:table-cell>
          <table:table-cell table:style-name="ce68" table:formula="of:=[.J952]*[.K952]" office:value-type="string" office:string-value="" calcext:value-type="error">
            <text:p>#NUM!</text:p>
          </table:table-cell>
          <table:table-cell table:style-name="ce68" table:formula="of:=[.H952]/[.L952]" office:value-type="string" office:string-value="" calcext:value-type="error">
            <text:p>#VALUE!</text:p>
          </table:table-cell>
          <table:table-cell table:style-name="ce68" table:formula="of:=[.M952]*10^24" office:value-type="string" office:string-value="" calcext:value-type="error">
            <text:p>#VALUE!</text:p>
          </table:table-cell>
          <table:table-cell/>
          <table:table-cell table:formula="of:=0.9585-(0.00408*[.F952])" office:value-type="float" office:value="0.9585" calcext:value-type="float">
            <text:p>0.9585</text:p>
          </table:table-cell>
          <table:table-cell table:style-name="ce68" table:formula="of:=(1+(10^((3.233*[.F95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2]&lt;2.5;[.N952]*[.Q952];0)" office:value-type="string" office:string-value="" calcext:value-type="error">
            <text:p>#VALUE!</text:p>
          </table:table-cell>
          <table:table-cell table:style-name="ce68" table:formula="of:=IF([.F952]&lt;10;[.N952]*[.P952];0)" office:value-type="string" office:string-value="" calcext:value-type="error">
            <text:p>#VALUE!</text:p>
          </table:table-cell>
          <table:table-cell table:style-name="ce68" table:formula="of:=[.T952]-[.S95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3]/PI()))" office:value-type="float" office:value="0" calcext:value-type="float">
            <text:p>0</text:p>
          </table:table-cell>
          <table:table-cell table:style-name="ce68" table:formula="of:=(PI()/6)*density*(([.F953]/[.E953])^3)" office:value-type="string" office:string-value="#DIV/0!" calcext:value-type="string">
            <text:p>#DIV/0!</text:p>
          </table:table-cell>
          <table:table-cell table:style-name="ce68" table:formula="of:=[.G953]/(Area*Time)" office:value-type="string" office:string-value="" calcext:value-type="error">
            <text:p>#VALUE!</text:p>
          </table:table-cell>
          <table:table-cell table:style-name="ce68" table:formula="of:=(density*([.F953]^2))/(18*dynamicV)" office:value-type="string" office:string-value="0.00E+00" calcext:value-type="string">
            <text:p>0.00E+00</text:p>
          </table:table-cell>
          <table:table-cell table:style-name="ce69" table:formula="of:=[.I953]*gravity" office:value-type="string" office:string-value="0.00E+00" calcext:value-type="string">
            <text:p>0.00E+00</text:p>
          </table:table-cell>
          <table:table-cell table:formula="of:=0.00595*((([.F953]*[.I953]*gravity)/KinematicV)^(0-0.439))" office:value-type="string" office:string-value="" calcext:value-type="error">
            <text:p>#NUM!</text:p>
          </table:table-cell>
          <table:table-cell table:style-name="ce68" table:formula="of:=[.J953]*[.K953]" office:value-type="string" office:string-value="" calcext:value-type="error">
            <text:p>#NUM!</text:p>
          </table:table-cell>
          <table:table-cell table:style-name="ce68" table:formula="of:=[.H953]/[.L953]" office:value-type="string" office:string-value="" calcext:value-type="error">
            <text:p>#VALUE!</text:p>
          </table:table-cell>
          <table:table-cell table:style-name="ce68" table:formula="of:=[.M953]*10^24" office:value-type="string" office:string-value="" calcext:value-type="error">
            <text:p>#VALUE!</text:p>
          </table:table-cell>
          <table:table-cell/>
          <table:table-cell table:formula="of:=0.9585-(0.00408*[.F953])" office:value-type="float" office:value="0.9585" calcext:value-type="float">
            <text:p>0.9585</text:p>
          </table:table-cell>
          <table:table-cell table:style-name="ce68" table:formula="of:=(1+(10^((3.233*[.F95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3]&lt;2.5;[.N953]*[.Q953];0)" office:value-type="string" office:string-value="" calcext:value-type="error">
            <text:p>#VALUE!</text:p>
          </table:table-cell>
          <table:table-cell table:style-name="ce68" table:formula="of:=IF([.F953]&lt;10;[.N953]*[.P953];0)" office:value-type="string" office:string-value="" calcext:value-type="error">
            <text:p>#VALUE!</text:p>
          </table:table-cell>
          <table:table-cell table:style-name="ce68" table:formula="of:=[.T953]-[.S95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4]/PI()))" office:value-type="float" office:value="0" calcext:value-type="float">
            <text:p>0</text:p>
          </table:table-cell>
          <table:table-cell table:style-name="ce68" table:formula="of:=(PI()/6)*density*(([.F954]/[.E954])^3)" office:value-type="string" office:string-value="#DIV/0!" calcext:value-type="string">
            <text:p>#DIV/0!</text:p>
          </table:table-cell>
          <table:table-cell table:style-name="ce68" table:formula="of:=[.G954]/(Area*Time)" office:value-type="string" office:string-value="" calcext:value-type="error">
            <text:p>#VALUE!</text:p>
          </table:table-cell>
          <table:table-cell table:style-name="ce68" table:formula="of:=(density*([.F954]^2))/(18*dynamicV)" office:value-type="string" office:string-value="0.00E+00" calcext:value-type="string">
            <text:p>0.00E+00</text:p>
          </table:table-cell>
          <table:table-cell table:style-name="ce69" table:formula="of:=[.I954]*gravity" office:value-type="string" office:string-value="0.00E+00" calcext:value-type="string">
            <text:p>0.00E+00</text:p>
          </table:table-cell>
          <table:table-cell table:formula="of:=0.00595*((([.F954]*[.I954]*gravity)/KinematicV)^(0-0.439))" office:value-type="string" office:string-value="" calcext:value-type="error">
            <text:p>#NUM!</text:p>
          </table:table-cell>
          <table:table-cell table:style-name="ce68" table:formula="of:=[.J954]*[.K954]" office:value-type="string" office:string-value="" calcext:value-type="error">
            <text:p>#NUM!</text:p>
          </table:table-cell>
          <table:table-cell table:style-name="ce68" table:formula="of:=[.H954]/[.L954]" office:value-type="string" office:string-value="" calcext:value-type="error">
            <text:p>#VALUE!</text:p>
          </table:table-cell>
          <table:table-cell table:style-name="ce68" table:formula="of:=[.M954]*10^24" office:value-type="string" office:string-value="" calcext:value-type="error">
            <text:p>#VALUE!</text:p>
          </table:table-cell>
          <table:table-cell/>
          <table:table-cell table:formula="of:=0.9585-(0.00408*[.F954])" office:value-type="float" office:value="0.9585" calcext:value-type="float">
            <text:p>0.9585</text:p>
          </table:table-cell>
          <table:table-cell table:style-name="ce68" table:formula="of:=(1+(10^((3.233*[.F95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4]&lt;2.5;[.N954]*[.Q954];0)" office:value-type="string" office:string-value="" calcext:value-type="error">
            <text:p>#VALUE!</text:p>
          </table:table-cell>
          <table:table-cell table:style-name="ce68" table:formula="of:=IF([.F954]&lt;10;[.N954]*[.P954];0)" office:value-type="string" office:string-value="" calcext:value-type="error">
            <text:p>#VALUE!</text:p>
          </table:table-cell>
          <table:table-cell table:style-name="ce68" table:formula="of:=[.T954]-[.S95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5]/PI()))" office:value-type="float" office:value="0" calcext:value-type="float">
            <text:p>0</text:p>
          </table:table-cell>
          <table:table-cell table:style-name="ce68" table:formula="of:=(PI()/6)*density*(([.F955]/[.E955])^3)" office:value-type="string" office:string-value="#DIV/0!" calcext:value-type="string">
            <text:p>#DIV/0!</text:p>
          </table:table-cell>
          <table:table-cell table:style-name="ce68" table:formula="of:=[.G955]/(Area*Time)" office:value-type="string" office:string-value="" calcext:value-type="error">
            <text:p>#VALUE!</text:p>
          </table:table-cell>
          <table:table-cell table:style-name="ce68" table:formula="of:=(density*([.F955]^2))/(18*dynamicV)" office:value-type="string" office:string-value="0.00E+00" calcext:value-type="string">
            <text:p>0.00E+00</text:p>
          </table:table-cell>
          <table:table-cell table:style-name="ce69" table:formula="of:=[.I955]*gravity" office:value-type="string" office:string-value="0.00E+00" calcext:value-type="string">
            <text:p>0.00E+00</text:p>
          </table:table-cell>
          <table:table-cell table:formula="of:=0.00595*((([.F955]*[.I955]*gravity)/KinematicV)^(0-0.439))" office:value-type="string" office:string-value="" calcext:value-type="error">
            <text:p>#NUM!</text:p>
          </table:table-cell>
          <table:table-cell table:style-name="ce68" table:formula="of:=[.J955]*[.K955]" office:value-type="string" office:string-value="" calcext:value-type="error">
            <text:p>#NUM!</text:p>
          </table:table-cell>
          <table:table-cell table:style-name="ce68" table:formula="of:=[.H955]/[.L955]" office:value-type="string" office:string-value="" calcext:value-type="error">
            <text:p>#VALUE!</text:p>
          </table:table-cell>
          <table:table-cell table:style-name="ce68" table:formula="of:=[.M955]*10^24" office:value-type="string" office:string-value="" calcext:value-type="error">
            <text:p>#VALUE!</text:p>
          </table:table-cell>
          <table:table-cell/>
          <table:table-cell table:formula="of:=0.9585-(0.00408*[.F955])" office:value-type="float" office:value="0.9585" calcext:value-type="float">
            <text:p>0.9585</text:p>
          </table:table-cell>
          <table:table-cell table:style-name="ce68" table:formula="of:=(1+(10^((3.233*[.F95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5]&lt;2.5;[.N955]*[.Q955];0)" office:value-type="string" office:string-value="" calcext:value-type="error">
            <text:p>#VALUE!</text:p>
          </table:table-cell>
          <table:table-cell table:style-name="ce68" table:formula="of:=IF([.F955]&lt;10;[.N955]*[.P955];0)" office:value-type="string" office:string-value="" calcext:value-type="error">
            <text:p>#VALUE!</text:p>
          </table:table-cell>
          <table:table-cell table:style-name="ce68" table:formula="of:=[.T955]-[.S95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6]/PI()))" office:value-type="float" office:value="0" calcext:value-type="float">
            <text:p>0</text:p>
          </table:table-cell>
          <table:table-cell table:style-name="ce68" table:formula="of:=(PI()/6)*density*(([.F956]/[.E956])^3)" office:value-type="string" office:string-value="#DIV/0!" calcext:value-type="string">
            <text:p>#DIV/0!</text:p>
          </table:table-cell>
          <table:table-cell table:style-name="ce68" table:formula="of:=[.G956]/(Area*Time)" office:value-type="string" office:string-value="" calcext:value-type="error">
            <text:p>#VALUE!</text:p>
          </table:table-cell>
          <table:table-cell table:style-name="ce68" table:formula="of:=(density*([.F956]^2))/(18*dynamicV)" office:value-type="string" office:string-value="0.00E+00" calcext:value-type="string">
            <text:p>0.00E+00</text:p>
          </table:table-cell>
          <table:table-cell table:style-name="ce69" table:formula="of:=[.I956]*gravity" office:value-type="string" office:string-value="0.00E+00" calcext:value-type="string">
            <text:p>0.00E+00</text:p>
          </table:table-cell>
          <table:table-cell table:formula="of:=0.00595*((([.F956]*[.I956]*gravity)/KinematicV)^(0-0.439))" office:value-type="string" office:string-value="" calcext:value-type="error">
            <text:p>#NUM!</text:p>
          </table:table-cell>
          <table:table-cell table:style-name="ce68" table:formula="of:=[.J956]*[.K956]" office:value-type="string" office:string-value="" calcext:value-type="error">
            <text:p>#NUM!</text:p>
          </table:table-cell>
          <table:table-cell table:style-name="ce68" table:formula="of:=[.H956]/[.L956]" office:value-type="string" office:string-value="" calcext:value-type="error">
            <text:p>#VALUE!</text:p>
          </table:table-cell>
          <table:table-cell table:style-name="ce68" table:formula="of:=[.M956]*10^24" office:value-type="string" office:string-value="" calcext:value-type="error">
            <text:p>#VALUE!</text:p>
          </table:table-cell>
          <table:table-cell/>
          <table:table-cell table:formula="of:=0.9585-(0.00408*[.F956])" office:value-type="float" office:value="0.9585" calcext:value-type="float">
            <text:p>0.9585</text:p>
          </table:table-cell>
          <table:table-cell table:style-name="ce68" table:formula="of:=(1+(10^((3.233*[.F95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6]&lt;2.5;[.N956]*[.Q956];0)" office:value-type="string" office:string-value="" calcext:value-type="error">
            <text:p>#VALUE!</text:p>
          </table:table-cell>
          <table:table-cell table:style-name="ce68" table:formula="of:=IF([.F956]&lt;10;[.N956]*[.P956];0)" office:value-type="string" office:string-value="" calcext:value-type="error">
            <text:p>#VALUE!</text:p>
          </table:table-cell>
          <table:table-cell table:style-name="ce68" table:formula="of:=[.T956]-[.S95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7]/PI()))" office:value-type="float" office:value="0" calcext:value-type="float">
            <text:p>0</text:p>
          </table:table-cell>
          <table:table-cell table:style-name="ce68" table:formula="of:=(PI()/6)*density*(([.F957]/[.E957])^3)" office:value-type="string" office:string-value="#DIV/0!" calcext:value-type="string">
            <text:p>#DIV/0!</text:p>
          </table:table-cell>
          <table:table-cell table:style-name="ce68" table:formula="of:=[.G957]/(Area*Time)" office:value-type="string" office:string-value="" calcext:value-type="error">
            <text:p>#VALUE!</text:p>
          </table:table-cell>
          <table:table-cell table:style-name="ce68" table:formula="of:=(density*([.F957]^2))/(18*dynamicV)" office:value-type="string" office:string-value="0.00E+00" calcext:value-type="string">
            <text:p>0.00E+00</text:p>
          </table:table-cell>
          <table:table-cell table:style-name="ce69" table:formula="of:=[.I957]*gravity" office:value-type="string" office:string-value="0.00E+00" calcext:value-type="string">
            <text:p>0.00E+00</text:p>
          </table:table-cell>
          <table:table-cell table:formula="of:=0.00595*((([.F957]*[.I957]*gravity)/KinematicV)^(0-0.439))" office:value-type="string" office:string-value="" calcext:value-type="error">
            <text:p>#NUM!</text:p>
          </table:table-cell>
          <table:table-cell table:style-name="ce68" table:formula="of:=[.J957]*[.K957]" office:value-type="string" office:string-value="" calcext:value-type="error">
            <text:p>#NUM!</text:p>
          </table:table-cell>
          <table:table-cell table:style-name="ce68" table:formula="of:=[.H957]/[.L957]" office:value-type="string" office:string-value="" calcext:value-type="error">
            <text:p>#VALUE!</text:p>
          </table:table-cell>
          <table:table-cell table:style-name="ce68" table:formula="of:=[.M957]*10^24" office:value-type="string" office:string-value="" calcext:value-type="error">
            <text:p>#VALUE!</text:p>
          </table:table-cell>
          <table:table-cell/>
          <table:table-cell table:formula="of:=0.9585-(0.00408*[.F957])" office:value-type="float" office:value="0.9585" calcext:value-type="float">
            <text:p>0.9585</text:p>
          </table:table-cell>
          <table:table-cell table:style-name="ce68" table:formula="of:=(1+(10^((3.233*[.F95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7]&lt;2.5;[.N957]*[.Q957];0)" office:value-type="string" office:string-value="" calcext:value-type="error">
            <text:p>#VALUE!</text:p>
          </table:table-cell>
          <table:table-cell table:style-name="ce68" table:formula="of:=IF([.F957]&lt;10;[.N957]*[.P957];0)" office:value-type="string" office:string-value="" calcext:value-type="error">
            <text:p>#VALUE!</text:p>
          </table:table-cell>
          <table:table-cell table:style-name="ce68" table:formula="of:=[.T957]-[.S95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8]/PI()))" office:value-type="float" office:value="0" calcext:value-type="float">
            <text:p>0</text:p>
          </table:table-cell>
          <table:table-cell table:style-name="ce68" table:formula="of:=(PI()/6)*density*(([.F958]/[.E958])^3)" office:value-type="string" office:string-value="#DIV/0!" calcext:value-type="string">
            <text:p>#DIV/0!</text:p>
          </table:table-cell>
          <table:table-cell table:style-name="ce68" table:formula="of:=[.G958]/(Area*Time)" office:value-type="string" office:string-value="" calcext:value-type="error">
            <text:p>#VALUE!</text:p>
          </table:table-cell>
          <table:table-cell table:style-name="ce68" table:formula="of:=(density*([.F958]^2))/(18*dynamicV)" office:value-type="string" office:string-value="0.00E+00" calcext:value-type="string">
            <text:p>0.00E+00</text:p>
          </table:table-cell>
          <table:table-cell table:style-name="ce69" table:formula="of:=[.I958]*gravity" office:value-type="string" office:string-value="0.00E+00" calcext:value-type="string">
            <text:p>0.00E+00</text:p>
          </table:table-cell>
          <table:table-cell table:formula="of:=0.00595*((([.F958]*[.I958]*gravity)/KinematicV)^(0-0.439))" office:value-type="string" office:string-value="" calcext:value-type="error">
            <text:p>#NUM!</text:p>
          </table:table-cell>
          <table:table-cell table:style-name="ce68" table:formula="of:=[.J958]*[.K958]" office:value-type="string" office:string-value="" calcext:value-type="error">
            <text:p>#NUM!</text:p>
          </table:table-cell>
          <table:table-cell table:style-name="ce68" table:formula="of:=[.H958]/[.L958]" office:value-type="string" office:string-value="" calcext:value-type="error">
            <text:p>#VALUE!</text:p>
          </table:table-cell>
          <table:table-cell table:style-name="ce68" table:formula="of:=[.M958]*10^24" office:value-type="string" office:string-value="" calcext:value-type="error">
            <text:p>#VALUE!</text:p>
          </table:table-cell>
          <table:table-cell/>
          <table:table-cell table:formula="of:=0.9585-(0.00408*[.F958])" office:value-type="float" office:value="0.9585" calcext:value-type="float">
            <text:p>0.9585</text:p>
          </table:table-cell>
          <table:table-cell table:style-name="ce68" table:formula="of:=(1+(10^((3.233*[.F95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8]&lt;2.5;[.N958]*[.Q958];0)" office:value-type="string" office:string-value="" calcext:value-type="error">
            <text:p>#VALUE!</text:p>
          </table:table-cell>
          <table:table-cell table:style-name="ce68" table:formula="of:=IF([.F958]&lt;10;[.N958]*[.P958];0)" office:value-type="string" office:string-value="" calcext:value-type="error">
            <text:p>#VALUE!</text:p>
          </table:table-cell>
          <table:table-cell table:style-name="ce68" table:formula="of:=[.T958]-[.S95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59]/PI()))" office:value-type="float" office:value="0" calcext:value-type="float">
            <text:p>0</text:p>
          </table:table-cell>
          <table:table-cell table:style-name="ce68" table:formula="of:=(PI()/6)*density*(([.F959]/[.E959])^3)" office:value-type="string" office:string-value="#DIV/0!" calcext:value-type="string">
            <text:p>#DIV/0!</text:p>
          </table:table-cell>
          <table:table-cell table:style-name="ce68" table:formula="of:=[.G959]/(Area*Time)" office:value-type="string" office:string-value="" calcext:value-type="error">
            <text:p>#VALUE!</text:p>
          </table:table-cell>
          <table:table-cell table:style-name="ce68" table:formula="of:=(density*([.F959]^2))/(18*dynamicV)" office:value-type="string" office:string-value="0.00E+00" calcext:value-type="string">
            <text:p>0.00E+00</text:p>
          </table:table-cell>
          <table:table-cell table:style-name="ce69" table:formula="of:=[.I959]*gravity" office:value-type="string" office:string-value="0.00E+00" calcext:value-type="string">
            <text:p>0.00E+00</text:p>
          </table:table-cell>
          <table:table-cell table:formula="of:=0.00595*((([.F959]*[.I959]*gravity)/KinematicV)^(0-0.439))" office:value-type="string" office:string-value="" calcext:value-type="error">
            <text:p>#NUM!</text:p>
          </table:table-cell>
          <table:table-cell table:style-name="ce68" table:formula="of:=[.J959]*[.K959]" office:value-type="string" office:string-value="" calcext:value-type="error">
            <text:p>#NUM!</text:p>
          </table:table-cell>
          <table:table-cell table:style-name="ce68" table:formula="of:=[.H959]/[.L959]" office:value-type="string" office:string-value="" calcext:value-type="error">
            <text:p>#VALUE!</text:p>
          </table:table-cell>
          <table:table-cell table:style-name="ce68" table:formula="of:=[.M959]*10^24" office:value-type="string" office:string-value="" calcext:value-type="error">
            <text:p>#VALUE!</text:p>
          </table:table-cell>
          <table:table-cell/>
          <table:table-cell table:formula="of:=0.9585-(0.00408*[.F959])" office:value-type="float" office:value="0.9585" calcext:value-type="float">
            <text:p>0.9585</text:p>
          </table:table-cell>
          <table:table-cell table:style-name="ce68" table:formula="of:=(1+(10^((3.233*[.F95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59]&lt;2.5;[.N959]*[.Q959];0)" office:value-type="string" office:string-value="" calcext:value-type="error">
            <text:p>#VALUE!</text:p>
          </table:table-cell>
          <table:table-cell table:style-name="ce68" table:formula="of:=IF([.F959]&lt;10;[.N959]*[.P959];0)" office:value-type="string" office:string-value="" calcext:value-type="error">
            <text:p>#VALUE!</text:p>
          </table:table-cell>
          <table:table-cell table:style-name="ce68" table:formula="of:=[.T959]-[.S95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0]/PI()))" office:value-type="float" office:value="0" calcext:value-type="float">
            <text:p>0</text:p>
          </table:table-cell>
          <table:table-cell table:style-name="ce68" table:formula="of:=(PI()/6)*density*(([.F960]/[.E960])^3)" office:value-type="string" office:string-value="#DIV/0!" calcext:value-type="string">
            <text:p>#DIV/0!</text:p>
          </table:table-cell>
          <table:table-cell table:style-name="ce68" table:formula="of:=[.G960]/(Area*Time)" office:value-type="string" office:string-value="" calcext:value-type="error">
            <text:p>#VALUE!</text:p>
          </table:table-cell>
          <table:table-cell table:style-name="ce68" table:formula="of:=(density*([.F960]^2))/(18*dynamicV)" office:value-type="string" office:string-value="0.00E+00" calcext:value-type="string">
            <text:p>0.00E+00</text:p>
          </table:table-cell>
          <table:table-cell table:style-name="ce69" table:formula="of:=[.I960]*gravity" office:value-type="string" office:string-value="0.00E+00" calcext:value-type="string">
            <text:p>0.00E+00</text:p>
          </table:table-cell>
          <table:table-cell table:formula="of:=0.00595*((([.F960]*[.I960]*gravity)/KinematicV)^(0-0.439))" office:value-type="string" office:string-value="" calcext:value-type="error">
            <text:p>#NUM!</text:p>
          </table:table-cell>
          <table:table-cell table:style-name="ce68" table:formula="of:=[.J960]*[.K960]" office:value-type="string" office:string-value="" calcext:value-type="error">
            <text:p>#NUM!</text:p>
          </table:table-cell>
          <table:table-cell table:style-name="ce68" table:formula="of:=[.H960]/[.L960]" office:value-type="string" office:string-value="" calcext:value-type="error">
            <text:p>#VALUE!</text:p>
          </table:table-cell>
          <table:table-cell table:style-name="ce68" table:formula="of:=[.M960]*10^24" office:value-type="string" office:string-value="" calcext:value-type="error">
            <text:p>#VALUE!</text:p>
          </table:table-cell>
          <table:table-cell/>
          <table:table-cell table:formula="of:=0.9585-(0.00408*[.F960])" office:value-type="float" office:value="0.9585" calcext:value-type="float">
            <text:p>0.9585</text:p>
          </table:table-cell>
          <table:table-cell table:style-name="ce68" table:formula="of:=(1+(10^((3.233*[.F96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0]&lt;2.5;[.N960]*[.Q960];0)" office:value-type="string" office:string-value="" calcext:value-type="error">
            <text:p>#VALUE!</text:p>
          </table:table-cell>
          <table:table-cell table:style-name="ce68" table:formula="of:=IF([.F960]&lt;10;[.N960]*[.P960];0)" office:value-type="string" office:string-value="" calcext:value-type="error">
            <text:p>#VALUE!</text:p>
          </table:table-cell>
          <table:table-cell table:style-name="ce68" table:formula="of:=[.T960]-[.S96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1]/PI()))" office:value-type="float" office:value="0" calcext:value-type="float">
            <text:p>0</text:p>
          </table:table-cell>
          <table:table-cell table:style-name="ce68" table:formula="of:=(PI()/6)*density*(([.F961]/[.E961])^3)" office:value-type="string" office:string-value="#DIV/0!" calcext:value-type="string">
            <text:p>#DIV/0!</text:p>
          </table:table-cell>
          <table:table-cell table:style-name="ce68" table:formula="of:=[.G961]/(Area*Time)" office:value-type="string" office:string-value="" calcext:value-type="error">
            <text:p>#VALUE!</text:p>
          </table:table-cell>
          <table:table-cell table:style-name="ce68" table:formula="of:=(density*([.F961]^2))/(18*dynamicV)" office:value-type="string" office:string-value="0.00E+00" calcext:value-type="string">
            <text:p>0.00E+00</text:p>
          </table:table-cell>
          <table:table-cell table:style-name="ce69" table:formula="of:=[.I961]*gravity" office:value-type="string" office:string-value="0.00E+00" calcext:value-type="string">
            <text:p>0.00E+00</text:p>
          </table:table-cell>
          <table:table-cell table:formula="of:=0.00595*((([.F961]*[.I961]*gravity)/KinematicV)^(0-0.439))" office:value-type="string" office:string-value="" calcext:value-type="error">
            <text:p>#NUM!</text:p>
          </table:table-cell>
          <table:table-cell table:style-name="ce68" table:formula="of:=[.J961]*[.K961]" office:value-type="string" office:string-value="" calcext:value-type="error">
            <text:p>#NUM!</text:p>
          </table:table-cell>
          <table:table-cell table:style-name="ce68" table:formula="of:=[.H961]/[.L961]" office:value-type="string" office:string-value="" calcext:value-type="error">
            <text:p>#VALUE!</text:p>
          </table:table-cell>
          <table:table-cell table:style-name="ce68" table:formula="of:=[.M961]*10^24" office:value-type="string" office:string-value="" calcext:value-type="error">
            <text:p>#VALUE!</text:p>
          </table:table-cell>
          <table:table-cell/>
          <table:table-cell table:formula="of:=0.9585-(0.00408*[.F961])" office:value-type="float" office:value="0.9585" calcext:value-type="float">
            <text:p>0.9585</text:p>
          </table:table-cell>
          <table:table-cell table:style-name="ce68" table:formula="of:=(1+(10^((3.233*[.F96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1]&lt;2.5;[.N961]*[.Q961];0)" office:value-type="string" office:string-value="" calcext:value-type="error">
            <text:p>#VALUE!</text:p>
          </table:table-cell>
          <table:table-cell table:style-name="ce68" table:formula="of:=IF([.F961]&lt;10;[.N961]*[.P961];0)" office:value-type="string" office:string-value="" calcext:value-type="error">
            <text:p>#VALUE!</text:p>
          </table:table-cell>
          <table:table-cell table:style-name="ce68" table:formula="of:=[.T961]-[.S96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2]/PI()))" office:value-type="float" office:value="0" calcext:value-type="float">
            <text:p>0</text:p>
          </table:table-cell>
          <table:table-cell table:style-name="ce68" table:formula="of:=(PI()/6)*density*(([.F962]/[.E962])^3)" office:value-type="string" office:string-value="#DIV/0!" calcext:value-type="string">
            <text:p>#DIV/0!</text:p>
          </table:table-cell>
          <table:table-cell table:style-name="ce68" table:formula="of:=[.G962]/(Area*Time)" office:value-type="string" office:string-value="" calcext:value-type="error">
            <text:p>#VALUE!</text:p>
          </table:table-cell>
          <table:table-cell table:style-name="ce68" table:formula="of:=(density*([.F962]^2))/(18*dynamicV)" office:value-type="string" office:string-value="0.00E+00" calcext:value-type="string">
            <text:p>0.00E+00</text:p>
          </table:table-cell>
          <table:table-cell table:style-name="ce69" table:formula="of:=[.I962]*gravity" office:value-type="string" office:string-value="0.00E+00" calcext:value-type="string">
            <text:p>0.00E+00</text:p>
          </table:table-cell>
          <table:table-cell table:formula="of:=0.00595*((([.F962]*[.I962]*gravity)/KinematicV)^(0-0.439))" office:value-type="string" office:string-value="" calcext:value-type="error">
            <text:p>#NUM!</text:p>
          </table:table-cell>
          <table:table-cell table:style-name="ce68" table:formula="of:=[.J962]*[.K962]" office:value-type="string" office:string-value="" calcext:value-type="error">
            <text:p>#NUM!</text:p>
          </table:table-cell>
          <table:table-cell table:style-name="ce68" table:formula="of:=[.H962]/[.L962]" office:value-type="string" office:string-value="" calcext:value-type="error">
            <text:p>#VALUE!</text:p>
          </table:table-cell>
          <table:table-cell table:style-name="ce68" table:formula="of:=[.M962]*10^24" office:value-type="string" office:string-value="" calcext:value-type="error">
            <text:p>#VALUE!</text:p>
          </table:table-cell>
          <table:table-cell/>
          <table:table-cell table:formula="of:=0.9585-(0.00408*[.F962])" office:value-type="float" office:value="0.9585" calcext:value-type="float">
            <text:p>0.9585</text:p>
          </table:table-cell>
          <table:table-cell table:style-name="ce68" table:formula="of:=(1+(10^((3.233*[.F96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2]&lt;2.5;[.N962]*[.Q962];0)" office:value-type="string" office:string-value="" calcext:value-type="error">
            <text:p>#VALUE!</text:p>
          </table:table-cell>
          <table:table-cell table:style-name="ce68" table:formula="of:=IF([.F962]&lt;10;[.N962]*[.P962];0)" office:value-type="string" office:string-value="" calcext:value-type="error">
            <text:p>#VALUE!</text:p>
          </table:table-cell>
          <table:table-cell table:style-name="ce68" table:formula="of:=[.T962]-[.S96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3]/PI()))" office:value-type="float" office:value="0" calcext:value-type="float">
            <text:p>0</text:p>
          </table:table-cell>
          <table:table-cell table:style-name="ce68" table:formula="of:=(PI()/6)*density*(([.F963]/[.E963])^3)" office:value-type="string" office:string-value="#DIV/0!" calcext:value-type="string">
            <text:p>#DIV/0!</text:p>
          </table:table-cell>
          <table:table-cell table:style-name="ce68" table:formula="of:=[.G963]/(Area*Time)" office:value-type="string" office:string-value="" calcext:value-type="error">
            <text:p>#VALUE!</text:p>
          </table:table-cell>
          <table:table-cell table:style-name="ce68" table:formula="of:=(density*([.F963]^2))/(18*dynamicV)" office:value-type="string" office:string-value="0.00E+00" calcext:value-type="string">
            <text:p>0.00E+00</text:p>
          </table:table-cell>
          <table:table-cell table:style-name="ce69" table:formula="of:=[.I963]*gravity" office:value-type="string" office:string-value="0.00E+00" calcext:value-type="string">
            <text:p>0.00E+00</text:p>
          </table:table-cell>
          <table:table-cell table:formula="of:=0.00595*((([.F963]*[.I963]*gravity)/KinematicV)^(0-0.439))" office:value-type="string" office:string-value="" calcext:value-type="error">
            <text:p>#NUM!</text:p>
          </table:table-cell>
          <table:table-cell table:style-name="ce68" table:formula="of:=[.J963]*[.K963]" office:value-type="string" office:string-value="" calcext:value-type="error">
            <text:p>#NUM!</text:p>
          </table:table-cell>
          <table:table-cell table:style-name="ce68" table:formula="of:=[.H963]/[.L963]" office:value-type="string" office:string-value="" calcext:value-type="error">
            <text:p>#VALUE!</text:p>
          </table:table-cell>
          <table:table-cell table:style-name="ce68" table:formula="of:=[.M963]*10^24" office:value-type="string" office:string-value="" calcext:value-type="error">
            <text:p>#VALUE!</text:p>
          </table:table-cell>
          <table:table-cell/>
          <table:table-cell table:formula="of:=0.9585-(0.00408*[.F963])" office:value-type="float" office:value="0.9585" calcext:value-type="float">
            <text:p>0.9585</text:p>
          </table:table-cell>
          <table:table-cell table:style-name="ce68" table:formula="of:=(1+(10^((3.233*[.F96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3]&lt;2.5;[.N963]*[.Q963];0)" office:value-type="string" office:string-value="" calcext:value-type="error">
            <text:p>#VALUE!</text:p>
          </table:table-cell>
          <table:table-cell table:style-name="ce68" table:formula="of:=IF([.F963]&lt;10;[.N963]*[.P963];0)" office:value-type="string" office:string-value="" calcext:value-type="error">
            <text:p>#VALUE!</text:p>
          </table:table-cell>
          <table:table-cell table:style-name="ce68" table:formula="of:=[.T963]-[.S96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4]/PI()))" office:value-type="float" office:value="0" calcext:value-type="float">
            <text:p>0</text:p>
          </table:table-cell>
          <table:table-cell table:style-name="ce68" table:formula="of:=(PI()/6)*density*(([.F964]/[.E964])^3)" office:value-type="string" office:string-value="#DIV/0!" calcext:value-type="string">
            <text:p>#DIV/0!</text:p>
          </table:table-cell>
          <table:table-cell table:style-name="ce68" table:formula="of:=[.G964]/(Area*Time)" office:value-type="string" office:string-value="" calcext:value-type="error">
            <text:p>#VALUE!</text:p>
          </table:table-cell>
          <table:table-cell table:style-name="ce68" table:formula="of:=(density*([.F964]^2))/(18*dynamicV)" office:value-type="string" office:string-value="0.00E+00" calcext:value-type="string">
            <text:p>0.00E+00</text:p>
          </table:table-cell>
          <table:table-cell table:style-name="ce69" table:formula="of:=[.I964]*gravity" office:value-type="string" office:string-value="0.00E+00" calcext:value-type="string">
            <text:p>0.00E+00</text:p>
          </table:table-cell>
          <table:table-cell table:formula="of:=0.00595*((([.F964]*[.I964]*gravity)/KinematicV)^(0-0.439))" office:value-type="string" office:string-value="" calcext:value-type="error">
            <text:p>#NUM!</text:p>
          </table:table-cell>
          <table:table-cell table:style-name="ce68" table:formula="of:=[.J964]*[.K964]" office:value-type="string" office:string-value="" calcext:value-type="error">
            <text:p>#NUM!</text:p>
          </table:table-cell>
          <table:table-cell table:style-name="ce68" table:formula="of:=[.H964]/[.L964]" office:value-type="string" office:string-value="" calcext:value-type="error">
            <text:p>#VALUE!</text:p>
          </table:table-cell>
          <table:table-cell table:style-name="ce68" table:formula="of:=[.M964]*10^24" office:value-type="string" office:string-value="" calcext:value-type="error">
            <text:p>#VALUE!</text:p>
          </table:table-cell>
          <table:table-cell/>
          <table:table-cell table:formula="of:=0.9585-(0.00408*[.F964])" office:value-type="float" office:value="0.9585" calcext:value-type="float">
            <text:p>0.9585</text:p>
          </table:table-cell>
          <table:table-cell table:style-name="ce68" table:formula="of:=(1+(10^((3.233*[.F96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4]&lt;2.5;[.N964]*[.Q964];0)" office:value-type="string" office:string-value="" calcext:value-type="error">
            <text:p>#VALUE!</text:p>
          </table:table-cell>
          <table:table-cell table:style-name="ce68" table:formula="of:=IF([.F964]&lt;10;[.N964]*[.P964];0)" office:value-type="string" office:string-value="" calcext:value-type="error">
            <text:p>#VALUE!</text:p>
          </table:table-cell>
          <table:table-cell table:style-name="ce68" table:formula="of:=[.T964]-[.S96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5]/PI()))" office:value-type="float" office:value="0" calcext:value-type="float">
            <text:p>0</text:p>
          </table:table-cell>
          <table:table-cell table:style-name="ce68" table:formula="of:=(PI()/6)*density*(([.F965]/[.E965])^3)" office:value-type="string" office:string-value="#DIV/0!" calcext:value-type="string">
            <text:p>#DIV/0!</text:p>
          </table:table-cell>
          <table:table-cell table:style-name="ce68" table:formula="of:=[.G965]/(Area*Time)" office:value-type="string" office:string-value="" calcext:value-type="error">
            <text:p>#VALUE!</text:p>
          </table:table-cell>
          <table:table-cell table:style-name="ce68" table:formula="of:=(density*([.F965]^2))/(18*dynamicV)" office:value-type="string" office:string-value="0.00E+00" calcext:value-type="string">
            <text:p>0.00E+00</text:p>
          </table:table-cell>
          <table:table-cell table:style-name="ce69" table:formula="of:=[.I965]*gravity" office:value-type="string" office:string-value="0.00E+00" calcext:value-type="string">
            <text:p>0.00E+00</text:p>
          </table:table-cell>
          <table:table-cell table:formula="of:=0.00595*((([.F965]*[.I965]*gravity)/KinematicV)^(0-0.439))" office:value-type="string" office:string-value="" calcext:value-type="error">
            <text:p>#NUM!</text:p>
          </table:table-cell>
          <table:table-cell table:style-name="ce68" table:formula="of:=[.J965]*[.K965]" office:value-type="string" office:string-value="" calcext:value-type="error">
            <text:p>#NUM!</text:p>
          </table:table-cell>
          <table:table-cell table:style-name="ce68" table:formula="of:=[.H965]/[.L965]" office:value-type="string" office:string-value="" calcext:value-type="error">
            <text:p>#VALUE!</text:p>
          </table:table-cell>
          <table:table-cell table:style-name="ce68" table:formula="of:=[.M965]*10^24" office:value-type="string" office:string-value="" calcext:value-type="error">
            <text:p>#VALUE!</text:p>
          </table:table-cell>
          <table:table-cell/>
          <table:table-cell table:formula="of:=0.9585-(0.00408*[.F965])" office:value-type="float" office:value="0.9585" calcext:value-type="float">
            <text:p>0.9585</text:p>
          </table:table-cell>
          <table:table-cell table:style-name="ce68" table:formula="of:=(1+(10^((3.233*[.F96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5]&lt;2.5;[.N965]*[.Q965];0)" office:value-type="string" office:string-value="" calcext:value-type="error">
            <text:p>#VALUE!</text:p>
          </table:table-cell>
          <table:table-cell table:style-name="ce68" table:formula="of:=IF([.F965]&lt;10;[.N965]*[.P965];0)" office:value-type="string" office:string-value="" calcext:value-type="error">
            <text:p>#VALUE!</text:p>
          </table:table-cell>
          <table:table-cell table:style-name="ce68" table:formula="of:=[.T965]-[.S96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6]/PI()))" office:value-type="float" office:value="0" calcext:value-type="float">
            <text:p>0</text:p>
          </table:table-cell>
          <table:table-cell table:style-name="ce68" table:formula="of:=(PI()/6)*density*(([.F966]/[.E966])^3)" office:value-type="string" office:string-value="#DIV/0!" calcext:value-type="string">
            <text:p>#DIV/0!</text:p>
          </table:table-cell>
          <table:table-cell table:style-name="ce68" table:formula="of:=[.G966]/(Area*Time)" office:value-type="string" office:string-value="" calcext:value-type="error">
            <text:p>#VALUE!</text:p>
          </table:table-cell>
          <table:table-cell table:style-name="ce68" table:formula="of:=(density*([.F966]^2))/(18*dynamicV)" office:value-type="string" office:string-value="0.00E+00" calcext:value-type="string">
            <text:p>0.00E+00</text:p>
          </table:table-cell>
          <table:table-cell table:style-name="ce69" table:formula="of:=[.I966]*gravity" office:value-type="string" office:string-value="0.00E+00" calcext:value-type="string">
            <text:p>0.00E+00</text:p>
          </table:table-cell>
          <table:table-cell table:formula="of:=0.00595*((([.F966]*[.I966]*gravity)/KinematicV)^(0-0.439))" office:value-type="string" office:string-value="" calcext:value-type="error">
            <text:p>#NUM!</text:p>
          </table:table-cell>
          <table:table-cell table:style-name="ce68" table:formula="of:=[.J966]*[.K966]" office:value-type="string" office:string-value="" calcext:value-type="error">
            <text:p>#NUM!</text:p>
          </table:table-cell>
          <table:table-cell table:style-name="ce68" table:formula="of:=[.H966]/[.L966]" office:value-type="string" office:string-value="" calcext:value-type="error">
            <text:p>#VALUE!</text:p>
          </table:table-cell>
          <table:table-cell table:style-name="ce68" table:formula="of:=[.M966]*10^24" office:value-type="string" office:string-value="" calcext:value-type="error">
            <text:p>#VALUE!</text:p>
          </table:table-cell>
          <table:table-cell/>
          <table:table-cell table:formula="of:=0.9585-(0.00408*[.F966])" office:value-type="float" office:value="0.9585" calcext:value-type="float">
            <text:p>0.9585</text:p>
          </table:table-cell>
          <table:table-cell table:style-name="ce68" table:formula="of:=(1+(10^((3.233*[.F96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6]&lt;2.5;[.N966]*[.Q966];0)" office:value-type="string" office:string-value="" calcext:value-type="error">
            <text:p>#VALUE!</text:p>
          </table:table-cell>
          <table:table-cell table:style-name="ce68" table:formula="of:=IF([.F966]&lt;10;[.N966]*[.P966];0)" office:value-type="string" office:string-value="" calcext:value-type="error">
            <text:p>#VALUE!</text:p>
          </table:table-cell>
          <table:table-cell table:style-name="ce68" table:formula="of:=[.T966]-[.S96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7]/PI()))" office:value-type="float" office:value="0" calcext:value-type="float">
            <text:p>0</text:p>
          </table:table-cell>
          <table:table-cell table:style-name="ce68" table:formula="of:=(PI()/6)*density*(([.F967]/[.E967])^3)" office:value-type="string" office:string-value="#DIV/0!" calcext:value-type="string">
            <text:p>#DIV/0!</text:p>
          </table:table-cell>
          <table:table-cell table:style-name="ce68" table:formula="of:=[.G967]/(Area*Time)" office:value-type="string" office:string-value="" calcext:value-type="error">
            <text:p>#VALUE!</text:p>
          </table:table-cell>
          <table:table-cell table:style-name="ce68" table:formula="of:=(density*([.F967]^2))/(18*dynamicV)" office:value-type="string" office:string-value="0.00E+00" calcext:value-type="string">
            <text:p>0.00E+00</text:p>
          </table:table-cell>
          <table:table-cell table:style-name="ce69" table:formula="of:=[.I967]*gravity" office:value-type="string" office:string-value="0.00E+00" calcext:value-type="string">
            <text:p>0.00E+00</text:p>
          </table:table-cell>
          <table:table-cell table:formula="of:=0.00595*((([.F967]*[.I967]*gravity)/KinematicV)^(0-0.439))" office:value-type="string" office:string-value="" calcext:value-type="error">
            <text:p>#NUM!</text:p>
          </table:table-cell>
          <table:table-cell table:style-name="ce68" table:formula="of:=[.J967]*[.K967]" office:value-type="string" office:string-value="" calcext:value-type="error">
            <text:p>#NUM!</text:p>
          </table:table-cell>
          <table:table-cell table:style-name="ce68" table:formula="of:=[.H967]/[.L967]" office:value-type="string" office:string-value="" calcext:value-type="error">
            <text:p>#VALUE!</text:p>
          </table:table-cell>
          <table:table-cell table:style-name="ce68" table:formula="of:=[.M967]*10^24" office:value-type="string" office:string-value="" calcext:value-type="error">
            <text:p>#VALUE!</text:p>
          </table:table-cell>
          <table:table-cell/>
          <table:table-cell table:formula="of:=0.9585-(0.00408*[.F967])" office:value-type="float" office:value="0.9585" calcext:value-type="float">
            <text:p>0.9585</text:p>
          </table:table-cell>
          <table:table-cell table:style-name="ce68" table:formula="of:=(1+(10^((3.233*[.F96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7]&lt;2.5;[.N967]*[.Q967];0)" office:value-type="string" office:string-value="" calcext:value-type="error">
            <text:p>#VALUE!</text:p>
          </table:table-cell>
          <table:table-cell table:style-name="ce68" table:formula="of:=IF([.F967]&lt;10;[.N967]*[.P967];0)" office:value-type="string" office:string-value="" calcext:value-type="error">
            <text:p>#VALUE!</text:p>
          </table:table-cell>
          <table:table-cell table:style-name="ce68" table:formula="of:=[.T967]-[.S96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8]/PI()))" office:value-type="float" office:value="0" calcext:value-type="float">
            <text:p>0</text:p>
          </table:table-cell>
          <table:table-cell table:style-name="ce68" table:formula="of:=(PI()/6)*density*(([.F968]/[.E968])^3)" office:value-type="string" office:string-value="#DIV/0!" calcext:value-type="string">
            <text:p>#DIV/0!</text:p>
          </table:table-cell>
          <table:table-cell table:style-name="ce68" table:formula="of:=[.G968]/(Area*Time)" office:value-type="string" office:string-value="" calcext:value-type="error">
            <text:p>#VALUE!</text:p>
          </table:table-cell>
          <table:table-cell table:style-name="ce68" table:formula="of:=(density*([.F968]^2))/(18*dynamicV)" office:value-type="string" office:string-value="0.00E+00" calcext:value-type="string">
            <text:p>0.00E+00</text:p>
          </table:table-cell>
          <table:table-cell table:style-name="ce69" table:formula="of:=[.I968]*gravity" office:value-type="string" office:string-value="0.00E+00" calcext:value-type="string">
            <text:p>0.00E+00</text:p>
          </table:table-cell>
          <table:table-cell table:formula="of:=0.00595*((([.F968]*[.I968]*gravity)/KinematicV)^(0-0.439))" office:value-type="string" office:string-value="" calcext:value-type="error">
            <text:p>#NUM!</text:p>
          </table:table-cell>
          <table:table-cell table:style-name="ce68" table:formula="of:=[.J968]*[.K968]" office:value-type="string" office:string-value="" calcext:value-type="error">
            <text:p>#NUM!</text:p>
          </table:table-cell>
          <table:table-cell table:style-name="ce68" table:formula="of:=[.H968]/[.L968]" office:value-type="string" office:string-value="" calcext:value-type="error">
            <text:p>#VALUE!</text:p>
          </table:table-cell>
          <table:table-cell table:style-name="ce68" table:formula="of:=[.M968]*10^24" office:value-type="string" office:string-value="" calcext:value-type="error">
            <text:p>#VALUE!</text:p>
          </table:table-cell>
          <table:table-cell/>
          <table:table-cell table:formula="of:=0.9585-(0.00408*[.F968])" office:value-type="float" office:value="0.9585" calcext:value-type="float">
            <text:p>0.9585</text:p>
          </table:table-cell>
          <table:table-cell table:style-name="ce68" table:formula="of:=(1+(10^((3.233*[.F96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8]&lt;2.5;[.N968]*[.Q968];0)" office:value-type="string" office:string-value="" calcext:value-type="error">
            <text:p>#VALUE!</text:p>
          </table:table-cell>
          <table:table-cell table:style-name="ce68" table:formula="of:=IF([.F968]&lt;10;[.N968]*[.P968];0)" office:value-type="string" office:string-value="" calcext:value-type="error">
            <text:p>#VALUE!</text:p>
          </table:table-cell>
          <table:table-cell table:style-name="ce68" table:formula="of:=[.T968]-[.S96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69]/PI()))" office:value-type="float" office:value="0" calcext:value-type="float">
            <text:p>0</text:p>
          </table:table-cell>
          <table:table-cell table:style-name="ce68" table:formula="of:=(PI()/6)*density*(([.F969]/[.E969])^3)" office:value-type="string" office:string-value="#DIV/0!" calcext:value-type="string">
            <text:p>#DIV/0!</text:p>
          </table:table-cell>
          <table:table-cell table:style-name="ce68" table:formula="of:=[.G969]/(Area*Time)" office:value-type="string" office:string-value="" calcext:value-type="error">
            <text:p>#VALUE!</text:p>
          </table:table-cell>
          <table:table-cell table:style-name="ce68" table:formula="of:=(density*([.F969]^2))/(18*dynamicV)" office:value-type="string" office:string-value="0.00E+00" calcext:value-type="string">
            <text:p>0.00E+00</text:p>
          </table:table-cell>
          <table:table-cell table:style-name="ce69" table:formula="of:=[.I969]*gravity" office:value-type="string" office:string-value="0.00E+00" calcext:value-type="string">
            <text:p>0.00E+00</text:p>
          </table:table-cell>
          <table:table-cell table:formula="of:=0.00595*((([.F969]*[.I969]*gravity)/KinematicV)^(0-0.439))" office:value-type="string" office:string-value="" calcext:value-type="error">
            <text:p>#NUM!</text:p>
          </table:table-cell>
          <table:table-cell table:style-name="ce68" table:formula="of:=[.J969]*[.K969]" office:value-type="string" office:string-value="" calcext:value-type="error">
            <text:p>#NUM!</text:p>
          </table:table-cell>
          <table:table-cell table:style-name="ce68" table:formula="of:=[.H969]/[.L969]" office:value-type="string" office:string-value="" calcext:value-type="error">
            <text:p>#VALUE!</text:p>
          </table:table-cell>
          <table:table-cell table:style-name="ce68" table:formula="of:=[.M969]*10^24" office:value-type="string" office:string-value="" calcext:value-type="error">
            <text:p>#VALUE!</text:p>
          </table:table-cell>
          <table:table-cell/>
          <table:table-cell table:formula="of:=0.9585-(0.00408*[.F969])" office:value-type="float" office:value="0.9585" calcext:value-type="float">
            <text:p>0.9585</text:p>
          </table:table-cell>
          <table:table-cell table:style-name="ce68" table:formula="of:=(1+(10^((3.233*[.F96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69]&lt;2.5;[.N969]*[.Q969];0)" office:value-type="string" office:string-value="" calcext:value-type="error">
            <text:p>#VALUE!</text:p>
          </table:table-cell>
          <table:table-cell table:style-name="ce68" table:formula="of:=IF([.F969]&lt;10;[.N969]*[.P969];0)" office:value-type="string" office:string-value="" calcext:value-type="error">
            <text:p>#VALUE!</text:p>
          </table:table-cell>
          <table:table-cell table:style-name="ce68" table:formula="of:=[.T969]-[.S96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0]/PI()))" office:value-type="float" office:value="0" calcext:value-type="float">
            <text:p>0</text:p>
          </table:table-cell>
          <table:table-cell table:style-name="ce68" table:formula="of:=(PI()/6)*density*(([.F970]/[.E970])^3)" office:value-type="string" office:string-value="#DIV/0!" calcext:value-type="string">
            <text:p>#DIV/0!</text:p>
          </table:table-cell>
          <table:table-cell table:style-name="ce68" table:formula="of:=[.G970]/(Area*Time)" office:value-type="string" office:string-value="" calcext:value-type="error">
            <text:p>#VALUE!</text:p>
          </table:table-cell>
          <table:table-cell table:style-name="ce68" table:formula="of:=(density*([.F970]^2))/(18*dynamicV)" office:value-type="string" office:string-value="0.00E+00" calcext:value-type="string">
            <text:p>0.00E+00</text:p>
          </table:table-cell>
          <table:table-cell table:style-name="ce69" table:formula="of:=[.I970]*gravity" office:value-type="string" office:string-value="0.00E+00" calcext:value-type="string">
            <text:p>0.00E+00</text:p>
          </table:table-cell>
          <table:table-cell table:formula="of:=0.00595*((([.F970]*[.I970]*gravity)/KinematicV)^(0-0.439))" office:value-type="string" office:string-value="" calcext:value-type="error">
            <text:p>#NUM!</text:p>
          </table:table-cell>
          <table:table-cell table:style-name="ce68" table:formula="of:=[.J970]*[.K970]" office:value-type="string" office:string-value="" calcext:value-type="error">
            <text:p>#NUM!</text:p>
          </table:table-cell>
          <table:table-cell table:style-name="ce68" table:formula="of:=[.H970]/[.L970]" office:value-type="string" office:string-value="" calcext:value-type="error">
            <text:p>#VALUE!</text:p>
          </table:table-cell>
          <table:table-cell table:style-name="ce68" table:formula="of:=[.M970]*10^24" office:value-type="string" office:string-value="" calcext:value-type="error">
            <text:p>#VALUE!</text:p>
          </table:table-cell>
          <table:table-cell/>
          <table:table-cell table:formula="of:=0.9585-(0.00408*[.F970])" office:value-type="float" office:value="0.9585" calcext:value-type="float">
            <text:p>0.9585</text:p>
          </table:table-cell>
          <table:table-cell table:style-name="ce68" table:formula="of:=(1+(10^((3.233*[.F97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0]&lt;2.5;[.N970]*[.Q970];0)" office:value-type="string" office:string-value="" calcext:value-type="error">
            <text:p>#VALUE!</text:p>
          </table:table-cell>
          <table:table-cell table:style-name="ce68" table:formula="of:=IF([.F970]&lt;10;[.N970]*[.P970];0)" office:value-type="string" office:string-value="" calcext:value-type="error">
            <text:p>#VALUE!</text:p>
          </table:table-cell>
          <table:table-cell table:style-name="ce68" table:formula="of:=[.T970]-[.S97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1]/PI()))" office:value-type="float" office:value="0" calcext:value-type="float">
            <text:p>0</text:p>
          </table:table-cell>
          <table:table-cell table:style-name="ce68" table:formula="of:=(PI()/6)*density*(([.F971]/[.E971])^3)" office:value-type="string" office:string-value="#DIV/0!" calcext:value-type="string">
            <text:p>#DIV/0!</text:p>
          </table:table-cell>
          <table:table-cell table:style-name="ce68" table:formula="of:=[.G971]/(Area*Time)" office:value-type="string" office:string-value="" calcext:value-type="error">
            <text:p>#VALUE!</text:p>
          </table:table-cell>
          <table:table-cell table:style-name="ce68" table:formula="of:=(density*([.F971]^2))/(18*dynamicV)" office:value-type="string" office:string-value="0.00E+00" calcext:value-type="string">
            <text:p>0.00E+00</text:p>
          </table:table-cell>
          <table:table-cell table:style-name="ce69" table:formula="of:=[.I971]*gravity" office:value-type="string" office:string-value="0.00E+00" calcext:value-type="string">
            <text:p>0.00E+00</text:p>
          </table:table-cell>
          <table:table-cell table:formula="of:=0.00595*((([.F971]*[.I971]*gravity)/KinematicV)^(0-0.439))" office:value-type="string" office:string-value="" calcext:value-type="error">
            <text:p>#NUM!</text:p>
          </table:table-cell>
          <table:table-cell table:style-name="ce68" table:formula="of:=[.J971]*[.K971]" office:value-type="string" office:string-value="" calcext:value-type="error">
            <text:p>#NUM!</text:p>
          </table:table-cell>
          <table:table-cell table:style-name="ce68" table:formula="of:=[.H971]/[.L971]" office:value-type="string" office:string-value="" calcext:value-type="error">
            <text:p>#VALUE!</text:p>
          </table:table-cell>
          <table:table-cell table:style-name="ce68" table:formula="of:=[.M971]*10^24" office:value-type="string" office:string-value="" calcext:value-type="error">
            <text:p>#VALUE!</text:p>
          </table:table-cell>
          <table:table-cell/>
          <table:table-cell table:formula="of:=0.9585-(0.00408*[.F971])" office:value-type="float" office:value="0.9585" calcext:value-type="float">
            <text:p>0.9585</text:p>
          </table:table-cell>
          <table:table-cell table:style-name="ce68" table:formula="of:=(1+(10^((3.233*[.F97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1]&lt;2.5;[.N971]*[.Q971];0)" office:value-type="string" office:string-value="" calcext:value-type="error">
            <text:p>#VALUE!</text:p>
          </table:table-cell>
          <table:table-cell table:style-name="ce68" table:formula="of:=IF([.F971]&lt;10;[.N971]*[.P971];0)" office:value-type="string" office:string-value="" calcext:value-type="error">
            <text:p>#VALUE!</text:p>
          </table:table-cell>
          <table:table-cell table:style-name="ce68" table:formula="of:=[.T971]-[.S97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2]/PI()))" office:value-type="float" office:value="0" calcext:value-type="float">
            <text:p>0</text:p>
          </table:table-cell>
          <table:table-cell table:style-name="ce68" table:formula="of:=(PI()/6)*density*(([.F972]/[.E972])^3)" office:value-type="string" office:string-value="#DIV/0!" calcext:value-type="string">
            <text:p>#DIV/0!</text:p>
          </table:table-cell>
          <table:table-cell table:style-name="ce68" table:formula="of:=[.G972]/(Area*Time)" office:value-type="string" office:string-value="" calcext:value-type="error">
            <text:p>#VALUE!</text:p>
          </table:table-cell>
          <table:table-cell table:style-name="ce68" table:formula="of:=(density*([.F972]^2))/(18*dynamicV)" office:value-type="string" office:string-value="0.00E+00" calcext:value-type="string">
            <text:p>0.00E+00</text:p>
          </table:table-cell>
          <table:table-cell table:style-name="ce69" table:formula="of:=[.I972]*gravity" office:value-type="string" office:string-value="0.00E+00" calcext:value-type="string">
            <text:p>0.00E+00</text:p>
          </table:table-cell>
          <table:table-cell table:formula="of:=0.00595*((([.F972]*[.I972]*gravity)/KinematicV)^(0-0.439))" office:value-type="string" office:string-value="" calcext:value-type="error">
            <text:p>#NUM!</text:p>
          </table:table-cell>
          <table:table-cell table:style-name="ce68" table:formula="of:=[.J972]*[.K972]" office:value-type="string" office:string-value="" calcext:value-type="error">
            <text:p>#NUM!</text:p>
          </table:table-cell>
          <table:table-cell table:style-name="ce68" table:formula="of:=[.H972]/[.L972]" office:value-type="string" office:string-value="" calcext:value-type="error">
            <text:p>#VALUE!</text:p>
          </table:table-cell>
          <table:table-cell table:style-name="ce68" table:formula="of:=[.M972]*10^24" office:value-type="string" office:string-value="" calcext:value-type="error">
            <text:p>#VALUE!</text:p>
          </table:table-cell>
          <table:table-cell/>
          <table:table-cell table:formula="of:=0.9585-(0.00408*[.F972])" office:value-type="float" office:value="0.9585" calcext:value-type="float">
            <text:p>0.9585</text:p>
          </table:table-cell>
          <table:table-cell table:style-name="ce68" table:formula="of:=(1+(10^((3.233*[.F97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2]&lt;2.5;[.N972]*[.Q972];0)" office:value-type="string" office:string-value="" calcext:value-type="error">
            <text:p>#VALUE!</text:p>
          </table:table-cell>
          <table:table-cell table:style-name="ce68" table:formula="of:=IF([.F972]&lt;10;[.N972]*[.P972];0)" office:value-type="string" office:string-value="" calcext:value-type="error">
            <text:p>#VALUE!</text:p>
          </table:table-cell>
          <table:table-cell table:style-name="ce68" table:formula="of:=[.T972]-[.S97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3]/PI()))" office:value-type="float" office:value="0" calcext:value-type="float">
            <text:p>0</text:p>
          </table:table-cell>
          <table:table-cell table:style-name="ce68" table:formula="of:=(PI()/6)*density*(([.F973]/[.E973])^3)" office:value-type="string" office:string-value="#DIV/0!" calcext:value-type="string">
            <text:p>#DIV/0!</text:p>
          </table:table-cell>
          <table:table-cell table:style-name="ce68" table:formula="of:=[.G973]/(Area*Time)" office:value-type="string" office:string-value="" calcext:value-type="error">
            <text:p>#VALUE!</text:p>
          </table:table-cell>
          <table:table-cell table:style-name="ce68" table:formula="of:=(density*([.F973]^2))/(18*dynamicV)" office:value-type="string" office:string-value="0.00E+00" calcext:value-type="string">
            <text:p>0.00E+00</text:p>
          </table:table-cell>
          <table:table-cell table:style-name="ce69" table:formula="of:=[.I973]*gravity" office:value-type="string" office:string-value="0.00E+00" calcext:value-type="string">
            <text:p>0.00E+00</text:p>
          </table:table-cell>
          <table:table-cell table:formula="of:=0.00595*((([.F973]*[.I973]*gravity)/KinematicV)^(0-0.439))" office:value-type="string" office:string-value="" calcext:value-type="error">
            <text:p>#NUM!</text:p>
          </table:table-cell>
          <table:table-cell table:style-name="ce68" table:formula="of:=[.J973]*[.K973]" office:value-type="string" office:string-value="" calcext:value-type="error">
            <text:p>#NUM!</text:p>
          </table:table-cell>
          <table:table-cell table:style-name="ce68" table:formula="of:=[.H973]/[.L973]" office:value-type="string" office:string-value="" calcext:value-type="error">
            <text:p>#VALUE!</text:p>
          </table:table-cell>
          <table:table-cell table:style-name="ce68" table:formula="of:=[.M973]*10^24" office:value-type="string" office:string-value="" calcext:value-type="error">
            <text:p>#VALUE!</text:p>
          </table:table-cell>
          <table:table-cell/>
          <table:table-cell table:formula="of:=0.9585-(0.00408*[.F973])" office:value-type="float" office:value="0.9585" calcext:value-type="float">
            <text:p>0.9585</text:p>
          </table:table-cell>
          <table:table-cell table:style-name="ce68" table:formula="of:=(1+(10^((3.233*[.F97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3]&lt;2.5;[.N973]*[.Q973];0)" office:value-type="string" office:string-value="" calcext:value-type="error">
            <text:p>#VALUE!</text:p>
          </table:table-cell>
          <table:table-cell table:style-name="ce68" table:formula="of:=IF([.F973]&lt;10;[.N973]*[.P973];0)" office:value-type="string" office:string-value="" calcext:value-type="error">
            <text:p>#VALUE!</text:p>
          </table:table-cell>
          <table:table-cell table:style-name="ce68" table:formula="of:=[.T973]-[.S97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4]/PI()))" office:value-type="float" office:value="0" calcext:value-type="float">
            <text:p>0</text:p>
          </table:table-cell>
          <table:table-cell table:style-name="ce68" table:formula="of:=(PI()/6)*density*(([.F974]/[.E974])^3)" office:value-type="string" office:string-value="#DIV/0!" calcext:value-type="string">
            <text:p>#DIV/0!</text:p>
          </table:table-cell>
          <table:table-cell table:style-name="ce68" table:formula="of:=[.G974]/(Area*Time)" office:value-type="string" office:string-value="" calcext:value-type="error">
            <text:p>#VALUE!</text:p>
          </table:table-cell>
          <table:table-cell table:style-name="ce68" table:formula="of:=(density*([.F974]^2))/(18*dynamicV)" office:value-type="string" office:string-value="0.00E+00" calcext:value-type="string">
            <text:p>0.00E+00</text:p>
          </table:table-cell>
          <table:table-cell table:style-name="ce69" table:formula="of:=[.I974]*gravity" office:value-type="string" office:string-value="0.00E+00" calcext:value-type="string">
            <text:p>0.00E+00</text:p>
          </table:table-cell>
          <table:table-cell table:formula="of:=0.00595*((([.F974]*[.I974]*gravity)/KinematicV)^(0-0.439))" office:value-type="string" office:string-value="" calcext:value-type="error">
            <text:p>#NUM!</text:p>
          </table:table-cell>
          <table:table-cell table:style-name="ce68" table:formula="of:=[.J974]*[.K974]" office:value-type="string" office:string-value="" calcext:value-type="error">
            <text:p>#NUM!</text:p>
          </table:table-cell>
          <table:table-cell table:style-name="ce68" table:formula="of:=[.H974]/[.L974]" office:value-type="string" office:string-value="" calcext:value-type="error">
            <text:p>#VALUE!</text:p>
          </table:table-cell>
          <table:table-cell table:style-name="ce68" table:formula="of:=[.M974]*10^24" office:value-type="string" office:string-value="" calcext:value-type="error">
            <text:p>#VALUE!</text:p>
          </table:table-cell>
          <table:table-cell/>
          <table:table-cell table:formula="of:=0.9585-(0.00408*[.F974])" office:value-type="float" office:value="0.9585" calcext:value-type="float">
            <text:p>0.9585</text:p>
          </table:table-cell>
          <table:table-cell table:style-name="ce68" table:formula="of:=(1+(10^((3.233*[.F97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4]&lt;2.5;[.N974]*[.Q974];0)" office:value-type="string" office:string-value="" calcext:value-type="error">
            <text:p>#VALUE!</text:p>
          </table:table-cell>
          <table:table-cell table:style-name="ce68" table:formula="of:=IF([.F974]&lt;10;[.N974]*[.P974];0)" office:value-type="string" office:string-value="" calcext:value-type="error">
            <text:p>#VALUE!</text:p>
          </table:table-cell>
          <table:table-cell table:style-name="ce68" table:formula="of:=[.T974]-[.S97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5]/PI()))" office:value-type="float" office:value="0" calcext:value-type="float">
            <text:p>0</text:p>
          </table:table-cell>
          <table:table-cell table:style-name="ce68" table:formula="of:=(PI()/6)*density*(([.F975]/[.E975])^3)" office:value-type="string" office:string-value="#DIV/0!" calcext:value-type="string">
            <text:p>#DIV/0!</text:p>
          </table:table-cell>
          <table:table-cell table:style-name="ce68" table:formula="of:=[.G975]/(Area*Time)" office:value-type="string" office:string-value="" calcext:value-type="error">
            <text:p>#VALUE!</text:p>
          </table:table-cell>
          <table:table-cell table:style-name="ce68" table:formula="of:=(density*([.F975]^2))/(18*dynamicV)" office:value-type="string" office:string-value="0.00E+00" calcext:value-type="string">
            <text:p>0.00E+00</text:p>
          </table:table-cell>
          <table:table-cell table:style-name="ce69" table:formula="of:=[.I975]*gravity" office:value-type="string" office:string-value="0.00E+00" calcext:value-type="string">
            <text:p>0.00E+00</text:p>
          </table:table-cell>
          <table:table-cell table:formula="of:=0.00595*((([.F975]*[.I975]*gravity)/KinematicV)^(0-0.439))" office:value-type="string" office:string-value="" calcext:value-type="error">
            <text:p>#NUM!</text:p>
          </table:table-cell>
          <table:table-cell table:style-name="ce68" table:formula="of:=[.J975]*[.K975]" office:value-type="string" office:string-value="" calcext:value-type="error">
            <text:p>#NUM!</text:p>
          </table:table-cell>
          <table:table-cell table:style-name="ce68" table:formula="of:=[.H975]/[.L975]" office:value-type="string" office:string-value="" calcext:value-type="error">
            <text:p>#VALUE!</text:p>
          </table:table-cell>
          <table:table-cell table:style-name="ce68" table:formula="of:=[.M975]*10^24" office:value-type="string" office:string-value="" calcext:value-type="error">
            <text:p>#VALUE!</text:p>
          </table:table-cell>
          <table:table-cell/>
          <table:table-cell table:formula="of:=0.9585-(0.00408*[.F975])" office:value-type="float" office:value="0.9585" calcext:value-type="float">
            <text:p>0.9585</text:p>
          </table:table-cell>
          <table:table-cell table:style-name="ce68" table:formula="of:=(1+(10^((3.233*[.F97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5]&lt;2.5;[.N975]*[.Q975];0)" office:value-type="string" office:string-value="" calcext:value-type="error">
            <text:p>#VALUE!</text:p>
          </table:table-cell>
          <table:table-cell table:style-name="ce68" table:formula="of:=IF([.F975]&lt;10;[.N975]*[.P975];0)" office:value-type="string" office:string-value="" calcext:value-type="error">
            <text:p>#VALUE!</text:p>
          </table:table-cell>
          <table:table-cell table:style-name="ce68" table:formula="of:=[.T975]-[.S97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6]/PI()))" office:value-type="float" office:value="0" calcext:value-type="float">
            <text:p>0</text:p>
          </table:table-cell>
          <table:table-cell table:style-name="ce68" table:formula="of:=(PI()/6)*density*(([.F976]/[.E976])^3)" office:value-type="string" office:string-value="#DIV/0!" calcext:value-type="string">
            <text:p>#DIV/0!</text:p>
          </table:table-cell>
          <table:table-cell table:style-name="ce68" table:formula="of:=[.G976]/(Area*Time)" office:value-type="string" office:string-value="" calcext:value-type="error">
            <text:p>#VALUE!</text:p>
          </table:table-cell>
          <table:table-cell table:style-name="ce68" table:formula="of:=(density*([.F976]^2))/(18*dynamicV)" office:value-type="string" office:string-value="0.00E+00" calcext:value-type="string">
            <text:p>0.00E+00</text:p>
          </table:table-cell>
          <table:table-cell table:style-name="ce69" table:formula="of:=[.I976]*gravity" office:value-type="string" office:string-value="0.00E+00" calcext:value-type="string">
            <text:p>0.00E+00</text:p>
          </table:table-cell>
          <table:table-cell table:formula="of:=0.00595*((([.F976]*[.I976]*gravity)/KinematicV)^(0-0.439))" office:value-type="string" office:string-value="" calcext:value-type="error">
            <text:p>#NUM!</text:p>
          </table:table-cell>
          <table:table-cell table:style-name="ce68" table:formula="of:=[.J976]*[.K976]" office:value-type="string" office:string-value="" calcext:value-type="error">
            <text:p>#NUM!</text:p>
          </table:table-cell>
          <table:table-cell table:style-name="ce68" table:formula="of:=[.H976]/[.L976]" office:value-type="string" office:string-value="" calcext:value-type="error">
            <text:p>#VALUE!</text:p>
          </table:table-cell>
          <table:table-cell table:style-name="ce68" table:formula="of:=[.M976]*10^24" office:value-type="string" office:string-value="" calcext:value-type="error">
            <text:p>#VALUE!</text:p>
          </table:table-cell>
          <table:table-cell/>
          <table:table-cell table:formula="of:=0.9585-(0.00408*[.F976])" office:value-type="float" office:value="0.9585" calcext:value-type="float">
            <text:p>0.9585</text:p>
          </table:table-cell>
          <table:table-cell table:style-name="ce68" table:formula="of:=(1+(10^((3.233*[.F97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6]&lt;2.5;[.N976]*[.Q976];0)" office:value-type="string" office:string-value="" calcext:value-type="error">
            <text:p>#VALUE!</text:p>
          </table:table-cell>
          <table:table-cell table:style-name="ce68" table:formula="of:=IF([.F976]&lt;10;[.N976]*[.P976];0)" office:value-type="string" office:string-value="" calcext:value-type="error">
            <text:p>#VALUE!</text:p>
          </table:table-cell>
          <table:table-cell table:style-name="ce68" table:formula="of:=[.T976]-[.S97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7]/PI()))" office:value-type="float" office:value="0" calcext:value-type="float">
            <text:p>0</text:p>
          </table:table-cell>
          <table:table-cell table:style-name="ce68" table:formula="of:=(PI()/6)*density*(([.F977]/[.E977])^3)" office:value-type="string" office:string-value="#DIV/0!" calcext:value-type="string">
            <text:p>#DIV/0!</text:p>
          </table:table-cell>
          <table:table-cell table:style-name="ce68" table:formula="of:=[.G977]/(Area*Time)" office:value-type="string" office:string-value="" calcext:value-type="error">
            <text:p>#VALUE!</text:p>
          </table:table-cell>
          <table:table-cell table:style-name="ce68" table:formula="of:=(density*([.F977]^2))/(18*dynamicV)" office:value-type="string" office:string-value="0.00E+00" calcext:value-type="string">
            <text:p>0.00E+00</text:p>
          </table:table-cell>
          <table:table-cell table:style-name="ce69" table:formula="of:=[.I977]*gravity" office:value-type="string" office:string-value="0.00E+00" calcext:value-type="string">
            <text:p>0.00E+00</text:p>
          </table:table-cell>
          <table:table-cell table:formula="of:=0.00595*((([.F977]*[.I977]*gravity)/KinematicV)^(0-0.439))" office:value-type="string" office:string-value="" calcext:value-type="error">
            <text:p>#NUM!</text:p>
          </table:table-cell>
          <table:table-cell table:style-name="ce68" table:formula="of:=[.J977]*[.K977]" office:value-type="string" office:string-value="" calcext:value-type="error">
            <text:p>#NUM!</text:p>
          </table:table-cell>
          <table:table-cell table:style-name="ce68" table:formula="of:=[.H977]/[.L977]" office:value-type="string" office:string-value="" calcext:value-type="error">
            <text:p>#VALUE!</text:p>
          </table:table-cell>
          <table:table-cell table:style-name="ce68" table:formula="of:=[.M977]*10^24" office:value-type="string" office:string-value="" calcext:value-type="error">
            <text:p>#VALUE!</text:p>
          </table:table-cell>
          <table:table-cell/>
          <table:table-cell table:formula="of:=0.9585-(0.00408*[.F977])" office:value-type="float" office:value="0.9585" calcext:value-type="float">
            <text:p>0.9585</text:p>
          </table:table-cell>
          <table:table-cell table:style-name="ce68" table:formula="of:=(1+(10^((3.233*[.F97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7]&lt;2.5;[.N977]*[.Q977];0)" office:value-type="string" office:string-value="" calcext:value-type="error">
            <text:p>#VALUE!</text:p>
          </table:table-cell>
          <table:table-cell table:style-name="ce68" table:formula="of:=IF([.F977]&lt;10;[.N977]*[.P977];0)" office:value-type="string" office:string-value="" calcext:value-type="error">
            <text:p>#VALUE!</text:p>
          </table:table-cell>
          <table:table-cell table:style-name="ce68" table:formula="of:=[.T977]-[.S97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8]/PI()))" office:value-type="float" office:value="0" calcext:value-type="float">
            <text:p>0</text:p>
          </table:table-cell>
          <table:table-cell table:style-name="ce68" table:formula="of:=(PI()/6)*density*(([.F978]/[.E978])^3)" office:value-type="string" office:string-value="#DIV/0!" calcext:value-type="string">
            <text:p>#DIV/0!</text:p>
          </table:table-cell>
          <table:table-cell table:style-name="ce68" table:formula="of:=[.G978]/(Area*Time)" office:value-type="string" office:string-value="" calcext:value-type="error">
            <text:p>#VALUE!</text:p>
          </table:table-cell>
          <table:table-cell table:style-name="ce68" table:formula="of:=(density*([.F978]^2))/(18*dynamicV)" office:value-type="string" office:string-value="0.00E+00" calcext:value-type="string">
            <text:p>0.00E+00</text:p>
          </table:table-cell>
          <table:table-cell table:style-name="ce69" table:formula="of:=[.I978]*gravity" office:value-type="string" office:string-value="0.00E+00" calcext:value-type="string">
            <text:p>0.00E+00</text:p>
          </table:table-cell>
          <table:table-cell table:formula="of:=0.00595*((([.F978]*[.I978]*gravity)/KinematicV)^(0-0.439))" office:value-type="string" office:string-value="" calcext:value-type="error">
            <text:p>#NUM!</text:p>
          </table:table-cell>
          <table:table-cell table:style-name="ce68" table:formula="of:=[.J978]*[.K978]" office:value-type="string" office:string-value="" calcext:value-type="error">
            <text:p>#NUM!</text:p>
          </table:table-cell>
          <table:table-cell table:style-name="ce68" table:formula="of:=[.H978]/[.L978]" office:value-type="string" office:string-value="" calcext:value-type="error">
            <text:p>#VALUE!</text:p>
          </table:table-cell>
          <table:table-cell table:style-name="ce68" table:formula="of:=[.M978]*10^24" office:value-type="string" office:string-value="" calcext:value-type="error">
            <text:p>#VALUE!</text:p>
          </table:table-cell>
          <table:table-cell/>
          <table:table-cell table:formula="of:=0.9585-(0.00408*[.F978])" office:value-type="float" office:value="0.9585" calcext:value-type="float">
            <text:p>0.9585</text:p>
          </table:table-cell>
          <table:table-cell table:style-name="ce68" table:formula="of:=(1+(10^((3.233*[.F97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8]&lt;2.5;[.N978]*[.Q978];0)" office:value-type="string" office:string-value="" calcext:value-type="error">
            <text:p>#VALUE!</text:p>
          </table:table-cell>
          <table:table-cell table:style-name="ce68" table:formula="of:=IF([.F978]&lt;10;[.N978]*[.P978];0)" office:value-type="string" office:string-value="" calcext:value-type="error">
            <text:p>#VALUE!</text:p>
          </table:table-cell>
          <table:table-cell table:style-name="ce68" table:formula="of:=[.T978]-[.S97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79]/PI()))" office:value-type="float" office:value="0" calcext:value-type="float">
            <text:p>0</text:p>
          </table:table-cell>
          <table:table-cell table:style-name="ce68" table:formula="of:=(PI()/6)*density*(([.F979]/[.E979])^3)" office:value-type="string" office:string-value="#DIV/0!" calcext:value-type="string">
            <text:p>#DIV/0!</text:p>
          </table:table-cell>
          <table:table-cell table:style-name="ce68" table:formula="of:=[.G979]/(Area*Time)" office:value-type="string" office:string-value="" calcext:value-type="error">
            <text:p>#VALUE!</text:p>
          </table:table-cell>
          <table:table-cell table:style-name="ce68" table:formula="of:=(density*([.F979]^2))/(18*dynamicV)" office:value-type="string" office:string-value="0.00E+00" calcext:value-type="string">
            <text:p>0.00E+00</text:p>
          </table:table-cell>
          <table:table-cell table:style-name="ce69" table:formula="of:=[.I979]*gravity" office:value-type="string" office:string-value="0.00E+00" calcext:value-type="string">
            <text:p>0.00E+00</text:p>
          </table:table-cell>
          <table:table-cell table:formula="of:=0.00595*((([.F979]*[.I979]*gravity)/KinematicV)^(0-0.439))" office:value-type="string" office:string-value="" calcext:value-type="error">
            <text:p>#NUM!</text:p>
          </table:table-cell>
          <table:table-cell table:style-name="ce68" table:formula="of:=[.J979]*[.K979]" office:value-type="string" office:string-value="" calcext:value-type="error">
            <text:p>#NUM!</text:p>
          </table:table-cell>
          <table:table-cell table:style-name="ce68" table:formula="of:=[.H979]/[.L979]" office:value-type="string" office:string-value="" calcext:value-type="error">
            <text:p>#VALUE!</text:p>
          </table:table-cell>
          <table:table-cell table:style-name="ce68" table:formula="of:=[.M979]*10^24" office:value-type="string" office:string-value="" calcext:value-type="error">
            <text:p>#VALUE!</text:p>
          </table:table-cell>
          <table:table-cell/>
          <table:table-cell table:formula="of:=0.9585-(0.00408*[.F979])" office:value-type="float" office:value="0.9585" calcext:value-type="float">
            <text:p>0.9585</text:p>
          </table:table-cell>
          <table:table-cell table:style-name="ce68" table:formula="of:=(1+(10^((3.233*[.F97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79]&lt;2.5;[.N979]*[.Q979];0)" office:value-type="string" office:string-value="" calcext:value-type="error">
            <text:p>#VALUE!</text:p>
          </table:table-cell>
          <table:table-cell table:style-name="ce68" table:formula="of:=IF([.F979]&lt;10;[.N979]*[.P979];0)" office:value-type="string" office:string-value="" calcext:value-type="error">
            <text:p>#VALUE!</text:p>
          </table:table-cell>
          <table:table-cell table:style-name="ce68" table:formula="of:=[.T979]-[.S97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0]/PI()))" office:value-type="float" office:value="0" calcext:value-type="float">
            <text:p>0</text:p>
          </table:table-cell>
          <table:table-cell table:style-name="ce68" table:formula="of:=(PI()/6)*density*(([.F980]/[.E980])^3)" office:value-type="string" office:string-value="#DIV/0!" calcext:value-type="string">
            <text:p>#DIV/0!</text:p>
          </table:table-cell>
          <table:table-cell table:style-name="ce68" table:formula="of:=[.G980]/(Area*Time)" office:value-type="string" office:string-value="" calcext:value-type="error">
            <text:p>#VALUE!</text:p>
          </table:table-cell>
          <table:table-cell table:style-name="ce68" table:formula="of:=(density*([.F980]^2))/(18*dynamicV)" office:value-type="string" office:string-value="0.00E+00" calcext:value-type="string">
            <text:p>0.00E+00</text:p>
          </table:table-cell>
          <table:table-cell table:style-name="ce69" table:formula="of:=[.I980]*gravity" office:value-type="string" office:string-value="0.00E+00" calcext:value-type="string">
            <text:p>0.00E+00</text:p>
          </table:table-cell>
          <table:table-cell table:formula="of:=0.00595*((([.F980]*[.I980]*gravity)/KinematicV)^(0-0.439))" office:value-type="string" office:string-value="" calcext:value-type="error">
            <text:p>#NUM!</text:p>
          </table:table-cell>
          <table:table-cell table:style-name="ce68" table:formula="of:=[.J980]*[.K980]" office:value-type="string" office:string-value="" calcext:value-type="error">
            <text:p>#NUM!</text:p>
          </table:table-cell>
          <table:table-cell table:style-name="ce68" table:formula="of:=[.H980]/[.L980]" office:value-type="string" office:string-value="" calcext:value-type="error">
            <text:p>#VALUE!</text:p>
          </table:table-cell>
          <table:table-cell table:style-name="ce68" table:formula="of:=[.M980]*10^24" office:value-type="string" office:string-value="" calcext:value-type="error">
            <text:p>#VALUE!</text:p>
          </table:table-cell>
          <table:table-cell/>
          <table:table-cell table:formula="of:=0.9585-(0.00408*[.F980])" office:value-type="float" office:value="0.9585" calcext:value-type="float">
            <text:p>0.9585</text:p>
          </table:table-cell>
          <table:table-cell table:style-name="ce68" table:formula="of:=(1+(10^((3.233*[.F98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0]&lt;2.5;[.N980]*[.Q980];0)" office:value-type="string" office:string-value="" calcext:value-type="error">
            <text:p>#VALUE!</text:p>
          </table:table-cell>
          <table:table-cell table:style-name="ce68" table:formula="of:=IF([.F980]&lt;10;[.N980]*[.P980];0)" office:value-type="string" office:string-value="" calcext:value-type="error">
            <text:p>#VALUE!</text:p>
          </table:table-cell>
          <table:table-cell table:style-name="ce68" table:formula="of:=[.T980]-[.S98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1]/PI()))" office:value-type="float" office:value="0" calcext:value-type="float">
            <text:p>0</text:p>
          </table:table-cell>
          <table:table-cell table:style-name="ce68" table:formula="of:=(PI()/6)*density*(([.F981]/[.E981])^3)" office:value-type="string" office:string-value="#DIV/0!" calcext:value-type="string">
            <text:p>#DIV/0!</text:p>
          </table:table-cell>
          <table:table-cell table:style-name="ce68" table:formula="of:=[.G981]/(Area*Time)" office:value-type="string" office:string-value="" calcext:value-type="error">
            <text:p>#VALUE!</text:p>
          </table:table-cell>
          <table:table-cell table:style-name="ce68" table:formula="of:=(density*([.F981]^2))/(18*dynamicV)" office:value-type="string" office:string-value="0.00E+00" calcext:value-type="string">
            <text:p>0.00E+00</text:p>
          </table:table-cell>
          <table:table-cell table:style-name="ce69" table:formula="of:=[.I981]*gravity" office:value-type="string" office:string-value="0.00E+00" calcext:value-type="string">
            <text:p>0.00E+00</text:p>
          </table:table-cell>
          <table:table-cell table:formula="of:=0.00595*((([.F981]*[.I981]*gravity)/KinematicV)^(0-0.439))" office:value-type="string" office:string-value="" calcext:value-type="error">
            <text:p>#NUM!</text:p>
          </table:table-cell>
          <table:table-cell table:style-name="ce68" table:formula="of:=[.J981]*[.K981]" office:value-type="string" office:string-value="" calcext:value-type="error">
            <text:p>#NUM!</text:p>
          </table:table-cell>
          <table:table-cell table:style-name="ce68" table:formula="of:=[.H981]/[.L981]" office:value-type="string" office:string-value="" calcext:value-type="error">
            <text:p>#VALUE!</text:p>
          </table:table-cell>
          <table:table-cell table:style-name="ce68" table:formula="of:=[.M981]*10^24" office:value-type="string" office:string-value="" calcext:value-type="error">
            <text:p>#VALUE!</text:p>
          </table:table-cell>
          <table:table-cell/>
          <table:table-cell table:formula="of:=0.9585-(0.00408*[.F981])" office:value-type="float" office:value="0.9585" calcext:value-type="float">
            <text:p>0.9585</text:p>
          </table:table-cell>
          <table:table-cell table:style-name="ce68" table:formula="of:=(1+(10^((3.233*[.F98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1]&lt;2.5;[.N981]*[.Q981];0)" office:value-type="string" office:string-value="" calcext:value-type="error">
            <text:p>#VALUE!</text:p>
          </table:table-cell>
          <table:table-cell table:style-name="ce68" table:formula="of:=IF([.F981]&lt;10;[.N981]*[.P981];0)" office:value-type="string" office:string-value="" calcext:value-type="error">
            <text:p>#VALUE!</text:p>
          </table:table-cell>
          <table:table-cell table:style-name="ce68" table:formula="of:=[.T981]-[.S98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2]/PI()))" office:value-type="float" office:value="0" calcext:value-type="float">
            <text:p>0</text:p>
          </table:table-cell>
          <table:table-cell table:style-name="ce68" table:formula="of:=(PI()/6)*density*(([.F982]/[.E982])^3)" office:value-type="string" office:string-value="#DIV/0!" calcext:value-type="string">
            <text:p>#DIV/0!</text:p>
          </table:table-cell>
          <table:table-cell table:style-name="ce68" table:formula="of:=[.G982]/(Area*Time)" office:value-type="string" office:string-value="" calcext:value-type="error">
            <text:p>#VALUE!</text:p>
          </table:table-cell>
          <table:table-cell table:style-name="ce68" table:formula="of:=(density*([.F982]^2))/(18*dynamicV)" office:value-type="string" office:string-value="0.00E+00" calcext:value-type="string">
            <text:p>0.00E+00</text:p>
          </table:table-cell>
          <table:table-cell table:style-name="ce69" table:formula="of:=[.I982]*gravity" office:value-type="string" office:string-value="0.00E+00" calcext:value-type="string">
            <text:p>0.00E+00</text:p>
          </table:table-cell>
          <table:table-cell table:formula="of:=0.00595*((([.F982]*[.I982]*gravity)/KinematicV)^(0-0.439))" office:value-type="string" office:string-value="" calcext:value-type="error">
            <text:p>#NUM!</text:p>
          </table:table-cell>
          <table:table-cell table:style-name="ce68" table:formula="of:=[.J982]*[.K982]" office:value-type="string" office:string-value="" calcext:value-type="error">
            <text:p>#NUM!</text:p>
          </table:table-cell>
          <table:table-cell table:style-name="ce68" table:formula="of:=[.H982]/[.L982]" office:value-type="string" office:string-value="" calcext:value-type="error">
            <text:p>#VALUE!</text:p>
          </table:table-cell>
          <table:table-cell table:style-name="ce68" table:formula="of:=[.M982]*10^24" office:value-type="string" office:string-value="" calcext:value-type="error">
            <text:p>#VALUE!</text:p>
          </table:table-cell>
          <table:table-cell/>
          <table:table-cell table:formula="of:=0.9585-(0.00408*[.F982])" office:value-type="float" office:value="0.9585" calcext:value-type="float">
            <text:p>0.9585</text:p>
          </table:table-cell>
          <table:table-cell table:style-name="ce68" table:formula="of:=(1+(10^((3.233*[.F98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2]&lt;2.5;[.N982]*[.Q982];0)" office:value-type="string" office:string-value="" calcext:value-type="error">
            <text:p>#VALUE!</text:p>
          </table:table-cell>
          <table:table-cell table:style-name="ce68" table:formula="of:=IF([.F982]&lt;10;[.N982]*[.P982];0)" office:value-type="string" office:string-value="" calcext:value-type="error">
            <text:p>#VALUE!</text:p>
          </table:table-cell>
          <table:table-cell table:style-name="ce68" table:formula="of:=[.T982]-[.S98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3]/PI()))" office:value-type="float" office:value="0" calcext:value-type="float">
            <text:p>0</text:p>
          </table:table-cell>
          <table:table-cell table:style-name="ce68" table:formula="of:=(PI()/6)*density*(([.F983]/[.E983])^3)" office:value-type="string" office:string-value="#DIV/0!" calcext:value-type="string">
            <text:p>#DIV/0!</text:p>
          </table:table-cell>
          <table:table-cell table:style-name="ce68" table:formula="of:=[.G983]/(Area*Time)" office:value-type="string" office:string-value="" calcext:value-type="error">
            <text:p>#VALUE!</text:p>
          </table:table-cell>
          <table:table-cell table:style-name="ce68" table:formula="of:=(density*([.F983]^2))/(18*dynamicV)" office:value-type="string" office:string-value="0.00E+00" calcext:value-type="string">
            <text:p>0.00E+00</text:p>
          </table:table-cell>
          <table:table-cell table:style-name="ce69" table:formula="of:=[.I983]*gravity" office:value-type="string" office:string-value="0.00E+00" calcext:value-type="string">
            <text:p>0.00E+00</text:p>
          </table:table-cell>
          <table:table-cell table:formula="of:=0.00595*((([.F983]*[.I983]*gravity)/KinematicV)^(0-0.439))" office:value-type="string" office:string-value="" calcext:value-type="error">
            <text:p>#NUM!</text:p>
          </table:table-cell>
          <table:table-cell table:style-name="ce68" table:formula="of:=[.J983]*[.K983]" office:value-type="string" office:string-value="" calcext:value-type="error">
            <text:p>#NUM!</text:p>
          </table:table-cell>
          <table:table-cell table:style-name="ce68" table:formula="of:=[.H983]/[.L983]" office:value-type="string" office:string-value="" calcext:value-type="error">
            <text:p>#VALUE!</text:p>
          </table:table-cell>
          <table:table-cell table:style-name="ce68" table:formula="of:=[.M983]*10^24" office:value-type="string" office:string-value="" calcext:value-type="error">
            <text:p>#VALUE!</text:p>
          </table:table-cell>
          <table:table-cell/>
          <table:table-cell table:formula="of:=0.9585-(0.00408*[.F983])" office:value-type="float" office:value="0.9585" calcext:value-type="float">
            <text:p>0.9585</text:p>
          </table:table-cell>
          <table:table-cell table:style-name="ce68" table:formula="of:=(1+(10^((3.233*[.F98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3]&lt;2.5;[.N983]*[.Q983];0)" office:value-type="string" office:string-value="" calcext:value-type="error">
            <text:p>#VALUE!</text:p>
          </table:table-cell>
          <table:table-cell table:style-name="ce68" table:formula="of:=IF([.F983]&lt;10;[.N983]*[.P983];0)" office:value-type="string" office:string-value="" calcext:value-type="error">
            <text:p>#VALUE!</text:p>
          </table:table-cell>
          <table:table-cell table:style-name="ce68" table:formula="of:=[.T983]-[.S98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4]/PI()))" office:value-type="float" office:value="0" calcext:value-type="float">
            <text:p>0</text:p>
          </table:table-cell>
          <table:table-cell table:style-name="ce68" table:formula="of:=(PI()/6)*density*(([.F984]/[.E984])^3)" office:value-type="string" office:string-value="#DIV/0!" calcext:value-type="string">
            <text:p>#DIV/0!</text:p>
          </table:table-cell>
          <table:table-cell table:style-name="ce68" table:formula="of:=[.G984]/(Area*Time)" office:value-type="string" office:string-value="" calcext:value-type="error">
            <text:p>#VALUE!</text:p>
          </table:table-cell>
          <table:table-cell table:style-name="ce68" table:formula="of:=(density*([.F984]^2))/(18*dynamicV)" office:value-type="string" office:string-value="0.00E+00" calcext:value-type="string">
            <text:p>0.00E+00</text:p>
          </table:table-cell>
          <table:table-cell table:style-name="ce69" table:formula="of:=[.I984]*gravity" office:value-type="string" office:string-value="0.00E+00" calcext:value-type="string">
            <text:p>0.00E+00</text:p>
          </table:table-cell>
          <table:table-cell table:formula="of:=0.00595*((([.F984]*[.I984]*gravity)/KinematicV)^(0-0.439))" office:value-type="string" office:string-value="" calcext:value-type="error">
            <text:p>#NUM!</text:p>
          </table:table-cell>
          <table:table-cell table:style-name="ce68" table:formula="of:=[.J984]*[.K984]" office:value-type="string" office:string-value="" calcext:value-type="error">
            <text:p>#NUM!</text:p>
          </table:table-cell>
          <table:table-cell table:style-name="ce68" table:formula="of:=[.H984]/[.L984]" office:value-type="string" office:string-value="" calcext:value-type="error">
            <text:p>#VALUE!</text:p>
          </table:table-cell>
          <table:table-cell table:style-name="ce68" table:formula="of:=[.M984]*10^24" office:value-type="string" office:string-value="" calcext:value-type="error">
            <text:p>#VALUE!</text:p>
          </table:table-cell>
          <table:table-cell/>
          <table:table-cell table:formula="of:=0.9585-(0.00408*[.F984])" office:value-type="float" office:value="0.9585" calcext:value-type="float">
            <text:p>0.9585</text:p>
          </table:table-cell>
          <table:table-cell table:style-name="ce68" table:formula="of:=(1+(10^((3.233*[.F98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4]&lt;2.5;[.N984]*[.Q984];0)" office:value-type="string" office:string-value="" calcext:value-type="error">
            <text:p>#VALUE!</text:p>
          </table:table-cell>
          <table:table-cell table:style-name="ce68" table:formula="of:=IF([.F984]&lt;10;[.N984]*[.P984];0)" office:value-type="string" office:string-value="" calcext:value-type="error">
            <text:p>#VALUE!</text:p>
          </table:table-cell>
          <table:table-cell table:style-name="ce68" table:formula="of:=[.T984]-[.S98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5]/PI()))" office:value-type="float" office:value="0" calcext:value-type="float">
            <text:p>0</text:p>
          </table:table-cell>
          <table:table-cell table:style-name="ce68" table:formula="of:=(PI()/6)*density*(([.F985]/[.E985])^3)" office:value-type="string" office:string-value="#DIV/0!" calcext:value-type="string">
            <text:p>#DIV/0!</text:p>
          </table:table-cell>
          <table:table-cell table:style-name="ce68" table:formula="of:=[.G985]/(Area*Time)" office:value-type="string" office:string-value="" calcext:value-type="error">
            <text:p>#VALUE!</text:p>
          </table:table-cell>
          <table:table-cell table:style-name="ce68" table:formula="of:=(density*([.F985]^2))/(18*dynamicV)" office:value-type="string" office:string-value="0.00E+00" calcext:value-type="string">
            <text:p>0.00E+00</text:p>
          </table:table-cell>
          <table:table-cell table:style-name="ce69" table:formula="of:=[.I985]*gravity" office:value-type="string" office:string-value="0.00E+00" calcext:value-type="string">
            <text:p>0.00E+00</text:p>
          </table:table-cell>
          <table:table-cell table:formula="of:=0.00595*((([.F985]*[.I985]*gravity)/KinematicV)^(0-0.439))" office:value-type="string" office:string-value="" calcext:value-type="error">
            <text:p>#NUM!</text:p>
          </table:table-cell>
          <table:table-cell table:style-name="ce68" table:formula="of:=[.J985]*[.K985]" office:value-type="string" office:string-value="" calcext:value-type="error">
            <text:p>#NUM!</text:p>
          </table:table-cell>
          <table:table-cell table:style-name="ce68" table:formula="of:=[.H985]/[.L985]" office:value-type="string" office:string-value="" calcext:value-type="error">
            <text:p>#VALUE!</text:p>
          </table:table-cell>
          <table:table-cell table:style-name="ce68" table:formula="of:=[.M985]*10^24" office:value-type="string" office:string-value="" calcext:value-type="error">
            <text:p>#VALUE!</text:p>
          </table:table-cell>
          <table:table-cell/>
          <table:table-cell table:formula="of:=0.9585-(0.00408*[.F985])" office:value-type="float" office:value="0.9585" calcext:value-type="float">
            <text:p>0.9585</text:p>
          </table:table-cell>
          <table:table-cell table:style-name="ce68" table:formula="of:=(1+(10^((3.233*[.F98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5]&lt;2.5;[.N985]*[.Q985];0)" office:value-type="string" office:string-value="" calcext:value-type="error">
            <text:p>#VALUE!</text:p>
          </table:table-cell>
          <table:table-cell table:style-name="ce68" table:formula="of:=IF([.F985]&lt;10;[.N985]*[.P985];0)" office:value-type="string" office:string-value="" calcext:value-type="error">
            <text:p>#VALUE!</text:p>
          </table:table-cell>
          <table:table-cell table:style-name="ce68" table:formula="of:=[.T985]-[.S98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6]/PI()))" office:value-type="float" office:value="0" calcext:value-type="float">
            <text:p>0</text:p>
          </table:table-cell>
          <table:table-cell table:style-name="ce68" table:formula="of:=(PI()/6)*density*(([.F986]/[.E986])^3)" office:value-type="string" office:string-value="#DIV/0!" calcext:value-type="string">
            <text:p>#DIV/0!</text:p>
          </table:table-cell>
          <table:table-cell table:style-name="ce68" table:formula="of:=[.G986]/(Area*Time)" office:value-type="string" office:string-value="" calcext:value-type="error">
            <text:p>#VALUE!</text:p>
          </table:table-cell>
          <table:table-cell table:style-name="ce68" table:formula="of:=(density*([.F986]^2))/(18*dynamicV)" office:value-type="string" office:string-value="0.00E+00" calcext:value-type="string">
            <text:p>0.00E+00</text:p>
          </table:table-cell>
          <table:table-cell table:style-name="ce69" table:formula="of:=[.I986]*gravity" office:value-type="string" office:string-value="0.00E+00" calcext:value-type="string">
            <text:p>0.00E+00</text:p>
          </table:table-cell>
          <table:table-cell table:formula="of:=0.00595*((([.F986]*[.I986]*gravity)/KinematicV)^(0-0.439))" office:value-type="string" office:string-value="" calcext:value-type="error">
            <text:p>#NUM!</text:p>
          </table:table-cell>
          <table:table-cell table:style-name="ce68" table:formula="of:=[.J986]*[.K986]" office:value-type="string" office:string-value="" calcext:value-type="error">
            <text:p>#NUM!</text:p>
          </table:table-cell>
          <table:table-cell table:style-name="ce68" table:formula="of:=[.H986]/[.L986]" office:value-type="string" office:string-value="" calcext:value-type="error">
            <text:p>#VALUE!</text:p>
          </table:table-cell>
          <table:table-cell table:style-name="ce68" table:formula="of:=[.M986]*10^24" office:value-type="string" office:string-value="" calcext:value-type="error">
            <text:p>#VALUE!</text:p>
          </table:table-cell>
          <table:table-cell/>
          <table:table-cell table:formula="of:=0.9585-(0.00408*[.F986])" office:value-type="float" office:value="0.9585" calcext:value-type="float">
            <text:p>0.9585</text:p>
          </table:table-cell>
          <table:table-cell table:style-name="ce68" table:formula="of:=(1+(10^((3.233*[.F98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6]&lt;2.5;[.N986]*[.Q986];0)" office:value-type="string" office:string-value="" calcext:value-type="error">
            <text:p>#VALUE!</text:p>
          </table:table-cell>
          <table:table-cell table:style-name="ce68" table:formula="of:=IF([.F986]&lt;10;[.N986]*[.P986];0)" office:value-type="string" office:string-value="" calcext:value-type="error">
            <text:p>#VALUE!</text:p>
          </table:table-cell>
          <table:table-cell table:style-name="ce68" table:formula="of:=[.T986]-[.S98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7]/PI()))" office:value-type="float" office:value="0" calcext:value-type="float">
            <text:p>0</text:p>
          </table:table-cell>
          <table:table-cell table:style-name="ce68" table:formula="of:=(PI()/6)*density*(([.F987]/[.E987])^3)" office:value-type="string" office:string-value="#DIV/0!" calcext:value-type="string">
            <text:p>#DIV/0!</text:p>
          </table:table-cell>
          <table:table-cell table:style-name="ce68" table:formula="of:=[.G987]/(Area*Time)" office:value-type="string" office:string-value="" calcext:value-type="error">
            <text:p>#VALUE!</text:p>
          </table:table-cell>
          <table:table-cell table:style-name="ce68" table:formula="of:=(density*([.F987]^2))/(18*dynamicV)" office:value-type="string" office:string-value="0.00E+00" calcext:value-type="string">
            <text:p>0.00E+00</text:p>
          </table:table-cell>
          <table:table-cell table:style-name="ce69" table:formula="of:=[.I987]*gravity" office:value-type="string" office:string-value="0.00E+00" calcext:value-type="string">
            <text:p>0.00E+00</text:p>
          </table:table-cell>
          <table:table-cell table:formula="of:=0.00595*((([.F987]*[.I987]*gravity)/KinematicV)^(0-0.439))" office:value-type="string" office:string-value="" calcext:value-type="error">
            <text:p>#NUM!</text:p>
          </table:table-cell>
          <table:table-cell table:style-name="ce68" table:formula="of:=[.J987]*[.K987]" office:value-type="string" office:string-value="" calcext:value-type="error">
            <text:p>#NUM!</text:p>
          </table:table-cell>
          <table:table-cell table:style-name="ce68" table:formula="of:=[.H987]/[.L987]" office:value-type="string" office:string-value="" calcext:value-type="error">
            <text:p>#VALUE!</text:p>
          </table:table-cell>
          <table:table-cell table:style-name="ce68" table:formula="of:=[.M987]*10^24" office:value-type="string" office:string-value="" calcext:value-type="error">
            <text:p>#VALUE!</text:p>
          </table:table-cell>
          <table:table-cell/>
          <table:table-cell table:formula="of:=0.9585-(0.00408*[.F987])" office:value-type="float" office:value="0.9585" calcext:value-type="float">
            <text:p>0.9585</text:p>
          </table:table-cell>
          <table:table-cell table:style-name="ce68" table:formula="of:=(1+(10^((3.233*[.F98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7]&lt;2.5;[.N987]*[.Q987];0)" office:value-type="string" office:string-value="" calcext:value-type="error">
            <text:p>#VALUE!</text:p>
          </table:table-cell>
          <table:table-cell table:style-name="ce68" table:formula="of:=IF([.F987]&lt;10;[.N987]*[.P987];0)" office:value-type="string" office:string-value="" calcext:value-type="error">
            <text:p>#VALUE!</text:p>
          </table:table-cell>
          <table:table-cell table:style-name="ce68" table:formula="of:=[.T987]-[.S98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8]/PI()))" office:value-type="float" office:value="0" calcext:value-type="float">
            <text:p>0</text:p>
          </table:table-cell>
          <table:table-cell table:style-name="ce68" table:formula="of:=(PI()/6)*density*(([.F988]/[.E988])^3)" office:value-type="string" office:string-value="#DIV/0!" calcext:value-type="string">
            <text:p>#DIV/0!</text:p>
          </table:table-cell>
          <table:table-cell table:style-name="ce68" table:formula="of:=[.G988]/(Area*Time)" office:value-type="string" office:string-value="" calcext:value-type="error">
            <text:p>#VALUE!</text:p>
          </table:table-cell>
          <table:table-cell table:style-name="ce68" table:formula="of:=(density*([.F988]^2))/(18*dynamicV)" office:value-type="string" office:string-value="0.00E+00" calcext:value-type="string">
            <text:p>0.00E+00</text:p>
          </table:table-cell>
          <table:table-cell table:style-name="ce69" table:formula="of:=[.I988]*gravity" office:value-type="string" office:string-value="0.00E+00" calcext:value-type="string">
            <text:p>0.00E+00</text:p>
          </table:table-cell>
          <table:table-cell table:formula="of:=0.00595*((([.F988]*[.I988]*gravity)/KinematicV)^(0-0.439))" office:value-type="string" office:string-value="" calcext:value-type="error">
            <text:p>#NUM!</text:p>
          </table:table-cell>
          <table:table-cell table:style-name="ce68" table:formula="of:=[.J988]*[.K988]" office:value-type="string" office:string-value="" calcext:value-type="error">
            <text:p>#NUM!</text:p>
          </table:table-cell>
          <table:table-cell table:style-name="ce68" table:formula="of:=[.H988]/[.L988]" office:value-type="string" office:string-value="" calcext:value-type="error">
            <text:p>#VALUE!</text:p>
          </table:table-cell>
          <table:table-cell table:style-name="ce68" table:formula="of:=[.M988]*10^24" office:value-type="string" office:string-value="" calcext:value-type="error">
            <text:p>#VALUE!</text:p>
          </table:table-cell>
          <table:table-cell/>
          <table:table-cell table:formula="of:=0.9585-(0.00408*[.F988])" office:value-type="float" office:value="0.9585" calcext:value-type="float">
            <text:p>0.9585</text:p>
          </table:table-cell>
          <table:table-cell table:style-name="ce68" table:formula="of:=(1+(10^((3.233*[.F98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8]&lt;2.5;[.N988]*[.Q988];0)" office:value-type="string" office:string-value="" calcext:value-type="error">
            <text:p>#VALUE!</text:p>
          </table:table-cell>
          <table:table-cell table:style-name="ce68" table:formula="of:=IF([.F988]&lt;10;[.N988]*[.P988];0)" office:value-type="string" office:string-value="" calcext:value-type="error">
            <text:p>#VALUE!</text:p>
          </table:table-cell>
          <table:table-cell table:style-name="ce68" table:formula="of:=[.T988]-[.S98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89]/PI()))" office:value-type="float" office:value="0" calcext:value-type="float">
            <text:p>0</text:p>
          </table:table-cell>
          <table:table-cell table:style-name="ce68" table:formula="of:=(PI()/6)*density*(([.F989]/[.E989])^3)" office:value-type="string" office:string-value="#DIV/0!" calcext:value-type="string">
            <text:p>#DIV/0!</text:p>
          </table:table-cell>
          <table:table-cell table:style-name="ce68" table:formula="of:=[.G989]/(Area*Time)" office:value-type="string" office:string-value="" calcext:value-type="error">
            <text:p>#VALUE!</text:p>
          </table:table-cell>
          <table:table-cell table:style-name="ce68" table:formula="of:=(density*([.F989]^2))/(18*dynamicV)" office:value-type="string" office:string-value="0.00E+00" calcext:value-type="string">
            <text:p>0.00E+00</text:p>
          </table:table-cell>
          <table:table-cell table:style-name="ce69" table:formula="of:=[.I989]*gravity" office:value-type="string" office:string-value="0.00E+00" calcext:value-type="string">
            <text:p>0.00E+00</text:p>
          </table:table-cell>
          <table:table-cell table:formula="of:=0.00595*((([.F989]*[.I989]*gravity)/KinematicV)^(0-0.439))" office:value-type="string" office:string-value="" calcext:value-type="error">
            <text:p>#NUM!</text:p>
          </table:table-cell>
          <table:table-cell table:style-name="ce68" table:formula="of:=[.J989]*[.K989]" office:value-type="string" office:string-value="" calcext:value-type="error">
            <text:p>#NUM!</text:p>
          </table:table-cell>
          <table:table-cell table:style-name="ce68" table:formula="of:=[.H989]/[.L989]" office:value-type="string" office:string-value="" calcext:value-type="error">
            <text:p>#VALUE!</text:p>
          </table:table-cell>
          <table:table-cell table:style-name="ce68" table:formula="of:=[.M989]*10^24" office:value-type="string" office:string-value="" calcext:value-type="error">
            <text:p>#VALUE!</text:p>
          </table:table-cell>
          <table:table-cell/>
          <table:table-cell table:formula="of:=0.9585-(0.00408*[.F989])" office:value-type="float" office:value="0.9585" calcext:value-type="float">
            <text:p>0.9585</text:p>
          </table:table-cell>
          <table:table-cell table:style-name="ce68" table:formula="of:=(1+(10^((3.233*[.F98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89]&lt;2.5;[.N989]*[.Q989];0)" office:value-type="string" office:string-value="" calcext:value-type="error">
            <text:p>#VALUE!</text:p>
          </table:table-cell>
          <table:table-cell table:style-name="ce68" table:formula="of:=IF([.F989]&lt;10;[.N989]*[.P989];0)" office:value-type="string" office:string-value="" calcext:value-type="error">
            <text:p>#VALUE!</text:p>
          </table:table-cell>
          <table:table-cell table:style-name="ce68" table:formula="of:=[.T989]-[.S98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0]/PI()))" office:value-type="float" office:value="0" calcext:value-type="float">
            <text:p>0</text:p>
          </table:table-cell>
          <table:table-cell table:style-name="ce68" table:formula="of:=(PI()/6)*density*(([.F990]/[.E990])^3)" office:value-type="string" office:string-value="#DIV/0!" calcext:value-type="string">
            <text:p>#DIV/0!</text:p>
          </table:table-cell>
          <table:table-cell table:style-name="ce68" table:formula="of:=[.G990]/(Area*Time)" office:value-type="string" office:string-value="" calcext:value-type="error">
            <text:p>#VALUE!</text:p>
          </table:table-cell>
          <table:table-cell table:style-name="ce68" table:formula="of:=(density*([.F990]^2))/(18*dynamicV)" office:value-type="string" office:string-value="0.00E+00" calcext:value-type="string">
            <text:p>0.00E+00</text:p>
          </table:table-cell>
          <table:table-cell table:style-name="ce69" table:formula="of:=[.I990]*gravity" office:value-type="string" office:string-value="0.00E+00" calcext:value-type="string">
            <text:p>0.00E+00</text:p>
          </table:table-cell>
          <table:table-cell table:formula="of:=0.00595*((([.F990]*[.I990]*gravity)/KinematicV)^(0-0.439))" office:value-type="string" office:string-value="" calcext:value-type="error">
            <text:p>#NUM!</text:p>
          </table:table-cell>
          <table:table-cell table:style-name="ce68" table:formula="of:=[.J990]*[.K990]" office:value-type="string" office:string-value="" calcext:value-type="error">
            <text:p>#NUM!</text:p>
          </table:table-cell>
          <table:table-cell table:style-name="ce68" table:formula="of:=[.H990]/[.L990]" office:value-type="string" office:string-value="" calcext:value-type="error">
            <text:p>#VALUE!</text:p>
          </table:table-cell>
          <table:table-cell table:style-name="ce68" table:formula="of:=[.M990]*10^24" office:value-type="string" office:string-value="" calcext:value-type="error">
            <text:p>#VALUE!</text:p>
          </table:table-cell>
          <table:table-cell/>
          <table:table-cell table:formula="of:=0.9585-(0.00408*[.F990])" office:value-type="float" office:value="0.9585" calcext:value-type="float">
            <text:p>0.9585</text:p>
          </table:table-cell>
          <table:table-cell table:style-name="ce68" table:formula="of:=(1+(10^((3.233*[.F99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0]&lt;2.5;[.N990]*[.Q990];0)" office:value-type="string" office:string-value="" calcext:value-type="error">
            <text:p>#VALUE!</text:p>
          </table:table-cell>
          <table:table-cell table:style-name="ce68" table:formula="of:=IF([.F990]&lt;10;[.N990]*[.P990];0)" office:value-type="string" office:string-value="" calcext:value-type="error">
            <text:p>#VALUE!</text:p>
          </table:table-cell>
          <table:table-cell table:style-name="ce68" table:formula="of:=[.T990]-[.S99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1]/PI()))" office:value-type="float" office:value="0" calcext:value-type="float">
            <text:p>0</text:p>
          </table:table-cell>
          <table:table-cell table:style-name="ce68" table:formula="of:=(PI()/6)*density*(([.F991]/[.E991])^3)" office:value-type="string" office:string-value="#DIV/0!" calcext:value-type="string">
            <text:p>#DIV/0!</text:p>
          </table:table-cell>
          <table:table-cell table:style-name="ce68" table:formula="of:=[.G991]/(Area*Time)" office:value-type="string" office:string-value="" calcext:value-type="error">
            <text:p>#VALUE!</text:p>
          </table:table-cell>
          <table:table-cell table:style-name="ce68" table:formula="of:=(density*([.F991]^2))/(18*dynamicV)" office:value-type="string" office:string-value="0.00E+00" calcext:value-type="string">
            <text:p>0.00E+00</text:p>
          </table:table-cell>
          <table:table-cell table:style-name="ce69" table:formula="of:=[.I991]*gravity" office:value-type="string" office:string-value="0.00E+00" calcext:value-type="string">
            <text:p>0.00E+00</text:p>
          </table:table-cell>
          <table:table-cell table:formula="of:=0.00595*((([.F991]*[.I991]*gravity)/KinematicV)^(0-0.439))" office:value-type="string" office:string-value="" calcext:value-type="error">
            <text:p>#NUM!</text:p>
          </table:table-cell>
          <table:table-cell table:style-name="ce68" table:formula="of:=[.J991]*[.K991]" office:value-type="string" office:string-value="" calcext:value-type="error">
            <text:p>#NUM!</text:p>
          </table:table-cell>
          <table:table-cell table:style-name="ce68" table:formula="of:=[.H991]/[.L991]" office:value-type="string" office:string-value="" calcext:value-type="error">
            <text:p>#VALUE!</text:p>
          </table:table-cell>
          <table:table-cell table:style-name="ce68" table:formula="of:=[.M991]*10^24" office:value-type="string" office:string-value="" calcext:value-type="error">
            <text:p>#VALUE!</text:p>
          </table:table-cell>
          <table:table-cell/>
          <table:table-cell table:formula="of:=0.9585-(0.00408*[.F991])" office:value-type="float" office:value="0.9585" calcext:value-type="float">
            <text:p>0.9585</text:p>
          </table:table-cell>
          <table:table-cell table:style-name="ce68" table:formula="of:=(1+(10^((3.233*[.F99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1]&lt;2.5;[.N991]*[.Q991];0)" office:value-type="string" office:string-value="" calcext:value-type="error">
            <text:p>#VALUE!</text:p>
          </table:table-cell>
          <table:table-cell table:style-name="ce68" table:formula="of:=IF([.F991]&lt;10;[.N991]*[.P991];0)" office:value-type="string" office:string-value="" calcext:value-type="error">
            <text:p>#VALUE!</text:p>
          </table:table-cell>
          <table:table-cell table:style-name="ce68" table:formula="of:=[.T991]-[.S99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2]/PI()))" office:value-type="float" office:value="0" calcext:value-type="float">
            <text:p>0</text:p>
          </table:table-cell>
          <table:table-cell table:style-name="ce68" table:formula="of:=(PI()/6)*density*(([.F992]/[.E992])^3)" office:value-type="string" office:string-value="#DIV/0!" calcext:value-type="string">
            <text:p>#DIV/0!</text:p>
          </table:table-cell>
          <table:table-cell table:style-name="ce68" table:formula="of:=[.G992]/(Area*Time)" office:value-type="string" office:string-value="" calcext:value-type="error">
            <text:p>#VALUE!</text:p>
          </table:table-cell>
          <table:table-cell table:style-name="ce68" table:formula="of:=(density*([.F992]^2))/(18*dynamicV)" office:value-type="string" office:string-value="0.00E+00" calcext:value-type="string">
            <text:p>0.00E+00</text:p>
          </table:table-cell>
          <table:table-cell table:style-name="ce69" table:formula="of:=[.I992]*gravity" office:value-type="string" office:string-value="0.00E+00" calcext:value-type="string">
            <text:p>0.00E+00</text:p>
          </table:table-cell>
          <table:table-cell table:formula="of:=0.00595*((([.F992]*[.I992]*gravity)/KinematicV)^(0-0.439))" office:value-type="string" office:string-value="" calcext:value-type="error">
            <text:p>#NUM!</text:p>
          </table:table-cell>
          <table:table-cell table:style-name="ce68" table:formula="of:=[.J992]*[.K992]" office:value-type="string" office:string-value="" calcext:value-type="error">
            <text:p>#NUM!</text:p>
          </table:table-cell>
          <table:table-cell table:style-name="ce68" table:formula="of:=[.H992]/[.L992]" office:value-type="string" office:string-value="" calcext:value-type="error">
            <text:p>#VALUE!</text:p>
          </table:table-cell>
          <table:table-cell table:style-name="ce68" table:formula="of:=[.M992]*10^24" office:value-type="string" office:string-value="" calcext:value-type="error">
            <text:p>#VALUE!</text:p>
          </table:table-cell>
          <table:table-cell/>
          <table:table-cell table:formula="of:=0.9585-(0.00408*[.F992])" office:value-type="float" office:value="0.9585" calcext:value-type="float">
            <text:p>0.9585</text:p>
          </table:table-cell>
          <table:table-cell table:style-name="ce68" table:formula="of:=(1+(10^((3.233*[.F992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2]&lt;2.5;[.N992]*[.Q992];0)" office:value-type="string" office:string-value="" calcext:value-type="error">
            <text:p>#VALUE!</text:p>
          </table:table-cell>
          <table:table-cell table:style-name="ce68" table:formula="of:=IF([.F992]&lt;10;[.N992]*[.P992];0)" office:value-type="string" office:string-value="" calcext:value-type="error">
            <text:p>#VALUE!</text:p>
          </table:table-cell>
          <table:table-cell table:style-name="ce68" table:formula="of:=[.T992]-[.S992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3]/PI()))" office:value-type="float" office:value="0" calcext:value-type="float">
            <text:p>0</text:p>
          </table:table-cell>
          <table:table-cell table:style-name="ce68" table:formula="of:=(PI()/6)*density*(([.F993]/[.E993])^3)" office:value-type="string" office:string-value="#DIV/0!" calcext:value-type="string">
            <text:p>#DIV/0!</text:p>
          </table:table-cell>
          <table:table-cell table:style-name="ce68" table:formula="of:=[.G993]/(Area*Time)" office:value-type="string" office:string-value="" calcext:value-type="error">
            <text:p>#VALUE!</text:p>
          </table:table-cell>
          <table:table-cell table:style-name="ce68" table:formula="of:=(density*([.F993]^2))/(18*dynamicV)" office:value-type="string" office:string-value="0.00E+00" calcext:value-type="string">
            <text:p>0.00E+00</text:p>
          </table:table-cell>
          <table:table-cell table:style-name="ce69" table:formula="of:=[.I993]*gravity" office:value-type="string" office:string-value="0.00E+00" calcext:value-type="string">
            <text:p>0.00E+00</text:p>
          </table:table-cell>
          <table:table-cell table:formula="of:=0.00595*((([.F993]*[.I993]*gravity)/KinematicV)^(0-0.439))" office:value-type="string" office:string-value="" calcext:value-type="error">
            <text:p>#NUM!</text:p>
          </table:table-cell>
          <table:table-cell table:style-name="ce68" table:formula="of:=[.J993]*[.K993]" office:value-type="string" office:string-value="" calcext:value-type="error">
            <text:p>#NUM!</text:p>
          </table:table-cell>
          <table:table-cell table:style-name="ce68" table:formula="of:=[.H993]/[.L993]" office:value-type="string" office:string-value="" calcext:value-type="error">
            <text:p>#VALUE!</text:p>
          </table:table-cell>
          <table:table-cell table:style-name="ce68" table:formula="of:=[.M993]*10^24" office:value-type="string" office:string-value="" calcext:value-type="error">
            <text:p>#VALUE!</text:p>
          </table:table-cell>
          <table:table-cell/>
          <table:table-cell table:formula="of:=0.9585-(0.00408*[.F993])" office:value-type="float" office:value="0.9585" calcext:value-type="float">
            <text:p>0.9585</text:p>
          </table:table-cell>
          <table:table-cell table:style-name="ce68" table:formula="of:=(1+(10^((3.233*[.F993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3]&lt;2.5;[.N993]*[.Q993];0)" office:value-type="string" office:string-value="" calcext:value-type="error">
            <text:p>#VALUE!</text:p>
          </table:table-cell>
          <table:table-cell table:style-name="ce68" table:formula="of:=IF([.F993]&lt;10;[.N993]*[.P993];0)" office:value-type="string" office:string-value="" calcext:value-type="error">
            <text:p>#VALUE!</text:p>
          </table:table-cell>
          <table:table-cell table:style-name="ce68" table:formula="of:=[.T993]-[.S993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4]/PI()))" office:value-type="float" office:value="0" calcext:value-type="float">
            <text:p>0</text:p>
          </table:table-cell>
          <table:table-cell table:style-name="ce68" table:formula="of:=(PI()/6)*density*(([.F994]/[.E994])^3)" office:value-type="string" office:string-value="#DIV/0!" calcext:value-type="string">
            <text:p>#DIV/0!</text:p>
          </table:table-cell>
          <table:table-cell table:style-name="ce68" table:formula="of:=[.G994]/(Area*Time)" office:value-type="string" office:string-value="" calcext:value-type="error">
            <text:p>#VALUE!</text:p>
          </table:table-cell>
          <table:table-cell table:style-name="ce68" table:formula="of:=(density*([.F994]^2))/(18*dynamicV)" office:value-type="string" office:string-value="0.00E+00" calcext:value-type="string">
            <text:p>0.00E+00</text:p>
          </table:table-cell>
          <table:table-cell table:style-name="ce69" table:formula="of:=[.I994]*gravity" office:value-type="string" office:string-value="0.00E+00" calcext:value-type="string">
            <text:p>0.00E+00</text:p>
          </table:table-cell>
          <table:table-cell table:formula="of:=0.00595*((([.F994]*[.I994]*gravity)/KinematicV)^(0-0.439))" office:value-type="string" office:string-value="" calcext:value-type="error">
            <text:p>#NUM!</text:p>
          </table:table-cell>
          <table:table-cell table:style-name="ce68" table:formula="of:=[.J994]*[.K994]" office:value-type="string" office:string-value="" calcext:value-type="error">
            <text:p>#NUM!</text:p>
          </table:table-cell>
          <table:table-cell table:style-name="ce68" table:formula="of:=[.H994]/[.L994]" office:value-type="string" office:string-value="" calcext:value-type="error">
            <text:p>#VALUE!</text:p>
          </table:table-cell>
          <table:table-cell table:style-name="ce68" table:formula="of:=[.M994]*10^24" office:value-type="string" office:string-value="" calcext:value-type="error">
            <text:p>#VALUE!</text:p>
          </table:table-cell>
          <table:table-cell/>
          <table:table-cell table:formula="of:=0.9585-(0.00408*[.F994])" office:value-type="float" office:value="0.9585" calcext:value-type="float">
            <text:p>0.9585</text:p>
          </table:table-cell>
          <table:table-cell table:style-name="ce68" table:formula="of:=(1+(10^((3.233*[.F994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4]&lt;2.5;[.N994]*[.Q994];0)" office:value-type="string" office:string-value="" calcext:value-type="error">
            <text:p>#VALUE!</text:p>
          </table:table-cell>
          <table:table-cell table:style-name="ce68" table:formula="of:=IF([.F994]&lt;10;[.N994]*[.P994];0)" office:value-type="string" office:string-value="" calcext:value-type="error">
            <text:p>#VALUE!</text:p>
          </table:table-cell>
          <table:table-cell table:style-name="ce68" table:formula="of:=[.T994]-[.S994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5]/PI()))" office:value-type="float" office:value="0" calcext:value-type="float">
            <text:p>0</text:p>
          </table:table-cell>
          <table:table-cell table:style-name="ce68" table:formula="of:=(PI()/6)*density*(([.F995]/[.E995])^3)" office:value-type="string" office:string-value="#DIV/0!" calcext:value-type="string">
            <text:p>#DIV/0!</text:p>
          </table:table-cell>
          <table:table-cell table:style-name="ce68" table:formula="of:=[.G995]/(Area*Time)" office:value-type="string" office:string-value="" calcext:value-type="error">
            <text:p>#VALUE!</text:p>
          </table:table-cell>
          <table:table-cell table:style-name="ce68" table:formula="of:=(density*([.F995]^2))/(18*dynamicV)" office:value-type="string" office:string-value="0.00E+00" calcext:value-type="string">
            <text:p>0.00E+00</text:p>
          </table:table-cell>
          <table:table-cell table:style-name="ce69" table:formula="of:=[.I995]*gravity" office:value-type="string" office:string-value="0.00E+00" calcext:value-type="string">
            <text:p>0.00E+00</text:p>
          </table:table-cell>
          <table:table-cell table:formula="of:=0.00595*((([.F995]*[.I995]*gravity)/KinematicV)^(0-0.439))" office:value-type="string" office:string-value="" calcext:value-type="error">
            <text:p>#NUM!</text:p>
          </table:table-cell>
          <table:table-cell table:style-name="ce68" table:formula="of:=[.J995]*[.K995]" office:value-type="string" office:string-value="" calcext:value-type="error">
            <text:p>#NUM!</text:p>
          </table:table-cell>
          <table:table-cell table:style-name="ce68" table:formula="of:=[.H995]/[.L995]" office:value-type="string" office:string-value="" calcext:value-type="error">
            <text:p>#VALUE!</text:p>
          </table:table-cell>
          <table:table-cell table:style-name="ce68" table:formula="of:=[.M995]*10^24" office:value-type="string" office:string-value="" calcext:value-type="error">
            <text:p>#VALUE!</text:p>
          </table:table-cell>
          <table:table-cell/>
          <table:table-cell table:formula="of:=0.9585-(0.00408*[.F995])" office:value-type="float" office:value="0.9585" calcext:value-type="float">
            <text:p>0.9585</text:p>
          </table:table-cell>
          <table:table-cell table:style-name="ce68" table:formula="of:=(1+(10^((3.233*[.F995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5]&lt;2.5;[.N995]*[.Q995];0)" office:value-type="string" office:string-value="" calcext:value-type="error">
            <text:p>#VALUE!</text:p>
          </table:table-cell>
          <table:table-cell table:style-name="ce68" table:formula="of:=IF([.F995]&lt;10;[.N995]*[.P995];0)" office:value-type="string" office:string-value="" calcext:value-type="error">
            <text:p>#VALUE!</text:p>
          </table:table-cell>
          <table:table-cell table:style-name="ce68" table:formula="of:=[.T995]-[.S995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6]/PI()))" office:value-type="float" office:value="0" calcext:value-type="float">
            <text:p>0</text:p>
          </table:table-cell>
          <table:table-cell table:style-name="ce68" table:formula="of:=(PI()/6)*density*(([.F996]/[.E996])^3)" office:value-type="string" office:string-value="#DIV/0!" calcext:value-type="string">
            <text:p>#DIV/0!</text:p>
          </table:table-cell>
          <table:table-cell table:style-name="ce68" table:formula="of:=[.G996]/(Area*Time)" office:value-type="string" office:string-value="" calcext:value-type="error">
            <text:p>#VALUE!</text:p>
          </table:table-cell>
          <table:table-cell table:style-name="ce68" table:formula="of:=(density*([.F996]^2))/(18*dynamicV)" office:value-type="string" office:string-value="0.00E+00" calcext:value-type="string">
            <text:p>0.00E+00</text:p>
          </table:table-cell>
          <table:table-cell table:style-name="ce69" table:formula="of:=[.I996]*gravity" office:value-type="string" office:string-value="0.00E+00" calcext:value-type="string">
            <text:p>0.00E+00</text:p>
          </table:table-cell>
          <table:table-cell table:formula="of:=0.00595*((([.F996]*[.I996]*gravity)/KinematicV)^(0-0.439))" office:value-type="string" office:string-value="" calcext:value-type="error">
            <text:p>#NUM!</text:p>
          </table:table-cell>
          <table:table-cell table:style-name="ce68" table:formula="of:=[.J996]*[.K996]" office:value-type="string" office:string-value="" calcext:value-type="error">
            <text:p>#NUM!</text:p>
          </table:table-cell>
          <table:table-cell table:style-name="ce68" table:formula="of:=[.H996]/[.L996]" office:value-type="string" office:string-value="" calcext:value-type="error">
            <text:p>#VALUE!</text:p>
          </table:table-cell>
          <table:table-cell table:style-name="ce68" table:formula="of:=[.M996]*10^24" office:value-type="string" office:string-value="" calcext:value-type="error">
            <text:p>#VALUE!</text:p>
          </table:table-cell>
          <table:table-cell/>
          <table:table-cell table:formula="of:=0.9585-(0.00408*[.F996])" office:value-type="float" office:value="0.9585" calcext:value-type="float">
            <text:p>0.9585</text:p>
          </table:table-cell>
          <table:table-cell table:style-name="ce68" table:formula="of:=(1+(10^((3.233*[.F996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6]&lt;2.5;[.N996]*[.Q996];0)" office:value-type="string" office:string-value="" calcext:value-type="error">
            <text:p>#VALUE!</text:p>
          </table:table-cell>
          <table:table-cell table:style-name="ce68" table:formula="of:=IF([.F996]&lt;10;[.N996]*[.P996];0)" office:value-type="string" office:string-value="" calcext:value-type="error">
            <text:p>#VALUE!</text:p>
          </table:table-cell>
          <table:table-cell table:style-name="ce68" table:formula="of:=[.T996]-[.S996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7]/PI()))" office:value-type="float" office:value="0" calcext:value-type="float">
            <text:p>0</text:p>
          </table:table-cell>
          <table:table-cell table:style-name="ce68" table:formula="of:=(PI()/6)*density*(([.F997]/[.E997])^3)" office:value-type="string" office:string-value="#DIV/0!" calcext:value-type="string">
            <text:p>#DIV/0!</text:p>
          </table:table-cell>
          <table:table-cell table:style-name="ce68" table:formula="of:=[.G997]/(Area*Time)" office:value-type="string" office:string-value="" calcext:value-type="error">
            <text:p>#VALUE!</text:p>
          </table:table-cell>
          <table:table-cell table:style-name="ce68" table:formula="of:=(density*([.F997]^2))/(18*dynamicV)" office:value-type="string" office:string-value="0.00E+00" calcext:value-type="string">
            <text:p>0.00E+00</text:p>
          </table:table-cell>
          <table:table-cell table:style-name="ce69" table:formula="of:=[.I997]*gravity" office:value-type="string" office:string-value="0.00E+00" calcext:value-type="string">
            <text:p>0.00E+00</text:p>
          </table:table-cell>
          <table:table-cell table:formula="of:=0.00595*((([.F997]*[.I997]*gravity)/KinematicV)^(0-0.439))" office:value-type="string" office:string-value="" calcext:value-type="error">
            <text:p>#NUM!</text:p>
          </table:table-cell>
          <table:table-cell table:style-name="ce68" table:formula="of:=[.J997]*[.K997]" office:value-type="string" office:string-value="" calcext:value-type="error">
            <text:p>#NUM!</text:p>
          </table:table-cell>
          <table:table-cell table:style-name="ce68" table:formula="of:=[.H997]/[.L997]" office:value-type="string" office:string-value="" calcext:value-type="error">
            <text:p>#VALUE!</text:p>
          </table:table-cell>
          <table:table-cell table:style-name="ce68" table:formula="of:=[.M997]*10^24" office:value-type="string" office:string-value="" calcext:value-type="error">
            <text:p>#VALUE!</text:p>
          </table:table-cell>
          <table:table-cell/>
          <table:table-cell table:formula="of:=0.9585-(0.00408*[.F997])" office:value-type="float" office:value="0.9585" calcext:value-type="float">
            <text:p>0.9585</text:p>
          </table:table-cell>
          <table:table-cell table:style-name="ce68" table:formula="of:=(1+(10^((3.233*[.F997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7]&lt;2.5;[.N997]*[.Q997];0)" office:value-type="string" office:string-value="" calcext:value-type="error">
            <text:p>#VALUE!</text:p>
          </table:table-cell>
          <table:table-cell table:style-name="ce68" table:formula="of:=IF([.F997]&lt;10;[.N997]*[.P997];0)" office:value-type="string" office:string-value="" calcext:value-type="error">
            <text:p>#VALUE!</text:p>
          </table:table-cell>
          <table:table-cell table:style-name="ce68" table:formula="of:=[.T997]-[.S997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8]/PI()))" office:value-type="float" office:value="0" calcext:value-type="float">
            <text:p>0</text:p>
          </table:table-cell>
          <table:table-cell table:style-name="ce68" table:formula="of:=(PI()/6)*density*(([.F998]/[.E998])^3)" office:value-type="string" office:string-value="#DIV/0!" calcext:value-type="string">
            <text:p>#DIV/0!</text:p>
          </table:table-cell>
          <table:table-cell table:style-name="ce68" table:formula="of:=[.G998]/(Area*Time)" office:value-type="string" office:string-value="" calcext:value-type="error">
            <text:p>#VALUE!</text:p>
          </table:table-cell>
          <table:table-cell table:style-name="ce68" table:formula="of:=(density*([.F998]^2))/(18*dynamicV)" office:value-type="string" office:string-value="0.00E+00" calcext:value-type="string">
            <text:p>0.00E+00</text:p>
          </table:table-cell>
          <table:table-cell table:style-name="ce69" table:formula="of:=[.I998]*gravity" office:value-type="string" office:string-value="0.00E+00" calcext:value-type="string">
            <text:p>0.00E+00</text:p>
          </table:table-cell>
          <table:table-cell table:formula="of:=0.00595*((([.F998]*[.I998]*gravity)/KinematicV)^(0-0.439))" office:value-type="string" office:string-value="" calcext:value-type="error">
            <text:p>#NUM!</text:p>
          </table:table-cell>
          <table:table-cell table:style-name="ce68" table:formula="of:=[.J998]*[.K998]" office:value-type="string" office:string-value="" calcext:value-type="error">
            <text:p>#NUM!</text:p>
          </table:table-cell>
          <table:table-cell table:style-name="ce68" table:formula="of:=[.H998]/[.L998]" office:value-type="string" office:string-value="" calcext:value-type="error">
            <text:p>#VALUE!</text:p>
          </table:table-cell>
          <table:table-cell table:style-name="ce68" table:formula="of:=[.M998]*10^24" office:value-type="string" office:string-value="" calcext:value-type="error">
            <text:p>#VALUE!</text:p>
          </table:table-cell>
          <table:table-cell/>
          <table:table-cell table:formula="of:=0.9585-(0.00408*[.F998])" office:value-type="float" office:value="0.9585" calcext:value-type="float">
            <text:p>0.9585</text:p>
          </table:table-cell>
          <table:table-cell table:style-name="ce68" table:formula="of:=(1+(10^((3.233*[.F998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8]&lt;2.5;[.N998]*[.Q998];0)" office:value-type="string" office:string-value="" calcext:value-type="error">
            <text:p>#VALUE!</text:p>
          </table:table-cell>
          <table:table-cell table:style-name="ce68" table:formula="of:=IF([.F998]&lt;10;[.N998]*[.P998];0)" office:value-type="string" office:string-value="" calcext:value-type="error">
            <text:p>#VALUE!</text:p>
          </table:table-cell>
          <table:table-cell table:style-name="ce68" table:formula="of:=[.T998]-[.S998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999]/PI()))" office:value-type="float" office:value="0" calcext:value-type="float">
            <text:p>0</text:p>
          </table:table-cell>
          <table:table-cell table:style-name="ce68" table:formula="of:=(PI()/6)*density*(([.F999]/[.E999])^3)" office:value-type="string" office:string-value="#DIV/0!" calcext:value-type="string">
            <text:p>#DIV/0!</text:p>
          </table:table-cell>
          <table:table-cell table:style-name="ce68" table:formula="of:=[.G999]/(Area*Time)" office:value-type="string" office:string-value="" calcext:value-type="error">
            <text:p>#VALUE!</text:p>
          </table:table-cell>
          <table:table-cell table:style-name="ce68" table:formula="of:=(density*([.F999]^2))/(18*dynamicV)" office:value-type="string" office:string-value="0.00E+00" calcext:value-type="string">
            <text:p>0.00E+00</text:p>
          </table:table-cell>
          <table:table-cell table:style-name="ce69" table:formula="of:=[.I999]*gravity" office:value-type="string" office:string-value="0.00E+00" calcext:value-type="string">
            <text:p>0.00E+00</text:p>
          </table:table-cell>
          <table:table-cell table:formula="of:=0.00595*((([.F999]*[.I999]*gravity)/KinematicV)^(0-0.439))" office:value-type="string" office:string-value="" calcext:value-type="error">
            <text:p>#NUM!</text:p>
          </table:table-cell>
          <table:table-cell table:style-name="ce68" table:formula="of:=[.J999]*[.K999]" office:value-type="string" office:string-value="" calcext:value-type="error">
            <text:p>#NUM!</text:p>
          </table:table-cell>
          <table:table-cell table:style-name="ce68" table:formula="of:=[.H999]/[.L999]" office:value-type="string" office:string-value="" calcext:value-type="error">
            <text:p>#VALUE!</text:p>
          </table:table-cell>
          <table:table-cell table:style-name="ce68" table:formula="of:=[.M999]*10^24" office:value-type="string" office:string-value="" calcext:value-type="error">
            <text:p>#VALUE!</text:p>
          </table:table-cell>
          <table:table-cell/>
          <table:table-cell table:formula="of:=0.9585-(0.00408*[.F999])" office:value-type="float" office:value="0.9585" calcext:value-type="float">
            <text:p>0.9585</text:p>
          </table:table-cell>
          <table:table-cell table:style-name="ce68" table:formula="of:=(1+(10^((3.233*[.F999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999]&lt;2.5;[.N999]*[.Q999];0)" office:value-type="string" office:string-value="" calcext:value-type="error">
            <text:p>#VALUE!</text:p>
          </table:table-cell>
          <table:table-cell table:style-name="ce68" table:formula="of:=IF([.F999]&lt;10;[.N999]*[.P999];0)" office:value-type="string" office:string-value="" calcext:value-type="error">
            <text:p>#VALUE!</text:p>
          </table:table-cell>
          <table:table-cell table:style-name="ce68" table:formula="of:=[.T999]-[.S999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1000]/PI()))" office:value-type="float" office:value="0" calcext:value-type="float">
            <text:p>0</text:p>
          </table:table-cell>
          <table:table-cell table:style-name="ce68" table:formula="of:=(PI()/6)*density*(([.F1000]/[.E1000])^3)" office:value-type="string" office:string-value="#DIV/0!" calcext:value-type="string">
            <text:p>#DIV/0!</text:p>
          </table:table-cell>
          <table:table-cell table:style-name="ce68" table:formula="of:=[.G1000]/(Area*Time)" office:value-type="string" office:string-value="" calcext:value-type="error">
            <text:p>#VALUE!</text:p>
          </table:table-cell>
          <table:table-cell table:style-name="ce68" table:formula="of:=(density*([.F1000]^2))/(18*dynamicV)" office:value-type="string" office:string-value="0.00E+00" calcext:value-type="string">
            <text:p>0.00E+00</text:p>
          </table:table-cell>
          <table:table-cell table:style-name="ce69" table:formula="of:=[.I1000]*gravity" office:value-type="string" office:string-value="0.00E+00" calcext:value-type="string">
            <text:p>0.00E+00</text:p>
          </table:table-cell>
          <table:table-cell table:formula="of:=0.00595*((([.F1000]*[.I1000]*gravity)/KinematicV)^(0-0.439))" office:value-type="string" office:string-value="" calcext:value-type="error">
            <text:p>#NUM!</text:p>
          </table:table-cell>
          <table:table-cell table:style-name="ce68" table:formula="of:=[.J1000]*[.K1000]" office:value-type="string" office:string-value="" calcext:value-type="error">
            <text:p>#NUM!</text:p>
          </table:table-cell>
          <table:table-cell table:style-name="ce68" table:formula="of:=[.H1000]/[.L1000]" office:value-type="string" office:string-value="" calcext:value-type="error">
            <text:p>#VALUE!</text:p>
          </table:table-cell>
          <table:table-cell table:style-name="ce68" table:formula="of:=[.M1000]*10^24" office:value-type="string" office:string-value="" calcext:value-type="error">
            <text:p>#VALUE!</text:p>
          </table:table-cell>
          <table:table-cell/>
          <table:table-cell table:formula="of:=0.9585-(0.00408*[.F1000])" office:value-type="float" office:value="0.9585" calcext:value-type="float">
            <text:p>0.9585</text:p>
          </table:table-cell>
          <table:table-cell table:style-name="ce68" table:formula="of:=(1+(10^((3.233*[.F1000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1000]&lt;2.5;[.N1000]*[.Q1000];0)" office:value-type="string" office:string-value="" calcext:value-type="error">
            <text:p>#VALUE!</text:p>
          </table:table-cell>
          <table:table-cell table:style-name="ce68" table:formula="of:=IF([.F1000]&lt;10;[.N1000]*[.P1000];0)" office:value-type="string" office:string-value="" calcext:value-type="error">
            <text:p>#VALUE!</text:p>
          </table:table-cell>
          <table:table-cell table:style-name="ce68" table:formula="of:=[.T1000]-[.S1000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1">
          <table:table-cell table:style-name="ce58"/>
          <table:table-cell table:number-columns-repeated="4"/>
          <table:table-cell table:formula="of:=2*SQRT(([.C1001]/PI()))" office:value-type="float" office:value="0" calcext:value-type="float">
            <text:p>0</text:p>
          </table:table-cell>
          <table:table-cell table:style-name="ce68" table:formula="of:=(PI()/6)*density*(([.F1001]/[.E1001])^3)" office:value-type="string" office:string-value="#DIV/0!" calcext:value-type="string">
            <text:p>#DIV/0!</text:p>
          </table:table-cell>
          <table:table-cell table:style-name="ce68" table:formula="of:=[.G1001]/(Area*Time)" office:value-type="string" office:string-value="" calcext:value-type="error">
            <text:p>#VALUE!</text:p>
          </table:table-cell>
          <table:table-cell table:style-name="ce68" table:formula="of:=(density*([.F1001]^2))/(18*dynamicV)" office:value-type="string" office:string-value="0.00E+00" calcext:value-type="string">
            <text:p>0.00E+00</text:p>
          </table:table-cell>
          <table:table-cell table:style-name="ce69" table:formula="of:=[.I1001]*gravity" office:value-type="string" office:string-value="0.00E+00" calcext:value-type="string">
            <text:p>0.00E+00</text:p>
          </table:table-cell>
          <table:table-cell table:formula="of:=0.00595*((([.F1001]*[.I1001]*gravity)/KinematicV)^(0-0.439))" office:value-type="string" office:string-value="" calcext:value-type="error">
            <text:p>#NUM!</text:p>
          </table:table-cell>
          <table:table-cell table:style-name="ce68" table:formula="of:=[.J1001]*[.K1001]" office:value-type="string" office:string-value="" calcext:value-type="error">
            <text:p>#NUM!</text:p>
          </table:table-cell>
          <table:table-cell table:style-name="ce68" table:formula="of:=[.H1001]/[.L1001]" office:value-type="string" office:string-value="" calcext:value-type="error">
            <text:p>#VALUE!</text:p>
          </table:table-cell>
          <table:table-cell table:style-name="ce68" table:formula="of:=[.M1001]*10^24" office:value-type="string" office:string-value="" calcext:value-type="error">
            <text:p>#VALUE!</text:p>
          </table:table-cell>
          <table:table-cell/>
          <table:table-cell table:formula="of:=0.9585-(0.00408*[.F1001])" office:value-type="float" office:value="0.9585" calcext:value-type="float">
            <text:p>0.9585</text:p>
          </table:table-cell>
          <table:table-cell table:style-name="ce68" table:formula="of:=(1+(10^((3.233*[.F1001])-9.495)))^(0-3.368)" office:value-type="float" office:value="0.999999998922612" calcext:value-type="float">
            <text:p>1.00E+00</text:p>
          </table:table-cell>
          <table:table-cell/>
          <table:table-cell table:style-name="ce68" table:formula="of:=IF([.F1001]&lt;2.5;[.N1001]*[.Q1001];0)" office:value-type="string" office:string-value="" calcext:value-type="error">
            <text:p>#VALUE!</text:p>
          </table:table-cell>
          <table:table-cell table:style-name="ce68" table:formula="of:=IF([.F1001]&lt;10;[.N1001]*[.P1001];0)" office:value-type="string" office:string-value="" calcext:value-type="error">
            <text:p>#VALUE!</text:p>
          </table:table-cell>
          <table:table-cell table:style-name="ce68" table:formula="of:=[.T1001]-[.S1001]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scosity calculator" table:style-name="ta3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0" table:default-cell-style-name="Default"/>
        <table:table-column table:style-name="co4" table:number-columns-repeated="998" table:default-cell-style-name="Default"/>
        <table:table-row table:style-name="ro3">
          <table:table-cell table:style-name="ce21" office:value-type="string" calcext:value-type="string">
            <text:p>Gas Viscosity with Sutherland's Law</text:p>
          </table:table-cell>
          <table:table-cell table:style-name="ce24"/>
          <table:table-cell table:style-name="ce23" table:number-columns-repeated="24"/>
          <table:table-cell table:number-columns-repeated="998"/>
        </table:table-row>
        <table:table-row table:style-name="ro2">
          <table:table-cell table:style-name="ce22" table:formula="of:=HYPERLINK(&quot;http://excelcalculations.blogspot.com/&quot;;&quot;http://excelcalculations.blogspot.com&quot;)" office:value-type="string" office:string-value="http://excelcalculations.blogspot.com" calcext:value-type="string">
            <text:p>http://excelcalculations.blogspot.com</text:p>
          </table:table-cell>
          <table:table-cell table:style-name="ce24"/>
          <table:table-cell table:style-name="ce23" table:number-columns-repeated="24"/>
          <table:table-cell table:number-columns-repeated="998"/>
        </table:table-row>
        <table:table-row table:style-name="ro2">
          <table:table-cell table:style-name="ce23" office:value-type="string" calcext:value-type="string">
            <text:p>This Excel spreadsheet calculates the density and viscosity of a gas</text:p>
          </table:table-cell>
          <table:table-cell table:style-name="ce24"/>
          <table:table-cell table:style-name="ce23" table:number-columns-repeated="24"/>
          <table:table-cell table:number-columns-repeated="998"/>
        </table:table-row>
        <table:table-row table:style-name="ro2">
          <table:table-cell table:style-name="ce24" table:number-columns-repeated="2"/>
          <table:table-cell table:style-name="ce23" table:number-columns-repeated="24"/>
          <table:table-cell table:number-columns-repeated="998"/>
        </table:table-row>
        <table:table-row table:style-name="ro2">
          <table:table-cell table:style-name="ce25" office:value-type="string" calcext:value-type="string">
            <text:p>Parameters</text:p>
          </table:table-cell>
          <table:table-cell table:style-name="ce34" table:number-columns-repeated="2"/>
          <table:table-cell table:style-name="ce43"/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6" office:value-type="string" calcext:value-type="string">
            <text:p>Molecular Weight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float" office:value="28.96" calcext:value-type="float">
            <text:p>28.96</text:p>
          </table:table-cell>
          <table:table-cell table:style-name="ce44" office:value-type="string" calcext:value-type="string">
            <text:p>kg kmol-1</text:p>
          </table:table-cell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6" office:value-type="string" calcext:value-type="string">
            <text:p>Pressure</text:p>
          </table:table-cell>
          <table:table-cell table:style-name="ce35" office:value-type="string" calcext:value-type="string">
            <text:p>P</text:p>
          </table:table-cell>
          <table:table-cell table:style-name="ce35" table:formula="of:=pressure" office:value-type="string" office:string-value="101591.67" calcext:value-type="string">
            <text:p>101591.67</text:p>
          </table:table-cell>
          <table:table-cell table:style-name="ce44" office:value-type="string" calcext:value-type="string">
            <text:p>Pa</text:p>
          </table:table-cell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6" office:value-type="string" calcext:value-type="string">
            <text:p>Gravitational Constant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float" office:value="9.81" calcext:value-type="float">
            <text:p>9.81</text:p>
          </table:table-cell>
          <table:table-cell table:style-name="ce44" office:value-type="string" calcext:value-type="string">
            <text:p>m s-2</text:p>
          </table:table-cell>
          <table:table-cell table:style-name="ce23" office:value-type="string" calcext:value-type="string">
            <text:p>um/s^2:</text:p>
          </table:table-cell>
          <table:table-cell table:style-name="ce23" table:formula="of:=[.C8]*(10^6)" office:value-type="string" office:string-value="9810000" calcext:value-type="string">
            <text:p>9810000</text:p>
          </table:table-cell>
          <table:table-cell table:style-name="ce23" table:number-columns-repeated="20"/>
          <table:table-cell table:number-columns-repeated="998"/>
        </table:table-row>
        <table:table-row table:style-name="ro2">
          <table:table-cell table:style-name="ce27" office:value-type="string" calcext:value-type="string">
            <text:p>Temperature</text:p>
          </table:table-cell>
          <table:table-cell table:style-name="ce36" office:value-type="string" calcext:value-type="string">
            <text:p>T</text:p>
          </table:table-cell>
          <table:table-cell table:style-name="ce36" table:formula="of:=temp" office:value-type="string" office:string-value="286.4833333" calcext:value-type="string">
            <text:p>286.4833333</text:p>
          </table:table-cell>
          <table:table-cell table:style-name="ce45" office:value-type="string" calcext:value-type="string">
            <text:p>K</text:p>
          </table:table-cell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3" table:number-columns-repeated="26"/>
          <table:table-cell table:number-columns-repeated="998"/>
        </table:table-row>
        <table:table-row table:style-name="ro2">
          <table:table-cell table:style-name="ce28" office:value-type="string" calcext:value-type="string">
            <text:p>Constants</text:p>
          </table:table-cell>
          <table:table-cell table:style-name="ce37" table:number-columns-repeated="2"/>
          <table:table-cell table:style-name="ce46"/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9" office:value-type="string" calcext:value-type="string">
            <text:p>Universal Gas Constant</text:p>
          </table:table-cell>
          <table:table-cell table:style-name="ce38" office:value-type="string" calcext:value-type="string">
            <text:p>R</text:p>
          </table:table-cell>
          <table:table-cell table:style-name="ce38" office:value-type="float" office:value="8314.4" calcext:value-type="float">
            <text:p>8314.4</text:p>
          </table:table-cell>
          <table:table-cell table:style-name="ce47" office:value-type="string" calcext:value-type="string">
            <text:p>J kmol-1 K-1</text:p>
          </table:table-cell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9" office:value-type="string" calcext:value-type="string">
            <text:p>Reference Temperature</text:p>
          </table:table-cell>
          <table:table-cell table:style-name="ce38" office:value-type="string" calcext:value-type="string">
            <text:p>Tref</text:p>
          </table:table-cell>
          <table:table-cell table:style-name="ce38" office:value-type="float" office:value="273.15" calcext:value-type="float">
            <text:p>273.15</text:p>
          </table:table-cell>
          <table:table-cell table:style-name="ce47" office:value-type="string" calcext:value-type="string">
            <text:p>K</text:p>
          </table:table-cell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9" office:value-type="string" calcext:value-type="string">
            <text:p>Reference <text:s/>Viscosity</text:p>
          </table:table-cell>
          <table:table-cell table:style-name="ce38" office:value-type="string" calcext:value-type="string">
            <text:p>μref</text:p>
          </table:table-cell>
          <table:table-cell table:style-name="ce38" office:value-type="float" office:value="0.00001716" calcext:value-type="float">
            <text:p>0.00001716</text:p>
          </table:table-cell>
          <table:table-cell table:style-name="ce47" office:value-type="string" calcext:value-type="string">
            <text:p>kg m-1 s-1</text:p>
          </table:table-cell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30" office:value-type="string" calcext:value-type="string">
            <text:p>Sutherland Constant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110.4" calcext:value-type="float">
            <text:p>110.4</text:p>
          </table:table-cell>
          <table:table-cell table:style-name="ce48" office:value-type="string" calcext:value-type="string">
            <text:p>K</text:p>
          </table:table-cell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23" table:number-columns-repeated="26"/>
          <table:table-cell table:number-columns-repeated="998"/>
        </table:table-row>
        <table:table-row table:style-name="ro2">
          <table:table-cell table:style-name="ce31" office:value-type="string" calcext:value-type="string">
            <text:p>Results</text:p>
          </table:table-cell>
          <table:table-cell table:style-name="ce40" table:number-columns-repeated="2"/>
          <table:table-cell table:style-name="ce49"/>
          <table:table-cell table:style-name="ce23" table:number-columns-repeated="22"/>
          <table:table-cell table:number-columns-repeated="998"/>
        </table:table-row>
        <table:table-row table:style-name="ro2">
          <table:table-cell table:style-name="ce32" office:value-type="string" calcext:value-type="string">
            <text:p>Density</text:p>
          </table:table-cell>
          <table:table-cell table:style-name="ce41" office:value-type="string" calcext:value-type="string">
            <text:p>ρ</text:p>
          </table:table-cell>
          <table:table-cell table:style-name="ce41" table:formula="of:=M*P/(GC*T)" office:value-type="string" office:string-value="1.235168995" calcext:value-type="string">
            <text:p>1.235168995</text:p>
          </table:table-cell>
          <table:table-cell table:style-name="ce50" office:value-type="string" calcext:value-type="string">
            <text:p>kg m-3</text:p>
          </table:table-cell>
          <table:table-cell table:style-name="ce23" office:value-type="string" calcext:value-type="string">
            <text:p>g/um^3:</text:p>
          </table:table-cell>
          <table:table-cell table:style-name="ce23" table:formula="of:=[.C18]*(10^21)" office:value-type="string" office:string-value="1.23517E+21" calcext:value-type="string">
            <text:p>1.23517E+21</text:p>
          </table:table-cell>
          <table:table-cell table:style-name="ce23" table:number-columns-repeated="20"/>
          <table:table-cell table:number-columns-repeated="998"/>
        </table:table-row>
        <table:table-row table:style-name="ro2">
          <table:table-cell table:style-name="ce32" office:value-type="string" calcext:value-type="string">
            <text:p>Dynamic Viscosity</text:p>
          </table:table-cell>
          <table:table-cell table:style-name="ce41" office:value-type="string" calcext:value-type="string">
            <text:p>μ</text:p>
          </table:table-cell>
          <table:table-cell table:style-name="ce41" table:formula="of:=(T/TZ)^1.5*(TZ+Sair)/(T+Sair)*Mu" office:value-type="string" office:string-value="0.0000178124494" calcext:value-type="string">
            <text:p>0.0000178124494</text:p>
          </table:table-cell>
          <table:table-cell table:style-name="ce50" office:value-type="string" calcext:value-type="string">
            <text:p>kg m-1 s-1</text:p>
          </table:table-cell>
          <table:table-cell table:style-name="ce23" office:value-type="string" calcext:value-type="string">
            <text:p>g/um/s:</text:p>
          </table:table-cell>
          <table:table-cell table:style-name="ce23" table:formula="of:=[.C19]*0.001" office:value-type="string" office:string-value="0.0000000178124494" calcext:value-type="string">
            <text:p>0.0000000178124494</text:p>
          </table:table-cell>
          <table:table-cell table:style-name="ce23" table:number-columns-repeated="20"/>
          <table:table-cell table:number-columns-repeated="998"/>
        </table:table-row>
        <table:table-row table:style-name="ro2">
          <table:table-cell table:style-name="ce33" office:value-type="string" calcext:value-type="string">
            <text:p>Kinematic Viscosity</text:p>
          </table:table-cell>
          <table:table-cell table:style-name="ce42" office:value-type="string" calcext:value-type="string">
            <text:p>η</text:p>
          </table:table-cell>
          <table:table-cell table:style-name="ce42" table:formula="of:=[.C19]/[.C18]" office:value-type="string" office:string-value="0.0000144210626" calcext:value-type="string">
            <text:p>0.0000144210626</text:p>
          </table:table-cell>
          <table:table-cell table:style-name="ce51" office:value-type="string" calcext:value-type="string">
            <text:p>m2 s-1</text:p>
          </table:table-cell>
          <table:table-cell table:style-name="ce23" office:value-type="string" calcext:value-type="string">
            <text:p>um/s:</text:p>
          </table:table-cell>
          <table:table-cell table:style-name="ce23" table:formula="of:=[.C20]*(10^12)" office:value-type="string" office:string-value="14421062.6" calcext:value-type="string">
            <text:p>14421062.6</text:p>
          </table:table-cell>
          <table:table-cell table:style-name="ce23" table:number-columns-repeated="20"/>
          <table:table-cell table:number-columns-repeated="998"/>
        </table:table-row>
        <table:table-row table:style-name="ro2">
          <table:table-cell table:style-name="ce24"/>
          <table:table-cell table:style-name="ce23" table:number-columns-repeated="25"/>
          <table:table-cell table:number-columns-repeated="998"/>
        </table:table-row>
        <table:table-row table:style-name="ro2">
          <table:table-cell table:style-name="ce23" office:value-type="string" calcext:value-type="string">
            <text:p>Constants are from "Viscous Fluid Flow" by Frank M. White (1974)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table:number-columns-repeated="26"/>
          <table:table-cell table:number-columns-repeated="998"/>
        </table:table-row>
        <table:table-row table:style-name="ro1" table:number-rows-repeated="977">
          <table:table-cell table:style-name="ce2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rea" table:base-cell-address="$'sample metadata'.$A$1" table:cell-range-address="$'sample metadata'.$B$20"/>
        <table:named-range table:name="density" table:base-cell-address="$'sample metadata'.$A$1" table:cell-range-address="$'sample metadata'.$B$23"/>
        <table:named-range table:name="dynamicV" table:base-cell-address="$'sample metadata'.$A$1" table:cell-range-address="$'viscosity calculator'.$F$19"/>
        <table:named-range table:name="GC" table:base-cell-address="$'sample metadata'.$A$1" table:cell-range-address="$'viscosity calculator'.$C$12"/>
        <table:named-range table:name="gravity" table:base-cell-address="$'sample metadata'.$A$1" table:cell-range-address="$'viscosity calculator'.$F$8"/>
        <table:named-range table:name="KinematicV" table:base-cell-address="$'sample metadata'.$A$1" table:cell-range-address="$'viscosity calculator'.$F$20"/>
        <table:named-range table:name="M" table:base-cell-address="$'sample metadata'.$A$1" table:cell-range-address="$'viscosity calculator'.$C$6"/>
        <table:named-range table:name="Mu" table:base-cell-address="$'sample metadata'.$A$1" table:cell-range-address="$'viscosity calculator'.$C$14"/>
        <table:named-range table:name="P" table:base-cell-address="$'sample metadata'.$A$1" table:cell-range-address="$'viscosity calculator'.$C$7"/>
        <table:named-range table:name="pressure" table:base-cell-address="$'sample metadata'.$A$1" table:cell-range-address="$'sample metadata'.$B$11"/>
        <table:named-range table:name="rho" table:base-cell-address="$'sample metadata'.$A$1" table:cell-range-address="$'viscosity calculator'.$F$18"/>
        <table:named-range table:name="Sair" table:base-cell-address="$'sample metadata'.$A$1" table:cell-range-address="$'viscosity calculator'.$C$15"/>
        <table:named-range table:name="T" table:base-cell-address="$'sample metadata'.$A$1" table:cell-range-address="$'viscosity calculator'.$C$9"/>
        <table:named-range table:name="temp" table:base-cell-address="$'sample metadata'.$A$1" table:cell-range-address="$'sample metadata'.$B$10"/>
        <table:named-range table:name="Time" table:base-cell-address="$'sample metadata'.$A$1" table:cell-range-address="$'sample metadata'.$B$4"/>
        <table:named-range table:name="TZ" table:base-cell-address="$'sample metadata'.$A$1" table:cell-range-address="$'viscosity calculator'.$C$13"/>
        <table:named-range table:name="u" table:base-cell-address="$'sample metadata'.$A$1" table:cell-range-address="$'viscosity calculator'.$C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Verb" svg:font-family="Verb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6:41:21.1435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_20_metadata" style:display-name="PageStyle_sample 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particle_20_data" style:display-name="PageStyle_sample particl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scosity_20_calculator" style:display-name="PageStyle_viscosity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date>2016-12-06T16:45:12.216490000</dc:date>
    <meta:editing-duration>PT3M51S</meta:editing-duration>
    <meta:editing-cycles>1</meta:editing-cycles>
    <meta:document-statistic meta:table-count="3" meta:cell-count="4124" meta:object-count="0"/>
  </office:meta>
</office:document-meta>
</file>